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 style:master-page-name="Standard">
      <style:paragraph-properties fo:break-before="auto" fo:line-height="120%" fo:margin-top="0.847cm" style:writing-mode="lr-tb"/>
    </style:style>
    <style:style style:name="T1_1" style:family="text">
      <style:text-properties fo:color="#333333" fo:font-size="52pt" style:font-size-asian="52pt" style:font-size-complex="52pt" fo:font-weight="bold" style:font-weight-asian="bold" style:font-weight-complex="bold"/>
    </style:style>
    <style:style style:name="T1_2" style:family="text">
      <style:text-properties fo:color="#333333" fo:font-size="52pt" style:font-size-asian="52pt" style:font-size-complex="52pt" fo:font-weight="bold" style:font-weight-asian="bold" style:font-weight-complex="bold"/>
    </style:style>
    <style:style style:name="T1_3" style:family="text">
      <style:text-properties fo:color="#333333" fo:font-size="52pt" style:font-size-asian="52pt" style:font-size-complex="52pt" fo:font-weight="bold" style:font-weight-asian="bold" style:font-weight-complex="bold"/>
    </style:style>
    <style:style style:name="T1_4" style:family="text">
      <style:text-properties fo:color="#333333" fo:font-size="52pt" style:font-size-asian="52pt" style:font-size-complex="52pt" fo:font-weight="bold" style:font-weight-asian="bold" style:font-weight-complex="bold"/>
    </style:style>
    <style:style style:name="P2" style:family="paragraph" style:parent-style-name="Heading_20_2">
      <style:paragraph-properties fo:break-before="auto" fo:text-indent="0cm" fo:line-height="100%" fo:margin-top="0.6cm" fo:margin-bottom="0.423cm" fo:margin-left="-0.459cm" style:writing-mode="lr-tb"/>
    </style:style>
    <style:style style:name="T2_1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T2_2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T2_3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P3" style:family="paragraph" style:parent-style-name="Standard">
      <style:paragraph-properties fo:break-before="auto" fo:line-height="160%" fo:margin-bottom="0.423cm" style:writing-mode="lr-tb"/>
    </style:style>
    <style:style style:name="T3_1" style:family="text">
      <style:text-properties fo:color="#333333" fo:font-size="12pt" style:font-size-asian="12pt" style:font-size-complex="12pt"/>
    </style:style>
    <style:style style:name="T3_2" style:family="text">
      <style:text-properties fo:color="#333333" fo:font-size="12pt" style:font-size-asian="12pt" style:font-size-complex="12pt"/>
    </style:style>
    <style:style style:name="T3_3" style:family="text">
      <style:text-properties fo:color="#333333" fo:font-size="12pt" style:font-size-asian="12pt" style:font-size-complex="12pt"/>
    </style:style>
    <style:style style:name="T3_4" style:family="text">
      <style:text-properties fo:color="#333333" fo:font-size="12pt" style:font-size-asian="12pt" style:font-size-complex="12pt"/>
    </style:style>
    <style:style style:name="T3_5" style:family="text">
      <style:text-properties fo:color="#333333" fo:font-size="12pt" style:font-size-asian="12pt" style:font-size-complex="12pt"/>
    </style:style>
    <style:style style:name="T3_6" style:family="text">
      <style:text-properties fo:color="#333333" fo:font-size="12pt" style:font-size-asian="12pt" style:font-size-complex="12pt"/>
    </style:style>
    <style:style style:name="T3_7" style:family="text">
      <style:text-properties fo:color="#333333" fo:font-size="12pt" style:font-size-asian="12pt" style:font-size-complex="12pt"/>
    </style:style>
    <style:style style:name="T3_8" style:family="text">
      <style:text-properties fo:color="#333333" fo:font-size="12pt" style:font-size-asian="12pt" style:font-size-complex="12pt"/>
    </style:style>
    <style:style style:name="T3_9" style:family="text">
      <style:text-properties fo:color="#333333" fo:font-size="12pt" style:font-size-asian="12pt" style:font-size-complex="12pt"/>
    </style:style>
    <style:style style:name="T3_10" style:family="text">
      <style:text-properties fo:color="#333333" fo:font-size="12pt" style:font-size-asian="12pt" style:font-size-complex="12pt"/>
    </style:style>
    <style:style style:name="T3_11" style:family="text">
      <style:text-properties fo:color="#333333" fo:font-size="12pt" style:font-size-asian="12pt" style:font-size-complex="12pt"/>
    </style:style>
    <style:style style:name="T3_12" style:family="text">
      <style:text-properties fo:color="#333333" fo:font-size="12pt" style:font-size-asian="12pt" style:font-size-complex="12pt"/>
    </style:style>
    <style:style style:name="T3_13" style:family="text">
      <style:text-properties fo:color="#333333" fo:font-size="12pt" style:font-size-asian="12pt" style:font-size-complex="12pt"/>
    </style:style>
    <style:style style:name="T3_14" style:family="text">
      <style:text-properties fo:color="#333333" fo:font-size="12pt" style:font-size-asian="12pt" style:font-size-complex="12pt"/>
    </style:style>
    <style:style style:name="T3_15" style:family="text">
      <style:text-properties fo:color="#333333" fo:font-size="12pt" style:font-size-asian="12pt" style:font-size-complex="12pt"/>
    </style:style>
    <style:style style:name="T3_16" style:family="text">
      <style:text-properties fo:color="#333333" fo:font-size="12pt" style:font-size-asian="12pt" style:font-size-complex="12pt"/>
    </style:style>
    <style:style style:name="T3_17" style:family="text">
      <style:text-properties fo:color="#333333" fo:font-size="12pt" style:font-size-asian="12pt" style:font-size-complex="12pt"/>
    </style:style>
    <style:style style:name="T3_18" style:family="text">
      <style:text-properties fo:color="#333333" fo:font-size="12pt" style:font-size-asian="12pt" style:font-size-complex="12pt"/>
    </style:style>
    <style:style style:name="T3_19" style:family="text">
      <style:text-properties fo:color="#333333" fo:font-size="12pt" style:font-size-asian="12pt" style:font-size-complex="12pt"/>
    </style:style>
    <style:style style:name="T3_20" style:family="text">
      <style:text-properties fo:color="#333333" fo:font-size="12pt" style:font-size-asian="12pt" style:font-size-complex="12pt"/>
    </style:style>
    <style:style style:name="T3_21" style:family="text">
      <style:text-properties fo:color="#333333" fo:font-size="12pt" style:font-size-asian="12pt" style:font-size-complex="12pt"/>
    </style:style>
    <style:style style:name="T3_22" style:family="text">
      <style:text-properties fo:color="#333333" fo:font-size="12pt" style:font-size-asian="12pt" style:font-size-complex="12pt"/>
    </style:style>
    <style:style style:name="T3_23" style:family="text">
      <style:text-properties fo:color="#333333" fo:font-size="12pt" style:font-size-asian="12pt" style:font-size-complex="12pt"/>
    </style:style>
    <style:style style:name="T3_24" style:family="text">
      <style:text-properties fo:color="#333333" fo:font-size="12pt" style:font-size-asian="12pt" style:font-size-complex="12pt"/>
    </style:style>
    <style:style style:name="T3_25" style:family="text">
      <style:text-properties fo:color="#333333" fo:font-size="12pt" style:font-size-asian="12pt" style:font-size-complex="12pt"/>
    </style:style>
    <style:style style:name="T3_26" style:family="text">
      <style:text-properties fo:color="#333333" fo:font-size="12pt" style:font-size-asian="12pt" style:font-size-complex="12pt"/>
    </style:style>
    <style:style style:name="T3_27" style:family="text">
      <style:text-properties fo:color="#333333" fo:font-size="12pt" style:font-size-asian="12pt" style:font-size-complex="12pt"/>
    </style:style>
    <style:style style:name="T3_28" style:family="text">
      <style:text-properties fo:color="#333333" fo:font-size="12pt" style:font-size-asian="12pt" style:font-size-complex="12pt"/>
    </style:style>
    <style:style style:name="T3_29" style:family="text">
      <style:text-properties fo:color="#333333" fo:font-size="12pt" style:font-size-asian="12pt" style:font-size-complex="12pt"/>
    </style:style>
    <style:style style:name="T3_30" style:family="text">
      <style:text-properties fo:color="#333333" fo:font-size="12pt" style:font-size-asian="12pt" style:font-size-complex="12pt"/>
    </style:style>
    <style:style style:name="P4" style:family="paragraph" style:parent-style-name="Standard">
      <style:paragraph-properties fo:break-before="auto" fo:line-height="160%" fo:margin-bottom="0.423cm" style:writing-mode="lr-tb"/>
    </style:style>
    <style:style style:name="T4_1" style:family="text">
      <style:text-properties fo:color="#333333" fo:font-size="12pt" style:font-size-asian="12pt" style:font-size-complex="12pt"/>
    </style:style>
    <style:style style:name="T4_2" style:family="text">
      <style:text-properties fo:color="#333333" fo:font-size="12pt" style:font-size-asian="12pt" style:font-size-complex="12pt"/>
    </style:style>
    <style:style style:name="T4_3" style:family="text">
      <style:text-properties fo:color="#333333" fo:font-size="12pt" style:font-size-asian="12pt" style:font-size-complex="12pt"/>
    </style:style>
    <style:style style:name="T4_4" style:family="text">
      <style:text-properties fo:color="#333333" fo:font-size="12pt" style:font-size-asian="12pt" style:font-size-complex="12pt"/>
    </style:style>
    <style:style style:name="T4_5" style:family="text">
      <style:text-properties fo:color="#333333" fo:font-size="12pt" style:font-size-asian="12pt" style:font-size-complex="12pt"/>
    </style:style>
    <style:style style:name="T4_6" style:family="text">
      <style:text-properties fo:color="#333333" fo:font-size="12pt" style:font-size-asian="12pt" style:font-size-complex="12pt"/>
    </style:style>
    <style:style style:name="T4_7" style:family="text">
      <style:text-properties fo:color="#333333" fo:font-size="12pt" style:font-size-asian="12pt" style:font-size-complex="12pt"/>
    </style:style>
    <style:style style:name="T4_8" style:family="text">
      <style:text-properties fo:color="#333333" fo:font-size="12pt" style:font-size-asian="12pt" style:font-size-complex="12pt"/>
    </style:style>
    <style:style style:name="T4_9" style:family="text">
      <style:text-properties fo:color="#333333" fo:font-size="12pt" style:font-size-asian="12pt" style:font-size-complex="12pt"/>
    </style:style>
    <style:style style:name="T4_10" style:family="text">
      <style:text-properties fo:color="#333333" fo:font-size="12pt" style:font-size-asian="12pt" style:font-size-complex="12pt"/>
    </style:style>
    <style:style style:name="T4_11" style:family="text">
      <style:text-properties fo:color="#333333" fo:font-size="12pt" style:font-size-asian="12pt" style:font-size-complex="12pt"/>
    </style:style>
    <style:style style:name="T4_12" style:family="text">
      <style:text-properties fo:color="#333333" fo:font-size="12pt" style:font-size-asian="12pt" style:font-size-complex="12pt"/>
    </style:style>
    <style:style style:name="T4_13" style:family="text">
      <style:text-properties fo:color="#333333" fo:font-size="12pt" style:font-size-asian="12pt" style:font-size-complex="12pt"/>
    </style:style>
    <style:style style:name="T4_14" style:family="text">
      <style:text-properties fo:color="#333333" fo:font-size="12pt" style:font-size-asian="12pt" style:font-size-complex="12pt"/>
    </style:style>
    <style:style style:name="T4_15" style:family="text">
      <style:text-properties fo:color="#333333" fo:font-size="12pt" style:font-size-asian="12pt" style:font-size-complex="12pt"/>
    </style:style>
    <style:style style:name="T4_16" style:family="text">
      <style:text-properties fo:color="#333333" fo:font-size="12pt" style:font-size-asian="12pt" style:font-size-complex="12pt"/>
    </style:style>
    <style:style style:name="T4_17" style:family="text">
      <style:text-properties fo:color="#333333" fo:font-size="12pt" style:font-size-asian="12pt" style:font-size-complex="12pt"/>
    </style:style>
    <style:style style:name="T4_18" style:family="text">
      <style:text-properties fo:color="#333333" fo:font-size="12pt" style:font-size-asian="12pt" style:font-size-complex="12pt"/>
    </style:style>
    <style:style style:name="T4_19" style:family="text">
      <style:text-properties fo:color="#333333" fo:font-size="12pt" style:font-size-asian="12pt" style:font-size-complex="12pt"/>
    </style:style>
    <style:style style:name="T4_20" style:family="text">
      <style:text-properties fo:color="#333333" fo:font-size="12pt" style:font-size-asian="12pt" style:font-size-complex="12pt"/>
    </style:style>
    <style:style style:name="T4_21" style:family="text">
      <style:text-properties fo:color="#333333" fo:font-size="12pt" style:font-size-asian="12pt" style:font-size-complex="12pt"/>
    </style:style>
    <style:style style:name="T4_22" style:family="text">
      <style:text-properties fo:color="#333333" fo:font-size="12pt" style:font-size-asian="12pt" style:font-size-complex="12pt"/>
    </style:style>
    <style:style style:name="T4_23" style:family="text">
      <style:text-properties fo:color="#333333" fo:font-size="12pt" style:font-size-asian="12pt" style:font-size-complex="12pt"/>
    </style:style>
    <style:style style:name="T4_24" style:family="text">
      <style:text-properties fo:color="#333333" fo:font-size="12pt" style:font-size-asian="12pt" style:font-size-complex="12pt"/>
    </style:style>
    <style:style style:name="T4_25" style:family="text">
      <style:text-properties fo:color="#333333" fo:font-size="12pt" style:font-size-asian="12pt" style:font-size-complex="12pt"/>
    </style:style>
    <style:style style:name="T4_26" style:family="text">
      <style:text-properties fo:color="#333333" fo:font-size="12pt" style:font-size-asian="12pt" style:font-size-complex="12pt"/>
    </style:style>
    <style:style style:name="T4_27" style:family="text">
      <style:text-properties fo:color="#333333" fo:font-size="12pt" style:font-size-asian="12pt" style:font-size-complex="12pt"/>
    </style:style>
    <style:style style:name="T4_28" style:family="text">
      <style:text-properties fo:color="#333333" fo:font-size="12pt" style:font-size-asian="12pt" style:font-size-complex="12pt"/>
    </style:style>
    <style:style style:name="T4_29" style:family="text">
      <style:text-properties fo:color="#333333" fo:font-size="12pt" style:font-size-asian="12pt" style:font-size-complex="12pt"/>
    </style:style>
    <style:style style:name="T4_30" style:family="text">
      <style:text-properties fo:color="#333333" fo:font-size="12pt" style:font-size-asian="12pt" style:font-size-complex="12pt"/>
    </style:style>
    <style:style style:name="T4_31" style:family="text">
      <style:text-properties fo:color="#333333" fo:font-size="12pt" style:font-size-asian="12pt" style:font-size-complex="12pt"/>
    </style:style>
    <style:style style:name="T4_32" style:family="text">
      <style:text-properties fo:color="#333333" fo:font-size="12pt" style:font-size-asian="12pt" style:font-size-complex="12pt"/>
    </style:style>
    <style:style style:name="T4_33" style:family="text">
      <style:text-properties fo:color="#333333" fo:font-size="12pt" style:font-size-asian="12pt" style:font-size-complex="12pt"/>
    </style:style>
    <style:style style:name="T4_34" style:family="text">
      <style:text-properties fo:color="#333333" fo:font-size="12pt" style:font-size-asian="12pt" style:font-size-complex="12pt"/>
    </style:style>
    <style:style style:name="T4_35" style:family="text">
      <style:text-properties fo:color="#333333" fo:font-size="12pt" style:font-size-asian="12pt" style:font-size-complex="12pt"/>
    </style:style>
    <style:style style:name="T4_36" style:family="text">
      <style:text-properties fo:color="#333333" fo:font-size="12pt" style:font-size-asian="12pt" style:font-size-complex="12pt"/>
    </style:style>
    <style:style style:name="T4_37" style:family="text">
      <style:text-properties fo:color="#333333" fo:font-size="12pt" style:font-size-asian="12pt" style:font-size-complex="12pt"/>
    </style:style>
    <style:style style:name="T4_38" style:family="text">
      <style:text-properties fo:color="#333333" fo:font-size="12pt" style:font-size-asian="12pt" style:font-size-complex="12pt"/>
    </style:style>
    <style:style style:name="T4_39" style:family="text">
      <style:text-properties fo:color="#333333" fo:font-size="12pt" style:font-size-asian="12pt" style:font-size-complex="12pt"/>
    </style:style>
    <style:style style:name="T4_40" style:family="text">
      <style:text-properties fo:color="#333333" fo:font-size="12pt" style:font-size-asian="12pt" style:font-size-complex="12pt"/>
    </style:style>
    <style:style style:name="T4_41" style:family="text">
      <style:text-properties fo:color="#333333" fo:font-size="12pt" style:font-size-asian="12pt" style:font-size-complex="12pt"/>
    </style:style>
    <style:style style:name="T4_42" style:family="text">
      <style:text-properties fo:color="#333333" fo:font-size="12pt" style:font-size-asian="12pt" style:font-size-complex="12pt"/>
    </style:style>
    <style:style style:name="T4_43" style:family="text">
      <style:text-properties fo:color="#333333" fo:font-size="12pt" style:font-size-asian="12pt" style:font-size-complex="12pt"/>
    </style:style>
    <style:style style:name="T4_44" style:family="text">
      <style:text-properties fo:color="#333333" fo:font-size="12pt" style:font-size-asian="12pt" style:font-size-complex="12pt"/>
    </style:style>
    <style:style style:name="P5" style:family="paragraph" style:parent-style-name="Standard">
      <style:paragraph-properties fo:break-before="auto" fo:line-height="160%" fo:margin-bottom="0.423cm" style:writing-mode="lr-tb"/>
    </style:style>
    <style:style style:name="T5_1" style:family="text">
      <style:text-properties fo:color="#333333" fo:font-size="12pt" style:font-size-asian="12pt" style:font-size-complex="12pt"/>
    </style:style>
    <style:style style:name="T5_2" style:family="text">
      <style:text-properties fo:color="#333333" fo:font-size="12pt" style:font-size-asian="12pt" style:font-size-complex="12pt"/>
    </style:style>
    <style:style style:name="T5_3" style:family="text">
      <style:text-properties fo:color="#333333" fo:font-size="12pt" style:font-size-asian="12pt" style:font-size-complex="12pt"/>
    </style:style>
    <style:style style:name="T5_4" style:family="text">
      <style:text-properties fo:color="#333333" fo:font-size="12pt" style:font-size-asian="12pt" style:font-size-complex="12pt"/>
    </style:style>
    <style:style style:name="T5_5" style:family="text">
      <style:text-properties fo:color="#333333" fo:font-size="12pt" style:font-size-asian="12pt" style:font-size-complex="12pt"/>
    </style:style>
    <style:style style:name="T5_6" style:family="text">
      <style:text-properties fo:color="#333333" fo:font-size="12pt" style:font-size-asian="12pt" style:font-size-complex="12pt"/>
    </style:style>
    <style:style style:name="T5_7" style:family="text">
      <style:text-properties fo:color="#333333" fo:font-size="12pt" style:font-size-asian="12pt" style:font-size-complex="12pt"/>
    </style:style>
    <style:style style:name="T5_8" style:family="text">
      <style:text-properties fo:color="#333333" fo:font-size="12pt" style:font-size-asian="12pt" style:font-size-complex="12pt"/>
    </style:style>
    <style:style style:name="T5_9" style:family="text">
      <style:text-properties fo:color="#333333" fo:font-size="12pt" style:font-size-asian="12pt" style:font-size-complex="12pt"/>
    </style:style>
    <style:style style:name="T5_10" style:family="text">
      <style:text-properties fo:color="#333333" fo:font-size="12pt" style:font-size-asian="12pt" style:font-size-complex="12pt"/>
    </style:style>
    <style:style style:name="T5_11" style:family="text">
      <style:text-properties fo:color="#333333" fo:font-size="12pt" style:font-size-asian="12pt" style:font-size-complex="12pt"/>
    </style:style>
    <style:style style:name="T5_12" style:family="text">
      <style:text-properties fo:color="#333333" fo:font-size="12pt" style:font-size-asian="12pt" style:font-size-complex="12pt"/>
    </style:style>
    <style:style style:name="T5_13" style:family="text">
      <style:text-properties fo:color="#333333" fo:font-size="12pt" style:font-size-asian="12pt" style:font-size-complex="12pt"/>
    </style:style>
    <style:style style:name="T5_14" style:family="text">
      <style:text-properties fo:color="#333333" fo:font-size="12pt" style:font-size-asian="12pt" style:font-size-complex="12pt"/>
    </style:style>
    <style:style style:name="P6" style:family="paragraph" style:parent-style-name="Standard">
      <style:paragraph-properties fo:break-before="auto" fo:line-height="160%" fo:margin-bottom="0.423cm" style:writing-mode="lr-tb"/>
    </style:style>
    <style:style style:name="T6_1" style:family="text">
      <style:text-properties fo:color="#333333" fo:font-size="12pt" style:font-size-asian="12pt" style:font-size-complex="12pt"/>
    </style:style>
    <style:style style:name="T6_2" style:family="text">
      <style:text-properties fo:color="#333333" fo:font-size="12pt" style:font-size-asian="12pt" style:font-size-complex="12pt"/>
    </style:style>
    <style:style style:name="T6_3" style:family="text">
      <style:text-properties fo:color="#333333" fo:font-size="12pt" style:font-size-asian="12pt" style:font-size-complex="12pt"/>
    </style:style>
    <style:style style:name="T6_4" style:family="text">
      <style:text-properties fo:color="#333333" fo:font-size="12pt" style:font-size-asian="12pt" style:font-size-complex="12pt"/>
    </style:style>
    <style:style style:name="T6_5" style:family="text">
      <style:text-properties fo:color="#333333" fo:font-size="12pt" style:font-size-asian="12pt" style:font-size-complex="12pt"/>
    </style:style>
    <style:style style:name="T6_6" style:family="text">
      <style:text-properties fo:color="#333333" fo:font-size="12pt" style:font-size-asian="12pt" style:font-size-complex="12pt"/>
    </style:style>
    <style:style style:name="T6_7" style:family="text">
      <style:text-properties fo:color="#333333" fo:font-size="12pt" style:font-size-asian="12pt" style:font-size-complex="12pt"/>
    </style:style>
    <style:style style:name="T6_8" style:family="text">
      <style:text-properties fo:color="#333333" fo:font-size="12pt" style:font-size-asian="12pt" style:font-size-complex="12pt"/>
    </style:style>
    <style:style style:name="T6_9" style:family="text">
      <style:text-properties fo:color="#333333" fo:font-size="12pt" style:font-size-asian="12pt" style:font-size-complex="12pt"/>
    </style:style>
    <style:style style:name="T6_10" style:family="text">
      <style:text-properties fo:color="#333333" fo:font-size="12pt" style:font-size-asian="12pt" style:font-size-complex="12pt"/>
    </style:style>
    <style:style style:name="T6_11" style:family="text">
      <style:text-properties fo:color="#333333" fo:font-size="12pt" style:font-size-asian="12pt" style:font-size-complex="12pt"/>
    </style:style>
    <style:style style:name="T6_12" style:family="text">
      <style:text-properties fo:color="#333333" fo:font-size="12pt" style:font-size-asian="12pt" style:font-size-complex="12pt"/>
    </style:style>
    <style:style style:name="T6_13" style:family="text">
      <style:text-properties fo:color="#333333" fo:font-size="12pt" style:font-size-asian="12pt" style:font-size-complex="12pt"/>
    </style:style>
    <style:style style:name="T6_14" style:family="text">
      <style:text-properties fo:color="#333333" fo:font-size="12pt" style:font-size-asian="12pt" style:font-size-complex="12pt"/>
    </style:style>
    <style:style style:name="T6_15" style:family="text">
      <style:text-properties fo:color="#333333" fo:font-size="12pt" style:font-size-asian="12pt" style:font-size-complex="12pt"/>
    </style:style>
    <style:style style:name="T6_16" style:family="text">
      <style:text-properties fo:color="#333333" fo:font-size="12pt" style:font-size-asian="12pt" style:font-size-complex="12pt"/>
    </style:style>
    <style:style style:name="T6_17" style:family="text">
      <style:text-properties fo:color="#333333" fo:font-size="12pt" style:font-size-asian="12pt" style:font-size-complex="12pt"/>
    </style:style>
    <style:style style:name="T6_18" style:family="text">
      <style:text-properties fo:color="#333333" fo:font-size="12pt" style:font-size-asian="12pt" style:font-size-complex="12pt"/>
    </style:style>
    <style:style style:name="T6_19" style:family="text">
      <style:text-properties fo:color="#333333" fo:font-size="12pt" style:font-size-asian="12pt" style:font-size-complex="12pt"/>
    </style:style>
    <style:style style:name="T6_20" style:family="text">
      <style:text-properties fo:color="#333333" fo:font-size="12pt" style:font-size-asian="12pt" style:font-size-complex="12pt"/>
    </style:style>
    <style:style style:name="T6_21" style:family="text">
      <style:text-properties fo:color="#333333" fo:font-size="12pt" style:font-size-asian="12pt" style:font-size-complex="12pt"/>
    </style:style>
    <style:style style:name="T6_22" style:family="text">
      <style:text-properties fo:color="#333333" fo:font-size="12pt" style:font-size-asian="12pt" style:font-size-complex="12pt"/>
    </style:style>
    <style:style style:name="T6_23" style:family="text">
      <style:text-properties fo:color="#333333" fo:font-size="12pt" style:font-size-asian="12pt" style:font-size-complex="12pt"/>
    </style:style>
    <style:style style:name="T6_24" style:family="text">
      <style:text-properties fo:color="#333333" fo:font-size="12pt" style:font-size-asian="12pt" style:font-size-complex="12pt"/>
    </style:style>
    <style:style style:name="T6_25" style:family="text">
      <style:text-properties fo:color="#333333" fo:font-size="12pt" style:font-size-asian="12pt" style:font-size-complex="12pt"/>
    </style:style>
    <style:style style:name="T6_26" style:family="text">
      <style:text-properties fo:color="#333333" fo:font-size="12pt" style:font-size-asian="12pt" style:font-size-complex="12pt"/>
    </style:style>
    <style:style style:name="P7" style:family="paragraph" style:parent-style-name="Standard">
      <style:paragraph-properties fo:break-before="auto" fo:line-height="160%" fo:margin-bottom="0.423cm" style:writing-mode="lr-tb"/>
    </style:style>
    <style:style style:name="T7_1" style:family="text">
      <style:text-properties fo:color="#333333" fo:font-size="12pt" style:font-size-asian="12pt" style:font-size-complex="12pt"/>
    </style:style>
    <style:style style:name="T7_2" style:family="text">
      <style:text-properties fo:color="#333333" fo:font-size="12pt" style:font-size-asian="12pt" style:font-size-complex="12pt"/>
    </style:style>
    <style:style style:name="T7_3" style:family="text">
      <style:text-properties fo:color="#333333" fo:font-size="12pt" style:font-size-asian="12pt" style:font-size-complex="12pt"/>
    </style:style>
    <style:style style:name="T7_4" style:family="text">
      <style:text-properties fo:color="#333333" fo:font-size="12pt" style:font-size-asian="12pt" style:font-size-complex="12pt"/>
    </style:style>
    <style:style style:name="T7_5" style:family="text">
      <style:text-properties fo:color="#333333" fo:font-size="12pt" style:font-size-asian="12pt" style:font-size-complex="12pt"/>
    </style:style>
    <style:style style:name="T7_6" style:family="text">
      <style:text-properties fo:color="#333333" fo:font-size="12pt" style:font-size-asian="12pt" style:font-size-complex="12pt"/>
    </style:style>
    <style:style style:name="T7_7" style:family="text">
      <style:text-properties fo:color="#333333" fo:font-size="12pt" style:font-size-asian="12pt" style:font-size-complex="12pt"/>
    </style:style>
    <style:style style:name="T7_8" style:family="text">
      <style:text-properties fo:color="#333333" fo:font-size="12pt" style:font-size-asian="12pt" style:font-size-complex="12pt"/>
    </style:style>
    <style:style style:name="T7_9" style:family="text">
      <style:text-properties fo:color="#333333" fo:font-size="12pt" style:font-size-asian="12pt" style:font-size-complex="12pt"/>
    </style:style>
    <style:style style:name="T7_10" style:family="text">
      <style:text-properties fo:color="#333333" fo:font-size="12pt" style:font-size-asian="12pt" style:font-size-complex="12pt"/>
    </style:style>
    <style:style style:name="T7_11" style:family="text">
      <style:text-properties fo:color="#333333" fo:font-size="12pt" style:font-size-asian="12pt" style:font-size-complex="12pt"/>
    </style:style>
    <style:style style:name="T7_12" style:family="text">
      <style:text-properties fo:color="#333333" fo:font-size="12pt" style:font-size-asian="12pt" style:font-size-complex="12pt"/>
    </style:style>
    <style:style style:name="T7_13" style:family="text">
      <style:text-properties fo:color="#333333" fo:font-size="12pt" style:font-size-asian="12pt" style:font-size-complex="12pt"/>
    </style:style>
    <style:style style:name="T7_14" style:family="text">
      <style:text-properties fo:color="#333333" fo:font-size="12pt" style:font-size-asian="12pt" style:font-size-complex="12pt"/>
    </style:style>
    <style:style style:name="T7_15" style:family="text">
      <style:text-properties fo:color="#333333" fo:font-size="12pt" style:font-size-asian="12pt" style:font-size-complex="12pt"/>
    </style:style>
    <style:style style:name="T7_16" style:family="text">
      <style:text-properties fo:color="#333333" fo:font-size="12pt" style:font-size-asian="12pt" style:font-size-complex="12pt"/>
    </style:style>
    <style:style style:name="P8" style:family="paragraph" style:parent-style-name="Standard">
      <style:paragraph-properties fo:break-before="auto" fo:line-height="160%" fo:margin-bottom="0.423cm" style:writing-mode="lr-tb"/>
    </style:style>
    <style:style style:name="T8_1" style:family="text">
      <style:text-properties fo:color="#333333" fo:font-size="12pt" style:font-size-asian="12pt" style:font-size-complex="12pt"/>
    </style:style>
    <style:style style:name="T8_2" style:family="text">
      <style:text-properties fo:color="#333333" fo:font-size="12pt" style:font-size-asian="12pt" style:font-size-complex="12pt"/>
    </style:style>
    <style:style style:name="T8_3" style:family="text">
      <style:text-properties fo:color="#333333" fo:font-size="12pt" style:font-size-asian="12pt" style:font-size-complex="12pt"/>
    </style:style>
    <style:style style:name="T8_4" style:family="text">
      <style:text-properties fo:color="#333333" fo:font-size="12pt" style:font-size-asian="12pt" style:font-size-complex="12pt"/>
    </style:style>
    <style:style style:name="T8_5" style:family="text">
      <style:text-properties fo:color="#333333" fo:font-size="12pt" style:font-size-asian="12pt" style:font-size-complex="12pt"/>
    </style:style>
    <style:style style:name="T8_6" style:family="text">
      <style:text-properties fo:color="#333333" fo:font-size="12pt" style:font-size-asian="12pt" style:font-size-complex="12pt"/>
    </style:style>
    <style:style style:name="T8_7" style:family="text">
      <style:text-properties fo:color="#333333" fo:font-size="12pt" style:font-size-asian="12pt" style:font-size-complex="12pt"/>
    </style:style>
    <style:style style:name="T8_8" style:family="text">
      <style:text-properties fo:color="#333333" fo:font-size="12pt" style:font-size-asian="12pt" style:font-size-complex="12pt"/>
    </style:style>
    <style:style style:name="T8_9" style:family="text">
      <style:text-properties fo:color="#333333" fo:font-size="12pt" style:font-size-asian="12pt" style:font-size-complex="12pt"/>
    </style:style>
    <style:style style:name="T8_10" style:family="text">
      <style:text-properties fo:color="#333333" fo:font-size="12pt" style:font-size-asian="12pt" style:font-size-complex="12pt"/>
    </style:style>
    <style:style style:name="T8_11" style:family="text">
      <style:text-properties fo:color="#333333" fo:font-size="12pt" style:font-size-asian="12pt" style:font-size-complex="12pt"/>
    </style:style>
    <style:style style:name="T8_12" style:family="text">
      <style:text-properties fo:color="#333333" fo:font-size="12pt" style:font-size-asian="12pt" style:font-size-complex="12pt"/>
    </style:style>
    <style:style style:name="T8_13" style:family="text">
      <style:text-properties fo:color="#333333" fo:font-size="12pt" style:font-size-asian="12pt" style:font-size-complex="12pt"/>
    </style:style>
    <style:style style:name="T8_14" style:family="text">
      <style:text-properties fo:color="#333333" fo:font-size="12pt" style:font-size-asian="12pt" style:font-size-complex="12pt"/>
    </style:style>
    <style:style style:name="T8_15" style:family="text">
      <style:text-properties fo:color="#333333" fo:font-size="12pt" style:font-size-asian="12pt" style:font-size-complex="12pt"/>
    </style:style>
    <style:style style:name="T8_16" style:family="text">
      <style:text-properties fo:color="#333333" fo:font-size="12pt" style:font-size-asian="12pt" style:font-size-complex="12pt"/>
    </style:style>
    <style:style style:name="T8_17" style:family="text">
      <style:text-properties fo:color="#333333" fo:font-size="12pt" style:font-size-asian="12pt" style:font-size-complex="12pt"/>
    </style:style>
    <style:style style:name="T8_18" style:family="text">
      <style:text-properties fo:color="#333333" fo:font-size="12pt" style:font-size-asian="12pt" style:font-size-complex="12pt"/>
    </style:style>
    <style:style style:name="T8_19" style:family="text">
      <style:text-properties fo:color="#333333" fo:font-size="12pt" style:font-size-asian="12pt" style:font-size-complex="12pt"/>
    </style:style>
    <style:style style:name="T8_20" style:family="text">
      <style:text-properties fo:color="#333333" fo:font-size="12pt" style:font-size-asian="12pt" style:font-size-complex="12pt"/>
    </style:style>
    <style:style style:name="T8_21" style:family="text">
      <style:text-properties fo:color="#333333" fo:font-size="12pt" style:font-size-asian="12pt" style:font-size-complex="12pt"/>
    </style:style>
    <style:style style:name="T8_22" style:family="text">
      <style:text-properties fo:color="#333333" fo:font-size="12pt" style:font-size-asian="12pt" style:font-size-complex="12pt"/>
    </style:style>
    <style:style style:name="T8_23" style:family="text">
      <style:text-properties fo:color="#333333" fo:font-size="12pt" style:font-size-asian="12pt" style:font-size-complex="12pt"/>
    </style:style>
    <style:style style:name="T8_24" style:family="text">
      <style:text-properties fo:color="#333333" fo:font-size="12pt" style:font-size-asian="12pt" style:font-size-complex="12pt"/>
    </style:style>
    <style:style style:name="T8_25" style:family="text">
      <style:text-properties fo:color="#333333" fo:font-size="12pt" style:font-size-asian="12pt" style:font-size-complex="12pt"/>
    </style:style>
    <style:style style:name="T8_26" style:family="text">
      <style:text-properties fo:color="#333333" fo:font-size="12pt" style:font-size-asian="12pt" style:font-size-complex="12pt"/>
    </style:style>
    <style:style style:name="T8_27" style:family="text">
      <style:text-properties fo:color="#333333" fo:font-size="12pt" style:font-size-asian="12pt" style:font-size-complex="12pt"/>
    </style:style>
    <style:style style:name="T8_28" style:family="text">
      <style:text-properties fo:color="#333333" fo:font-size="12pt" style:font-size-asian="12pt" style:font-size-complex="12pt"/>
    </style:style>
    <style:style style:name="T8_29" style:family="text">
      <style:text-properties fo:color="#333333" fo:font-size="12pt" style:font-size-asian="12pt" style:font-size-complex="12pt"/>
    </style:style>
    <style:style style:name="T8_30" style:family="text">
      <style:text-properties fo:color="#333333" fo:font-size="12pt" style:font-size-asian="12pt" style:font-size-complex="12pt"/>
    </style:style>
    <style:style style:name="T8_31" style:family="text">
      <style:text-properties fo:color="#333333" fo:font-size="12pt" style:font-size-asian="12pt" style:font-size-complex="12pt"/>
    </style:style>
    <style:style style:name="T8_32" style:family="text">
      <style:text-properties fo:color="#333333" fo:font-size="12pt" style:font-size-asian="12pt" style:font-size-complex="12pt"/>
    </style:style>
    <style:style style:name="T8_33" style:family="text">
      <style:text-properties fo:color="#333333" fo:font-size="12pt" style:font-size-asian="12pt" style:font-size-complex="12pt"/>
    </style:style>
    <style:style style:name="T8_34" style:family="text">
      <style:text-properties fo:color="#333333" fo:font-size="12pt" style:font-size-asian="12pt" style:font-size-complex="12pt"/>
    </style:style>
    <style:style style:name="T8_35" style:family="text">
      <style:text-properties fo:color="#333333" fo:font-size="12pt" style:font-size-asian="12pt" style:font-size-complex="12pt"/>
    </style:style>
    <style:style style:name="T8_36" style:family="text">
      <style:text-properties fo:color="#333333" fo:font-size="12pt" style:font-size-asian="12pt" style:font-size-complex="12pt"/>
    </style:style>
    <style:style style:name="T8_37" style:family="text">
      <style:text-properties fo:color="#333333" fo:font-size="12pt" style:font-size-asian="12pt" style:font-size-complex="12pt"/>
    </style:style>
    <style:style style:name="T8_38" style:family="text">
      <style:text-properties fo:color="#333333" fo:font-size="12pt" style:font-size-asian="12pt" style:font-size-complex="12pt"/>
    </style:style>
    <style:style style:name="T8_39" style:family="text">
      <style:text-properties fo:color="#333333" fo:font-size="12pt" style:font-size-asian="12pt" style:font-size-complex="12pt"/>
    </style:style>
    <style:style style:name="T8_40" style:family="text">
      <style:text-properties fo:color="#333333" fo:font-size="12pt" style:font-size-asian="12pt" style:font-size-complex="12pt"/>
    </style:style>
    <style:style style:name="T8_41" style:family="text">
      <style:text-properties fo:color="#333333" fo:font-size="12pt" style:font-size-asian="12pt" style:font-size-complex="12pt"/>
    </style:style>
    <style:style style:name="T8_42" style:family="text">
      <style:text-properties fo:color="#333333" fo:font-size="12pt" style:font-size-asian="12pt" style:font-size-complex="12pt"/>
    </style:style>
    <style:style style:name="P9" style:family="paragraph" style:parent-style-name="Standard">
      <style:paragraph-properties fo:break-before="auto" fo:line-height="160%" fo:margin-bottom="0.423cm" style:writing-mode="lr-tb"/>
    </style:style>
    <style:style style:name="T9_1" style:family="text">
      <style:text-properties fo:color="#333333" fo:font-size="12pt" style:font-size-asian="12pt" style:font-size-complex="12pt"/>
    </style:style>
    <style:style style:name="T9_2" style:family="text">
      <style:text-properties fo:color="#333333" fo:font-size="12pt" style:font-size-asian="12pt" style:font-size-complex="12pt"/>
    </style:style>
    <style:style style:name="T9_3" style:family="text">
      <style:text-properties fo:color="#333333" fo:font-size="12pt" style:font-size-asian="12pt" style:font-size-complex="12pt"/>
    </style:style>
    <style:style style:name="T9_4" style:family="text">
      <style:text-properties fo:color="#333333" fo:font-size="12pt" style:font-size-asian="12pt" style:font-size-complex="12pt"/>
    </style:style>
    <style:style style:name="T9_5" style:family="text">
      <style:text-properties fo:color="#333333" fo:font-size="12pt" style:font-size-asian="12pt" style:font-size-complex="12pt"/>
    </style:style>
    <style:style style:name="T9_6" style:family="text">
      <style:text-properties fo:color="#333333" fo:font-size="12pt" style:font-size-asian="12pt" style:font-size-complex="12pt"/>
    </style:style>
    <style:style style:name="T9_7" style:family="text">
      <style:text-properties fo:color="#333333" fo:font-size="12pt" style:font-size-asian="12pt" style:font-size-complex="12pt"/>
    </style:style>
    <style:style style:name="T9_8" style:family="text">
      <style:text-properties fo:color="#333333" fo:font-size="12pt" style:font-size-asian="12pt" style:font-size-complex="12pt"/>
    </style:style>
    <style:style style:name="T9_9" style:family="text">
      <style:text-properties fo:color="#333333" fo:font-size="12pt" style:font-size-asian="12pt" style:font-size-complex="12pt"/>
    </style:style>
    <style:style style:name="T9_10" style:family="text">
      <style:text-properties fo:color="#333333" fo:font-size="12pt" style:font-size-asian="12pt" style:font-size-complex="12pt"/>
    </style:style>
    <style:style style:name="T9_11" style:family="text">
      <style:text-properties fo:color="#333333" fo:font-size="12pt" style:font-size-asian="12pt" style:font-size-complex="12pt"/>
    </style:style>
    <style:style style:name="T9_12" style:family="text">
      <style:text-properties fo:color="#333333" fo:font-size="12pt" style:font-size-asian="12pt" style:font-size-complex="12pt"/>
    </style:style>
    <style:style style:name="T9_13" style:family="text">
      <style:text-properties fo:color="#333333" fo:font-size="12pt" style:font-size-asian="12pt" style:font-size-complex="12pt"/>
    </style:style>
    <style:style style:name="T9_14" style:family="text">
      <style:text-properties fo:color="#333333" fo:font-size="12pt" style:font-size-asian="12pt" style:font-size-complex="12pt"/>
    </style:style>
    <style:style style:name="T9_15" style:family="text">
      <style:text-properties fo:color="#333333" fo:font-size="12pt" style:font-size-asian="12pt" style:font-size-complex="12pt"/>
    </style:style>
    <style:style style:name="T9_16" style:family="text">
      <style:text-properties fo:color="#333333" fo:font-size="12pt" style:font-size-asian="12pt" style:font-size-complex="12pt"/>
    </style:style>
    <style:style style:name="T9_17" style:family="text">
      <style:text-properties fo:color="#333333" fo:font-size="12pt" style:font-size-asian="12pt" style:font-size-complex="12pt"/>
    </style:style>
    <style:style style:name="T9_18" style:family="text">
      <style:text-properties fo:color="#333333" fo:font-size="12pt" style:font-size-asian="12pt" style:font-size-complex="12pt"/>
    </style:style>
    <style:style style:name="T9_19" style:family="text">
      <style:text-properties fo:color="#333333" fo:font-size="12pt" style:font-size-asian="12pt" style:font-size-complex="12pt"/>
    </style:style>
    <style:style style:name="T9_20" style:family="text">
      <style:text-properties fo:color="#333333" fo:font-size="12pt" style:font-size-asian="12pt" style:font-size-complex="12pt"/>
    </style:style>
    <style:style style:name="T9_21" style:family="text">
      <style:text-properties fo:color="#333333" fo:font-size="12pt" style:font-size-asian="12pt" style:font-size-complex="12pt"/>
    </style:style>
    <style:style style:name="T9_22" style:family="text">
      <style:text-properties fo:color="#333333" fo:font-size="12pt" style:font-size-asian="12pt" style:font-size-complex="12pt"/>
    </style:style>
    <style:style style:name="T9_23" style:family="text">
      <style:text-properties fo:color="#333333" fo:font-size="12pt" style:font-size-asian="12pt" style:font-size-complex="12pt"/>
    </style:style>
    <style:style style:name="T9_24" style:family="text">
      <style:text-properties fo:color="#333333" fo:font-size="12pt" style:font-size-asian="12pt" style:font-size-complex="12pt"/>
    </style:style>
    <style:style style:name="T9_25" style:family="text">
      <style:text-properties fo:color="#333333" fo:font-size="12pt" style:font-size-asian="12pt" style:font-size-complex="12pt"/>
    </style:style>
    <style:style style:name="T9_26" style:family="text">
      <style:text-properties fo:color="#333333" fo:font-size="12pt" style:font-size-asian="12pt" style:font-size-complex="12pt"/>
    </style:style>
    <style:style style:name="T9_27" style:family="text">
      <style:text-properties fo:color="#333333" fo:font-size="12pt" style:font-size-asian="12pt" style:font-size-complex="12pt"/>
    </style:style>
    <style:style style:name="T9_28" style:family="text">
      <style:text-properties fo:color="#333333" fo:font-size="12pt" style:font-size-asian="12pt" style:font-size-complex="12pt"/>
    </style:style>
    <style:style style:name="T9_29" style:family="text">
      <style:text-properties fo:color="#333333" fo:font-size="12pt" style:font-size-asian="12pt" style:font-size-complex="12pt"/>
    </style:style>
    <style:style style:name="T9_30" style:family="text">
      <style:text-properties fo:color="#333333" fo:font-size="12pt" style:font-size-asian="12pt" style:font-size-complex="12pt"/>
    </style:style>
    <style:style style:name="T9_31" style:family="text">
      <style:text-properties fo:color="#333333" fo:font-size="12pt" style:font-size-asian="12pt" style:font-size-complex="12pt"/>
    </style:style>
    <style:style style:name="T9_32" style:family="text">
      <style:text-properties fo:color="#333333" fo:font-size="12pt" style:font-size-asian="12pt" style:font-size-complex="12pt"/>
    </style:style>
    <style:style style:name="T9_33" style:family="text">
      <style:text-properties fo:color="#333333" fo:font-size="12pt" style:font-size-asian="12pt" style:font-size-complex="12pt"/>
    </style:style>
    <style:style style:name="T9_34" style:family="text">
      <style:text-properties fo:color="#333333" fo:font-size="12pt" style:font-size-asian="12pt" style:font-size-complex="12pt"/>
    </style:style>
    <style:style style:name="T9_35" style:family="text">
      <style:text-properties fo:color="#333333" fo:font-size="12pt" style:font-size-asian="12pt" style:font-size-complex="12pt"/>
    </style:style>
    <style:style style:name="T9_36" style:family="text">
      <style:text-properties fo:color="#333333" fo:font-size="12pt" style:font-size-asian="12pt" style:font-size-complex="12pt"/>
    </style:style>
    <style:style style:name="P10" style:family="paragraph" style:parent-style-name="Standard">
      <style:paragraph-properties fo:break-before="auto" fo:line-height="160%" fo:margin-bottom="0.423cm" style:writing-mode="lr-tb"/>
    </style:style>
    <style:style style:name="T10_1" style:family="text">
      <style:text-properties fo:color="#333333" fo:font-size="12pt" style:font-size-asian="12pt" style:font-size-complex="12pt"/>
    </style:style>
    <style:style style:name="T10_2" style:family="text">
      <style:text-properties fo:color="#333333" fo:font-size="12pt" style:font-size-asian="12pt" style:font-size-complex="12pt"/>
    </style:style>
    <style:style style:name="T10_3" style:family="text">
      <style:text-properties fo:color="#333333" fo:font-size="12pt" style:font-size-asian="12pt" style:font-size-complex="12pt"/>
    </style:style>
    <style:style style:name="T10_4" style:family="text">
      <style:text-properties fo:color="#333333" fo:font-size="12pt" style:font-size-asian="12pt" style:font-size-complex="12pt"/>
    </style:style>
    <style:style style:name="T10_5" style:family="text">
      <style:text-properties fo:color="#333333" fo:font-size="12pt" style:font-size-asian="12pt" style:font-size-complex="12pt"/>
    </style:style>
    <style:style style:name="T10_6" style:family="text">
      <style:text-properties fo:color="#333333" fo:font-size="12pt" style:font-size-asian="12pt" style:font-size-complex="12pt"/>
    </style:style>
    <style:style style:name="T10_7" style:family="text">
      <style:text-properties fo:color="#333333" fo:font-size="12pt" style:font-size-asian="12pt" style:font-size-complex="12pt"/>
    </style:style>
    <style:style style:name="T10_8" style:family="text">
      <style:text-properties fo:color="#333333" fo:font-size="12pt" style:font-size-asian="12pt" style:font-size-complex="12pt"/>
    </style:style>
    <style:style style:name="T10_9" style:family="text">
      <style:text-properties fo:color="#333333" fo:font-size="12pt" style:font-size-asian="12pt" style:font-size-complex="12pt"/>
    </style:style>
    <style:style style:name="T10_10" style:family="text">
      <style:text-properties fo:color="#333333" fo:font-size="12pt" style:font-size-asian="12pt" style:font-size-complex="12pt"/>
    </style:style>
    <style:style style:name="T10_11" style:family="text"/>
    <style:style style:name="T10_12" style:family="text">
      <style:text-properties fo:color="#4078c0" fo:font-size="12pt" style:font-size-asian="12pt" style:font-size-complex="12pt"/>
    </style:style>
    <style:style style:name="T10_13" style:family="text"/>
    <style:style style:name="T10_14" style:family="text">
      <style:text-properties fo:color="#4078c0" fo:font-size="12pt" style:font-size-asian="12pt" style:font-size-complex="12pt"/>
    </style:style>
    <style:style style:name="T10_15" style:family="text"/>
    <style:style style:name="T10_16" style:family="text">
      <style:text-properties fo:color="#4078c0" fo:font-size="12pt" style:font-size-asian="12pt" style:font-size-complex="12pt"/>
    </style:style>
    <style:style style:name="T10_17" style:family="text"/>
    <style:style style:name="T10_18" style:family="text">
      <style:text-properties fo:color="#4078c0" fo:font-size="12pt" style:font-size-asian="12pt" style:font-size-complex="12pt"/>
    </style:style>
    <style:style style:name="T10_19" style:family="text"/>
    <style:style style:name="T10_20" style:family="text">
      <style:text-properties fo:color="#4078c0" fo:font-size="12pt" style:font-size-asian="12pt" style:font-size-complex="12pt"/>
    </style:style>
    <style:style style:name="T10_21" style:family="text"/>
    <style:style style:name="T10_22" style:family="text">
      <style:text-properties fo:color="#4078c0" fo:font-size="12pt" style:font-size-asian="12pt" style:font-size-complex="12pt"/>
    </style:style>
    <style:style style:name="T10_23" style:family="text"/>
    <style:style style:name="T10_24" style:family="text">
      <style:text-properties fo:color="#4078c0" fo:font-size="12pt" style:font-size-asian="12pt" style:font-size-complex="12pt"/>
    </style:style>
    <style:style style:name="T10_25" style:family="text"/>
    <style:style style:name="T10_26" style:family="text">
      <style:text-properties fo:color="#4078c0" fo:font-size="12pt" style:font-size-asian="12pt" style:font-size-complex="12pt"/>
    </style:style>
    <style:style style:name="T10_27" style:family="text">
      <style:text-properties fo:color="#333333" fo:font-size="12pt" style:font-size-asian="12pt" style:font-size-complex="12pt"/>
    </style:style>
    <style:style style:name="T10_28" style:family="text">
      <style:text-properties fo:color="#333333" fo:font-size="12pt" style:font-size-asian="12pt" style:font-size-complex="12pt"/>
    </style:style>
    <style:style style:name="T10_29" style:family="text">
      <style:text-properties fo:color="#333333" fo:font-size="12pt" style:font-size-asian="12pt" style:font-size-complex="12pt"/>
    </style:style>
    <style:style style:name="T10_30" style:family="text">
      <style:text-properties fo:color="#333333" fo:font-size="12pt" style:font-size-asian="12pt" style:font-size-complex="12pt"/>
    </style:style>
    <style:style style:name="T10_31" style:family="text">
      <style:text-properties fo:color="#333333" fo:font-size="12pt" style:font-size-asian="12pt" style:font-size-complex="12pt"/>
    </style:style>
    <style:style style:name="T10_32" style:family="text">
      <style:text-properties fo:color="#333333" fo:font-size="12pt" style:font-size-asian="12pt" style:font-size-complex="12pt"/>
    </style:style>
    <style:style style:name="T10_33" style:family="text">
      <style:text-properties fo:color="#333333" fo:font-size="12pt" style:font-size-asian="12pt" style:font-size-complex="12pt"/>
    </style:style>
    <style:style style:name="T10_34" style:family="text">
      <style:text-properties fo:color="#333333" fo:font-size="12pt" style:font-size-asian="12pt" style:font-size-complex="12pt"/>
    </style:style>
    <style:style style:name="T10_35" style:family="text">
      <style:text-properties fo:color="#333333" fo:font-size="12pt" style:font-size-asian="12pt" style:font-size-complex="12pt"/>
    </style:style>
    <style:style style:name="T10_36" style:family="text">
      <style:text-properties fo:color="#333333" fo:font-size="12pt" style:font-size-asian="12pt" style:font-size-complex="12pt"/>
    </style:style>
    <style:style style:name="T10_37" style:family="text">
      <style:text-properties fo:color="#333333" fo:font-size="12pt" style:font-size-asian="12pt" style:font-size-complex="12pt"/>
    </style:style>
    <style:style style:name="T10_38" style:family="text">
      <style:text-properties fo:color="#333333" fo:font-size="12pt" style:font-size-asian="12pt" style:font-size-complex="12pt"/>
    </style:style>
    <style:style style:name="T10_39" style:family="text">
      <style:text-properties fo:color="#333333" fo:font-size="12pt" style:font-size-asian="12pt" style:font-size-complex="12pt"/>
    </style:style>
    <style:style style:name="T10_40" style:family="text">
      <style:text-properties fo:color="#333333" fo:font-size="12pt" style:font-size-asian="12pt" style:font-size-complex="12pt"/>
    </style:style>
    <style:style style:name="T10_41" style:family="text">
      <style:text-properties fo:color="#333333" fo:font-size="12pt" style:font-size-asian="12pt" style:font-size-complex="12pt"/>
    </style:style>
    <style:style style:name="P11" style:family="paragraph" style:parent-style-name="Standard">
      <style:paragraph-properties fo:break-before="auto" fo:line-height="160%" fo:margin-bottom="0.423cm" style:writing-mode="lr-tb"/>
    </style:style>
    <style:style style:name="T11_1" style:family="text">
      <style:text-properties fo:color="#333333" fo:font-size="12pt" style:font-size-asian="12pt" style:font-size-complex="12pt"/>
    </style:style>
    <style:style style:name="T11_2" style:family="text">
      <style:text-properties fo:color="#333333" fo:font-size="12pt" style:font-size-asian="12pt" style:font-size-complex="12pt"/>
    </style:style>
    <style:style style:name="T11_3" style:family="text">
      <style:text-properties fo:color="#333333" fo:font-size="12pt" style:font-size-asian="12pt" style:font-size-complex="12pt"/>
    </style:style>
    <style:style style:name="T11_4" style:family="text">
      <style:text-properties fo:color="#333333" fo:font-size="12pt" style:font-size-asian="12pt" style:font-size-complex="12pt"/>
    </style:style>
    <style:style style:name="T11_5" style:family="text">
      <style:text-properties fo:color="#333333" fo:font-size="12pt" style:font-size-asian="12pt" style:font-size-complex="12pt"/>
    </style:style>
    <style:style style:name="T11_6" style:family="text">
      <style:text-properties fo:color="#333333" fo:font-size="12pt" style:font-size-asian="12pt" style:font-size-complex="12pt"/>
    </style:style>
    <style:style style:name="T11_7" style:family="text">
      <style:text-properties fo:color="#333333" fo:font-size="12pt" style:font-size-asian="12pt" style:font-size-complex="12pt"/>
    </style:style>
    <style:style style:name="T11_8" style:family="text">
      <style:text-properties fo:color="#333333" fo:font-size="12pt" style:font-size-asian="12pt" style:font-size-complex="12pt"/>
    </style:style>
    <style:style style:name="T11_9" style:family="text">
      <style:text-properties fo:color="#333333" fo:font-size="12pt" style:font-size-asian="12pt" style:font-size-complex="12pt"/>
    </style:style>
    <style:style style:name="T11_10" style:family="text">
      <style:text-properties fo:color="#333333" fo:font-size="12pt" style:font-size-asian="12pt" style:font-size-complex="12pt"/>
    </style:style>
    <style:style style:name="T11_11" style:family="text">
      <style:text-properties fo:color="#333333" fo:font-size="12pt" style:font-size-asian="12pt" style:font-size-complex="12pt"/>
    </style:style>
    <style:style style:name="T11_12" style:family="text">
      <style:text-properties fo:color="#333333" fo:font-size="12pt" style:font-size-asian="12pt" style:font-size-complex="12pt"/>
    </style:style>
    <style:style style:name="T11_13" style:family="text">
      <style:text-properties fo:color="#333333" fo:font-size="12pt" style:font-size-asian="12pt" style:font-size-complex="12pt"/>
    </style:style>
    <style:style style:name="T11_14" style:family="text">
      <style:text-properties fo:color="#333333" fo:font-size="12pt" style:font-size-asian="12pt" style:font-size-complex="12pt"/>
    </style:style>
    <style:style style:name="T11_15" style:family="text">
      <style:text-properties fo:color="#333333" fo:font-size="12pt" style:font-size-asian="12pt" style:font-size-complex="12pt"/>
    </style:style>
    <style:style style:name="T11_16" style:family="text">
      <style:text-properties fo:color="#333333" fo:font-size="12pt" style:font-size-asian="12pt" style:font-size-complex="12pt"/>
    </style:style>
    <style:style style:name="T11_17" style:family="text">
      <style:text-properties fo:color="#333333" fo:font-size="12pt" style:font-size-asian="12pt" style:font-size-complex="12pt"/>
    </style:style>
    <style:style style:name="T11_18" style:family="text">
      <style:text-properties fo:color="#333333" fo:font-size="12pt" style:font-size-asian="12pt" style:font-size-complex="12pt"/>
    </style:style>
    <style:style style:name="T11_19" style:family="text">
      <style:text-properties fo:color="#333333" fo:font-size="12pt" style:font-size-asian="12pt" style:font-size-complex="12pt"/>
    </style:style>
    <style:style style:name="T11_20" style:family="text">
      <style:text-properties fo:color="#333333" fo:font-size="12pt" style:font-size-asian="12pt" style:font-size-complex="12pt"/>
    </style:style>
    <style:style style:name="T11_21" style:family="text">
      <style:text-properties fo:color="#333333" fo:font-size="12pt" style:font-size-asian="12pt" style:font-size-complex="12pt"/>
    </style:style>
    <style:style style:name="T11_22" style:family="text">
      <style:text-properties fo:color="#333333" fo:font-size="12pt" style:font-size-asian="12pt" style:font-size-complex="12pt"/>
    </style:style>
    <style:style style:name="T11_23" style:family="text">
      <style:text-properties fo:color="#333333" fo:font-size="12pt" style:font-size-asian="12pt" style:font-size-complex="12pt"/>
    </style:style>
    <style:style style:name="T11_24" style:family="text">
      <style:text-properties fo:color="#333333" fo:font-size="12pt" style:font-size-asian="12pt" style:font-size-complex="12pt"/>
    </style:style>
    <style:style style:name="T11_25" style:family="text">
      <style:text-properties fo:color="#333333" fo:font-size="12pt" style:font-size-asian="12pt" style:font-size-complex="12pt"/>
    </style:style>
    <style:style style:name="T11_26" style:family="text">
      <style:text-properties fo:color="#333333" fo:font-size="12pt" style:font-size-asian="12pt" style:font-size-complex="12pt"/>
    </style:style>
    <style:style style:name="T11_27" style:family="text">
      <style:text-properties fo:color="#333333" fo:font-size="12pt" style:font-size-asian="12pt" style:font-size-complex="12pt"/>
    </style:style>
    <style:style style:name="T11_28" style:family="text">
      <style:text-properties fo:color="#333333" fo:font-size="12pt" style:font-size-asian="12pt" style:font-size-complex="12pt"/>
    </style:style>
    <style:style style:name="T11_29" style:family="text">
      <style:text-properties fo:color="#333333" fo:font-size="12pt" style:font-size-asian="12pt" style:font-size-complex="12pt"/>
    </style:style>
    <style:style style:name="T11_30" style:family="text">
      <style:text-properties fo:color="#333333" fo:font-size="12pt" style:font-size-asian="12pt" style:font-size-complex="12pt"/>
    </style:style>
    <style:style style:name="T11_31" style:family="text">
      <style:text-properties fo:color="#333333" fo:font-size="12pt" style:font-size-asian="12pt" style:font-size-complex="12pt"/>
    </style:style>
    <style:style style:name="T11_32" style:family="text">
      <style:text-properties fo:color="#333333" fo:font-size="12pt" style:font-size-asian="12pt" style:font-size-complex="12pt"/>
    </style:style>
    <style:style style:name="T11_33" style:family="text">
      <style:text-properties fo:color="#333333" fo:font-size="12pt" style:font-size-asian="12pt" style:font-size-complex="12pt"/>
    </style:style>
    <style:style style:name="T11_34" style:family="text">
      <style:text-properties fo:color="#333333" fo:font-size="12pt" style:font-size-asian="12pt" style:font-size-complex="12pt"/>
    </style:style>
    <style:style style:name="T11_35" style:family="text">
      <style:text-properties fo:color="#333333" fo:font-size="12pt" style:font-size-asian="12pt" style:font-size-complex="12pt"/>
    </style:style>
    <style:style style:name="T11_36" style:family="text">
      <style:text-properties fo:color="#333333" fo:font-size="12pt" style:font-size-asian="12pt" style:font-size-complex="12pt"/>
    </style:style>
    <style:style style:name="P12" style:family="paragraph" style:parent-style-name="Standard">
      <style:paragraph-properties fo:break-before="auto" fo:line-height="160%" fo:margin-bottom="0.423cm" style:writing-mode="lr-tb"/>
    </style:style>
    <style:style style:name="T12_1" style:family="text">
      <style:text-properties fo:color="#333333" fo:font-size="12pt" style:font-size-asian="12pt" style:font-size-complex="12pt"/>
    </style:style>
    <style:style style:name="T12_2" style:family="text">
      <style:text-properties fo:color="#333333" fo:font-size="12pt" style:font-size-asian="12pt" style:font-size-complex="12pt"/>
    </style:style>
    <style:style style:name="T12_3" style:family="text">
      <style:text-properties fo:color="#333333" fo:font-size="12pt" style:font-size-asian="12pt" style:font-size-complex="12pt"/>
    </style:style>
    <style:style style:name="T12_4" style:family="text">
      <style:text-properties fo:color="#333333" fo:font-size="12pt" style:font-size-asian="12pt" style:font-size-complex="12pt"/>
    </style:style>
    <style:style style:name="T12_5" style:family="text">
      <style:text-properties fo:color="#333333" fo:font-size="12pt" style:font-size-asian="12pt" style:font-size-complex="12pt"/>
    </style:style>
    <style:style style:name="T12_6" style:family="text">
      <style:text-properties fo:color="#333333" fo:font-size="12pt" style:font-size-asian="12pt" style:font-size-complex="12pt"/>
    </style:style>
    <style:style style:name="T12_7" style:family="text">
      <style:text-properties fo:color="#333333" fo:font-size="12pt" style:font-size-asian="12pt" style:font-size-complex="12pt"/>
    </style:style>
    <style:style style:name="T12_8" style:family="text">
      <style:text-properties fo:color="#333333" fo:font-size="12pt" style:font-size-asian="12pt" style:font-size-complex="12pt"/>
    </style:style>
    <style:style style:name="T12_9" style:family="text">
      <style:text-properties fo:color="#333333" fo:font-size="12pt" style:font-size-asian="12pt" style:font-size-complex="12pt"/>
    </style:style>
    <style:style style:name="T12_10" style:family="text">
      <style:text-properties fo:color="#333333" fo:font-size="12pt" style:font-size-asian="12pt" style:font-size-complex="12pt"/>
    </style:style>
    <style:style style:name="T12_11" style:family="text">
      <style:text-properties fo:color="#333333" fo:font-size="12pt" style:font-size-asian="12pt" style:font-size-complex="12pt"/>
    </style:style>
    <style:style style:name="T12_12" style:family="text">
      <style:text-properties fo:color="#333333" fo:font-size="12pt" style:font-size-asian="12pt" style:font-size-complex="12pt"/>
    </style:style>
    <style:style style:name="T12_13" style:family="text">
      <style:text-properties fo:color="#333333" fo:font-size="12pt" style:font-size-asian="12pt" style:font-size-complex="12pt"/>
    </style:style>
    <style:style style:name="T12_14" style:family="text">
      <style:text-properties fo:color="#333333" fo:font-size="12pt" style:font-size-asian="12pt" style:font-size-complex="12pt"/>
    </style:style>
    <style:style style:name="T12_15" style:family="text">
      <style:text-properties fo:color="#333333" fo:font-size="12pt" style:font-size-asian="12pt" style:font-size-complex="12pt"/>
    </style:style>
    <style:style style:name="T12_16" style:family="text">
      <style:text-properties fo:color="#333333" fo:font-size="12pt" style:font-size-asian="12pt" style:font-size-complex="12pt"/>
    </style:style>
    <style:style style:name="T12_17" style:family="text">
      <style:text-properties fo:color="#333333" fo:font-size="12pt" style:font-size-asian="12pt" style:font-size-complex="12pt"/>
    </style:style>
    <style:style style:name="T12_18" style:family="text">
      <style:text-properties fo:color="#333333" fo:font-size="12pt" style:font-size-asian="12pt" style:font-size-complex="12pt"/>
    </style:style>
    <style:style style:name="T12_19" style:family="text">
      <style:text-properties fo:color="#333333" fo:font-size="12pt" style:font-size-asian="12pt" style:font-size-complex="12pt"/>
    </style:style>
    <style:style style:name="T12_20" style:family="text">
      <style:text-properties fo:color="#333333" fo:font-size="12pt" style:font-size-asian="12pt" style:font-size-complex="12pt"/>
    </style:style>
    <style:style style:name="T12_21" style:family="text">
      <style:text-properties fo:color="#333333" fo:font-size="12pt" style:font-size-asian="12pt" style:font-size-complex="12pt"/>
    </style:style>
    <style:style style:name="T12_22" style:family="text">
      <style:text-properties fo:color="#333333" fo:font-size="12pt" style:font-size-asian="12pt" style:font-size-complex="12pt"/>
    </style:style>
    <style:style style:name="T12_23" style:family="text">
      <style:text-properties fo:color="#333333" fo:font-size="12pt" style:font-size-asian="12pt" style:font-size-complex="12pt"/>
    </style:style>
    <style:style style:name="T12_24" style:family="text">
      <style:text-properties fo:color="#333333" fo:font-size="12pt" style:font-size-asian="12pt" style:font-size-complex="12pt"/>
    </style:style>
    <style:style style:name="T12_25" style:family="text">
      <style:text-properties fo:color="#333333" fo:font-size="12pt" style:font-size-asian="12pt" style:font-size-complex="12pt"/>
    </style:style>
    <style:style style:name="T12_26" style:family="text">
      <style:text-properties fo:color="#333333" fo:font-size="12pt" style:font-size-asian="12pt" style:font-size-complex="12pt"/>
    </style:style>
    <style:style style:name="T12_27" style:family="text">
      <style:text-properties fo:color="#333333" fo:font-size="12pt" style:font-size-asian="12pt" style:font-size-complex="12pt"/>
    </style:style>
    <style:style style:name="T12_28" style:family="text">
      <style:text-properties fo:color="#333333" fo:font-size="12pt" style:font-size-asian="12pt" style:font-size-complex="12pt"/>
    </style:style>
    <style:style style:name="P13" style:family="paragraph" style:parent-style-name="Standard">
      <style:paragraph-properties fo:break-before="auto" fo:line-height="160%" fo:margin-bottom="0.423cm" style:writing-mode="lr-tb"/>
    </style:style>
    <style:style style:name="T13_1" style:family="text">
      <style:text-properties fo:color="#333333" fo:font-size="12pt" style:font-size-asian="12pt" style:font-size-complex="12pt"/>
    </style:style>
    <style:style style:name="T13_2" style:family="text">
      <style:text-properties fo:color="#333333" fo:font-size="12pt" style:font-size-asian="12pt" style:font-size-complex="12pt"/>
    </style:style>
    <style:style style:name="T13_3" style:family="text">
      <style:text-properties fo:color="#333333" fo:font-size="12pt" style:font-size-asian="12pt" style:font-size-complex="12pt"/>
    </style:style>
    <style:style style:name="T13_4" style:family="text">
      <style:text-properties fo:color="#333333" fo:font-size="12pt" style:font-size-asian="12pt" style:font-size-complex="12pt"/>
    </style:style>
    <style:style style:name="T13_5" style:family="text">
      <style:text-properties fo:color="#333333" fo:font-size="12pt" style:font-size-asian="12pt" style:font-size-complex="12pt"/>
    </style:style>
    <style:style style:name="T13_6" style:family="text">
      <style:text-properties fo:color="#333333" fo:font-size="12pt" style:font-size-asian="12pt" style:font-size-complex="12pt"/>
    </style:style>
    <style:style style:name="T13_7" style:family="text">
      <style:text-properties fo:color="#333333" fo:font-size="12pt" style:font-size-asian="12pt" style:font-size-complex="12pt"/>
    </style:style>
    <style:style style:name="T13_8" style:family="text">
      <style:text-properties fo:color="#333333" fo:font-size="12pt" style:font-size-asian="12pt" style:font-size-complex="12pt"/>
    </style:style>
    <style:style style:name="P14" style:family="paragraph" style:parent-style-name="Standard">
      <style:paragraph-properties fo:break-before="auto" fo:line-height="160%" fo:margin-bottom="0.423cm" style:writing-mode="lr-tb"/>
    </style:style>
    <style:style style:name="T14_1" style:family="text">
      <style:text-properties fo:color="#333333" fo:font-size="12pt" style:font-size-asian="12pt" style:font-size-complex="12pt"/>
    </style:style>
    <style:style style:name="T14_2" style:family="text">
      <style:text-properties fo:color="#333333" fo:font-size="12pt" style:font-size-asian="12pt" style:font-size-complex="12pt"/>
    </style:style>
    <style:style style:name="T14_3" style:family="text">
      <style:text-properties fo:color="#333333" fo:font-size="12pt" style:font-size-asian="12pt" style:font-size-complex="12pt"/>
    </style:style>
    <style:style style:name="T14_4" style:family="text">
      <style:text-properties fo:color="#333333" fo:font-size="12pt" style:font-size-asian="12pt" style:font-size-complex="12pt"/>
    </style:style>
    <style:style style:name="T14_5" style:family="text">
      <style:text-properties fo:color="#333333" fo:font-size="12pt" style:font-size-asian="12pt" style:font-size-complex="12pt"/>
    </style:style>
    <style:style style:name="T14_6" style:family="text">
      <style:text-properties fo:color="#333333" fo:font-size="12pt" style:font-size-asian="12pt" style:font-size-complex="12pt"/>
    </style:style>
    <style:style style:name="T14_7" style:family="text">
      <style:text-properties fo:color="#333333" fo:font-size="12pt" style:font-size-asian="12pt" style:font-size-complex="12pt"/>
    </style:style>
    <style:style style:name="T14_8" style:family="text">
      <style:text-properties fo:color="#333333" fo:font-size="12pt" style:font-size-asian="12pt" style:font-size-complex="12pt"/>
    </style:style>
    <style:style style:name="T14_9" style:family="text">
      <style:text-properties fo:color="#333333" fo:font-size="12pt" style:font-size-asian="12pt" style:font-size-complex="12pt"/>
    </style:style>
    <style:style style:name="T14_10" style:family="text">
      <style:text-properties fo:color="#333333" fo:font-size="12pt" style:font-size-asian="12pt" style:font-size-complex="12pt"/>
    </style:style>
    <style:style style:name="T14_11" style:family="text">
      <style:text-properties fo:color="#333333" fo:font-size="12pt" style:font-size-asian="12pt" style:font-size-complex="12pt"/>
    </style:style>
    <style:style style:name="T14_12" style:family="text">
      <style:text-properties fo:color="#333333" fo:font-size="12pt" style:font-size-asian="12pt" style:font-size-complex="12pt"/>
    </style:style>
    <style:style style:name="T14_13" style:family="text">
      <style:text-properties fo:color="#333333" fo:font-size="12pt" style:font-size-asian="12pt" style:font-size-complex="12pt"/>
    </style:style>
    <style:style style:name="T14_14" style:family="text">
      <style:text-properties fo:color="#333333" fo:font-size="12pt" style:font-size-asian="12pt" style:font-size-complex="12pt"/>
    </style:style>
    <style:style style:name="T14_15" style:family="text">
      <style:text-properties fo:color="#333333" fo:font-size="12pt" style:font-size-asian="12pt" style:font-size-complex="12pt"/>
    </style:style>
    <style:style style:name="T14_16" style:family="text">
      <style:text-properties fo:color="#333333" fo:font-size="12pt" style:font-size-asian="12pt" style:font-size-complex="12pt"/>
    </style:style>
    <style:style style:name="T14_17" style:family="text">
      <style:text-properties fo:color="#333333" fo:font-size="12pt" style:font-size-asian="12pt" style:font-size-complex="12pt"/>
    </style:style>
    <style:style style:name="T14_18" style:family="text">
      <style:text-properties fo:color="#333333" fo:font-size="12pt" style:font-size-asian="12pt" style:font-size-complex="12pt"/>
    </style:style>
    <style:style style:name="P15" style:family="paragraph" style:parent-style-name="Standard">
      <style:paragraph-properties fo:break-before="auto" fo:line-height="160%" fo:margin-bottom="0.423cm" style:writing-mode="lr-tb"/>
    </style:style>
    <style:style style:name="T15_1" style:family="text">
      <style:text-properties fo:color="#333333" fo:font-size="12pt" style:font-size-asian="12pt" style:font-size-complex="12pt"/>
    </style:style>
    <style:style style:name="T15_2" style:family="text">
      <style:text-properties fo:color="#333333" fo:font-size="12pt" style:font-size-asian="12pt" style:font-size-complex="12pt"/>
    </style:style>
    <style:style style:name="T15_3" style:family="text">
      <style:text-properties fo:color="#333333" fo:font-size="12pt" style:font-size-asian="12pt" style:font-size-complex="12pt"/>
    </style:style>
    <style:style style:name="T15_4" style:family="text">
      <style:text-properties fo:color="#333333" fo:font-size="12pt" style:font-size-asian="12pt" style:font-size-complex="12pt"/>
    </style:style>
    <style:style style:name="T15_5" style:family="text">
      <style:text-properties fo:color="#333333" fo:font-size="12pt" style:font-size-asian="12pt" style:font-size-complex="12pt"/>
    </style:style>
    <style:style style:name="T15_6" style:family="text">
      <style:text-properties fo:color="#333333" fo:font-size="12pt" style:font-size-asian="12pt" style:font-size-complex="12pt"/>
    </style:style>
    <style:style style:name="T15_7" style:family="text">
      <style:text-properties fo:color="#333333" fo:font-size="12pt" style:font-size-asian="12pt" style:font-size-complex="12pt"/>
    </style:style>
    <style:style style:name="T15_8" style:family="text">
      <style:text-properties fo:color="#333333" fo:font-size="12pt" style:font-size-asian="12pt" style:font-size-complex="12pt"/>
    </style:style>
    <style:style style:name="T15_9" style:family="text">
      <style:text-properties fo:color="#333333" fo:font-size="12pt" style:font-size-asian="12pt" style:font-size-complex="12pt"/>
    </style:style>
    <style:style style:name="T15_10" style:family="text">
      <style:text-properties fo:color="#333333" fo:font-size="12pt" style:font-size-asian="12pt" style:font-size-complex="12pt"/>
    </style:style>
    <style:style style:name="T15_11" style:family="text">
      <style:text-properties fo:color="#333333" fo:font-size="12pt" style:font-size-asian="12pt" style:font-size-complex="12pt"/>
    </style:style>
    <style:style style:name="T15_12" style:family="text">
      <style:text-properties fo:color="#333333" fo:font-size="12pt" style:font-size-asian="12pt" style:font-size-complex="12pt"/>
    </style:style>
    <style:style style:name="T15_13" style:family="text">
      <style:text-properties fo:color="#333333" fo:font-size="12pt" style:font-size-asian="12pt" style:font-size-complex="12pt"/>
    </style:style>
    <style:style style:name="T15_14" style:family="text">
      <style:text-properties fo:color="#333333" fo:font-size="12pt" style:font-size-asian="12pt" style:font-size-complex="12pt"/>
    </style:style>
    <style:style style:name="T15_15" style:family="text">
      <style:text-properties fo:color="#333333" fo:font-size="12pt" style:font-size-asian="12pt" style:font-size-complex="12pt"/>
    </style:style>
    <style:style style:name="T15_16" style:family="text">
      <style:text-properties fo:color="#333333" fo:font-size="12pt" style:font-size-asian="12pt" style:font-size-complex="12pt"/>
    </style:style>
    <style:style style:name="T15_17" style:family="text">
      <style:text-properties fo:color="#333333" fo:font-size="12pt" style:font-size-asian="12pt" style:font-size-complex="12pt"/>
    </style:style>
    <style:style style:name="T15_18" style:family="text">
      <style:text-properties fo:color="#333333" fo:font-size="12pt" style:font-size-asian="12pt" style:font-size-complex="12pt"/>
    </style:style>
    <style:style style:name="T15_19" style:family="text">
      <style:text-properties fo:color="#333333" fo:font-size="12pt" style:font-size-asian="12pt" style:font-size-complex="12pt"/>
    </style:style>
    <style:style style:name="T15_20" style:family="text">
      <style:text-properties fo:color="#333333" fo:font-size="12pt" style:font-size-asian="12pt" style:font-size-complex="12pt"/>
    </style:style>
    <style:style style:name="T15_21" style:family="text">
      <style:text-properties fo:color="#333333" fo:font-size="12pt" style:font-size-asian="12pt" style:font-size-complex="12pt"/>
    </style:style>
    <style:style style:name="T15_22" style:family="text">
      <style:text-properties fo:color="#333333" fo:font-size="12pt" style:font-size-asian="12pt" style:font-size-complex="12pt"/>
    </style:style>
    <style:style style:name="T15_23" style:family="text">
      <style:text-properties fo:color="#333333" fo:font-size="12pt" style:font-size-asian="12pt" style:font-size-complex="12pt"/>
    </style:style>
    <style:style style:name="T15_24" style:family="text">
      <style:text-properties fo:color="#333333" fo:font-size="12pt" style:font-size-asian="12pt" style:font-size-complex="12pt"/>
    </style:style>
    <style:style style:name="T15_25" style:family="text">
      <style:text-properties fo:color="#333333" fo:font-size="12pt" style:font-size-asian="12pt" style:font-size-complex="12pt"/>
    </style:style>
    <style:style style:name="T15_26" style:family="text">
      <style:text-properties fo:color="#333333" fo:font-size="12pt" style:font-size-asian="12pt" style:font-size-complex="12pt"/>
    </style:style>
    <style:style style:name="T15_27" style:family="text">
      <style:text-properties fo:color="#333333" fo:font-size="12pt" style:font-size-asian="12pt" style:font-size-complex="12pt"/>
    </style:style>
    <style:style style:name="T15_28" style:family="text">
      <style:text-properties fo:color="#333333" fo:font-size="12pt" style:font-size-asian="12pt" style:font-size-complex="12pt"/>
    </style:style>
    <style:style style:name="T15_29" style:family="text">
      <style:text-properties fo:color="#333333" fo:font-size="12pt" style:font-size-asian="12pt" style:font-size-complex="12pt"/>
    </style:style>
    <style:style style:name="T15_30" style:family="text">
      <style:text-properties fo:color="#333333" fo:font-size="12pt" style:font-size-asian="12pt" style:font-size-complex="12pt"/>
    </style:style>
    <style:style style:name="T15_31" style:family="text">
      <style:text-properties fo:color="#333333" fo:font-size="12pt" style:font-size-asian="12pt" style:font-size-complex="12pt"/>
    </style:style>
    <style:style style:name="T15_32" style:family="text">
      <style:text-properties fo:color="#333333" fo:font-size="12pt" style:font-size-asian="12pt" style:font-size-complex="12pt"/>
    </style:style>
    <style:style style:name="T15_33" style:family="text">
      <style:text-properties fo:color="#333333" fo:font-size="12pt" style:font-size-asian="12pt" style:font-size-complex="12pt"/>
    </style:style>
    <style:style style:name="T15_34" style:family="text">
      <style:text-properties fo:color="#333333" fo:font-size="12pt" style:font-size-asian="12pt" style:font-size-complex="12pt"/>
    </style:style>
    <style:style style:name="T15_35" style:family="text">
      <style:text-properties fo:color="#333333" fo:font-size="12pt" style:font-size-asian="12pt" style:font-size-complex="12pt"/>
    </style:style>
    <style:style style:name="T15_36" style:family="text">
      <style:text-properties fo:color="#333333" fo:font-size="12pt" style:font-size-asian="12pt" style:font-size-complex="12pt"/>
    </style:style>
    <style:style style:name="T15_37" style:family="text">
      <style:text-properties fo:color="#333333" fo:font-size="12pt" style:font-size-asian="12pt" style:font-size-complex="12pt"/>
    </style:style>
    <style:style style:name="T15_38" style:family="text">
      <style:text-properties fo:color="#333333" fo:font-size="12pt" style:font-size-asian="12pt" style:font-size-complex="12pt"/>
    </style:style>
    <style:style style:name="T15_39" style:family="text">
      <style:text-properties fo:color="#333333" fo:font-size="12pt" style:font-size-asian="12pt" style:font-size-complex="12pt"/>
    </style:style>
    <style:style style:name="T15_40" style:family="text">
      <style:text-properties fo:color="#333333" fo:font-size="12pt" style:font-size-asian="12pt" style:font-size-complex="12pt"/>
    </style:style>
    <style:style style:name="T15_41" style:family="text">
      <style:text-properties fo:color="#333333" fo:font-size="12pt" style:font-size-asian="12pt" style:font-size-complex="12pt"/>
    </style:style>
    <style:style style:name="T15_42" style:family="text">
      <style:text-properties fo:color="#333333" fo:font-size="12pt" style:font-size-asian="12pt" style:font-size-complex="12pt"/>
    </style:style>
    <style:style style:name="T15_43" style:family="text">
      <style:text-properties fo:color="#333333" fo:font-size="12pt" style:font-size-asian="12pt" style:font-size-complex="12pt"/>
    </style:style>
    <style:style style:name="T15_44" style:family="text">
      <style:text-properties fo:color="#333333" fo:font-size="12pt" style:font-size-asian="12pt" style:font-size-complex="12pt"/>
    </style:style>
    <style:style style:name="T15_45" style:family="text">
      <style:text-properties fo:color="#333333" fo:font-size="12pt" style:font-size-asian="12pt" style:font-size-complex="12pt"/>
    </style:style>
    <style:style style:name="T15_46" style:family="text">
      <style:text-properties fo:color="#333333" fo:font-size="12pt" style:font-size-asian="12pt" style:font-size-complex="12pt"/>
    </style:style>
    <style:style style:name="T15_47" style:family="text">
      <style:text-properties fo:color="#333333" fo:font-size="12pt" style:font-size-asian="12pt" style:font-size-complex="12pt"/>
    </style:style>
    <style:style style:name="T15_48" style:family="text">
      <style:text-properties fo:color="#333333" fo:font-size="12pt" style:font-size-asian="12pt" style:font-size-complex="12pt"/>
    </style:style>
    <style:style style:name="T15_49" style:family="text">
      <style:text-properties fo:color="#333333" fo:font-size="12pt" style:font-size-asian="12pt" style:font-size-complex="12pt"/>
    </style:style>
    <style:style style:name="T15_50" style:family="text">
      <style:text-properties fo:color="#333333" fo:font-size="12pt" style:font-size-asian="12pt" style:font-size-complex="12pt"/>
    </style:style>
    <style:style style:name="T15_51" style:family="text">
      <style:text-properties fo:color="#333333" fo:font-size="12pt" style:font-size-asian="12pt" style:font-size-complex="12pt"/>
    </style:style>
    <style:style style:name="T15_52" style:family="text">
      <style:text-properties fo:color="#333333" fo:font-size="12pt" style:font-size-asian="12pt" style:font-size-complex="12pt"/>
    </style:style>
    <style:style style:name="T15_53" style:family="text">
      <style:text-properties fo:color="#333333" fo:font-size="12pt" style:font-size-asian="12pt" style:font-size-complex="12pt"/>
    </style:style>
    <style:style style:name="T15_54" style:family="text">
      <style:text-properties fo:color="#333333" fo:font-size="12pt" style:font-size-asian="12pt" style:font-size-complex="12pt"/>
    </style:style>
    <style:style style:name="T15_55" style:family="text">
      <style:text-properties fo:color="#333333" fo:font-size="12pt" style:font-size-asian="12pt" style:font-size-complex="12pt"/>
    </style:style>
    <style:style style:name="T15_56" style:family="text">
      <style:text-properties fo:color="#333333" fo:font-size="12pt" style:font-size-asian="12pt" style:font-size-complex="12pt"/>
    </style:style>
    <style:style style:name="T15_57" style:family="text">
      <style:text-properties fo:color="#333333" fo:font-size="12pt" style:font-size-asian="12pt" style:font-size-complex="12pt"/>
    </style:style>
    <style:style style:name="T15_58" style:family="text">
      <style:text-properties fo:color="#333333" fo:font-size="12pt" style:font-size-asian="12pt" style:font-size-complex="12pt"/>
    </style:style>
    <style:style style:name="T15_59" style:family="text">
      <style:text-properties fo:color="#333333" fo:font-size="12pt" style:font-size-asian="12pt" style:font-size-complex="12pt"/>
    </style:style>
    <style:style style:name="T15_60" style:family="text">
      <style:text-properties fo:color="#333333" fo:font-size="12pt" style:font-size-asian="12pt" style:font-size-complex="12pt"/>
    </style:style>
    <style:style style:name="T15_61" style:family="text">
      <style:text-properties fo:color="#333333" fo:font-size="12pt" style:font-size-asian="12pt" style:font-size-complex="12pt"/>
    </style:style>
    <style:style style:name="T15_62" style:family="text">
      <style:text-properties fo:color="#333333" fo:font-size="12pt" style:font-size-asian="12pt" style:font-size-complex="12pt"/>
    </style:style>
    <style:style style:name="T15_63" style:family="text">
      <style:text-properties fo:color="#333333" fo:font-size="12pt" style:font-size-asian="12pt" style:font-size-complex="12pt"/>
    </style:style>
    <style:style style:name="T15_64" style:family="text">
      <style:text-properties fo:color="#333333" fo:font-size="12pt" style:font-size-asian="12pt" style:font-size-complex="12pt"/>
    </style:style>
    <style:style style:name="T15_65" style:family="text">
      <style:text-properties fo:color="#333333" fo:font-size="12pt" style:font-size-asian="12pt" style:font-size-complex="12pt"/>
    </style:style>
    <style:style style:name="T15_66" style:family="text">
      <style:text-properties fo:color="#333333" fo:font-size="12pt" style:font-size-asian="12pt" style:font-size-complex="12pt"/>
    </style:style>
    <style:style style:name="T15_67" style:family="text">
      <style:text-properties fo:color="#333333" fo:font-size="12pt" style:font-size-asian="12pt" style:font-size-complex="12pt"/>
    </style:style>
    <style:style style:name="T15_68" style:family="text">
      <style:text-properties fo:color="#333333" fo:font-size="12pt" style:font-size-asian="12pt" style:font-size-complex="12pt"/>
    </style:style>
    <style:style style:name="P16" style:family="paragraph" style:parent-style-name="Standard">
      <style:paragraph-properties fo:break-before="auto" fo:line-height="160%" fo:margin-bottom="0.423cm" style:writing-mode="lr-tb"/>
    </style:style>
    <style:style style:name="T16_1" style:family="text">
      <style:text-properties fo:color="#333333" fo:font-size="12pt" style:font-size-asian="12pt" style:font-size-complex="12pt"/>
    </style:style>
    <style:style style:name="T16_2" style:family="text">
      <style:text-properties fo:color="#333333" fo:font-size="12pt" style:font-size-asian="12pt" style:font-size-complex="12pt"/>
    </style:style>
    <style:style style:name="T16_3" style:family="text">
      <style:text-properties fo:color="#333333" fo:font-size="12pt" style:font-size-asian="12pt" style:font-size-complex="12pt"/>
    </style:style>
    <style:style style:name="T16_4" style:family="text">
      <style:text-properties fo:color="#333333" fo:font-size="12pt" style:font-size-asian="12pt" style:font-size-complex="12pt"/>
    </style:style>
    <style:style style:name="T16_5" style:family="text">
      <style:text-properties fo:color="#333333" fo:font-size="12pt" style:font-size-asian="12pt" style:font-size-complex="12pt"/>
    </style:style>
    <style:style style:name="T16_6" style:family="text">
      <style:text-properties fo:color="#333333" fo:font-size="12pt" style:font-size-asian="12pt" style:font-size-complex="12pt"/>
    </style:style>
    <style:style style:name="T16_7" style:family="text">
      <style:text-properties fo:color="#333333" fo:font-size="12pt" style:font-size-asian="12pt" style:font-size-complex="12pt"/>
    </style:style>
    <style:style style:name="T16_8" style:family="text">
      <style:text-properties fo:color="#333333" fo:font-size="12pt" style:font-size-asian="12pt" style:font-size-complex="12pt"/>
    </style:style>
    <style:style style:name="T16_9" style:family="text">
      <style:text-properties fo:color="#333333" fo:font-size="12pt" style:font-size-asian="12pt" style:font-size-complex="12pt"/>
    </style:style>
    <style:style style:name="T16_10" style:family="text">
      <style:text-properties fo:color="#333333" fo:font-size="12pt" style:font-size-asian="12pt" style:font-size-complex="12pt"/>
    </style:style>
    <style:style style:name="T16_11" style:family="text">
      <style:text-properties fo:color="#333333" fo:font-size="12pt" style:font-size-asian="12pt" style:font-size-complex="12pt"/>
    </style:style>
    <style:style style:name="T16_12" style:family="text">
      <style:text-properties fo:color="#333333" fo:font-size="12pt" style:font-size-asian="12pt" style:font-size-complex="12pt"/>
    </style:style>
    <style:style style:name="T16_13" style:family="text">
      <style:text-properties fo:color="#333333" fo:font-size="12pt" style:font-size-asian="12pt" style:font-size-complex="12pt"/>
    </style:style>
    <style:style style:name="T16_14" style:family="text">
      <style:text-properties fo:color="#333333" fo:font-size="12pt" style:font-size-asian="12pt" style:font-size-complex="12pt"/>
    </style:style>
    <style:style style:name="T16_15" style:family="text">
      <style:text-properties fo:color="#333333" fo:font-size="12pt" style:font-size-asian="12pt" style:font-size-complex="12pt"/>
    </style:style>
    <style:style style:name="T16_16" style:family="text">
      <style:text-properties fo:color="#333333" fo:font-size="12pt" style:font-size-asian="12pt" style:font-size-complex="12pt"/>
    </style:style>
    <style:style style:name="T16_17" style:family="text">
      <style:text-properties fo:color="#333333" fo:font-size="12pt" style:font-size-asian="12pt" style:font-size-complex="12pt"/>
    </style:style>
    <style:style style:name="T16_18" style:family="text">
      <style:text-properties fo:color="#333333" fo:font-size="12pt" style:font-size-asian="12pt" style:font-size-complex="12pt"/>
    </style:style>
    <style:style style:name="T16_19" style:family="text">
      <style:text-properties fo:color="#333333" fo:font-size="12pt" style:font-size-asian="12pt" style:font-size-complex="12pt"/>
    </style:style>
    <style:style style:name="T16_20" style:family="text">
      <style:text-properties fo:color="#333333" fo:font-size="12pt" style:font-size-asian="12pt" style:font-size-complex="12pt"/>
    </style:style>
    <style:style style:name="T16_21" style:family="text">
      <style:text-properties fo:color="#333333" fo:font-size="12pt" style:font-size-asian="12pt" style:font-size-complex="12pt"/>
    </style:style>
    <style:style style:name="T16_22" style:family="text">
      <style:text-properties fo:color="#333333" fo:font-size="12pt" style:font-size-asian="12pt" style:font-size-complex="12pt"/>
    </style:style>
    <style:style style:name="T16_23" style:family="text">
      <style:text-properties fo:color="#333333" fo:font-size="12pt" style:font-size-asian="12pt" style:font-size-complex="12pt"/>
    </style:style>
    <style:style style:name="T16_24" style:family="text">
      <style:text-properties fo:color="#333333" fo:font-size="12pt" style:font-size-asian="12pt" style:font-size-complex="12pt"/>
    </style:style>
    <style:style style:name="T16_25" style:family="text">
      <style:text-properties fo:color="#333333" fo:font-size="12pt" style:font-size-asian="12pt" style:font-size-complex="12pt"/>
    </style:style>
    <style:style style:name="T16_26" style:family="text">
      <style:text-properties fo:color="#333333" fo:font-size="12pt" style:font-size-asian="12pt" style:font-size-complex="12pt"/>
    </style:style>
    <style:style style:name="T16_27" style:family="text">
      <style:text-properties fo:color="#333333" fo:font-size="12pt" style:font-size-asian="12pt" style:font-size-complex="12pt"/>
    </style:style>
    <style:style style:name="T16_28" style:family="text">
      <style:text-properties fo:color="#333333" fo:font-size="12pt" style:font-size-asian="12pt" style:font-size-complex="12pt"/>
    </style:style>
    <style:style style:name="T16_29" style:family="text">
      <style:text-properties fo:color="#333333" fo:font-size="12pt" style:font-size-asian="12pt" style:font-size-complex="12pt"/>
    </style:style>
    <style:style style:name="T16_30" style:family="text">
      <style:text-properties fo:color="#333333" fo:font-size="12pt" style:font-size-asian="12pt" style:font-size-complex="12pt"/>
    </style:style>
    <style:style style:name="T16_31" style:family="text">
      <style:text-properties fo:color="#333333" fo:font-size="12pt" style:font-size-asian="12pt" style:font-size-complex="12pt"/>
    </style:style>
    <style:style style:name="T16_32" style:family="text">
      <style:text-properties fo:color="#333333" fo:font-size="12pt" style:font-size-asian="12pt" style:font-size-complex="12pt"/>
    </style:style>
    <style:style style:name="T16_33" style:family="text">
      <style:text-properties fo:color="#333333" fo:font-size="12pt" style:font-size-asian="12pt" style:font-size-complex="12pt"/>
    </style:style>
    <style:style style:name="T16_34" style:family="text">
      <style:text-properties fo:color="#333333" fo:font-size="12pt" style:font-size-asian="12pt" style:font-size-complex="12pt"/>
    </style:style>
    <style:style style:name="P17" style:family="paragraph" style:parent-style-name="Standard">
      <style:paragraph-properties fo:break-before="auto" fo:line-height="160%" fo:margin-bottom="0.423cm" style:writing-mode="lr-tb"/>
    </style:style>
    <style:style style:name="T17_1" style:family="text">
      <style:text-properties fo:color="#333333" fo:font-size="12pt" style:font-size-asian="12pt" style:font-size-complex="12pt"/>
    </style:style>
    <style:style style:name="T17_2" style:family="text">
      <style:text-properties fo:color="#333333" fo:font-size="12pt" style:font-size-asian="12pt" style:font-size-complex="12pt"/>
    </style:style>
    <style:style style:name="T17_3" style:family="text">
      <style:text-properties fo:color="#333333" fo:font-size="12pt" style:font-size-asian="12pt" style:font-size-complex="12pt"/>
    </style:style>
    <style:style style:name="T17_4" style:family="text">
      <style:text-properties fo:color="#333333" fo:font-size="12pt" style:font-size-asian="12pt" style:font-size-complex="12pt"/>
    </style:style>
    <style:style style:name="T17_5" style:family="text">
      <style:text-properties fo:color="#333333" fo:font-size="12pt" style:font-size-asian="12pt" style:font-size-complex="12pt"/>
    </style:style>
    <style:style style:name="T17_6" style:family="text">
      <style:text-properties fo:color="#333333" fo:font-size="12pt" style:font-size-asian="12pt" style:font-size-complex="12pt"/>
    </style:style>
    <style:style style:name="T17_7" style:family="text">
      <style:text-properties fo:color="#333333" fo:font-size="12pt" style:font-size-asian="12pt" style:font-size-complex="12pt"/>
    </style:style>
    <style:style style:name="T17_8" style:family="text">
      <style:text-properties fo:color="#333333" fo:font-size="12pt" style:font-size-asian="12pt" style:font-size-complex="12pt"/>
    </style:style>
    <style:style style:name="T17_9" style:family="text">
      <style:text-properties fo:color="#333333" fo:font-size="12pt" style:font-size-asian="12pt" style:font-size-complex="12pt"/>
    </style:style>
    <style:style style:name="T17_10" style:family="text">
      <style:text-properties fo:color="#333333" fo:font-size="12pt" style:font-size-asian="12pt" style:font-size-complex="12pt"/>
    </style:style>
    <style:style style:name="T17_11" style:family="text">
      <style:text-properties fo:color="#333333" fo:font-size="12pt" style:font-size-asian="12pt" style:font-size-complex="12pt"/>
    </style:style>
    <style:style style:name="T17_12" style:family="text">
      <style:text-properties fo:color="#333333" fo:font-size="12pt" style:font-size-asian="12pt" style:font-size-complex="12pt"/>
    </style:style>
    <style:style style:name="T17_13" style:family="text">
      <style:text-properties fo:color="#333333" fo:font-size="12pt" style:font-size-asian="12pt" style:font-size-complex="12pt"/>
    </style:style>
    <style:style style:name="T17_14" style:family="text">
      <style:text-properties fo:color="#333333" fo:font-size="12pt" style:font-size-asian="12pt" style:font-size-complex="12pt"/>
    </style:style>
    <style:style style:name="T17_15" style:family="text">
      <style:text-properties fo:color="#333333" fo:font-size="12pt" style:font-size-asian="12pt" style:font-size-complex="12pt"/>
    </style:style>
    <style:style style:name="T17_16" style:family="text">
      <style:text-properties fo:color="#333333" fo:font-size="12pt" style:font-size-asian="12pt" style:font-size-complex="12pt"/>
    </style:style>
    <style:style style:name="T17_17" style:family="text">
      <style:text-properties fo:color="#333333" fo:font-size="12pt" style:font-size-asian="12pt" style:font-size-complex="12pt"/>
    </style:style>
    <style:style style:name="T17_18" style:family="text">
      <style:text-properties fo:color="#333333" fo:font-size="12pt" style:font-size-asian="12pt" style:font-size-complex="12pt"/>
    </style:style>
    <style:style style:name="T17_19" style:family="text">
      <style:text-properties fo:color="#333333" fo:font-size="12pt" style:font-size-asian="12pt" style:font-size-complex="12pt"/>
    </style:style>
    <style:style style:name="T17_20" style:family="text">
      <style:text-properties fo:color="#333333" fo:font-size="12pt" style:font-size-asian="12pt" style:font-size-complex="12pt"/>
    </style:style>
    <style:style style:name="T17_21" style:family="text">
      <style:text-properties fo:color="#333333" fo:font-size="12pt" style:font-size-asian="12pt" style:font-size-complex="12pt"/>
    </style:style>
    <style:style style:name="T17_22" style:family="text">
      <style:text-properties fo:color="#333333" fo:font-size="12pt" style:font-size-asian="12pt" style:font-size-complex="12pt"/>
    </style:style>
    <style:style style:name="T17_23" style:family="text">
      <style:text-properties fo:color="#333333" fo:font-size="12pt" style:font-size-asian="12pt" style:font-size-complex="12pt"/>
    </style:style>
    <style:style style:name="T17_24" style:family="text">
      <style:text-properties fo:color="#333333" fo:font-size="12pt" style:font-size-asian="12pt" style:font-size-complex="12pt"/>
    </style:style>
    <style:style style:name="T17_25" style:family="text">
      <style:text-properties fo:color="#333333" fo:font-size="12pt" style:font-size-asian="12pt" style:font-size-complex="12pt"/>
    </style:style>
    <style:style style:name="T17_26" style:family="text">
      <style:text-properties fo:color="#333333" fo:font-size="12pt" style:font-size-asian="12pt" style:font-size-complex="12pt"/>
    </style:style>
    <style:style style:name="T17_27" style:family="text">
      <style:text-properties fo:color="#333333" fo:font-size="12pt" style:font-size-asian="12pt" style:font-size-complex="12pt"/>
    </style:style>
    <style:style style:name="T17_28" style:family="text">
      <style:text-properties fo:color="#333333" fo:font-size="12pt" style:font-size-asian="12pt" style:font-size-complex="12pt"/>
    </style:style>
    <style:style style:name="T17_29" style:family="text">
      <style:text-properties fo:color="#333333" fo:font-size="12pt" style:font-size-asian="12pt" style:font-size-complex="12pt"/>
    </style:style>
    <style:style style:name="T17_30" style:family="text">
      <style:text-properties fo:color="#333333" fo:font-size="12pt" style:font-size-asian="12pt" style:font-size-complex="12pt"/>
    </style:style>
    <style:style style:name="T17_31" style:family="text">
      <style:text-properties fo:color="#333333" fo:font-size="12pt" style:font-size-asian="12pt" style:font-size-complex="12pt"/>
    </style:style>
    <style:style style:name="T17_32" style:family="text">
      <style:text-properties fo:color="#333333" fo:font-size="12pt" style:font-size-asian="12pt" style:font-size-complex="12pt"/>
    </style:style>
    <style:style style:name="T17_33" style:family="text">
      <style:text-properties fo:color="#333333" fo:font-size="12pt" style:font-size-asian="12pt" style:font-size-complex="12pt"/>
    </style:style>
    <style:style style:name="T17_34" style:family="text">
      <style:text-properties fo:color="#333333" fo:font-size="12pt" style:font-size-asian="12pt" style:font-size-complex="12pt"/>
    </style:style>
    <style:style style:name="T17_35" style:family="text">
      <style:text-properties fo:color="#333333" fo:font-size="12pt" style:font-size-asian="12pt" style:font-size-complex="12pt"/>
    </style:style>
    <style:style style:name="T17_36" style:family="text">
      <style:text-properties fo:color="#333333" fo:font-size="12pt" style:font-size-asian="12pt" style:font-size-complex="12pt"/>
    </style:style>
    <style:style style:name="T17_37" style:family="text">
      <style:text-properties fo:color="#333333" fo:font-size="12pt" style:font-size-asian="12pt" style:font-size-complex="12pt"/>
    </style:style>
    <style:style style:name="T17_38" style:family="text">
      <style:text-properties fo:color="#333333" fo:font-size="12pt" style:font-size-asian="12pt" style:font-size-complex="12pt"/>
    </style:style>
    <style:style style:name="T17_39" style:family="text">
      <style:text-properties fo:color="#333333" fo:font-size="12pt" style:font-size-asian="12pt" style:font-size-complex="12pt"/>
    </style:style>
    <style:style style:name="T17_40" style:family="text">
      <style:text-properties fo:color="#333333" fo:font-size="12pt" style:font-size-asian="12pt" style:font-size-complex="12pt"/>
    </style:style>
    <style:style style:name="T17_41" style:family="text">
      <style:text-properties fo:color="#333333" fo:font-size="12pt" style:font-size-asian="12pt" style:font-size-complex="12pt"/>
    </style:style>
    <style:style style:name="T17_42" style:family="text">
      <style:text-properties fo:color="#333333" fo:font-size="12pt" style:font-size-asian="12pt" style:font-size-complex="12pt"/>
    </style:style>
    <style:style style:name="T17_43" style:family="text">
      <style:text-properties fo:color="#333333" fo:font-size="12pt" style:font-size-asian="12pt" style:font-size-complex="12pt"/>
    </style:style>
    <style:style style:name="T17_44" style:family="text">
      <style:text-properties fo:color="#333333" fo:font-size="12pt" style:font-size-asian="12pt" style:font-size-complex="12pt"/>
    </style:style>
    <style:style style:name="T17_45" style:family="text">
      <style:text-properties fo:color="#333333" fo:font-size="12pt" style:font-size-asian="12pt" style:font-size-complex="12pt"/>
    </style:style>
    <style:style style:name="T17_46" style:family="text">
      <style:text-properties fo:color="#333333" fo:font-size="12pt" style:font-size-asian="12pt" style:font-size-complex="12pt"/>
    </style:style>
    <style:style style:name="T17_47" style:family="text">
      <style:text-properties fo:color="#333333" fo:font-size="12pt" style:font-size-asian="12pt" style:font-size-complex="12pt"/>
    </style:style>
    <style:style style:name="T17_48" style:family="text">
      <style:text-properties fo:color="#333333" fo:font-size="12pt" style:font-size-asian="12pt" style:font-size-complex="12pt"/>
    </style:style>
    <style:style style:name="T17_49" style:family="text">
      <style:text-properties fo:color="#333333" fo:font-size="12pt" style:font-size-asian="12pt" style:font-size-complex="12pt"/>
    </style:style>
    <style:style style:name="T17_50" style:family="text">
      <style:text-properties fo:color="#333333" fo:font-size="12pt" style:font-size-asian="12pt" style:font-size-complex="12pt"/>
    </style:style>
    <style:style style:name="P18" style:family="paragraph" style:parent-style-name="Standard">
      <style:paragraph-properties fo:break-before="auto" fo:line-height="160%" fo:margin-bottom="0.423cm" style:writing-mode="lr-tb"/>
    </style:style>
    <style:style style:name="T18_1" style:family="text">
      <style:text-properties fo:color="#333333" fo:font-size="12pt" style:font-size-asian="12pt" style:font-size-complex="12pt"/>
    </style:style>
    <style:style style:name="T18_2" style:family="text">
      <style:text-properties fo:color="#333333" fo:font-size="12pt" style:font-size-asian="12pt" style:font-size-complex="12pt"/>
    </style:style>
    <style:style style:name="T18_3" style:family="text">
      <style:text-properties fo:color="#333333" fo:font-size="12pt" style:font-size-asian="12pt" style:font-size-complex="12pt"/>
    </style:style>
    <style:style style:name="T18_4" style:family="text">
      <style:text-properties fo:color="#333333" fo:font-size="12pt" style:font-size-asian="12pt" style:font-size-complex="12pt"/>
    </style:style>
    <style:style style:name="T18_5" style:family="text">
      <style:text-properties fo:color="#333333" fo:font-size="12pt" style:font-size-asian="12pt" style:font-size-complex="12pt"/>
    </style:style>
    <style:style style:name="T18_6" style:family="text">
      <style:text-properties fo:color="#333333" fo:font-size="12pt" style:font-size-asian="12pt" style:font-size-complex="12pt"/>
    </style:style>
    <style:style style:name="T18_7" style:family="text">
      <style:text-properties fo:color="#333333" fo:font-size="12pt" style:font-size-asian="12pt" style:font-size-complex="12pt"/>
    </style:style>
    <style:style style:name="T18_8" style:family="text">
      <style:text-properties fo:color="#333333" fo:font-size="12pt" style:font-size-asian="12pt" style:font-size-complex="12pt"/>
    </style:style>
    <style:style style:name="T18_9" style:family="text">
      <style:text-properties fo:color="#333333" fo:font-size="12pt" style:font-size-asian="12pt" style:font-size-complex="12pt"/>
    </style:style>
    <style:style style:name="T18_10" style:family="text">
      <style:text-properties fo:color="#333333" fo:font-size="12pt" style:font-size-asian="12pt" style:font-size-complex="12pt"/>
    </style:style>
    <style:style style:name="T18_11" style:family="text">
      <style:text-properties fo:color="#333333" fo:font-size="12pt" style:font-size-asian="12pt" style:font-size-complex="12pt"/>
    </style:style>
    <style:style style:name="T18_12" style:family="text">
      <style:text-properties fo:color="#333333" fo:font-size="12pt" style:font-size-asian="12pt" style:font-size-complex="12pt"/>
    </style:style>
    <style:style style:name="T18_13" style:family="text">
      <style:text-properties fo:color="#333333" fo:font-size="12pt" style:font-size-asian="12pt" style:font-size-complex="12pt"/>
    </style:style>
    <style:style style:name="T18_14" style:family="text">
      <style:text-properties fo:color="#333333" fo:font-size="12pt" style:font-size-asian="12pt" style:font-size-complex="12pt"/>
    </style:style>
    <style:style style:name="P19" style:family="paragraph" style:parent-style-name="Standard">
      <style:paragraph-properties fo:break-before="auto" fo:line-height="160%" fo:margin-bottom="0.423cm" style:writing-mode="lr-tb"/>
    </style:style>
    <style:style style:name="T19_1" style:family="text">
      <style:text-properties fo:color="#333333" fo:font-size="12pt" style:font-size-asian="12pt" style:font-size-complex="12pt"/>
    </style:style>
    <style:style style:name="T19_2" style:family="text">
      <style:text-properties fo:color="#333333" fo:font-size="12pt" style:font-size-asian="12pt" style:font-size-complex="12pt"/>
    </style:style>
    <style:style style:name="T19_3" style:family="text">
      <style:text-properties fo:color="#333333" fo:font-size="12pt" style:font-size-asian="12pt" style:font-size-complex="12pt"/>
    </style:style>
    <style:style style:name="T19_4" style:family="text">
      <style:text-properties fo:color="#333333" fo:font-size="12pt" style:font-size-asian="12pt" style:font-size-complex="12pt"/>
    </style:style>
    <style:style style:name="T19_5" style:family="text">
      <style:text-properties fo:color="#333333" fo:font-size="12pt" style:font-size-asian="12pt" style:font-size-complex="12pt"/>
    </style:style>
    <style:style style:name="T19_6" style:family="text">
      <style:text-properties fo:color="#333333" fo:font-size="12pt" style:font-size-asian="12pt" style:font-size-complex="12pt"/>
    </style:style>
    <style:style style:name="T19_7" style:family="text">
      <style:text-properties fo:color="#333333" fo:font-size="12pt" style:font-size-asian="12pt" style:font-size-complex="12pt"/>
    </style:style>
    <style:style style:name="T19_8" style:family="text">
      <style:text-properties fo:color="#333333" fo:font-size="12pt" style:font-size-asian="12pt" style:font-size-complex="12pt"/>
    </style:style>
    <style:style style:name="T19_9" style:family="text">
      <style:text-properties fo:color="#333333" fo:font-size="12pt" style:font-size-asian="12pt" style:font-size-complex="12pt"/>
    </style:style>
    <style:style style:name="T19_10" style:family="text">
      <style:text-properties fo:color="#333333" fo:font-size="12pt" style:font-size-asian="12pt" style:font-size-complex="12pt"/>
    </style:style>
    <style:style style:name="T19_11" style:family="text">
      <style:text-properties fo:color="#333333" fo:font-size="12pt" style:font-size-asian="12pt" style:font-size-complex="12pt"/>
    </style:style>
    <style:style style:name="T19_12" style:family="text">
      <style:text-properties fo:color="#333333" fo:font-size="12pt" style:font-size-asian="12pt" style:font-size-complex="12pt"/>
    </style:style>
    <style:style style:name="T19_13" style:family="text">
      <style:text-properties fo:color="#333333" fo:font-size="12pt" style:font-size-asian="12pt" style:font-size-complex="12pt"/>
    </style:style>
    <style:style style:name="T19_14" style:family="text">
      <style:text-properties fo:color="#333333" fo:font-size="12pt" style:font-size-asian="12pt" style:font-size-complex="12pt"/>
    </style:style>
    <style:style style:name="T19_15" style:family="text">
      <style:text-properties fo:color="#333333" fo:font-size="12pt" style:font-size-asian="12pt" style:font-size-complex="12pt"/>
    </style:style>
    <style:style style:name="T19_16" style:family="text">
      <style:text-properties fo:color="#333333" fo:font-size="12pt" style:font-size-asian="12pt" style:font-size-complex="12pt"/>
    </style:style>
    <style:style style:name="T19_17" style:family="text">
      <style:text-properties fo:color="#333333" fo:font-size="12pt" style:font-size-asian="12pt" style:font-size-complex="12pt"/>
    </style:style>
    <style:style style:name="T19_18" style:family="text">
      <style:text-properties fo:color="#333333" fo:font-size="12pt" style:font-size-asian="12pt" style:font-size-complex="12pt"/>
    </style:style>
    <style:style style:name="T19_19" style:family="text">
      <style:text-properties fo:color="#333333" fo:font-size="12pt" style:font-size-asian="12pt" style:font-size-complex="12pt"/>
    </style:style>
    <style:style style:name="P20" style:family="paragraph" style:parent-style-name="Standard">
      <style:paragraph-properties fo:break-before="auto" fo:line-height="160%" style:writing-mode="lr-tb"/>
    </style:style>
    <style:style style:name="T20_1" style:family="text">
      <style:text-properties fo:color="#333333" fo:font-size="12pt" style:font-size-asian="12pt" style:font-size-complex="12pt"/>
    </style:style>
    <style:style style:name="T20_2" style:family="text">
      <style:text-properties fo:color="#333333" fo:font-size="12pt" style:font-size-asian="12pt" style:font-size-complex="12pt"/>
    </style:style>
    <style:style style:name="T20_3" style:family="text">
      <style:text-properties fo:color="#333333" fo:font-size="12pt" style:font-size-asian="12pt" style:font-size-complex="12pt"/>
    </style:style>
    <style:style style:name="T20_4" style:family="text">
      <style:text-properties fo:color="#333333" fo:font-size="12pt" style:font-size-asian="12pt" style:font-size-complex="12pt"/>
    </style:style>
    <style:style style:name="T20_5" style:family="text">
      <style:text-properties fo:color="#333333" fo:font-size="12pt" style:font-size-asian="12pt" style:font-size-complex="12pt"/>
    </style:style>
    <style:style style:name="T20_6" style:family="text">
      <style:text-properties fo:color="#333333" fo:font-size="12pt" style:font-size-asian="12pt" style:font-size-complex="12pt"/>
    </style:style>
    <style:style style:name="T20_7" style:family="text">
      <style:text-properties fo:color="#333333" fo:font-size="12pt" style:font-size-asian="12pt" style:font-size-complex="12pt"/>
    </style:style>
    <style:style style:name="T20_8" style:family="text">
      <style:text-properties fo:color="#333333" fo:font-size="12pt" style:font-size-asian="12pt" style:font-size-complex="12pt"/>
    </style:style>
    <style:style style:name="T20_9" style:family="text">
      <style:text-properties fo:color="#333333" fo:font-size="12pt" style:font-size-asian="12pt" style:font-size-complex="12pt"/>
    </style:style>
    <style:style style:name="T20_10" style:family="text">
      <style:text-properties fo:color="#333333" fo:font-size="12pt" style:font-size-asian="12pt" style:font-size-complex="12pt"/>
    </style:style>
    <style:style style:name="P21" style:family="paragraph" style:parent-style-name="Heading_20_2">
      <style:paragraph-properties fo:break-before="auto" fo:text-indent="0cm" fo:line-height="100%" fo:margin-top="0.6cm" fo:margin-bottom="0.423cm" fo:margin-left="-0.459cm" style:writing-mode="lr-tb"/>
    </style:style>
    <style:style style:name="T21_1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60%" fo:margin-top="0cm" style:writing-mode="lr-tb"/>
    </style:style>
    <style:style style:name="T22_1" style:family="text">
      <style:text-properties fo:color="#333333" fo:font-size="12pt" style:font-size-asian="12pt" style:font-size-complex="12pt"/>
    </style:style>
    <style:style style:name="T22_2" style:family="text">
      <style:text-properties fo:color="#333333" fo:font-size="12pt" style:font-size-asian="12pt" style:font-size-complex="12pt"/>
    </style:style>
    <style:style style:name="T22_3" style:family="text">
      <style:text-properties fo:color="#333333" fo:font-size="12pt" style:font-size-asian="12pt" style:font-size-complex="12pt"/>
    </style:style>
    <style:style style:name="T22_4" style:family="text">
      <style:text-properties fo:color="#333333" fo:font-size="12pt" style:font-size-asian="12pt" style:font-size-complex="12pt"/>
    </style:style>
    <style:style style:name="T22_5" style:family="text">
      <style:text-properties fo:color="#333333" fo:font-size="12pt" style:font-size-asian="12pt" style:font-size-complex="12pt"/>
    </style:style>
    <style:style style:name="T22_6" style:family="text">
      <style:text-properties fo:color="#333333" fo:font-size="12pt" style:font-size-asian="12pt" style:font-size-complex="12pt"/>
    </style:style>
    <style:style style:name="T22_7" style:family="text">
      <style:text-properties fo:color="#333333" fo:font-size="12pt" style:font-size-asian="12pt" style:font-size-complex="12pt"/>
    </style:style>
    <style:style style:name="T22_8" style:family="text">
      <style:text-properties fo:color="#333333" fo:font-size="12pt" style:font-size-asian="12pt" style:font-size-complex="12pt"/>
    </style:style>
    <style:style style:name="T22_9" style:family="text">
      <style:text-properties fo:color="#333333" fo:font-size="12pt" style:font-size-asian="12pt" style:font-size-complex="12pt"/>
    </style:style>
    <style:style style:name="T22_10" style:family="text">
      <style:text-properties fo:color="#333333" fo:font-size="12pt" style:font-size-asian="12pt" style:font-size-complex="12pt"/>
    </style:style>
    <style:style style:name="T22_11" style:family="text">
      <style:text-properties fo:color="#333333" fo:font-size="12pt" style:font-size-asian="12pt" style:font-size-complex="12pt"/>
    </style:style>
    <style:style style:name="T22_12" style:family="text">
      <style:text-properties fo:color="#333333" fo:font-size="12pt" style:font-size-asian="12pt" style:font-size-complex="12pt"/>
    </style:style>
    <style:style style:name="T22_13" style:family="text">
      <style:text-properties fo:color="#333333" fo:font-size="12pt" style:font-size-asian="12pt" style:font-size-complex="12pt"/>
    </style:style>
    <style:style style:name="T22_14" style:family="text">
      <style:text-properties fo:color="#333333" fo:font-size="12pt" style:font-size-asian="12pt" style:font-size-complex="12pt"/>
    </style:style>
    <style:style style:name="T22_15" style:family="text">
      <style:text-properties fo:color="#333333" fo:font-size="12pt" style:font-size-asian="12pt" style:font-size-complex="12pt"/>
    </style:style>
    <style:style style:name="T22_16" style:family="text">
      <style:text-properties fo:color="#333333" fo:font-size="12pt" style:font-size-asian="12pt" style:font-size-complex="12pt"/>
    </style:style>
    <style:style style:name="T22_17" style:family="text">
      <style:text-properties fo:color="#333333" fo:font-size="12pt" style:font-size-asian="12pt" style:font-size-complex="12pt"/>
    </style:style>
    <style:style style:name="T22_18" style:family="text">
      <style:text-properties fo:color="#333333" fo:font-size="12pt" style:font-size-asian="12pt" style:font-size-complex="12pt"/>
    </style:style>
    <style:style style:name="T22_19" style:family="text">
      <style:text-properties fo:color="#333333" fo:font-size="12pt" style:font-size-asian="12pt" style:font-size-complex="12pt"/>
    </style:style>
    <style:style style:name="T22_20" style:family="text">
      <style:text-properties fo:color="#333333" fo:font-size="12pt" style:font-size-asian="12pt" style:font-size-complex="12pt"/>
    </style:style>
    <style:style style:name="T22_21" style:family="text">
      <style:text-properties fo:color="#333333" fo:font-size="12pt" style:font-size-asian="12pt" style:font-size-complex="12pt"/>
    </style:style>
    <style:style style:name="T22_22" style:family="text">
      <style:text-properties fo:color="#333333" fo:font-size="12pt" style:font-size-asian="12pt" style:font-size-complex="12pt"/>
    </style:style>
    <style:style style:name="P23" style:family="paragraph" style:parent-style-name="Standard">
      <style:paragraph-properties fo:break-before="auto" fo:line-height="160%" fo:margin-top="0cm" style:writing-mode="lr-tb"/>
    </style:style>
    <style:style style:name="T23_1" style:family="text">
      <style:text-properties fo:color="#333333" fo:font-size="12pt" style:font-size-asian="12pt" style:font-size-complex="12pt"/>
    </style:style>
    <style:style style:name="T23_2" style:family="text">
      <style:text-properties fo:color="#333333" fo:font-size="12pt" style:font-size-asian="12pt" style:font-size-complex="12pt"/>
    </style:style>
    <style:style style:name="T23_3" style:family="text">
      <style:text-properties fo:color="#333333" fo:font-size="12pt" style:font-size-asian="12pt" style:font-size-complex="12pt"/>
    </style:style>
    <style:style style:name="T23_4" style:family="text">
      <style:text-properties fo:color="#333333" fo:font-size="12pt" style:font-size-asian="12pt" style:font-size-complex="12pt"/>
    </style:style>
    <style:style style:name="T23_5" style:family="text">
      <style:text-properties fo:color="#333333" fo:font-size="12pt" style:font-size-asian="12pt" style:font-size-complex="12pt"/>
    </style:style>
    <style:style style:name="T23_6" style:family="text">
      <style:text-properties fo:color="#333333" fo:font-size="12pt" style:font-size-asian="12pt" style:font-size-complex="12pt"/>
    </style:style>
    <style:style style:name="T23_7" style:family="text">
      <style:text-properties fo:color="#333333" fo:font-size="12pt" style:font-size-asian="12pt" style:font-size-complex="12pt"/>
    </style:style>
    <style:style style:name="T23_8" style:family="text">
      <style:text-properties fo:color="#333333" fo:font-size="12pt" style:font-size-asian="12pt" style:font-size-complex="12pt"/>
    </style:style>
    <style:style style:name="T23_9" style:family="text">
      <style:text-properties fo:color="#333333" fo:font-size="12pt" style:font-size-asian="12pt" style:font-size-complex="12pt"/>
    </style:style>
    <style:style style:name="T23_10" style:family="text">
      <style:text-properties fo:color="#333333" fo:font-size="12pt" style:font-size-asian="12pt" style:font-size-complex="12pt"/>
    </style:style>
    <style:style style:name="T23_11" style:family="text">
      <style:text-properties fo:color="#333333" fo:font-size="12pt" style:font-size-asian="12pt" style:font-size-complex="12pt"/>
    </style:style>
    <style:style style:name="T23_12" style:family="text">
      <style:text-properties fo:color="#333333" fo:font-size="12pt" style:font-size-asian="12pt" style:font-size-complex="12pt"/>
    </style:style>
    <style:style style:name="P24" style:family="paragraph" style:parent-style-name="Standard">
      <style:paragraph-properties fo:break-before="auto" fo:line-height="160%" fo:margin-top="0cm" style:writing-mode="lr-tb"/>
    </style:style>
    <style:style style:name="T24_1" style:family="text">
      <style:text-properties fo:color="#333333" fo:font-size="12pt" style:font-size-asian="12pt" style:font-size-complex="12pt"/>
    </style:style>
    <style:style style:name="T24_2" style:family="text">
      <style:text-properties fo:color="#333333" fo:font-size="12pt" style:font-size-asian="12pt" style:font-size-complex="12pt"/>
    </style:style>
    <style:style style:name="T24_3" style:family="text">
      <style:text-properties fo:color="#333333" fo:font-size="12pt" style:font-size-asian="12pt" style:font-size-complex="12pt"/>
    </style:style>
    <style:style style:name="T24_4" style:family="text">
      <style:text-properties fo:color="#333333" fo:font-size="12pt" style:font-size-asian="12pt" style:font-size-complex="12pt"/>
    </style:style>
    <style:style style:name="T24_5" style:family="text">
      <style:text-properties fo:color="#333333" fo:font-size="12pt" style:font-size-asian="12pt" style:font-size-complex="12pt"/>
    </style:style>
    <style:style style:name="T24_6" style:family="text">
      <style:text-properties fo:color="#333333" fo:font-size="12pt" style:font-size-asian="12pt" style:font-size-complex="12pt"/>
    </style:style>
    <style:style style:name="T24_7" style:family="text">
      <style:text-properties fo:color="#333333" fo:font-size="12pt" style:font-size-asian="12pt" style:font-size-complex="12pt"/>
    </style:style>
    <style:style style:name="P25" style:family="paragraph" style:parent-style-name="Heading_20_2">
      <style:paragraph-properties fo:break-before="auto" fo:text-indent="0cm" fo:line-height="100%" fo:margin-top="0.6cm" fo:margin-bottom="0.423cm" fo:margin-left="-0.459cm" style:writing-mode="lr-tb"/>
    </style:style>
    <style:style style:name="T25_1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T25_2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T25_3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60%" fo:margin-top="0cm" style:writing-mode="lr-tb"/>
    </style:style>
    <style:style style:name="T26_1" style:family="text">
      <style:text-properties fo:color="#333333" fo:font-size="12pt" style:font-size-asian="12pt" style:font-size-complex="12pt"/>
    </style:style>
    <style:style style:name="T26_2" style:family="text">
      <style:text-properties fo:color="#333333" fo:font-size="12pt" style:font-size-asian="12pt" style:font-size-complex="12pt"/>
    </style:style>
    <style:style style:name="T26_3" style:family="text">
      <style:text-properties fo:color="#333333" fo:font-size="12pt" style:font-size-asian="12pt" style:font-size-complex="12pt"/>
    </style:style>
    <style:style style:name="T26_4" style:family="text">
      <style:text-properties fo:color="#333333" fo:font-size="12pt" style:font-size-asian="12pt" style:font-size-complex="12pt"/>
    </style:style>
    <style:style style:name="T26_5" style:family="text">
      <style:text-properties fo:color="#333333" fo:font-size="12pt" style:font-size-asian="12pt" style:font-size-complex="12pt"/>
    </style:style>
    <style:style style:name="T26_6" style:family="text">
      <style:text-properties fo:color="#333333" fo:font-size="12pt" style:font-size-asian="12pt" style:font-size-complex="12pt"/>
    </style:style>
    <style:style style:name="T26_7" style:family="text">
      <style:text-properties fo:color="#333333" fo:font-size="12pt" style:font-size-asian="12pt" style:font-size-complex="12pt"/>
    </style:style>
    <style:style style:name="T26_8" style:family="text">
      <style:text-properties fo:color="#333333" fo:font-size="12pt" style:font-size-asian="12pt" style:font-size-complex="12pt"/>
    </style:style>
    <style:style style:name="T26_9" style:family="text">
      <style:text-properties fo:color="#333333" fo:font-size="12pt" style:font-size-asian="12pt" style:font-size-complex="12pt"/>
    </style:style>
    <style:style style:name="T26_10" style:family="text">
      <style:text-properties fo:color="#333333" fo:font-size="12pt" style:font-size-asian="12pt" style:font-size-complex="12pt"/>
    </style:style>
    <style:style style:name="T26_11" style:family="text">
      <style:text-properties fo:color="#333333" fo:font-size="12pt" style:font-size-asian="12pt" style:font-size-complex="12pt"/>
    </style:style>
    <style:style style:name="T26_12" style:family="text">
      <style:text-properties fo:color="#333333" fo:font-size="12pt" style:font-size-asian="12pt" style:font-size-complex="12pt"/>
    </style:style>
    <style:style style:name="T26_13" style:family="text">
      <style:text-properties fo:color="#333333" fo:font-size="12pt" style:font-size-asian="12pt" style:font-size-complex="12pt"/>
    </style:style>
    <style:style style:name="T26_14" style:family="text">
      <style:text-properties fo:color="#333333" fo:font-size="12pt" style:font-size-asian="12pt" style:font-size-complex="12pt"/>
    </style:style>
    <style:style style:name="T26_15" style:family="text">
      <style:text-properties fo:color="#333333" fo:font-size="12pt" style:font-size-asian="12pt" style:font-size-complex="12pt"/>
    </style:style>
    <style:style style:name="T26_16" style:family="text">
      <style:text-properties fo:color="#333333" fo:font-size="12pt" style:font-size-asian="12pt" style:font-size-complex="12pt"/>
    </style:style>
    <style:style style:name="T26_17" style:family="text">
      <style:text-properties fo:color="#333333" fo:font-size="12pt" style:font-size-asian="12pt" style:font-size-complex="12pt"/>
    </style:style>
    <style:style style:name="T26_18" style:family="text">
      <style:text-properties fo:color="#333333" fo:font-size="12pt" style:font-size-asian="12pt" style:font-size-complex="12pt"/>
    </style:style>
    <style:style style:name="T26_19" style:family="text">
      <style:text-properties fo:color="#333333" fo:font-size="12pt" style:font-size-asian="12pt" style:font-size-complex="12pt"/>
    </style:style>
    <style:style style:name="T26_20" style:family="text">
      <style:text-properties fo:color="#333333" fo:font-size="12pt" style:font-size-asian="12pt" style:font-size-complex="12pt"/>
    </style:style>
    <style:style style:name="T26_21" style:family="text">
      <style:text-properties fo:color="#333333" fo:font-size="12pt" style:font-size-asian="12pt" style:font-size-complex="12pt"/>
    </style:style>
    <style:style style:name="T26_22" style:family="text">
      <style:text-properties fo:color="#333333" fo:font-size="12pt" style:font-size-asian="12pt" style:font-size-complex="12pt"/>
    </style:style>
    <style:style style:name="T26_23" style:family="text">
      <style:text-properties fo:color="#333333" fo:font-size="12pt" style:font-size-asian="12pt" style:font-size-complex="12pt"/>
    </style:style>
    <style:style style:name="T26_24" style:family="text">
      <style:text-properties fo:color="#333333" fo:font-size="12pt" style:font-size-asian="12pt" style:font-size-complex="12pt"/>
    </style:style>
    <style:style style:name="P27" style:family="paragraph" style:parent-style-name="Standard">
      <style:paragraph-properties fo:break-before="auto" fo:line-height="160%" fo:margin-top="0cm" style:writing-mode="lr-tb"/>
    </style:style>
    <style:style style:name="T27_1" style:family="text">
      <style:text-properties fo:color="#333333" fo:font-size="12pt" style:font-size-asian="12pt" style:font-size-complex="12pt"/>
    </style:style>
    <style:style style:name="T27_2" style:family="text">
      <style:text-properties fo:color="#333333" fo:font-size="12pt" style:font-size-asian="12pt" style:font-size-complex="12pt"/>
    </style:style>
    <style:style style:name="T27_3" style:family="text">
      <style:text-properties fo:color="#333333" fo:font-size="12pt" style:font-size-asian="12pt" style:font-size-complex="12pt"/>
    </style:style>
    <style:style style:name="T27_4" style:family="text">
      <style:text-properties fo:color="#333333" fo:font-size="12pt" style:font-size-asian="12pt" style:font-size-complex="12pt"/>
    </style:style>
    <style:style style:name="T27_5" style:family="text">
      <style:text-properties fo:color="#333333" fo:font-size="12pt" style:font-size-asian="12pt" style:font-size-complex="12pt"/>
    </style:style>
    <style:style style:name="T27_6" style:family="text">
      <style:text-properties fo:color="#333333" fo:font-size="12pt" style:font-size-asian="12pt" style:font-size-complex="12pt"/>
    </style:style>
    <style:style style:name="T27_7" style:family="text">
      <style:text-properties fo:color="#333333" fo:font-size="12pt" style:font-size-asian="12pt" style:font-size-complex="12pt"/>
    </style:style>
    <style:style style:name="T27_8" style:family="text">
      <style:text-properties fo:color="#333333" fo:font-size="12pt" style:font-size-asian="12pt" style:font-size-complex="12pt"/>
    </style:style>
    <style:style style:name="T27_9" style:family="text">
      <style:text-properties fo:color="#333333" fo:font-size="12pt" style:font-size-asian="12pt" style:font-size-complex="12pt"/>
    </style:style>
    <style:style style:name="T27_10" style:family="text">
      <style:text-properties fo:color="#333333" fo:font-size="12pt" style:font-size-asian="12pt" style:font-size-complex="12pt"/>
    </style:style>
    <style:style style:name="T27_11" style:family="text">
      <style:text-properties fo:color="#333333" fo:font-size="12pt" style:font-size-asian="12pt" style:font-size-complex="12pt"/>
    </style:style>
    <style:style style:name="T27_12" style:family="text">
      <style:text-properties fo:color="#333333" fo:font-size="12pt" style:font-size-asian="12pt" style:font-size-complex="12pt"/>
    </style:style>
    <style:style style:name="T27_13" style:family="text">
      <style:text-properties fo:color="#333333" fo:font-size="12pt" style:font-size-asian="12pt" style:font-size-complex="12pt"/>
    </style:style>
    <style:style style:name="T27_14" style:family="text">
      <style:text-properties fo:color="#333333" fo:font-size="12pt" style:font-size-asian="12pt" style:font-size-complex="12pt"/>
    </style:style>
    <style:style style:name="T27_15" style:family="text">
      <style:text-properties fo:color="#333333" fo:font-size="12pt" style:font-size-asian="12pt" style:font-size-complex="12pt"/>
    </style:style>
    <style:style style:name="T27_16" style:family="text">
      <style:text-properties fo:color="#333333" fo:font-size="12pt" style:font-size-asian="12pt" style:font-size-complex="12pt"/>
    </style:style>
    <style:style style:name="T27_17" style:family="text">
      <style:text-properties fo:color="#333333" fo:font-size="12pt" style:font-size-asian="12pt" style:font-size-complex="12pt"/>
    </style:style>
    <style:style style:name="T27_18" style:family="text">
      <style:text-properties fo:color="#333333" fo:font-size="12pt" style:font-size-asian="12pt" style:font-size-complex="12pt"/>
    </style:style>
    <style:style style:name="T27_19" style:family="text">
      <style:text-properties fo:color="#333333" fo:font-size="12pt" style:font-size-asian="12pt" style:font-size-complex="12pt"/>
    </style:style>
    <style:style style:name="T27_20" style:family="text">
      <style:text-properties fo:color="#333333" fo:font-size="12pt" style:font-size-asian="12pt" style:font-size-complex="12pt"/>
    </style:style>
    <style:style style:name="T27_21" style:family="text">
      <style:text-properties fo:color="#333333" fo:font-size="12pt" style:font-size-asian="12pt" style:font-size-complex="12pt"/>
    </style:style>
    <style:style style:name="T27_22" style:family="text">
      <style:text-properties fo:color="#333333" fo:font-size="12pt" style:font-size-asian="12pt" style:font-size-complex="12pt"/>
    </style:style>
    <style:style style:name="T27_23" style:family="text">
      <style:text-properties fo:color="#333333" fo:font-size="12pt" style:font-size-asian="12pt" style:font-size-complex="12pt"/>
    </style:style>
    <style:style style:name="T27_24" style:family="text">
      <style:text-properties fo:color="#333333" fo:font-size="12pt" style:font-size-asian="12pt" style:font-size-complex="12pt"/>
    </style:style>
    <style:style style:name="T27_25" style:family="text">
      <style:text-properties fo:color="#333333" fo:font-size="12pt" style:font-size-asian="12pt" style:font-size-complex="12pt"/>
    </style:style>
    <style:style style:name="T27_26" style:family="text">
      <style:text-properties fo:color="#333333" fo:font-size="12pt" style:font-size-asian="12pt" style:font-size-complex="12pt"/>
    </style:style>
    <style:style style:name="T27_27" style:family="text">
      <style:text-properties fo:color="#333333" fo:font-size="12pt" style:font-size-asian="12pt" style:font-size-complex="12pt"/>
    </style:style>
    <style:style style:name="T27_28" style:family="text">
      <style:text-properties fo:color="#333333" fo:font-size="12pt" style:font-size-asian="12pt" style:font-size-complex="12pt"/>
    </style:style>
    <style:style style:name="T27_29" style:family="text">
      <style:text-properties fo:color="#333333" fo:font-size="12pt" style:font-size-asian="12pt" style:font-size-complex="12pt"/>
    </style:style>
    <style:style style:name="T27_30" style:family="text">
      <style:text-properties fo:color="#333333" fo:font-size="12pt" style:font-size-asian="12pt" style:font-size-complex="12pt"/>
    </style:style>
    <style:style style:name="T27_31" style:family="text">
      <style:text-properties fo:color="#333333" fo:font-size="12pt" style:font-size-asian="12pt" style:font-size-complex="12pt"/>
    </style:style>
    <style:style style:name="T27_32" style:family="text">
      <style:text-properties fo:color="#333333" fo:font-size="12pt" style:font-size-asian="12pt" style:font-size-complex="12pt"/>
    </style:style>
    <style:style style:name="T27_33" style:family="text">
      <style:text-properties fo:color="#333333" fo:font-size="12pt" style:font-size-asian="12pt" style:font-size-complex="12pt"/>
    </style:style>
    <style:style style:name="T27_34" style:family="text">
      <style:text-properties fo:color="#333333" fo:font-size="12pt" style:font-size-asian="12pt" style:font-size-complex="12pt"/>
    </style:style>
    <style:style style:name="T27_35" style:family="text">
      <style:text-properties fo:color="#333333" fo:font-size="12pt" style:font-size-asian="12pt" style:font-size-complex="12pt"/>
    </style:style>
    <style:style style:name="T27_36" style:family="text">
      <style:text-properties fo:color="#333333" fo:font-size="12pt" style:font-size-asian="12pt" style:font-size-complex="12pt"/>
    </style:style>
    <style:style style:name="T27_37" style:family="text">
      <style:text-properties fo:color="#333333" fo:font-size="12pt" style:font-size-asian="12pt" style:font-size-complex="12pt"/>
    </style:style>
    <style:style style:name="T27_38" style:family="text">
      <style:text-properties fo:color="#333333" fo:font-size="12pt" style:font-size-asian="12pt" style:font-size-complex="12pt"/>
    </style:style>
    <style:style style:name="P28" style:family="paragraph" style:parent-style-name="Heading_20_2">
      <style:paragraph-properties fo:break-before="auto" fo:text-indent="0cm" fo:line-height="100%" fo:margin-top="0.6cm" fo:margin-bottom="0.423cm" fo:margin-left="-0.459cm" style:writing-mode="lr-tb"/>
    </style:style>
    <style:style style:name="T28_1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P29" style:family="paragraph" style:parent-style-name="Standard">
      <style:paragraph-properties fo:break-before="auto" fo:line-height="160%" fo:margin-bottom="0.423cm" style:writing-mode="lr-tb"/>
    </style:style>
    <style:style style:name="T29_1" style:family="text">
      <style:text-properties fo:color="#333333" fo:font-size="12pt" style:font-size-asian="12pt" style:font-size-complex="12pt"/>
    </style:style>
    <style:style style:name="T29_2" style:family="text">
      <style:text-properties fo:color="#333333" fo:font-size="12pt" style:font-size-asian="12pt" style:font-size-complex="12pt"/>
    </style:style>
    <style:style style:name="T29_3" style:family="text">
      <style:text-properties fo:color="#333333" fo:font-size="12pt" style:font-size-asian="12pt" style:font-size-complex="12pt"/>
    </style:style>
    <style:style style:name="T29_4" style:family="text">
      <style:text-properties fo:color="#333333" fo:font-size="12pt" style:font-size-asian="12pt" style:font-size-complex="12pt"/>
    </style:style>
    <style:style style:name="T29_5" style:family="text">
      <style:text-properties fo:color="#333333" fo:font-size="12pt" style:font-size-asian="12pt" style:font-size-complex="12pt"/>
    </style:style>
    <style:style style:name="P30" style:family="paragraph" style:parent-style-name="Standard">
      <style:paragraph-properties fo:break-before="auto" fo:line-height="160%" style:writing-mode="lr-tb"/>
    </style:style>
    <style:style style:name="T30_1" style:family="text">
      <style:text-properties fo:color="#333333" fo:font-size="12pt" style:font-size-asian="12pt" style:font-size-complex="12pt"/>
    </style:style>
    <style:style style:name="T30_2" style:family="text">
      <style:text-properties fo:color="#333333" fo:font-size="12pt" style:font-size-asian="12pt" style:font-size-complex="12pt"/>
    </style:style>
    <style:style style:name="T30_3" style:family="text">
      <style:text-properties fo:color="#333333" fo:font-size="12pt" style:font-size-asian="12pt" style:font-size-complex="12pt"/>
    </style:style>
    <style:style style:name="T30_4" style:family="text">
      <style:text-properties fo:color="#333333" fo:font-size="12pt" style:font-size-asian="12pt" style:font-size-complex="12pt"/>
    </style:style>
    <style:style style:name="T30_5" style:family="text">
      <style:text-properties fo:color="#333333" fo:font-size="12pt" style:font-size-asian="12pt" style:font-size-complex="12pt"/>
    </style:style>
    <style:style style:name="T30_6" style:family="text">
      <style:text-properties fo:color="#333333" fo:font-size="12pt" style:font-size-asian="12pt" style:font-size-complex="12pt"/>
    </style:style>
    <style:style style:name="T30_7" style:family="text">
      <style:text-properties fo:color="#333333" fo:font-size="12pt" style:font-size-asian="12pt" style:font-size-complex="12pt"/>
    </style:style>
    <style:style style:name="T30_8" style:family="text">
      <style:text-properties fo:color="#333333" fo:font-size="12pt" style:font-size-asian="12pt" style:font-size-complex="12pt"/>
    </style:style>
    <style:style style:name="T30_9" style:family="text">
      <style:text-properties fo:color="#333333" fo:font-size="12pt" style:font-size-asian="12pt" style:font-size-complex="12pt"/>
    </style:style>
    <style:style style:name="T30_10" style:family="text">
      <style:text-properties fo:color="#333333" fo:font-size="12pt" style:font-size-asian="12pt" style:font-size-complex="12pt"/>
    </style:style>
    <style:style style:name="T30_11" style:family="text">
      <style:text-properties fo:color="#333333" fo:font-size="12pt" style:font-size-asian="12pt" style:font-size-complex="12pt"/>
    </style:style>
    <style:style style:name="T30_12" style:family="text">
      <style:text-properties fo:color="#333333" fo:font-size="12pt" style:font-size-asian="12pt" style:font-size-complex="12pt"/>
    </style:style>
    <style:style style:name="T30_13" style:family="text">
      <style:text-properties fo:color="#333333" fo:font-size="12pt" style:font-size-asian="12pt" style:font-size-complex="12pt"/>
    </style:style>
    <style:style style:name="T30_14" style:family="text">
      <style:text-properties fo:color="#333333" fo:font-size="12pt" style:font-size-asian="12pt" style:font-size-complex="12pt"/>
    </style:style>
    <style:style style:name="T30_15" style:family="text">
      <style:text-properties fo:color="#333333" fo:font-size="12pt" style:font-size-asian="12pt" style:font-size-complex="12pt"/>
    </style:style>
    <style:style style:name="T30_16" style:family="text">
      <style:text-properties fo:color="#333333" fo:font-size="12pt" style:font-size-asian="12pt" style:font-size-complex="12pt"/>
    </style:style>
    <style:style style:name="T30_17" style:family="text">
      <style:text-properties fo:color="#333333" fo:font-size="12pt" style:font-size-asian="12pt" style:font-size-complex="12pt"/>
    </style:style>
    <style:style style:name="T30_18" style:family="text">
      <style:text-properties fo:color="#333333" fo:font-size="12pt" style:font-size-asian="12pt" style:font-size-complex="12pt"/>
    </style:style>
    <style:style style:name="T30_19" style:family="text">
      <style:text-properties fo:color="#333333" fo:font-size="12pt" style:font-size-asian="12pt" style:font-size-complex="12pt"/>
    </style:style>
    <style:style style:name="T30_20" style:family="text">
      <style:text-properties fo:color="#333333" fo:font-size="12pt" style:font-size-asian="12pt" style:font-size-complex="12pt"/>
    </style:style>
    <style:style style:name="T30_21" style:family="text">
      <style:text-properties fo:color="#333333" fo:font-size="12pt" style:font-size-asian="12pt" style:font-size-complex="12pt"/>
    </style:style>
    <style:style style:name="T30_22" style:family="text">
      <style:text-properties fo:color="#333333" fo:font-size="12pt" style:font-size-asian="12pt" style:font-size-complex="12pt"/>
    </style:style>
    <style:style style:name="T30_23" style:family="text">
      <style:text-properties fo:color="#333333" fo:font-size="12pt" style:font-size-asian="12pt" style:font-size-complex="12pt"/>
    </style:style>
    <style:style style:name="T30_24" style:family="text">
      <style:text-properties fo:color="#333333" fo:font-size="12pt" style:font-size-asian="12pt" style:font-size-complex="12pt"/>
    </style:style>
    <style:style style:name="T30_25" style:family="text">
      <style:text-properties fo:color="#333333" fo:font-size="12pt" style:font-size-asian="12pt" style:font-size-complex="12pt"/>
    </style:style>
    <style:style style:name="T30_26" style:family="text">
      <style:text-properties fo:color="#333333" fo:font-size="12pt" style:font-size-asian="12pt" style:font-size-complex="12pt"/>
    </style:style>
    <style:style style:name="T30_27" style:family="text">
      <style:text-properties fo:color="#333333" fo:font-size="12pt" style:font-size-asian="12pt" style:font-size-complex="12pt"/>
    </style:style>
    <style:style style:name="T30_28" style:family="text">
      <style:text-properties fo:color="#333333" fo:font-size="12pt" style:font-size-asian="12pt" style:font-size-complex="12pt"/>
    </style:style>
    <style:style style:name="T30_29" style:family="text">
      <style:text-properties fo:color="#333333" fo:font-size="12pt" style:font-size-asian="12pt" style:font-size-complex="12pt"/>
    </style:style>
    <style:style style:name="T30_30" style:family="text">
      <style:text-properties fo:color="#333333" fo:font-size="12pt" style:font-size-asian="12pt" style:font-size-complex="12pt"/>
    </style:style>
    <style:style style:name="T30_31" style:family="text">
      <style:text-properties fo:color="#333333" fo:font-size="12pt" style:font-size-asian="12pt" style:font-size-complex="12pt"/>
    </style:style>
    <style:style style:name="T30_32" style:family="text">
      <style:text-properties fo:color="#333333" fo:font-size="12pt" style:font-size-asian="12pt" style:font-size-complex="12pt"/>
    </style:style>
    <style:style style:name="T30_33" style:family="text">
      <style:text-properties fo:color="#333333" fo:font-size="12pt" style:font-size-asian="12pt" style:font-size-complex="12pt"/>
    </style:style>
    <style:style style:name="T30_34" style:family="text">
      <style:text-properties fo:color="#333333" fo:font-size="12pt" style:font-size-asian="12pt" style:font-size-complex="12pt"/>
    </style:style>
    <style:style style:name="T30_35" style:family="text">
      <style:text-properties fo:color="#333333" fo:font-size="12pt" style:font-size-asian="12pt" style:font-size-complex="12pt"/>
    </style:style>
    <style:style style:name="T30_36" style:family="text">
      <style:text-properties fo:color="#333333" fo:font-size="12pt" style:font-size-asian="12pt" style:font-size-complex="12pt"/>
    </style:style>
    <style:style style:name="T30_37" style:family="text">
      <style:text-properties fo:color="#333333" fo:font-size="12pt" style:font-size-asian="12pt" style:font-size-complex="12pt"/>
    </style:style>
    <style:style style:name="T30_38" style:family="text">
      <style:text-properties fo:color="#333333" fo:font-size="12pt" style:font-size-asian="12pt" style:font-size-complex="12pt"/>
    </style:style>
    <style:style style:name="T30_39" style:family="text">
      <style:text-properties fo:color="#333333" fo:font-size="12pt" style:font-size-asian="12pt" style:font-size-complex="12pt"/>
    </style:style>
    <style:style style:name="T30_40" style:family="text">
      <style:text-properties fo:color="#333333" fo:font-size="12pt" style:font-size-asian="12pt" style:font-size-complex="12pt"/>
    </style:style>
    <style:style style:name="T30_41" style:family="text">
      <style:text-properties fo:color="#333333" fo:font-size="12pt" style:font-size-asian="12pt" style:font-size-complex="12pt"/>
    </style:style>
    <style:style style:name="T30_42" style:family="text">
      <style:text-properties fo:color="#333333" fo:font-size="12pt" style:font-size-asian="12pt" style:font-size-complex="12pt"/>
    </style:style>
    <style:style style:name="T30_43" style:family="text">
      <style:text-properties fo:color="#333333" fo:font-size="12pt" style:font-size-asian="12pt" style:font-size-complex="12pt"/>
    </style:style>
    <style:style style:name="T30_44" style:family="text">
      <style:text-properties fo:color="#333333" fo:font-size="12pt" style:font-size-asian="12pt" style:font-size-complex="12pt"/>
    </style:style>
    <style:style style:name="T30_45" style:family="text">
      <style:text-properties fo:color="#333333" fo:font-size="12pt" style:font-size-asian="12pt" style:font-size-complex="12pt"/>
    </style:style>
    <style:style style:name="T30_46" style:family="text">
      <style:text-properties fo:color="#333333" fo:font-size="12pt" style:font-size-asian="12pt" style:font-size-complex="12pt"/>
    </style:style>
    <style:style style:name="T30_47" style:family="text">
      <style:text-properties fo:color="#333333" fo:font-size="12pt" style:font-size-asian="12pt" style:font-size-complex="12pt"/>
    </style:style>
    <style:style style:name="T30_48" style:family="text">
      <style:text-properties fo:color="#333333" fo:font-size="12pt" style:font-size-asian="12pt" style:font-size-complex="12pt"/>
    </style:style>
    <style:style style:name="T30_49" style:family="text">
      <style:text-properties fo:color="#333333" fo:font-size="12pt" style:font-size-asian="12pt" style:font-size-complex="12pt"/>
    </style:style>
    <style:style style:name="T30_50" style:family="text">
      <style:text-properties fo:color="#333333" fo:font-size="12pt" style:font-size-asian="12pt" style:font-size-complex="12pt"/>
    </style:style>
    <style:style style:name="T30_51" style:family="text">
      <style:text-properties fo:color="#333333" fo:font-size="12pt" style:font-size-asian="12pt" style:font-size-complex="12pt"/>
    </style:style>
    <style:style style:name="T30_52" style:family="text">
      <style:text-properties fo:color="#333333" fo:font-size="12pt" style:font-size-asian="12pt" style:font-size-complex="12pt"/>
    </style:style>
    <style:style style:name="T30_53" style:family="text">
      <style:text-properties fo:color="#333333" fo:font-size="12pt" style:font-size-asian="12pt" style:font-size-complex="12pt"/>
    </style:style>
    <style:style style:name="T30_54" style:family="text">
      <style:text-properties fo:color="#333333" fo:font-size="12pt" style:font-size-asian="12pt" style:font-size-complex="12pt"/>
    </style:style>
    <style:style style:name="T30_55" style:family="text">
      <style:text-properties fo:color="#333333" fo:font-size="12pt" style:font-size-asian="12pt" style:font-size-complex="12pt"/>
    </style:style>
    <style:style style:name="T30_56" style:family="text">
      <style:text-properties fo:color="#333333" fo:font-size="12pt" style:font-size-asian="12pt" style:font-size-complex="12pt"/>
    </style:style>
    <style:style style:name="T30_57" style:family="text">
      <style:text-properties fo:color="#333333" fo:font-size="12pt" style:font-size-asian="12pt" style:font-size-complex="12pt"/>
    </style:style>
    <style:style style:name="T30_58" style:family="text">
      <style:text-properties fo:color="#333333" fo:font-size="12pt" style:font-size-asian="12pt" style:font-size-complex="12pt"/>
    </style:style>
    <style:style style:name="T30_59" style:family="text">
      <style:text-properties fo:color="#333333" fo:font-size="12pt" style:font-size-asian="12pt" style:font-size-complex="12pt"/>
    </style:style>
    <style:style style:name="T30_60" style:family="text">
      <style:text-properties fo:color="#333333" fo:font-size="12pt" style:font-size-asian="12pt" style:font-size-complex="12pt"/>
    </style:style>
    <style:style style:name="T30_61" style:family="text">
      <style:text-properties fo:color="#333333" fo:font-size="12pt" style:font-size-asian="12pt" style:font-size-complex="12pt"/>
    </style:style>
    <style:style style:name="T30_62" style:family="text">
      <style:text-properties fo:color="#333333" fo:font-size="12pt" style:font-size-asian="12pt" style:font-size-complex="12pt"/>
    </style:style>
    <style:style style:name="T30_63" style:family="text">
      <style:text-properties fo:color="#333333" fo:font-size="12pt" style:font-size-asian="12pt" style:font-size-complex="12pt"/>
    </style:style>
    <style:style style:name="T30_64" style:family="text">
      <style:text-properties fo:color="#333333" fo:font-size="12pt" style:font-size-asian="12pt" style:font-size-complex="12pt"/>
    </style:style>
    <style:style style:name="T30_65" style:family="text">
      <style:text-properties fo:color="#333333" fo:font-size="12pt" style:font-size-asian="12pt" style:font-size-complex="12pt"/>
    </style:style>
    <style:style style:name="T30_66" style:family="text">
      <style:text-properties fo:color="#333333" fo:font-size="12pt" style:font-size-asian="12pt" style:font-size-complex="12pt"/>
    </style:style>
    <style:style style:name="T30_67" style:family="text">
      <style:text-properties fo:color="#333333" fo:font-size="12pt" style:font-size-asian="12pt" style:font-size-complex="12pt"/>
    </style:style>
    <style:style style:name="T30_68" style:family="text">
      <style:text-properties fo:color="#333333" fo:font-size="12pt" style:font-size-asian="12pt" style:font-size-complex="12pt"/>
    </style:style>
    <style:style style:name="T30_69" style:family="text">
      <style:text-properties fo:color="#333333" fo:font-size="12pt" style:font-size-asian="12pt" style:font-size-complex="12pt"/>
    </style:style>
    <style:style style:name="T30_70" style:family="text">
      <style:text-properties fo:color="#333333" fo:font-size="12pt" style:font-size-asian="12pt" style:font-size-complex="12pt"/>
    </style:style>
    <style:style style:name="T30_71" style:family="text">
      <style:text-properties fo:color="#333333" fo:font-size="12pt" style:font-size-asian="12pt" style:font-size-complex="12pt"/>
    </style:style>
    <style:style style:name="P31" style:family="paragraph" style:parent-style-name="Heading_20_2">
      <style:paragraph-properties fo:break-before="auto" fo:text-indent="0cm" fo:line-height="100%" fo:margin-top="0.6cm" fo:margin-left="-0.459cm" style:writing-mode="lr-tb"/>
    </style:style>
    <style:style style:name="T31_1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P32" style:family="paragraph" style:parent-style-name="Heading_20_3">
      <style:paragraph-properties fo:break-before="auto" fo:text-indent="0cm" fo:line-height="120%" fo:margin-top="0.459cm" fo:margin-bottom="0.423cm" fo:margin-left="-0.459cm" style:writing-mode="lr-tb"/>
    </style:style>
    <style:style style:name="T32_1" style:family="text">
      <style:text-properties fo:color="#333333" fo:font-size="19pt" style:font-size-asian="19pt" style:font-size-complex="19pt" fo:font-weight="bold" style:font-weight-asian="bold" style:font-weight-complex="bold"/>
    </style:style>
    <style:style style:name="T32_2" style:family="text">
      <style:text-properties fo:color="#333333" fo:font-size="19pt" style:font-size-asian="19pt" style:font-size-complex="19pt" fo:font-weight="bold" style:font-weight-asian="bold" style:font-weight-complex="bold"/>
    </style:style>
    <style:style style:name="T32_3" style:family="text">
      <style:text-properties fo:color="#333333" fo:font-size="19pt" style:font-size-asian="19pt" style:font-size-complex="19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60%" fo:margin-top="0cm" style:writing-mode="lr-tb"/>
    </style:style>
    <style:style style:name="T33_1" style:family="text">
      <style:text-properties fo:color="#333333" fo:font-size="12pt" style:font-size-asian="12pt" style:font-size-complex="12pt"/>
    </style:style>
    <style:style style:name="T33_2" style:family="text">
      <style:text-properties fo:color="#333333" fo:font-size="12pt" style:font-size-asian="12pt" style:font-size-complex="12pt"/>
    </style:style>
    <style:style style:name="T33_3" style:family="text">
      <style:text-properties fo:color="#333333" fo:font-size="12pt" style:font-size-asian="12pt" style:font-size-complex="12pt"/>
    </style:style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>
      <style:text-properties fo:color="#333333" fo:font-size="12pt" style:font-size-asian="12pt" style:font-size-complex="12pt"/>
    </style:style>
    <style:style style:name="T34_2" style:family="text">
      <style:text-properties fo:color="#333333" fo:font-size="12pt" style:font-size-asian="12pt" style:font-size-complex="12pt"/>
    </style:style>
    <style:style style:name="T34_3" style:family="text">
      <style:text-properties fo:color="#333333" fo:font-size="12pt" style:font-size-asian="12pt" style:font-size-complex="12pt"/>
    </style:style>
    <style:style style:name="T34_4" style:family="text">
      <style:text-properties fo:color="#333333" fo:font-size="12pt" style:font-size-asian="12pt" style:font-size-complex="12pt"/>
    </style:style>
    <style:style style:name="T34_5" style:family="text">
      <style:text-properties fo:color="#333333" fo:font-size="12pt" style:font-size-asian="12pt" style:font-size-complex="12pt"/>
    </style:style>
    <style:style style:name="T34_6" style:family="text">
      <style:text-properties fo:color="#333333" fo:font-size="12pt" style:font-size-asian="12pt" style:font-size-complex="12pt"/>
    </style:style>
    <style:style style:name="T34_7" style:family="text">
      <style:text-properties fo:color="#333333" fo:font-size="12pt" style:font-size-asian="12pt" style:font-size-complex="12pt"/>
    </style:style>
    <style:style style:name="T34_8" style:family="text">
      <style:text-properties fo:color="#333333" fo:font-size="12pt" style:font-size-asian="12pt" style:font-size-complex="12pt"/>
    </style:style>
    <style:style style:name="T34_9" style:family="text">
      <style:text-properties fo:color="#333333" fo:font-size="12pt" style:font-size-asian="12pt" style:font-size-complex="12pt"/>
    </style:style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>
      <style:text-properties fo:color="#333333" fo:font-size="12pt" style:font-size-asian="12pt" style:font-size-complex="12pt"/>
    </style:style>
    <style:style style:name="T35_2" style:family="text">
      <style:text-properties fo:color="#333333" fo:font-size="12pt" style:font-size-asian="12pt" style:font-size-complex="12pt"/>
    </style:style>
    <style:style style:name="T35_3" style:family="text">
      <style:text-properties fo:color="#333333" fo:font-size="12pt" style:font-size-asian="12pt" style:font-size-complex="12pt"/>
    </style:style>
    <style:style style:name="T35_4" style:family="text">
      <style:text-properties fo:color="#333333" fo:font-size="12pt" style:font-size-asian="12pt" style:font-size-complex="12pt"/>
    </style:style>
    <style:style style:name="T35_5" style:family="text">
      <style:text-properties fo:color="#333333" fo:font-size="12pt" style:font-size-asian="12pt" style:font-size-complex="12pt"/>
    </style:style>
    <style:style style:name="P36" style:family="paragraph" style:parent-style-name="Standard">
      <style:paragraph-properties fo:break-before="auto" fo:line-height="115%" fo:margin-top="0cm" fo:margin-bottom="0cm" style:writing-mode="lr-tb"/>
    </style:style>
    <style:style style:name="T36_1" style:family="text">
      <style:text-properties fo:color="#333333" fo:font-size="12pt" style:font-size-asian="12pt" style:font-size-complex="12pt"/>
    </style:style>
    <style:style style:name="T36_2" style:family="text">
      <style:text-properties fo:color="#333333" fo:font-size="12pt" style:font-size-asian="12pt" style:font-size-complex="12pt"/>
    </style:style>
    <style:style style:name="T36_3" style:family="text">
      <style:text-properties fo:color="#333333" fo:font-size="12pt" style:font-size-asian="12pt" style:font-size-complex="12pt"/>
    </style:style>
    <style:style style:name="T36_4" style:family="text">
      <style:text-properties fo:color="#333333" fo:font-size="12pt" style:font-size-asian="12pt" style:font-size-complex="12pt"/>
    </style:style>
    <style:style style:name="T36_5" style:family="text">
      <style:text-properties fo:color="#333333" fo:font-size="12pt" style:font-size-asian="12pt" style:font-size-complex="12pt"/>
    </style:style>
    <style:style style:name="T36_6" style:family="text">
      <style:text-properties fo:color="#333333" fo:font-size="12pt" style:font-size-asian="12pt" style:font-size-complex="12pt"/>
    </style:style>
    <style:style style:name="T36_7" style:family="text">
      <style:text-properties fo:color="#333333" fo:font-size="12pt" style:font-size-asian="12pt" style:font-size-complex="12pt"/>
    </style:style>
    <style:style style:name="T36_8" style:family="text">
      <style:text-properties fo:color="#333333" fo:font-size="12pt" style:font-size-asian="12pt" style:font-size-complex="12pt"/>
    </style:style>
    <style:style style:name="T36_9" style:family="text">
      <style:text-properties fo:color="#333333" fo:font-size="12pt" style:font-size-asian="12pt" style:font-size-complex="12pt"/>
    </style:style>
    <style:style style:name="T36_10" style:family="text">
      <style:text-properties fo:color="#333333" fo:font-size="12pt" style:font-size-asian="12pt" style:font-size-complex="12pt"/>
    </style:style>
    <style:style style:name="T36_11" style:family="text">
      <style:text-properties fo:color="#333333" fo:font-size="12pt" style:font-size-asian="12pt" style:font-size-complex="12pt"/>
    </style:style>
    <style:style style:name="T36_12" style:family="text">
      <style:text-properties fo:color="#333333" fo:font-size="12pt" style:font-size-asian="12pt" style:font-size-complex="12pt"/>
    </style:style>
    <style:style style:name="T36_13" style:family="text">
      <style:text-properties fo:color="#333333" fo:font-size="12pt" style:font-size-asian="12pt" style:font-size-complex="12pt"/>
    </style:style>
    <style:style style:name="P37" style:family="paragraph" style:parent-style-name="Standard">
      <style:paragraph-properties fo:break-before="auto" fo:text-indent="0cm" fo:line-height="115%" fo:margin-bottom="0.423cm" fo:margin-left="0cm" style:writing-mode="lr-tb"/>
    </style:style>
    <style:style style:name="T37_1" style:family="text">
      <style:text-properties fo:color="#333333" fo:font-size="12pt" style:font-size-asian="12pt" style:font-size-complex="12pt"/>
    </style:style>
    <style:style style:name="T37_2" style:family="text">
      <style:text-properties fo:color="#333333" fo:font-size="12pt" style:font-size-asian="12pt" style:font-size-complex="12pt"/>
    </style:style>
    <style:style style:name="T37_3" style:family="text">
      <style:text-properties fo:color="#333333" fo:font-size="12pt" style:font-size-asian="12pt" style:font-size-complex="12pt"/>
    </style:style>
    <style:style style:name="T37_4" style:family="text">
      <style:text-properties fo:color="#333333" fo:font-size="12pt" style:font-size-asian="12pt" style:font-size-complex="12pt"/>
    </style:style>
    <style:style style:name="T37_5" style:family="text">
      <style:text-properties fo:color="#333333" fo:font-size="12pt" style:font-size-asian="12pt" style:font-size-complex="12pt"/>
    </style:style>
    <style:style style:name="T37_6" style:family="text">
      <style:text-properties fo:color="#333333" fo:font-size="12pt" style:font-size-asian="12pt" style:font-size-complex="12pt"/>
    </style:style>
    <style:style style:name="T37_7" style:family="text">
      <style:text-properties fo:color="#333333" fo:font-size="12pt" style:font-size-asian="12pt" style:font-size-complex="12pt"/>
    </style:style>
    <style:style style:name="T37_8" style:family="text">
      <style:text-properties fo:color="#333333" fo:font-size="12pt" style:font-size-asian="12pt" style:font-size-complex="12pt"/>
    </style:style>
    <style:style style:name="T37_9" style:family="text">
      <style:text-properties fo:color="#333333" fo:font-size="12pt" style:font-size-asian="12pt" style:font-size-complex="12pt"/>
    </style:style>
    <style:style style:name="T37_10" style:family="text">
      <style:text-properties fo:color="#333333" fo:font-size="12pt" style:font-size-asian="12pt" style:font-size-complex="12pt"/>
    </style:style>
    <style:style style:name="T37_11" style:family="text">
      <style:text-properties fo:color="#333333" fo:font-size="12pt" style:font-size-asian="12pt" style:font-size-complex="12pt"/>
    </style:style>
    <style:style style:name="T37_12" style:family="text">
      <style:text-properties fo:color="#333333" fo:font-size="12pt" style:font-size-asian="12pt" style:font-size-complex="12pt"/>
    </style:style>
    <style:style style:name="T37_13" style:family="text">
      <style:text-properties fo:color="#333333" fo:font-size="12pt" style:font-size-asian="12pt" style:font-size-complex="12pt"/>
    </style:style>
    <style:style style:name="T37_14" style:family="text">
      <style:text-properties fo:color="#333333" fo:font-size="12pt" style:font-size-asian="12pt" style:font-size-complex="12pt"/>
    </style:style>
    <style:style style:name="T37_15" style:family="text">
      <style:text-properties fo:color="#333333" fo:font-size="12pt" style:font-size-asian="12pt" style:font-size-complex="12pt"/>
    </style:style>
    <style:style style:name="T37_16" style:family="text">
      <style:text-properties fo:color="#333333" fo:font-size="12pt" style:font-size-asian="12pt" style:font-size-complex="12pt"/>
    </style:style>
    <style:style style:name="T37_17" style:family="text">
      <style:text-properties fo:color="#333333" fo:font-size="12pt" style:font-size-asian="12pt" style:font-size-complex="12pt"/>
    </style:style>
    <style:style style:name="T37_18" style:family="text">
      <style:text-properties fo:color="#333333" fo:font-size="12pt" style:font-size-asian="12pt" style:font-size-complex="12pt"/>
    </style:style>
    <style:style style:name="T37_19" style:family="text">
      <style:text-properties fo:color="#333333" fo:font-size="12pt" style:font-size-asian="12pt" style:font-size-complex="12pt"/>
    </style:style>
    <style:style style:name="T37_20" style:family="text">
      <style:text-properties fo:color="#333333" fo:font-size="12pt" style:font-size-asian="12pt" style:font-size-complex="12pt"/>
    </style:style>
    <style:style style:name="T37_21" style:family="text">
      <style:text-properties fo:color="#333333" fo:font-size="12pt" style:font-size-asian="12pt" style:font-size-complex="12pt"/>
    </style:style>
    <style:style style:name="T37_22" style:family="text">
      <style:text-properties fo:color="#333333" fo:font-size="12pt" style:font-size-asian="12pt" style:font-size-complex="12pt"/>
    </style:style>
    <style:style style:name="T37_23" style:family="text">
      <style:text-properties fo:color="#333333" fo:font-size="12pt" style:font-size-asian="12pt" style:font-size-complex="12pt"/>
    </style:style>
    <style:style style:name="T37_24" style:family="text">
      <style:text-properties fo:color="#333333" fo:font-size="12pt" style:font-size-asian="12pt" style:font-size-complex="12pt"/>
    </style:style>
    <style:style style:name="T37_25" style:family="text">
      <style:text-properties fo:color="#333333" fo:font-size="12pt" style:font-size-asian="12pt" style:font-size-complex="12pt"/>
    </style:style>
    <style:style style:name="T37_26" style:family="text">
      <style:text-properties fo:color="#333333" fo:font-size="12pt" style:font-size-asian="12pt" style:font-size-complex="12pt"/>
    </style:style>
    <style:style style:name="T37_27" style:family="text">
      <style:text-properties fo:color="#333333" fo:font-size="12pt" style:font-size-asian="12pt" style:font-size-complex="12pt"/>
    </style:style>
    <style:style style:name="T37_28" style:family="text">
      <style:text-properties fo:color="#333333" fo:font-size="12pt" style:font-size-asian="12pt" style:font-size-complex="12pt"/>
    </style:style>
    <style:style style:name="T37_29" style:family="text">
      <style:text-properties fo:color="#333333" fo:font-size="12pt" style:font-size-asian="12pt" style:font-size-complex="12pt"/>
    </style:style>
    <style:style style:name="T37_30" style:family="text">
      <style:text-properties fo:color="#333333" fo:font-size="12pt" style:font-size-asian="12pt" style:font-size-complex="12pt"/>
    </style:style>
    <style:style style:name="T37_31" style:family="text">
      <style:text-properties fo:color="#333333" fo:font-size="12pt" style:font-size-asian="12pt" style:font-size-complex="12pt"/>
    </style:style>
    <style:style style:name="T37_32" style:family="text">
      <style:text-properties fo:color="#333333" fo:font-size="12pt" style:font-size-asian="12pt" style:font-size-complex="12pt"/>
    </style:style>
    <style:style style:name="T37_33" style:family="text">
      <style:text-properties fo:color="#333333" fo:font-size="12pt" style:font-size-asian="12pt" style:font-size-complex="12pt"/>
    </style:style>
    <style:style style:name="T37_34" style:family="text">
      <style:text-properties fo:color="#333333" fo:font-size="12pt" style:font-size-asian="12pt" style:font-size-complex="12pt"/>
    </style:style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>
      <style:text-properties fo:color="#333333" fo:font-size="12pt" style:font-size-asian="12pt" style:font-size-complex="12pt"/>
    </style:style>
    <style:style style:name="T38_2" style:family="text">
      <style:text-properties fo:color="#333333" fo:font-size="12pt" style:font-size-asian="12pt" style:font-size-complex="12pt"/>
    </style:style>
    <style:style style:name="T38_3" style:family="text">
      <style:text-properties fo:color="#333333" fo:font-size="12pt" style:font-size-asian="12pt" style:font-size-complex="12pt"/>
    </style:style>
    <style:style style:name="T38_4" style:family="text">
      <style:text-properties fo:color="#333333" fo:font-size="12pt" style:font-size-asian="12pt" style:font-size-complex="12pt"/>
    </style:style>
    <style:style style:name="T38_5" style:family="text">
      <style:text-properties fo:color="#333333" fo:font-size="12pt" style:font-size-asian="12pt" style:font-size-complex="12pt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>
      <style:text-properties fo:color="#333333" fo:font-size="12pt" style:font-size-asian="12pt" style:font-size-complex="12pt"/>
    </style:style>
    <style:style style:name="T39_2" style:family="text">
      <style:text-properties fo:color="#333333" fo:font-size="12pt" style:font-size-asian="12pt" style:font-size-complex="12pt"/>
    </style:style>
    <style:style style:name="T39_3" style:family="text">
      <style:text-properties fo:color="#333333" fo:font-size="12pt" style:font-size-asian="12pt" style:font-size-complex="12pt"/>
    </style:style>
    <style:style style:name="T39_4" style:family="text">
      <style:text-properties fo:color="#333333" fo:font-size="12pt" style:font-size-asian="12pt" style:font-size-complex="12pt"/>
    </style:style>
    <style:style style:name="T39_5" style:family="text">
      <style:text-properties fo:color="#333333" fo:font-size="12pt" style:font-size-asian="12pt" style:font-size-complex="12pt"/>
    </style:style>
    <style:style style:name="T39_6" style:family="text">
      <style:text-properties fo:color="#333333" fo:font-size="12pt" style:font-size-asian="12pt" style:font-size-complex="12pt"/>
    </style:style>
    <style:style style:name="T39_7" style:family="text">
      <style:text-properties fo:color="#333333" fo:font-size="12pt" style:font-size-asian="12pt" style:font-size-complex="12pt"/>
    </style:style>
    <style:style style:name="T39_8" style:family="text">
      <style:text-properties fo:color="#333333" fo:font-size="12pt" style:font-size-asian="12pt" style:font-size-complex="12pt"/>
    </style:style>
    <style:style style:name="T39_9" style:family="text">
      <style:text-properties fo:color="#333333" fo:font-size="12pt" style:font-size-asian="12pt" style:font-size-complex="12pt"/>
    </style:style>
    <style:style style:name="T39_10" style:family="text">
      <style:text-properties fo:color="#333333" fo:font-size="12pt" style:font-size-asian="12pt" style:font-size-complex="12pt"/>
    </style:style>
    <style:style style:name="T39_11" style:family="text">
      <style:text-properties fo:color="#333333" fo:font-size="12pt" style:font-size-asian="12pt" style:font-size-complex="12pt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>
      <style:text-properties fo:color="#333333" fo:font-size="12pt" style:font-size-asian="12pt" style:font-size-complex="12pt"/>
    </style:style>
    <style:style style:name="T40_2" style:family="text">
      <style:text-properties fo:color="#333333" fo:font-size="12pt" style:font-size-asian="12pt" style:font-size-complex="12pt"/>
    </style:style>
    <style:style style:name="T40_3" style:family="text">
      <style:text-properties fo:color="#333333" fo:font-size="12pt" style:font-size-asian="12pt" style:font-size-complex="12pt"/>
    </style:style>
    <style:style style:name="T40_4" style:family="text">
      <style:text-properties fo:color="#333333" fo:font-size="12pt" style:font-size-asian="12pt" style:font-size-complex="12pt"/>
    </style:style>
    <style:style style:name="T40_5" style:family="text">
      <style:text-properties fo:color="#333333" fo:font-size="12pt" style:font-size-asian="12pt" style:font-size-complex="12pt"/>
    </style:style>
    <style:style style:name="P41" style:family="paragraph" style:parent-style-name="Standard">
      <style:paragraph-properties fo:break-before="auto" fo:line-height="160%" fo:margin-top="0cm" style:writing-mode="lr-tb"/>
    </style:style>
    <style:style style:name="T41_1" style:family="text">
      <style:text-properties fo:color="#333333" fo:font-size="12pt" style:font-size-asian="12pt" style:font-size-complex="12pt"/>
    </style:style>
    <style:style style:name="T41_2" style:family="text">
      <style:text-properties fo:color="#333333" fo:font-size="12pt" style:font-size-asian="12pt" style:font-size-complex="12pt"/>
    </style:style>
    <style:style style:name="T41_3" style:family="text">
      <style:text-properties fo:color="#333333" fo:font-size="12pt" style:font-size-asian="12pt" style:font-size-complex="12pt"/>
    </style:style>
    <style:style style:name="T41_4" style:family="text">
      <style:text-properties fo:color="#333333" fo:font-size="12pt" style:font-size-asian="12pt" style:font-size-complex="12pt"/>
    </style:style>
    <style:style style:name="T41_5" style:family="text">
      <style:text-properties fo:color="#333333" fo:font-size="12pt" style:font-size-asian="12pt" style:font-size-complex="12pt"/>
    </style:style>
    <style:style style:name="T41_6" style:family="text">
      <style:text-properties fo:color="#333333" fo:font-size="12pt" style:font-size-asian="12pt" style:font-size-complex="12pt"/>
    </style:style>
    <style:style style:name="T41_7" style:family="text">
      <style:text-properties fo:color="#333333" fo:font-size="12pt" style:font-size-asian="12pt" style:font-size-complex="12pt"/>
    </style:style>
    <style:style style:name="P42" style:family="paragraph" style:parent-style-name="Heading_20_2">
      <style:paragraph-properties fo:break-before="auto" fo:text-indent="0cm" fo:line-height="100%" fo:margin-top="0.6cm" fo:margin-bottom="0.423cm" fo:margin-left="-0.459cm" style:writing-mode="lr-tb"/>
    </style:style>
    <style:style style:name="T42_1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P43" style:family="paragraph" style:parent-style-name="Standard">
      <style:paragraph-properties fo:break-before="auto" fo:line-height="160%" fo:margin-top="0cm" style:writing-mode="lr-tb"/>
    </style:style>
    <style:style style:name="T43_1" style:family="text">
      <style:text-properties fo:color="#333333" fo:font-size="12pt" style:font-size-asian="12pt" style:font-size-complex="12pt"/>
    </style:style>
    <style:style style:name="T43_2" style:family="text">
      <style:text-properties fo:color="#333333" fo:font-size="12pt" style:font-size-asian="12pt" style:font-size-complex="12pt"/>
    </style:style>
    <style:style style:name="T43_3" style:family="text">
      <style:text-properties fo:color="#333333" fo:font-size="12pt" style:font-size-asian="12pt" style:font-size-complex="12pt"/>
    </style:style>
    <style:style style:name="T43_4" style:family="text">
      <style:text-properties fo:color="#333333" fo:font-size="12pt" style:font-size-asian="12pt" style:font-size-complex="12pt"/>
    </style:style>
    <style:style style:name="T43_5" style:family="text">
      <style:text-properties fo:color="#333333" fo:font-size="12pt" style:font-size-asian="12pt" style:font-size-complex="12pt"/>
    </style:style>
    <style:style style:name="T43_6" style:family="text">
      <style:text-properties fo:color="#333333" fo:font-size="12pt" style:font-size-asian="12pt" style:font-size-complex="12pt"/>
    </style:style>
    <style:style style:name="T43_7" style:family="text">
      <style:text-properties fo:color="#333333" fo:font-size="12pt" style:font-size-asian="12pt" style:font-size-complex="12pt"/>
    </style:style>
    <style:style style:name="T43_8" style:family="text">
      <style:text-properties fo:color="#333333" fo:font-size="12pt" style:font-size-asian="12pt" style:font-size-complex="12pt"/>
    </style:style>
    <style:style style:name="T43_9" style:family="text">
      <style:text-properties fo:color="#333333" fo:font-size="12pt" style:font-size-asian="12pt" style:font-size-complex="12pt"/>
    </style:style>
    <style:style style:name="T43_10" style:family="text">
      <style:text-properties fo:color="#333333" fo:font-size="12pt" style:font-size-asian="12pt" style:font-size-complex="12pt"/>
    </style:style>
    <style:style style:name="T43_11" style:family="text">
      <style:text-properties fo:color="#333333" fo:font-size="12pt" style:font-size-asian="12pt" style:font-size-complex="12pt"/>
    </style:style>
    <style:style style:name="P44" style:family="paragraph" style:parent-style-name="Standard">
      <style:paragraph-properties fo:break-before="auto" fo:line-height="160%" fo:margin-top="0cm" style:writing-mode="lr-tb"/>
    </style:style>
    <style:style style:name="T44_1" style:family="text">
      <style:text-properties fo:color="#333333" fo:font-size="12pt" style:font-size-asian="12pt" style:font-size-complex="12pt"/>
    </style:style>
    <style:style style:name="T44_2" style:family="text">
      <style:text-properties fo:color="#333333" fo:font-size="12pt" style:font-size-asian="12pt" style:font-size-complex="12pt"/>
    </style:style>
    <style:style style:name="T44_3" style:family="text">
      <style:text-properties fo:color="#333333" fo:font-size="12pt" style:font-size-asian="12pt" style:font-size-complex="12pt"/>
    </style:style>
    <style:style style:name="T44_4" style:family="text">
      <style:text-properties fo:color="#333333" fo:font-size="12pt" style:font-size-asian="12pt" style:font-size-complex="12pt"/>
    </style:style>
    <style:style style:name="T44_5" style:family="text">
      <style:text-properties fo:color="#333333" fo:font-size="12pt" style:font-size-asian="12pt" style:font-size-complex="12pt"/>
    </style:style>
    <style:style style:name="T44_6" style:family="text">
      <style:text-properties fo:color="#333333" fo:font-size="12pt" style:font-size-asian="12pt" style:font-size-complex="12pt"/>
    </style:style>
    <style:style style:name="T44_7" style:family="text">
      <style:text-properties fo:color="#333333" fo:font-size="12pt" style:font-size-asian="12pt" style:font-size-complex="12pt"/>
    </style:style>
    <style:style style:name="T44_8" style:family="text">
      <style:text-properties fo:color="#333333" fo:font-size="12pt" style:font-size-asian="12pt" style:font-size-complex="12pt"/>
    </style:style>
    <style:style style:name="T44_9" style:family="text">
      <style:text-properties fo:color="#333333" fo:font-size="12pt" style:font-size-asian="12pt" style:font-size-complex="12pt"/>
    </style:style>
    <style:style style:name="P45" style:family="paragraph" style:parent-style-name="Heading_20_2">
      <style:paragraph-properties fo:break-before="auto" fo:text-indent="0cm" fo:line-height="100%" fo:margin-top="0.6cm" fo:margin-bottom="0.423cm" fo:margin-left="-0.459cm" style:writing-mode="lr-tb"/>
    </style:style>
    <style:style style:name="T45_1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T45_2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T45_3" style:family="text">
      <style:text-properties fo:color="#333333" fo:font-size="30pt" style:font-size-asian="30pt" style:font-size-complex="30pt" fo:font-weight="bold" style:font-weight-asian="bold" style:font-weight-complex="bold"/>
    </style:style>
    <style:style style:name="P46" style:family="paragraph" style:parent-style-name="Standard">
      <style:paragraph-properties fo:break-before="auto" fo:line-height="160%" fo:margin-top="0cm" style:writing-mode="lr-tb"/>
    </style:style>
    <style:style style:name="T46_1" style:family="text">
      <style:text-properties fo:color="#333333" fo:font-size="12pt" style:font-size-asian="12pt" style:font-size-complex="12pt"/>
    </style:style>
    <style:style style:name="T46_2" style:family="text">
      <style:text-properties fo:color="#333333" fo:font-size="12pt" style:font-size-asian="12pt" style:font-size-complex="12pt"/>
    </style:style>
    <style:style style:name="T46_3" style:family="text">
      <style:text-properties fo:color="#333333" fo:font-size="12pt" style:font-size-asian="12pt" style:font-size-complex="12pt"/>
    </style:style>
    <style:style style:name="T46_4" style:family="text">
      <style:text-properties fo:color="#333333" fo:font-size="12pt" style:font-size-asian="12pt" style:font-size-complex="12pt"/>
    </style:style>
    <style:style style:name="T46_5" style:family="text">
      <style:text-properties fo:color="#333333" fo:font-size="12pt" style:font-size-asian="12pt" style:font-size-complex="12pt"/>
    </style:style>
    <style:style style:name="T46_6" style:family="text">
      <style:text-properties fo:color="#333333" fo:font-size="12pt" style:font-size-asian="12pt" style:font-size-complex="12pt"/>
    </style:style>
    <style:style style:name="T46_7" style:family="text">
      <style:text-properties fo:color="#333333" fo:font-size="12pt" style:font-size-asian="12pt" style:font-size-complex="12pt"/>
    </style:style>
    <style:style style:name="T46_8" style:family="text">
      <style:text-properties fo:color="#333333" fo:font-size="12pt" style:font-size-asian="12pt" style:font-size-complex="12pt"/>
    </style:style>
    <style:style style:name="T46_9" style:family="text">
      <style:text-properties fo:color="#333333" fo:font-size="12pt" style:font-size-asian="12pt" style:font-size-complex="12pt"/>
    </style:style>
    <style:style style:name="T46_10" style:family="text">
      <style:text-properties fo:color="#333333" fo:font-size="12pt" style:font-size-asian="12pt" style:font-size-complex="12pt"/>
    </style:style>
    <style:style style:name="T46_11" style:family="text">
      <style:text-properties fo:color="#333333" fo:font-size="12pt" style:font-size-asian="12pt" style:font-size-complex="12pt"/>
    </style:style>
    <style:style style:name="T46_12" style:family="text">
      <style:text-properties fo:color="#333333" fo:font-size="12pt" style:font-size-asian="12pt" style:font-size-complex="12pt"/>
    </style:style>
    <style:style style:name="P47" style:family="paragraph" style:parent-style-name="Standard">
      <style:paragraph-properties fo:break-before="auto" fo:line-height="160%" fo:margin-top="0cm" fo:margin-bottom="0cm" style:writing-mode="lr-tb"/>
    </style:style>
    <style:style style:name="T47_1" style:family="text">
      <style:text-properties fo:color="#333333" fo:font-size="12pt" style:font-size-asian="12pt" style:font-size-complex="12pt"/>
    </style:style>
    <style:style style:name="T47_2" style:family="text">
      <style:text-properties fo:color="#333333" fo:font-size="12pt" style:font-size-asian="12pt" style:font-size-complex="12pt"/>
    </style:style>
    <style:style style:name="T47_3" style:family="text">
      <style:text-properties fo:color="#333333" fo:font-size="12pt" style:font-size-asian="12pt" style:font-size-complex="12pt"/>
    </style:style>
    <style:style style:name="T47_4" style:family="text">
      <style:text-properties fo:color="#333333" fo:font-size="12pt" style:font-size-asian="12pt" style:font-size-complex="12pt"/>
    </style:style>
    <style:style style:name="T47_5" style:family="text">
      <style:text-properties fo:color="#333333" fo:font-size="12pt" style:font-size-asian="12pt" style:font-size-complex="12pt"/>
    </style:style>
    <style:style style:name="T47_6" style:family="text">
      <style:text-properties fo:color="#333333" fo:font-size="12pt" style:font-size-asian="12pt" style:font-size-complex="12pt"/>
    </style:style>
    <style:style style:name="T47_7" style:family="text">
      <style:text-properties fo:color="#333333" fo:font-size="12pt" style:font-size-asian="12pt" style:font-size-complex="12pt"/>
    </style:style>
    <style:style style:name="P48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49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50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51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52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53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54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55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56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57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58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59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60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61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62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63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64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65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66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67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68" style:family="paragraph" style:parent-style-name="Standard">
      <style:paragraph-properties fo:break-before="auto" fo:line-height="160%" style:writing-mode="lr-tb"/>
      <style:text-properties fo:color="#333333" fo:font-size="12pt" style:font-size-asian="12pt" style:font-size-complex="12pt"/>
    </style:style>
    <style:style style:name="P69" style:family="paragraph" style:parent-style-name="Heading_20_3">
      <style:paragraph-properties fo:break-before="auto" fo:line-height="160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style:text-underline-style="solid" style:text-underline-color="font-color"/>
    </style:style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>
      <style:text-properties fo:font-style="italic" style:font-style-asian="italic" style:font-style-complex="italic"/>
    </style:style>
    <style:style style:name="T76_32" style:family="text">
      <style:text-properties fo:font-style="italic" style:font-style-asian="italic" style:font-style-complex="italic"/>
    </style:style>
    <style:style style:name="T76_33" style:family="text">
      <style:text-properties fo:font-style="italic" style:font-style-asian="italic" style:font-style-complex="italic"/>
    </style:style>
    <style:style style:name="T76_34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>
      <style:text-properties fo:font-style="italic" style:font-style-asian="italic" style:font-style-complex="italic"/>
    </style:style>
    <style:style style:name="T78_46" style:family="text">
      <style:text-properties fo:font-style="italic" style:font-style-asian="italic" style:font-style-complex="italic"/>
    </style:style>
    <style:style style:name="T78_47" style:family="text">
      <style:text-properties fo:font-style="italic" style:font-style-asian="italic" style:font-style-complex="italic"/>
    </style:style>
    <style:style style:name="T78_48" style:family="text">
      <style:text-properties fo:font-style="italic" style:font-style-asian="italic" style:font-style-complex="italic"/>
    </style:style>
    <style:style style:name="T78_49" style:family="text">
      <style:text-properties fo:font-style="italic" style:font-style-asian="italic" style:font-style-complex="italic"/>
    </style:style>
    <style:style style:name="T78_50" style:family="text">
      <style:text-properties fo:font-style="italic" style:font-style-asian="italic" style:font-style-complex="italic"/>
    </style:style>
    <style:style style:name="T78_51" style:family="text">
      <style:text-properties fo:font-style="italic" style:font-style-asian="italic" style:font-style-complex="italic"/>
    </style:style>
    <style:style style:name="T78_52" style:family="text">
      <style:text-properties fo:font-style="italic" style:font-style-asian="italic" style:font-style-complex="italic"/>
    </style:style>
    <style:style style:name="T78_53" style:family="text">
      <style:text-properties fo:font-style="italic" style:font-style-asian="italic" style:font-style-complex="italic"/>
    </style:style>
    <style:style style:name="T78_54" style:family="text">
      <style:text-properties fo:font-style="italic" style:font-style-asian="italic" style:font-style-complex="italic"/>
    </style:style>
    <style:style style:name="T78_55" style:family="text">
      <style:text-properties fo:font-style="italic" style:font-style-asian="italic" style:font-style-complex="italic"/>
    </style:style>
    <style:style style:name="T78_56" style:family="text">
      <style:text-properties fo:font-style="italic" style:font-style-asian="italic" style:font-style-complex="italic"/>
    </style:style>
    <style:style style:name="T78_57" style:family="text">
      <style:text-properties fo:font-style="italic" style:font-style-asian="italic" style:font-style-complex="italic"/>
    </style:style>
    <style:style style:name="T78_58" style:family="text">
      <style:text-properties fo:font-style="italic" style:font-style-asian="italic" style:font-style-complex="italic"/>
    </style:style>
    <style:style style:name="T78_59" style:family="text">
      <style:text-properties fo:font-style="italic" style:font-style-asian="italic" style:font-style-complex="italic"/>
    </style:style>
    <style:style style:name="T78_60" style:family="text">
      <style:text-properties fo:font-style="italic" style:font-style-asian="italic" style:font-style-complex="italic"/>
    </style:style>
    <style:style style:name="T78_61" style:family="text">
      <style:text-properties fo:font-style="italic" style:font-style-asian="italic" style:font-style-complex="italic"/>
    </style:style>
    <style:style style:name="T78_62" style:family="text"/>
    <style:style style:name="T78_63" style:family="text"/>
    <style:style style:name="T78_64" style:family="text"/>
    <style:style style:name="T78_65" style:family="text"/>
    <style:style style:name="T78_66" style:family="text">
      <style:text-properties fo:color="#1155cc" style:text-underline-style="solid" style:text-underline-color="font-color"/>
    </style:style>
    <style:style style:name="T78_67" style:family="text"/>
    <style:style style:name="T78_68" style:family="text">
      <style:text-properties fo:color="#1155cc" style:text-underline-style="solid" style:text-underline-color="font-color"/>
    </style:style>
    <style:style style:name="T78_69" style:family="text"/>
    <style:style style:name="T78_70" style:family="text">
      <style:text-properties fo:color="#1155cc" style:text-underline-style="solid" style:text-underline-color="font-color"/>
    </style:style>
    <style:style style:name="T78_71" style:family="text"/>
    <style:style style:name="T78_72" style:family="text">
      <style:text-properties fo:color="#1155cc" style:text-underline-style="solid" style:text-underline-color="font-color"/>
    </style:style>
    <style:style style:name="T78_73" style:family="text"/>
    <style:style style:name="T78_74" style:family="text">
      <style:text-properties fo:color="#1155cc" style:text-underline-style="solid" style:text-underline-color="font-color"/>
    </style:style>
    <style:style style:name="T78_75" style:family="text"/>
    <style:style style:name="T78_76" style:family="text">
      <style:text-properties fo:color="#1155cc" style:text-underline-style="solid" style:text-underline-color="font-color"/>
    </style:style>
    <style:style style:name="T78_77" style:family="text"/>
    <style:style style:name="T78_78" style:family="text">
      <style:text-properties fo:color="#1155cc" style:text-underline-style="solid" style:text-underline-color="font-color"/>
    </style:style>
    <style:style style:name="T78_79" style:family="text"/>
    <style:style style:name="T78_80" style:family="text">
      <style:text-properties fo:color="#1155cc" style:text-underline-style="solid" style:text-underline-color="font-color"/>
    </style:style>
    <style:style style:name="T78_81" style:family="text"/>
    <style:style style:name="T78_82" style:family="text">
      <style:text-properties fo:color="#1155cc" style:text-underline-style="solid" style:text-underline-color="font-color"/>
    </style:style>
    <style:style style:name="T78_83" style:family="text"/>
    <style:style style:name="T78_84" style:family="text">
      <style:text-properties fo:color="#1155cc" style:text-underline-style="solid" style:text-underline-color="font-color"/>
    </style:style>
    <style:style style:name="T78_85" style:family="text"/>
    <style:style style:name="T78_86" style:family="text">
      <style:text-properties fo:color="#1155cc" style:text-underline-style="solid" style:text-underline-color="font-color"/>
    </style:style>
    <style:style style:name="T78_87" style:family="text"/>
    <style:style style:name="T78_88" style:family="text">
      <style:text-properties fo:color="#1155cc" style:text-underline-style="solid" style:text-underline-color="font-color"/>
    </style:style>
    <style:style style:name="T78_89" style:family="text"/>
    <style:style style:name="T78_90" style:family="text">
      <style:text-properties fo:color="#1155cc" style:text-underline-style="solid" style:text-underline-color="font-color"/>
    </style:style>
    <style:style style:name="T78_91" style:family="text"/>
    <style:style style:name="T78_92" style:family="text">
      <style:text-properties fo:color="#1155cc" style:text-underline-style="solid" style:text-underline-color="font-color"/>
    </style:style>
    <style:style style:name="T78_93" style:family="text"/>
    <style:style style:name="T78_94" style:family="text">
      <style:text-properties fo:color="#1155cc" style:text-underline-style="solid" style:text-underline-color="font-color"/>
    </style:style>
    <style:style style:name="T78_95" style:family="text"/>
    <style:style style:name="T78_96" style:family="text">
      <style:text-properties fo:color="#1155cc" style:text-underline-style="solid" style:text-underline-color="font-color"/>
    </style:style>
    <style:style style:name="T78_97" style:family="text"/>
    <style:style style:name="T78_98" style:family="text">
      <style:text-properties fo:color="#1155cc" style:text-underline-style="solid" style:text-underline-color="font-color"/>
    </style:style>
    <style:style style:name="T78_99" style:family="text"/>
    <style:style style:name="T78_100" style:family="text">
      <style:text-properties fo:color="#1155cc" style:text-underline-style="solid" style:text-underline-color="font-color"/>
    </style:style>
    <style:style style:name="T78_101" style:family="text"/>
    <style:style style:name="T78_102" style:family="text">
      <style:text-properties fo:color="#1155cc" style:text-underline-style="solid" style:text-underline-color="font-color"/>
    </style:style>
    <style:style style:name="T78_103" style:family="text"/>
    <style:style style:name="T78_104" style:family="text"/>
    <style:style style:name="T78_105" style:family="text"/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style="italic" style:font-style-asian="italic" style:font-style-complex="italic"/>
    </style:style>
    <style:style style:name="T81_2" style:family="text">
      <style:text-properties fo:font-style="italic" style:font-style-asian="italic" style:font-style-complex="italic"/>
    </style:style>
    <style:style style:name="T81_3" style:family="text">
      <style:text-properties fo:font-style="italic" style:font-style-asian="italic" style:font-style-complex="italic"/>
    </style:style>
    <style:style style:name="T81_4" style:family="text">
      <style:text-properties fo:font-style="italic" style:font-style-asian="italic" style:font-style-complex="italic"/>
    </style:style>
    <style:style style:name="T81_5" style:family="text">
      <style:text-properties fo:font-style="italic" style:font-style-asian="italic" style:font-style-complex="italic"/>
    </style:style>
    <style:style style:name="T81_6" style:family="text">
      <style:text-properties fo:font-style="italic" style:font-style-asian="italic" style:font-style-complex="italic"/>
    </style:style>
    <style:style style:name="T81_7" style:family="text">
      <style:text-properties fo:font-style="italic" style:font-style-asian="italic" style:font-style-complex="italic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background-color="#ffffff" fo:color="#222222" fo:font-size="10pt" style:font-size-asian="10pt" style:font-size-complex="10pt"/>
    </style:style>
    <style:style style:name="T82_2" style:family="text">
      <style:text-properties fo:background-color="#ffffff" fo:color="#222222" fo:font-size="10pt" style:font-size-asian="10pt" style:font-size-complex="10pt"/>
    </style:style>
    <style:style style:name="T82_3" style:family="text">
      <style:text-properties fo:background-color="#ffffff" fo:color="#222222" fo:font-size="10pt" style:font-size-asian="10pt" style:font-size-complex="10pt"/>
    </style:style>
    <style:style style:name="T82_4" style:family="text">
      <style:text-properties fo:background-color="#ffffff" fo:color="#222222" fo:font-size="10pt" style:font-size-asian="10pt" style:font-size-complex="10pt"/>
    </style:style>
    <style:style style:name="T82_5" style:family="text">
      <style:text-properties fo:background-color="#ffffff" fo:color="#222222" fo:font-size="10pt" style:font-size-asian="10pt" style:font-size-complex="10pt"/>
    </style:style>
    <style:style style:name="T82_6" style:family="text">
      <style:text-properties fo:background-color="#ffffff" fo:color="#222222" fo:font-size="10pt" style:font-size-asian="10pt" style:font-size-complex="10pt"/>
    </style:style>
    <style:style style:name="T82_7" style:family="text">
      <style:text-properties fo:background-color="#ffffff" fo:color="#222222" fo:font-size="10pt" style:font-size-asian="10pt" style:font-size-complex="10pt"/>
    </style:style>
    <style:style style:name="T82_8" style:family="text">
      <style:text-properties fo:background-color="#ffffff" fo:color="#222222" fo:font-size="10pt" style:font-size-asian="10pt" style:font-size-complex="10pt"/>
    </style:style>
    <style:style style:name="T82_9" style:family="text">
      <style:text-properties fo:background-color="#ffffff" fo:color="#222222" fo:font-size="10pt" style:font-size-asian="10pt" style:font-size-complex="10pt"/>
    </style:style>
    <style:style style:name="T82_10" style:family="text">
      <style:text-properties fo:background-color="#ffffff" fo:color="#222222" fo:font-size="10pt" style:font-size-asian="10pt" style:font-size-complex="10pt"/>
    </style:style>
    <style:style style:name="T82_11" style:family="text">
      <style:text-properties fo:background-color="#ffffff" fo:color="#222222" fo:font-size="10pt" style:font-size-asian="10pt" style:font-size-complex="10pt"/>
    </style:style>
    <style:style style:name="T82_12" style:family="text">
      <style:text-properties fo:background-color="#ffffff" fo:color="#222222" fo:font-size="10pt" style:font-size-asian="10pt" style:font-size-complex="10pt"/>
    </style:style>
    <style:style style:name="T82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2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2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2_16" style:family="text">
      <style:text-properties fo:background-color="#ffffff" fo:color="#222222" fo:font-size="10pt" style:font-size-asian="10pt" style:font-size-complex="10pt"/>
    </style:style>
    <style:style style:name="T82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2_18" style:family="text">
      <style:text-properties fo:background-color="#ffffff" fo:color="#222222" fo:font-size="10pt" style:font-size-asian="10pt" style:font-size-complex="10pt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background-color="#ffffff" fo:color="#222222" fo:font-size="10pt" style:font-size-asian="10pt" style:font-size-complex="10pt"/>
    </style:style>
    <style:style style:name="T83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2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2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2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3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3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3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3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3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4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4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4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4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4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4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4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4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4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4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5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5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5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5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5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5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5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5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5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5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6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6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6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6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6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6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6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6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6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6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7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7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7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7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7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7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7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7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7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7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8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8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8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8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8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8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8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8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8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8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9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9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9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3_9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ubtitle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/>
    <style:style style:name="T87_62" style:family="text"/>
    <style:style style:name="T87_63" style:family="text"/>
    <style:style style:name="T87_64" style:family="text"/>
    <style:style style:name="T87_65" style:family="text"/>
    <style:style style:name="T87_66" style:family="text"/>
    <style:style style:name="T87_67" style:family="text"/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background-color="#ffffff" fo:color="#222222" fo:font-size="10pt" style:font-size-asian="10pt" style:font-size-complex="10pt"/>
    </style:style>
    <style:style style:name="T89_2" style:family="text">
      <style:text-properties fo:background-color="#ffffff" fo:color="#222222" fo:font-size="10pt" style:font-size-asian="10pt" style:font-size-complex="10pt"/>
    </style:style>
    <style:style style:name="T89_3" style:family="text">
      <style:text-properties fo:background-color="#ffffff" fo:color="#222222" fo:font-size="10pt" style:font-size-asian="10pt" style:font-size-complex="10pt"/>
    </style:style>
    <style:style style:name="T89_4" style:family="text">
      <style:text-properties fo:background-color="#ffffff" fo:color="#222222" fo:font-size="10pt" style:font-size-asian="10pt" style:font-size-complex="10pt"/>
    </style:style>
    <style:style style:name="T89_5" style:family="text">
      <style:text-properties fo:background-color="#ffffff" fo:color="#222222" fo:font-size="10pt" style:font-size-asian="10pt" style:font-size-complex="10pt"/>
    </style:style>
    <style:style style:name="T89_6" style:family="text">
      <style:text-properties fo:background-color="#ffffff" fo:color="#222222" fo:font-size="10pt" style:font-size-asian="10pt" style:font-size-complex="10pt"/>
    </style:style>
    <style:style style:name="T89_7" style:family="text">
      <style:text-properties fo:background-color="#ffffff" fo:color="#222222" fo:font-size="10pt" style:font-size-asian="10pt" style:font-size-complex="10pt"/>
    </style:style>
    <style:style style:name="T89_8" style:family="text">
      <style:text-properties fo:background-color="#ffffff" fo:color="#222222" fo:font-size="10pt" style:font-size-asian="10pt" style:font-size-complex="10pt"/>
    </style:style>
    <style:style style:name="T89_9" style:family="text">
      <style:text-properties fo:background-color="#ffffff" fo:color="#222222" fo:font-size="10pt" style:font-size-asian="10pt" style:font-size-complex="10pt"/>
    </style:style>
    <style:style style:name="T89_10" style:family="text">
      <style:text-properties fo:background-color="#ffffff" fo:color="#222222" fo:font-size="10pt" style:font-size-asian="10pt" style:font-size-complex="10pt"/>
    </style:style>
    <style:style style:name="T89_11" style:family="text">
      <style:text-properties fo:background-color="#ffffff" fo:color="#222222" fo:font-size="10pt" style:font-size-asian="10pt" style:font-size-complex="10pt"/>
    </style:style>
    <style:style style:name="T89_12" style:family="text">
      <style:text-properties fo:background-color="#ffffff" fo:color="#222222" fo:font-size="10pt" style:font-size-asian="10pt" style:font-size-complex="10pt"/>
    </style:style>
    <style:style style:name="T89_13" style:family="text">
      <style:text-properties fo:background-color="#ffffff" fo:color="#222222" fo:font-size="10pt" style:font-size-asian="10pt" style:font-size-complex="10pt"/>
    </style:style>
    <style:style style:name="T89_14" style:family="text">
      <style:text-properties fo:background-color="#ffffff" fo:color="#222222" fo:font-size="10pt" style:font-size-asian="10pt" style:font-size-complex="10pt"/>
    </style:style>
    <style:style style:name="T89_15" style:family="text">
      <style:text-properties fo:background-color="#ffffff" fo:color="#222222" fo:font-size="10pt" style:font-size-asian="10pt" style:font-size-complex="10pt"/>
    </style:style>
    <style:style style:name="T89_16" style:family="text">
      <style:text-properties fo:background-color="#ffffff" fo:color="#222222" fo:font-size="10pt" style:font-size-asian="10pt" style:font-size-complex="10pt"/>
    </style:style>
    <style:style style:name="T89_17" style:family="text">
      <style:text-properties fo:background-color="#ffffff" fo:color="#222222" fo:font-size="10pt" style:font-size-asian="10pt" style:font-size-complex="10pt"/>
    </style:style>
    <style:style style:name="T89_18" style:family="text">
      <style:text-properties fo:background-color="#ffffff" fo:color="#222222" fo:font-size="10pt" style:font-size-asian="10pt" style:font-size-complex="10pt"/>
    </style:style>
    <style:style style:name="T89_19" style:family="text">
      <style:text-properties fo:background-color="#ffffff" fo:color="#222222" fo:font-size="10pt" style:font-size-asian="10pt" style:font-size-complex="10pt"/>
    </style:style>
    <style:style style:name="T89_20" style:family="text">
      <style:text-properties fo:background-color="#ffffff" fo:color="#222222" fo:font-size="10pt" style:font-size-asian="10pt" style:font-size-complex="10pt"/>
    </style:style>
    <style:style style:name="T89_21" style:family="text">
      <style:text-properties fo:background-color="#ffffff" fo:color="#222222" fo:font-size="10pt" style:font-size-asian="10pt" style:font-size-complex="10pt"/>
    </style:style>
    <style:style style:name="T89_22" style:family="text">
      <style:text-properties fo:background-color="#ffffff" fo:color="#222222" fo:font-size="10pt" style:font-size-asian="10pt" style:font-size-complex="10pt"/>
    </style:style>
    <style:style style:name="T89_23" style:family="text">
      <style:text-properties fo:background-color="#ffffff" fo:color="#222222" fo:font-size="10pt" style:font-size-asian="10pt" style:font-size-complex="10pt"/>
    </style:style>
    <style:style style:name="T89_24" style:family="text">
      <style:text-properties fo:background-color="#ffffff" fo:color="#222222" fo:font-size="10pt" style:font-size-asian="10pt" style:font-size-complex="10pt"/>
    </style:style>
    <style:style style:name="T89_25" style:family="text">
      <style:text-properties fo:background-color="#ffffff" fo:color="#222222" fo:font-size="10pt" style:font-size-asian="10pt" style:font-size-complex="10pt"/>
    </style:style>
    <style:style style:name="T89_26" style:family="text">
      <style:text-properties fo:background-color="#ffffff" fo:color="#222222" fo:font-size="10pt" style:font-size-asian="10pt" style:font-size-complex="10pt"/>
    </style:style>
    <style:style style:name="T89_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9_2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9_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9_3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9_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9_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9_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9_34" style:family="text">
      <style:text-properties fo:background-color="#ffffff" fo:color="#222222" fo:font-size="10pt" style:font-size-asian="10pt" style:font-size-complex="10pt"/>
    </style:style>
    <style:style style:name="T89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89_36" style:family="text">
      <style:text-properties fo:background-color="#ffffff" fo:color="#222222" fo:font-size="10pt" style:font-size-asian="10pt" style:font-size-complex="10pt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background-color="#ffffff" fo:color="#222222" fo:font-size="10pt" style:font-size-asian="10pt" style:font-size-complex="10pt"/>
    </style:style>
    <style:style style:name="T90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2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2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2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3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3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3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3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3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4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4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4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4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4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4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4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4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4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4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5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5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5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5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5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5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5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5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5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5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6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6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6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6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6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6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6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6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6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6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7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7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7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7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7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7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7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7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7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7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8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8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8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8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8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8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8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8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8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8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9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9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9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9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9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9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9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9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9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9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0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0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0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0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0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0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0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0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0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0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0_1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91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92" style:family="paragraph" style:parent-style-name="Standard">
      <style:paragraph-properties fo:break-before="auto" fo:line-height="115%" style:writing-mode="lr-tb"/>
      <style:text-properties fo:background-color="#ffffff" fo:color="#222222" fo:font-size="10pt" style:font-size-asian="10pt" style:font-size-complex="10pt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background-color="#ffffff" fo:color="#222222" fo:font-size="10pt" style:font-size-asian="10pt" style:font-size-complex="10pt"/>
    </style:style>
    <style:style style:name="T93_2" style:family="text">
      <style:text-properties fo:background-color="#ffffff" fo:color="#222222" fo:font-size="10pt" style:font-size-asian="10pt" style:font-size-complex="10pt"/>
    </style:style>
    <style:style style:name="T93_3" style:family="text">
      <style:text-properties fo:background-color="#ffffff" fo:color="#222222" fo:font-size="10pt" style:font-size-asian="10pt" style:font-size-complex="10pt"/>
    </style:style>
    <style:style style:name="T93_4" style:family="text">
      <style:text-properties fo:background-color="#ffffff" fo:color="#222222" fo:font-size="10pt" style:font-size-asian="10pt" style:font-size-complex="10pt"/>
    </style:style>
    <style:style style:name="T93_5" style:family="text">
      <style:text-properties fo:background-color="#ffffff" fo:color="#222222" fo:font-size="10pt" style:font-size-asian="10pt" style:font-size-complex="10pt"/>
    </style:style>
    <style:style style:name="T93_6" style:family="text">
      <style:text-properties fo:background-color="#ffffff" fo:color="#222222" fo:font-size="10pt" style:font-size-asian="10pt" style:font-size-complex="10pt"/>
    </style:style>
    <style:style style:name="T93_7" style:family="text">
      <style:text-properties fo:background-color="#ffffff" fo:color="#222222" fo:font-size="10pt" style:font-size-asian="10pt" style:font-size-complex="10pt"/>
    </style:style>
    <style:style style:name="T93_8" style:family="text">
      <style:text-properties fo:background-color="#ffffff" fo:color="#222222" fo:font-size="10pt" style:font-size-asian="10pt" style:font-size-complex="10pt"/>
    </style:style>
    <style:style style:name="T93_9" style:family="text">
      <style:text-properties fo:background-color="#ffffff" fo:color="#222222" fo:font-size="10pt" style:font-size-asian="10pt" style:font-size-complex="10pt"/>
    </style:style>
    <style:style style:name="T93_10" style:family="text">
      <style:text-properties fo:background-color="#ffffff" fo:color="#222222" fo:font-size="10pt" style:font-size-asian="10pt" style:font-size-complex="10pt"/>
    </style:style>
    <style:style style:name="T93_11" style:family="text">
      <style:text-properties fo:background-color="#ffffff" fo:color="#222222" fo:font-size="10pt" style:font-size-asian="10pt" style:font-size-complex="10pt"/>
    </style:style>
    <style:style style:name="T93_12" style:family="text">
      <style:text-properties fo:background-color="#ffffff" fo:color="#222222" fo:font-size="10pt" style:font-size-asian="10pt" style:font-size-complex="10pt"/>
    </style:style>
    <style:style style:name="T93_13" style:family="text">
      <style:text-properties fo:background-color="#ffffff" fo:color="#222222" fo:font-size="10pt" style:font-size-asian="10pt" style:font-size-complex="10pt"/>
    </style:style>
    <style:style style:name="T93_14" style:family="text">
      <style:text-properties fo:background-color="#ffffff" fo:color="#222222" fo:font-size="10pt" style:font-size-asian="10pt" style:font-size-complex="10pt"/>
    </style:style>
    <style:style style:name="T93_15" style:family="text">
      <style:text-properties fo:background-color="#ffffff" fo:color="#222222" fo:font-size="10pt" style:font-size-asian="10pt" style:font-size-complex="10pt"/>
    </style:style>
    <style:style style:name="T93_16" style:family="text">
      <style:text-properties fo:background-color="#ffffff" fo:color="#222222" fo:font-size="10pt" style:font-size-asian="10pt" style:font-size-complex="10pt"/>
    </style:style>
    <style:style style:name="T93_17" style:family="text">
      <style:text-properties fo:background-color="#ffffff" fo:color="#222222" fo:font-size="10pt" style:font-size-asian="10pt" style:font-size-complex="10pt"/>
    </style:style>
    <style:style style:name="T93_18" style:family="text">
      <style:text-properties fo:background-color="#ffffff" fo:color="#222222" fo:font-size="10pt" style:font-size-asian="10pt" style:font-size-complex="10pt"/>
    </style:style>
    <style:style style:name="T93_19" style:family="text">
      <style:text-properties fo:background-color="#ffffff" fo:color="#222222" fo:font-size="10pt" style:font-size-asian="10pt" style:font-size-complex="10pt"/>
    </style:style>
    <style:style style:name="T93_20" style:family="text">
      <style:text-properties fo:background-color="#ffffff" fo:color="#222222" fo:font-size="10pt" style:font-size-asian="10pt" style:font-size-complex="10pt"/>
    </style:style>
    <style:style style:name="T93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3_22" style:family="text">
      <style:text-properties fo:background-color="#ffffff" fo:color="#222222" fo:font-size="10pt" style:font-size-asian="10pt" style:font-size-complex="10pt"/>
    </style:style>
    <style:style style:name="T93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93_24" style:family="text">
      <style:text-properties fo:background-color="#ffffff" fo:color="#222222" fo:font-size="10pt" style:font-size-asian="10pt" style:font-size-complex="10pt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>
      <style:text-properties fo:font-style="italic" style:font-style-asian="italic" style:font-style-complex="italic"/>
    </style:style>
    <style:style style:name="T94_3" style:family="text">
      <style:text-properties fo:font-style="italic" style:font-style-asian="italic" style:font-style-complex="italic"/>
    </style:style>
    <style:style style:name="T94_4" style:family="text">
      <style:text-properties fo:font-style="italic" style:font-style-asian="italic" style:font-style-complex="italic"/>
    </style:style>
    <style:style style:name="T94_5" style:family="text">
      <style:text-properties fo:font-style="italic" style:font-style-asian="italic" style:font-style-complex="italic"/>
    </style:style>
    <style:style style:name="T94_6" style:family="text">
      <style:text-properties fo:font-style="italic" style:font-style-asian="italic" style:font-style-complex="italic"/>
    </style:style>
    <style:style style:name="T94_7" style:family="text">
      <style:text-properties fo:font-style="italic" style:font-style-asian="italic" style:font-style-complex="italic"/>
    </style:style>
    <style:style style:name="T94_8" style:family="text">
      <style:text-properties fo:font-style="italic" style:font-style-asian="italic" style:font-style-complex="italic"/>
    </style:style>
    <style:style style:name="T94_9" style:family="text">
      <style:text-properties fo:font-style="italic" style:font-style-asian="italic" style:font-style-complex="italic"/>
    </style:style>
    <style:style style:name="T94_10" style:family="text">
      <style:text-properties fo:font-style="italic" style:font-style-asian="italic" style:font-style-complex="italic"/>
    </style:style>
    <style:style style:name="T94_11" style:family="text">
      <style:text-properties fo:font-style="italic" style:font-style-asian="italic" style:font-style-complex="italic"/>
    </style:style>
    <style:style style:name="T94_12" style:family="text">
      <style:text-properties fo:font-style="italic" style:font-style-asian="italic" style:font-style-complex="italic"/>
    </style:style>
    <style:style style:name="T94_13" style:family="text">
      <style:text-properties fo:font-style="italic" style:font-style-asian="italic" style:font-style-complex="italic"/>
    </style:style>
    <style:style style:name="T94_14" style:family="text">
      <style:text-properties fo:font-style="italic" style:font-style-asian="italic" style:font-style-complex="italic"/>
    </style:style>
    <style:style style:name="T94_15" style:family="text">
      <style:text-properties fo:font-style="italic" style:font-style-asian="italic" style:font-style-complex="italic"/>
    </style:style>
    <style:style style:name="T94_16" style:family="text">
      <style:text-properties fo:font-style="italic" style:font-style-asian="italic" style:font-style-complex="italic"/>
    </style:style>
    <style:style style:name="T94_17" style:family="text">
      <style:text-properties fo:font-style="italic" style:font-style-asian="italic" style:font-style-complex="italic"/>
    </style:style>
    <style:style style:name="T94_18" style:family="text">
      <style:text-properties fo:font-style="italic" style:font-style-asian="italic" style:font-style-complex="italic"/>
    </style:style>
    <style:style style:name="T94_19" style:family="text">
      <style:text-properties fo:font-style="italic" style:font-style-asian="italic" style:font-style-complex="italic"/>
    </style:style>
    <style:style style:name="T94_20" style:family="text">
      <style:text-properties fo:font-style="italic" style:font-style-asian="italic" style:font-style-complex="italic"/>
    </style:style>
    <style:style style:name="T94_21" style:family="text">
      <style:text-properties fo:font-style="italic" style:font-style-asian="italic" style:font-style-complex="italic"/>
    </style:style>
    <style:style style:name="T94_22" style:family="text">
      <style:text-properties fo:font-style="italic" style:font-style-asian="italic" style:font-style-complex="italic"/>
    </style:style>
    <style:style style:name="T94_23" style:family="text">
      <style:text-properties fo:font-style="italic" style:font-style-asian="italic" style:font-style-complex="italic"/>
    </style:style>
    <style:style style:name="T94_24" style:family="text">
      <style:text-properties fo:font-style="italic" style:font-style-asian="italic" style:font-style-complex="italic"/>
    </style:style>
    <style:style style:name="T94_25" style:family="text">
      <style:text-properties fo:font-style="italic" style:font-style-asian="italic" style:font-style-complex="italic"/>
    </style:style>
    <style:style style:name="T94_26" style:family="text">
      <style:text-properties fo:font-style="italic" style:font-style-asian="italic" style:font-style-complex="italic"/>
    </style:style>
    <style:style style:name="T94_27" style:family="text">
      <style:text-properties fo:font-style="italic" style:font-style-asian="italic" style:font-style-complex="italic"/>
    </style:style>
    <style:style style:name="T94_28" style:family="text">
      <style:text-properties fo:font-style="italic" style:font-style-asian="italic" style:font-style-complex="italic"/>
    </style:style>
    <style:style style:name="T94_29" style:family="text">
      <style:text-properties fo:font-style="italic" style:font-style-asian="italic" style:font-style-complex="italic"/>
    </style:style>
    <style:style style:name="T94_30" style:family="text">
      <style:text-properties fo:font-style="italic" style:font-style-asian="italic" style:font-style-complex="italic"/>
    </style:style>
    <style:style style:name="T94_31" style:family="text">
      <style:text-properties fo:font-style="italic" style:font-style-asian="italic" style:font-style-complex="italic"/>
    </style:style>
    <style:style style:name="T94_32" style:family="text">
      <style:text-properties fo:font-style="italic" style:font-style-asian="italic" style:font-style-complex="italic"/>
    </style:style>
    <style:style style:name="T94_33" style:family="text">
      <style:text-properties fo:font-style="italic" style:font-style-asian="italic" style:font-style-complex="italic"/>
    </style:style>
    <style:style style:name="T94_34" style:family="text">
      <style:text-properties fo:font-style="italic" style:font-style-asian="italic" style:font-style-complex="italic"/>
    </style:style>
    <style:style style:name="T94_35" style:family="text">
      <style:text-properties fo:font-style="italic" style:font-style-asian="italic" style:font-style-complex="italic"/>
    </style:style>
    <style:style style:name="T94_36" style:family="text">
      <style:text-properties fo:font-style="italic" style:font-style-asian="italic" style:font-style-complex="italic"/>
    </style:style>
    <style:style style:name="T94_37" style:family="text">
      <style:text-properties fo:font-style="italic" style:font-style-asian="italic" style:font-style-complex="italic"/>
    </style:style>
    <style:style style:name="T94_38" style:family="text">
      <style:text-properties fo:font-style="italic" style:font-style-asian="italic" style:font-style-complex="italic"/>
    </style:style>
    <style:style style:name="T94_39" style:family="text">
      <style:text-properties fo:font-style="italic" style:font-style-asian="italic" style:font-style-complex="italic"/>
    </style:style>
    <style:style style:name="T94_40" style:family="text">
      <style:text-properties fo:font-style="italic" style:font-style-asian="italic" style:font-style-complex="italic"/>
    </style:style>
    <style:style style:name="T94_41" style:family="text">
      <style:text-properties fo:font-style="italic" style:font-style-asian="italic" style:font-style-complex="italic"/>
    </style:style>
    <style:style style:name="T94_42" style:family="text">
      <style:text-properties fo:font-style="italic" style:font-style-asian="italic" style:font-style-complex="italic"/>
    </style:style>
    <style:style style:name="T94_43" style:family="text">
      <style:text-properties fo:font-style="italic" style:font-style-asian="italic" style:font-style-complex="italic"/>
    </style:style>
    <style:style style:name="T94_44" style:family="text">
      <style:text-properties fo:font-style="italic" style:font-style-asian="italic" style:font-style-complex="italic"/>
    </style:style>
    <style:style style:name="T94_45" style:family="text">
      <style:text-properties fo:font-style="italic" style:font-style-asian="italic" style:font-style-complex="italic"/>
    </style:style>
    <style:style style:name="T94_46" style:family="text">
      <style:text-properties fo:font-style="italic" style:font-style-asian="italic" style:font-style-complex="italic"/>
    </style:style>
    <style:style style:name="T94_47" style:family="text">
      <style:text-properties fo:font-style="italic" style:font-style-asian="italic" style:font-style-complex="italic"/>
    </style:style>
    <style:style style:name="T94_48" style:family="text">
      <style:text-properties fo:font-style="italic" style:font-style-asian="italic" style:font-style-complex="italic"/>
    </style:style>
    <style:style style:name="T94_49" style:family="text">
      <style:text-properties fo:font-style="italic" style:font-style-asian="italic" style:font-style-complex="italic"/>
    </style:style>
    <style:style style:name="T94_50" style:family="text">
      <style:text-properties fo:font-style="italic" style:font-style-asian="italic" style:font-style-complex="italic"/>
    </style:style>
    <style:style style:name="T94_51" style:family="text">
      <style:text-properties fo:font-style="italic" style:font-style-asian="italic" style:font-style-complex="italic"/>
    </style:style>
    <style:style style:name="T94_52" style:family="text">
      <style:text-properties fo:font-style="italic" style:font-style-asian="italic" style:font-style-complex="italic"/>
    </style:style>
    <style:style style:name="T94_53" style:family="text">
      <style:text-properties fo:font-style="italic" style:font-style-asian="italic" style:font-style-complex="italic"/>
    </style:style>
    <style:style style:name="T94_54" style:family="text">
      <style:text-properties fo:font-style="italic" style:font-style-asian="italic" style:font-style-complex="italic"/>
    </style:style>
    <style:style style:name="T94_55" style:family="text">
      <style:text-properties fo:font-style="italic" style:font-style-asian="italic" style:font-style-complex="italic"/>
    </style:style>
    <style:style style:name="T94_56" style:family="text">
      <style:text-properties fo:font-style="italic" style:font-style-asian="italic" style:font-style-complex="italic"/>
    </style:style>
    <style:style style:name="T94_57" style:family="text">
      <style:text-properties fo:font-style="italic" style:font-style-asian="italic" style:font-style-complex="italic"/>
    </style:style>
    <style:style style:name="T94_58" style:family="text">
      <style:text-properties fo:font-style="italic" style:font-style-asian="italic" style:font-style-complex="italic"/>
    </style:style>
    <style:style style:name="T94_59" style:family="text">
      <style:text-properties fo:font-style="italic" style:font-style-asian="italic" style:font-style-complex="italic"/>
    </style:style>
    <style:style style:name="T94_60" style:family="text">
      <style:text-properties fo:font-style="italic" style:font-style-asian="italic" style:font-style-complex="italic"/>
    </style:style>
    <style:style style:name="T94_61" style:family="text">
      <style:text-properties fo:font-style="italic" style:font-style-asian="italic" style:font-style-complex="italic"/>
    </style:style>
    <style:style style:name="T94_62" style:family="text">
      <style:text-properties fo:font-style="italic" style:font-style-asian="italic" style:font-style-complex="italic"/>
    </style:style>
    <style:style style:name="T94_63" style:family="text">
      <style:text-properties fo:font-style="italic" style:font-style-asian="italic" style:font-style-complex="italic"/>
    </style:style>
    <style:style style:name="T94_64" style:family="text">
      <style:text-properties fo:font-style="italic" style:font-style-asian="italic" style:font-style-complex="italic"/>
    </style:style>
    <style:style style:name="T94_65" style:family="text">
      <style:text-properties fo:font-style="italic" style:font-style-asian="italic" style:font-style-complex="italic"/>
    </style:style>
    <style:style style:name="T94_66" style:family="text">
      <style:text-properties fo:font-style="italic" style:font-style-asian="italic" style:font-style-complex="italic"/>
    </style:style>
    <style:style style:name="T94_67" style:family="text">
      <style:text-properties fo:font-style="italic" style:font-style-asian="italic" style:font-style-complex="italic"/>
    </style:style>
    <style:style style:name="T94_68" style:family="text">
      <style:text-properties fo:font-style="italic" style:font-style-asian="italic" style:font-style-complex="italic"/>
    </style:style>
    <style:style style:name="T94_69" style:family="text">
      <style:text-properties fo:font-style="italic" style:font-style-asian="italic" style:font-style-complex="italic"/>
    </style:style>
    <style:style style:name="T94_70" style:family="text">
      <style:text-properties fo:font-style="italic" style:font-style-asian="italic" style:font-style-complex="italic"/>
    </style:style>
    <style:style style:name="T94_71" style:family="text">
      <style:text-properties fo:font-style="italic" style:font-style-asian="italic" style:font-style-complex="italic"/>
    </style:style>
    <style:style style:name="T94_72" style:family="text">
      <style:text-properties fo:font-style="italic" style:font-style-asian="italic" style:font-style-complex="italic"/>
    </style:style>
    <style:style style:name="T94_73" style:family="text">
      <style:text-properties fo:font-style="italic" style:font-style-asian="italic" style:font-style-complex="italic"/>
    </style:style>
    <style:style style:name="T94_74" style:family="text">
      <style:text-properties fo:font-style="italic" style:font-style-asian="italic" style:font-style-complex="italic"/>
    </style:style>
    <style:style style:name="T94_75" style:family="text">
      <style:text-properties fo:font-style="italic" style:font-style-asian="italic" style:font-style-complex="italic"/>
    </style:style>
    <style:style style:name="T94_76" style:family="text">
      <style:text-properties fo:font-style="italic" style:font-style-asian="italic" style:font-style-complex="italic"/>
    </style:style>
    <style:style style:name="T94_77" style:family="text">
      <style:text-properties fo:font-style="italic" style:font-style-asian="italic" style:font-style-complex="italic"/>
    </style:style>
    <style:style style:name="T94_78" style:family="text">
      <style:text-properties fo:font-style="italic" style:font-style-asian="italic" style:font-style-complex="italic"/>
    </style:style>
    <style:style style:name="T94_79" style:family="text">
      <style:text-properties fo:font-style="italic" style:font-style-asian="italic" style:font-style-complex="italic"/>
    </style:style>
    <style:style style:name="T94_80" style:family="text">
      <style:text-properties fo:font-style="italic" style:font-style-asian="italic" style:font-style-complex="italic"/>
    </style:style>
    <style:style style:name="T94_81" style:family="text">
      <style:text-properties fo:font-style="italic" style:font-style-asian="italic" style:font-style-complex="italic"/>
    </style:style>
    <style:style style:name="T94_82" style:family="text">
      <style:text-properties fo:font-style="italic" style:font-style-asian="italic" style:font-style-complex="italic"/>
    </style:style>
    <style:style style:name="T94_83" style:family="text">
      <style:text-properties fo:font-style="italic" style:font-style-asian="italic" style:font-style-complex="italic"/>
    </style:style>
    <style:style style:name="T94_84" style:family="text">
      <style:text-properties fo:font-style="italic" style:font-style-asian="italic" style:font-style-complex="italic"/>
    </style:style>
    <style:style style:name="T94_85" style:family="text">
      <style:text-properties fo:font-style="italic" style:font-style-asian="italic" style:font-style-complex="italic"/>
    </style:style>
    <style:style style:name="T94_86" style:family="text">
      <style:text-properties fo:font-style="italic" style:font-style-asian="italic" style:font-style-complex="italic"/>
    </style:style>
    <style:style style:name="T94_87" style:family="text">
      <style:text-properties fo:font-style="italic" style:font-style-asian="italic" style:font-style-complex="italic"/>
    </style:style>
    <style:style style:name="T94_88" style:family="text">
      <style:text-properties fo:font-style="italic" style:font-style-asian="italic" style:font-style-complex="italic"/>
    </style:style>
    <style:style style:name="T94_89" style:family="text">
      <style:text-properties fo:font-style="italic" style:font-style-asian="italic" style:font-style-complex="italic"/>
    </style:style>
    <style:style style:name="T94_90" style:family="text">
      <style:text-properties fo:font-style="italic" style:font-style-asian="italic" style:font-style-complex="italic"/>
    </style:style>
    <style:style style:name="T94_91" style:family="text">
      <style:text-properties fo:font-style="italic" style:font-style-asian="italic" style:font-style-complex="italic"/>
    </style:style>
    <style:style style:name="T94_92" style:family="text">
      <style:text-properties fo:font-style="italic" style:font-style-asian="italic" style:font-style-complex="italic"/>
    </style:style>
    <style:style style:name="T94_93" style:family="text">
      <style:text-properties fo:font-style="italic" style:font-style-asian="italic" style:font-style-complex="italic"/>
    </style:style>
    <style:style style:name="T94_94" style:family="text">
      <style:text-properties fo:font-style="italic" style:font-style-asian="italic" style:font-style-complex="italic"/>
    </style:style>
    <style:style style:name="T94_95" style:family="text">
      <style:text-properties fo:font-style="italic" style:font-style-asian="italic" style:font-style-complex="italic"/>
    </style:style>
    <style:style style:name="T94_96" style:family="text">
      <style:text-properties fo:font-style="italic" style:font-style-asian="italic" style:font-style-complex="italic"/>
    </style:style>
    <style:style style:name="T94_97" style:family="text">
      <style:text-properties fo:font-style="italic" style:font-style-asian="italic" style:font-style-complex="italic"/>
    </style:style>
    <style:style style:name="T94_98" style:family="text">
      <style:text-properties fo:font-style="italic" style:font-style-asian="italic" style:font-style-complex="italic"/>
    </style:style>
    <style:style style:name="T94_99" style:family="text">
      <style:text-properties fo:font-style="italic" style:font-style-asian="italic" style:font-style-complex="italic"/>
    </style:style>
    <style:style style:name="T94_100" style:family="text">
      <style:text-properties fo:font-style="italic" style:font-style-asian="italic" style:font-style-complex="italic"/>
    </style:style>
    <style:style style:name="T94_101" style:family="text">
      <style:text-properties fo:font-style="italic" style:font-style-asian="italic" style:font-style-complex="italic"/>
    </style:style>
    <style:style style:name="T94_102" style:family="text">
      <style:text-properties fo:font-style="italic" style:font-style-asian="italic" style:font-style-complex="italic"/>
    </style:style>
    <style:style style:name="T94_103" style:family="text">
      <style:text-properties fo:font-style="italic" style:font-style-asian="italic" style:font-style-complex="italic"/>
    </style:style>
    <style:style style:name="T94_104" style:family="text">
      <style:text-properties fo:font-style="italic" style:font-style-asian="italic" style:font-style-complex="italic"/>
    </style:style>
    <style:style style:name="T94_105" style:family="text">
      <style:text-properties fo:font-style="italic" style:font-style-asian="italic" style:font-style-complex="italic"/>
    </style:style>
    <style:style style:name="T94_106" style:family="text">
      <style:text-properties fo:font-style="italic" style:font-style-asian="italic" style:font-style-complex="italic"/>
    </style:style>
    <style:style style:name="T94_107" style:family="text">
      <style:text-properties fo:font-style="italic" style:font-style-asian="italic" style:font-style-complex="italic"/>
    </style:style>
    <style:style style:name="T94_108" style:family="text">
      <style:text-properties fo:font-style="italic" style:font-style-asian="italic" style:font-style-complex="italic"/>
    </style:style>
    <style:style style:name="T94_109" style:family="text">
      <style:text-properties fo:font-style="italic" style:font-style-asian="italic" style:font-style-complex="italic"/>
    </style:style>
    <style:style style:name="T94_110" style:family="text">
      <style:text-properties fo:font-style="italic" style:font-style-asian="italic" style:font-style-complex="italic"/>
    </style:style>
    <style:style style:name="T94_111" style:family="text">
      <style:text-properties fo:font-style="italic" style:font-style-asian="italic" style:font-style-complex="italic"/>
    </style:style>
    <style:style style:name="T94_112" style:family="text">
      <style:text-properties fo:font-style="italic" style:font-style-asian="italic" style:font-style-complex="italic"/>
    </style:style>
    <style:style style:name="T94_113" style:family="text">
      <style:text-properties fo:font-style="italic" style:font-style-asian="italic" style:font-style-complex="italic"/>
    </style:style>
    <style:style style:name="T94_114" style:family="text">
      <style:text-properties fo:font-style="italic" style:font-style-asian="italic" style:font-style-complex="italic"/>
    </style:style>
    <style:style style:name="T94_115" style:family="text">
      <style:text-properties fo:font-style="italic" style:font-style-asian="italic" style:font-style-complex="italic"/>
    </style:style>
    <style:style style:name="T94_116" style:family="text">
      <style:text-properties fo:font-style="italic" style:font-style-asian="italic" style:font-style-complex="italic"/>
    </style:style>
    <style:style style:name="T94_117" style:family="text">
      <style:text-properties fo:font-style="italic" style:font-style-asian="italic" style:font-style-complex="italic"/>
    </style:style>
    <style:style style:name="T94_118" style:family="text">
      <style:text-properties fo:font-style="italic" style:font-style-asian="italic" style:font-style-complex="italic"/>
    </style:style>
    <style:style style:name="T94_119" style:family="text">
      <style:text-properties fo:font-style="italic" style:font-style-asian="italic" style:font-style-complex="italic"/>
    </style:style>
    <style:style style:name="T94_120" style:family="text">
      <style:text-properties fo:font-style="italic" style:font-style-asian="italic" style:font-style-complex="italic"/>
    </style:style>
    <style:style style:name="T94_121" style:family="text">
      <style:text-properties fo:font-style="italic" style:font-style-asian="italic" style:font-style-complex="italic"/>
    </style:style>
    <style:style style:name="T94_122" style:family="text">
      <style:text-properties fo:font-style="italic" style:font-style-asian="italic" style:font-style-complex="italic"/>
    </style:style>
    <style:style style:name="T94_123" style:family="text">
      <style:text-properties fo:font-style="italic" style:font-style-asian="italic" style:font-style-complex="italic"/>
    </style:style>
    <style:style style:name="T94_124" style:family="text">
      <style:text-properties fo:font-style="italic" style:font-style-asian="italic" style:font-style-complex="italic"/>
    </style:style>
    <style:style style:name="T94_125" style:family="text">
      <style:text-properties fo:font-style="italic" style:font-style-asian="italic" style:font-style-complex="italic"/>
    </style:style>
    <style:style style:name="T94_126" style:family="text">
      <style:text-properties fo:font-style="italic" style:font-style-asian="italic" style:font-style-complex="italic"/>
    </style:style>
    <style:style style:name="T94_127" style:family="text">
      <style:text-properties fo:font-style="italic" style:font-style-asian="italic" style:font-style-complex="italic"/>
    </style:style>
    <style:style style:name="T94_128" style:family="text">
      <style:text-properties fo:font-style="italic" style:font-style-asian="italic" style:font-style-complex="italic"/>
    </style:style>
    <style:style style:name="T94_129" style:family="text">
      <style:text-properties fo:font-style="italic" style:font-style-asian="italic" style:font-style-complex="italic"/>
    </style:style>
    <style:style style:name="T94_130" style:family="text">
      <style:text-properties fo:font-style="italic" style:font-style-asian="italic" style:font-style-complex="italic"/>
    </style:style>
    <style:style style:name="T94_131" style:family="text">
      <style:text-properties fo:font-style="italic" style:font-style-asian="italic" style:font-style-complex="italic"/>
    </style:style>
    <style:style style:name="T94_132" style:family="text">
      <style:text-properties fo:font-style="italic" style:font-style-asian="italic" style:font-style-complex="italic"/>
    </style:style>
    <style:style style:name="T94_133" style:family="text">
      <style:text-properties fo:font-style="italic" style:font-style-asian="italic" style:font-style-complex="italic"/>
    </style:style>
    <style:style style:name="T94_134" style:family="text">
      <style:text-properties fo:font-style="italic" style:font-style-asian="italic" style:font-style-complex="italic"/>
    </style:style>
    <style:style style:name="T94_135" style:family="text">
      <style:text-properties fo:font-style="italic" style:font-style-asian="italic" style:font-style-complex="italic"/>
    </style:style>
    <style:style style:name="T94_136" style:family="text">
      <style:text-properties fo:font-style="italic" style:font-style-asian="italic" style:font-style-complex="italic"/>
    </style:style>
    <style:style style:name="T94_137" style:family="text">
      <style:text-properties fo:font-style="italic" style:font-style-asian="italic" style:font-style-complex="italic"/>
    </style:style>
    <style:style style:name="T94_138" style:family="text">
      <style:text-properties fo:font-style="italic" style:font-style-asian="italic" style:font-style-complex="italic"/>
    </style:style>
    <style:style style:name="T94_139" style:family="text">
      <style:text-properties fo:font-style="italic" style:font-style-asian="italic" style:font-style-complex="italic"/>
    </style:style>
    <style:style style:name="T94_140" style:family="text">
      <style:text-properties fo:font-style="italic" style:font-style-asian="italic" style:font-style-complex="italic"/>
    </style:style>
    <style:style style:name="T94_141" style:family="text">
      <style:text-properties fo:font-style="italic" style:font-style-asian="italic" style:font-style-complex="italic"/>
    </style:style>
    <style:style style:name="T94_142" style:family="text">
      <style:text-properties fo:font-style="italic" style:font-style-asian="italic" style:font-style-complex="italic"/>
    </style:style>
    <style:style style:name="T94_143" style:family="text">
      <style:text-properties fo:font-style="italic" style:font-style-asian="italic" style:font-style-complex="italic"/>
    </style:style>
    <style:style style:name="T94_144" style:family="text">
      <style:text-properties fo:font-style="italic" style:font-style-asian="italic" style:font-style-complex="italic"/>
    </style:style>
    <style:style style:name="T94_145" style:family="text">
      <style:text-properties fo:font-style="italic" style:font-style-asian="italic" style:font-style-complex="italic"/>
    </style:style>
    <style:style style:name="T94_146" style:family="text">
      <style:text-properties fo:font-style="italic" style:font-style-asian="italic" style:font-style-complex="italic"/>
    </style:style>
    <style:style style:name="T94_147" style:family="text">
      <style:text-properties fo:font-style="italic" style:font-style-asian="italic" style:font-style-complex="italic"/>
    </style:style>
    <style:style style:name="T94_148" style:family="text">
      <style:text-properties fo:font-style="italic" style:font-style-asian="italic" style:font-style-complex="italic"/>
    </style:style>
    <style:style style:name="T94_149" style:family="text">
      <style:text-properties fo:font-style="italic" style:font-style-asian="italic" style:font-style-complex="italic"/>
    </style:style>
    <style:style style:name="T94_150" style:family="text">
      <style:text-properties fo:font-style="italic" style:font-style-asian="italic" style:font-style-complex="italic"/>
    </style:style>
    <style:style style:name="T94_151" style:family="text">
      <style:text-properties fo:font-style="italic" style:font-style-asian="italic" style:font-style-complex="italic"/>
    </style:style>
    <style:style style:name="T94_152" style:family="text">
      <style:text-properties fo:font-style="italic" style:font-style-asian="italic" style:font-style-complex="italic"/>
    </style:style>
    <style:style style:name="T94_153" style:family="text">
      <style:text-properties fo:font-style="italic" style:font-style-asian="italic" style:font-style-complex="italic"/>
    </style:style>
    <style:style style:name="T94_154" style:family="text">
      <style:text-properties fo:font-style="italic" style:font-style-asian="italic" style:font-style-complex="italic"/>
    </style:style>
    <style:style style:name="T94_155" style:family="text">
      <style:text-properties fo:font-style="italic" style:font-style-asian="italic" style:font-style-complex="italic"/>
    </style:style>
    <style:style style:name="T94_156" style:family="text">
      <style:text-properties fo:font-style="italic" style:font-style-asian="italic" style:font-style-complex="italic"/>
    </style:style>
    <style:style style:name="T94_157" style:family="text">
      <style:text-properties fo:font-style="italic" style:font-style-asian="italic" style:font-style-complex="italic"/>
    </style:style>
    <style:style style:name="T94_158" style:family="text">
      <style:text-properties fo:font-style="italic" style:font-style-asian="italic" style:font-style-complex="italic"/>
    </style:style>
    <style:style style:name="T94_159" style:family="text">
      <style:text-properties fo:font-style="italic" style:font-style-asian="italic" style:font-style-complex="italic"/>
    </style:style>
    <style:style style:name="T94_160" style:family="text">
      <style:text-properties fo:font-style="italic" style:font-style-asian="italic" style:font-style-complex="italic"/>
    </style:style>
    <style:style style:name="T94_161" style:family="text">
      <style:text-properties fo:font-style="italic" style:font-style-asian="italic" style:font-style-complex="italic"/>
    </style:style>
    <style:style style:name="T94_162" style:family="text">
      <style:text-properties fo:font-style="italic" style:font-style-asian="italic" style:font-style-complex="italic"/>
    </style:style>
    <style:style style:name="T94_163" style:family="text">
      <style:text-properties fo:font-style="italic" style:font-style-asian="italic" style:font-style-complex="italic"/>
    </style:style>
    <style:style style:name="T94_164" style:family="text">
      <style:text-properties fo:font-style="italic" style:font-style-asian="italic" style:font-style-complex="italic"/>
    </style:style>
    <style:style style:name="T94_165" style:family="text">
      <style:text-properties fo:font-style="italic" style:font-style-asian="italic" style:font-style-complex="italic"/>
    </style:style>
    <style:style style:name="T94_166" style:family="text">
      <style:text-properties fo:font-style="italic" style:font-style-asian="italic" style:font-style-complex="italic"/>
    </style:style>
    <style:style style:name="T94_167" style:family="text">
      <style:text-properties fo:font-style="italic" style:font-style-asian="italic" style:font-style-complex="italic"/>
    </style:style>
    <style:style style:name="T94_168" style:family="text">
      <style:text-properties fo:font-style="italic" style:font-style-asian="italic" style:font-style-complex="italic"/>
    </style:style>
    <style:style style:name="T94_169" style:family="text">
      <style:text-properties fo:font-style="italic" style:font-style-asian="italic" style:font-style-complex="italic"/>
    </style:style>
    <style:style style:name="T94_170" style:family="text">
      <style:text-properties fo:font-style="italic" style:font-style-asian="italic" style:font-style-complex="italic"/>
    </style:style>
    <style:style style:name="T94_171" style:family="text">
      <style:text-properties fo:font-style="italic" style:font-style-asian="italic" style:font-style-complex="italic"/>
    </style:style>
    <style:style style:name="T94_172" style:family="text">
      <style:text-properties fo:font-style="italic" style:font-style-asian="italic" style:font-style-complex="italic"/>
    </style:style>
    <style:style style:name="T94_173" style:family="text">
      <style:text-properties fo:font-style="italic" style:font-style-asian="italic" style:font-style-complex="italic"/>
    </style:style>
    <style:style style:name="T94_174" style:family="text">
      <style:text-properties fo:font-style="italic" style:font-style-asian="italic" style:font-style-complex="italic"/>
    </style:style>
    <style:style style:name="T94_175" style:family="text">
      <style:text-properties fo:font-style="italic" style:font-style-asian="italic" style:font-style-complex="italic"/>
    </style:style>
    <style:style style:name="T94_176" style:family="text">
      <style:text-properties fo:font-style="italic" style:font-style-asian="italic" style:font-style-complex="italic"/>
    </style:style>
    <style:style style:name="T94_177" style:family="text">
      <style:text-properties fo:font-style="italic" style:font-style-asian="italic" style:font-style-complex="italic"/>
    </style:style>
    <style:style style:name="T94_178" style:family="text">
      <style:text-properties fo:font-style="italic" style:font-style-asian="italic" style:font-style-complex="italic"/>
    </style:style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ubtitle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P97" style:family="paragraph" style:parent-style-name="Heading_20_4">
      <style:paragraph-properties fo:break-before="auto" fo:line-height="115%" style:writing-mode="lr-tb"/>
    </style:style>
    <style:style style:name="T97_1" style:family="text"/>
    <style:style style:name="T97_2" style:family="text"/>
    <style:style style:name="P98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font-style="italic" style:font-style-asian="italic" style:font-style-complex="italic"/>
    </style:style>
    <style:style style:name="T99_2" style:family="text">
      <style:text-properties fo:font-style="italic" style:font-style-asian="italic" style:font-style-complex="italic"/>
    </style:style>
    <style:style style:name="T99_3" style:family="text">
      <style:text-properties fo:font-style="italic" style:font-style-asian="italic" style:font-style-complex="italic"/>
    </style:style>
    <style:style style:name="T99_4" style:family="text">
      <style:text-properties fo:font-style="italic" style:font-style-asian="italic" style:font-style-complex="italic"/>
    </style:style>
    <style:style style:name="T99_5" style:family="text">
      <style:text-properties fo:font-style="italic" style:font-style-asian="italic" style:font-style-complex="italic"/>
    </style:style>
    <style:style style:name="T99_6" style:family="text">
      <style:text-properties fo:font-style="italic" style:font-style-asian="italic" style:font-style-complex="italic"/>
    </style:style>
    <style:style style:name="T99_7" style:family="text">
      <style:text-properties fo:font-style="italic" style:font-style-asian="italic" style:font-style-complex="italic"/>
    </style:style>
    <style:style style:name="T99_8" style:family="text">
      <style:text-properties fo:font-style="italic" style:font-style-asian="italic" style:font-style-complex="italic"/>
    </style:style>
    <style:style style:name="T99_9" style:family="text">
      <style:text-properties fo:font-style="italic" style:font-style-asian="italic" style:font-style-complex="italic"/>
    </style:style>
    <style:style style:name="T99_10" style:family="text">
      <style:text-properties fo:font-style="italic" style:font-style-asian="italic" style:font-style-complex="italic"/>
    </style:style>
    <style:style style:name="T99_11" style:family="text">
      <style:text-properties fo:font-style="italic" style:font-style-asian="italic" style:font-style-complex="italic"/>
    </style:style>
    <style:style style:name="T99_12" style:family="text">
      <style:text-properties fo:font-style="italic" style:font-style-asian="italic" style:font-style-complex="italic"/>
    </style:style>
    <style:style style:name="T99_13" style:family="text">
      <style:text-properties fo:font-style="italic" style:font-style-asian="italic" style:font-style-complex="italic"/>
    </style:style>
    <style:style style:name="T99_14" style:family="text">
      <style:text-properties fo:font-style="italic" style:font-style-asian="italic" style:font-style-complex="italic"/>
    </style:style>
    <style:style style:name="T99_15" style:family="text">
      <style:text-properties fo:font-style="italic" style:font-style-asian="italic" style:font-style-complex="italic"/>
    </style:style>
    <style:style style:name="T99_16" style:family="text">
      <style:text-properties fo:font-style="italic" style:font-style-asian="italic" style:font-style-complex="italic"/>
    </style:style>
    <style:style style:name="T99_17" style:family="text">
      <style:text-properties fo:font-style="italic" style:font-style-asian="italic" style:font-style-complex="italic"/>
    </style:style>
    <style:style style:name="T99_18" style:family="text">
      <style:text-properties fo:font-style="italic" style:font-style-asian="italic" style:font-style-complex="italic"/>
    </style:style>
    <style:style style:name="T99_19" style:family="text">
      <style:text-properties fo:font-style="italic" style:font-style-asian="italic" style:font-style-complex="italic"/>
    </style:style>
    <style:style style:name="T99_20" style:family="text">
      <style:text-properties fo:font-style="italic" style:font-style-asian="italic" style:font-style-complex="italic"/>
    </style:style>
    <style:style style:name="T99_21" style:family="text">
      <style:text-properties fo:font-style="italic" style:font-style-asian="italic" style:font-style-complex="italic"/>
    </style:style>
    <style:style style:name="T99_22" style:family="text">
      <style:text-properties fo:font-style="italic" style:font-style-asian="italic" style:font-style-complex="italic"/>
    </style:style>
    <style:style style:name="T99_23" style:family="text">
      <style:text-properties fo:font-style="italic" style:font-style-asian="italic" style:font-style-complex="italic"/>
    </style:style>
    <style:style style:name="T99_24" style:family="text">
      <style:text-properties fo:font-style="italic" style:font-style-asian="italic" style:font-style-complex="italic"/>
    </style:style>
    <style:style style:name="T99_25" style:family="text">
      <style:text-properties fo:font-style="italic" style:font-style-asian="italic" style:font-style-complex="italic"/>
    </style:style>
    <style:style style:name="T99_26" style:family="text">
      <style:text-properties fo:font-style="italic" style:font-style-asian="italic" style:font-style-complex="italic"/>
    </style:style>
    <style:style style:name="T99_27" style:family="text">
      <style:text-properties fo:font-style="italic" style:font-style-asian="italic" style:font-style-complex="italic"/>
    </style:style>
    <style:style style:name="T99_28" style:family="text">
      <style:text-properties fo:font-style="italic" style:font-style-asian="italic" style:font-style-complex="italic"/>
    </style:style>
    <style:style style:name="T99_29" style:family="text">
      <style:text-properties fo:font-style="italic" style:font-style-asian="italic" style:font-style-complex="italic"/>
    </style:style>
    <style:style style:name="T99_30" style:family="text">
      <style:text-properties fo:font-style="italic" style:font-style-asian="italic" style:font-style-complex="italic"/>
    </style:style>
    <style:style style:name="T99_31" style:family="text">
      <style:text-properties fo:font-style="italic" style:font-style-asian="italic" style:font-style-complex="italic"/>
    </style:style>
    <style:style style:name="T99_32" style:family="text">
      <style:text-properties fo:font-style="italic" style:font-style-asian="italic" style:font-style-complex="italic"/>
    </style:style>
    <style:style style:name="T99_33" style:family="text">
      <style:text-properties fo:font-style="italic" style:font-style-asian="italic" style:font-style-complex="italic"/>
    </style:style>
    <style:style style:name="T99_34" style:family="text">
      <style:text-properties fo:font-style="italic" style:font-style-asian="italic" style:font-style-complex="italic"/>
    </style:style>
    <style:style style:name="T99_35" style:family="text">
      <style:text-properties fo:font-style="italic" style:font-style-asian="italic" style:font-style-complex="italic"/>
    </style:style>
    <style:style style:name="T99_36" style:family="text">
      <style:text-properties fo:font-style="italic" style:font-style-asian="italic" style:font-style-complex="italic"/>
    </style:style>
    <style:style style:name="T99_37" style:family="text">
      <style:text-properties fo:font-style="italic" style:font-style-asian="italic" style:font-style-complex="italic"/>
    </style:style>
    <style:style style:name="T99_38" style:family="text">
      <style:text-properties fo:font-style="italic" style:font-style-asian="italic" style:font-style-complex="italic"/>
    </style:style>
    <style:style style:name="T99_39" style:family="text">
      <style:text-properties fo:font-style="italic" style:font-style-asian="italic" style:font-style-complex="italic"/>
    </style:style>
    <style:style style:name="T99_40" style:family="text">
      <style:text-properties fo:font-style="italic" style:font-style-asian="italic" style:font-style-complex="italic"/>
    </style:style>
    <style:style style:name="T99_41" style:family="text">
      <style:text-properties fo:font-style="italic" style:font-style-asian="italic" style:font-style-complex="italic"/>
    </style:style>
    <style:style style:name="T99_42" style:family="text">
      <style:text-properties fo:font-style="italic" style:font-style-asian="italic" style:font-style-complex="italic"/>
    </style:style>
    <style:style style:name="T99_43" style:family="text">
      <style:text-properties fo:font-style="italic" style:font-style-asian="italic" style:font-style-complex="italic"/>
    </style:style>
    <style:style style:name="T99_44" style:family="text">
      <style:text-properties fo:font-style="italic" style:font-style-asian="italic" style:font-style-complex="italic"/>
    </style:style>
    <style:style style:name="T99_45" style:family="text">
      <style:text-properties fo:font-style="italic" style:font-style-asian="italic" style:font-style-complex="italic"/>
    </style:style>
    <style:style style:name="T99_46" style:family="text">
      <style:text-properties fo:font-style="italic" style:font-style-asian="italic" style:font-style-complex="italic"/>
    </style:style>
    <style:style style:name="T99_47" style:family="text">
      <style:text-properties fo:font-style="italic" style:font-style-asian="italic" style:font-style-complex="italic"/>
    </style:style>
    <style:style style:name="T99_48" style:family="text">
      <style:text-properties fo:font-style="italic" style:font-style-asian="italic" style:font-style-complex="italic"/>
    </style:style>
    <style:style style:name="T99_49" style:family="text">
      <style:text-properties fo:font-style="italic" style:font-style-asian="italic" style:font-style-complex="italic"/>
    </style:style>
    <style:style style:name="T99_50" style:family="text">
      <style:text-properties fo:font-style="italic" style:font-style-asian="italic" style:font-style-complex="italic"/>
    </style:style>
    <style:style style:name="T99_51" style:family="text">
      <style:text-properties fo:font-style="italic" style:font-style-asian="italic" style:font-style-complex="italic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background-color="#ffffff" fo:color="#222222" fo:font-size="10pt" style:font-size-asian="10pt" style:font-size-complex="10pt"/>
    </style:style>
    <style:style style:name="T100_2" style:family="text">
      <style:text-properties fo:background-color="#ffffff" fo:color="#222222" fo:font-size="10pt" style:font-size-asian="10pt" style:font-size-complex="10pt"/>
    </style:style>
    <style:style style:name="T100_3" style:family="text">
      <style:text-properties fo:background-color="#ffffff" fo:color="#222222" fo:font-size="10pt" style:font-size-asian="10pt" style:font-size-complex="10pt"/>
    </style:style>
    <style:style style:name="T100_4" style:family="text">
      <style:text-properties fo:background-color="#ffffff" fo:color="#222222" fo:font-size="10pt" style:font-size-asian="10pt" style:font-size-complex="10pt"/>
    </style:style>
    <style:style style:name="T100_5" style:family="text">
      <style:text-properties fo:background-color="#ffffff" fo:color="#222222" fo:font-size="10pt" style:font-size-asian="10pt" style:font-size-complex="10pt"/>
    </style:style>
    <style:style style:name="T100_6" style:family="text">
      <style:text-properties fo:background-color="#ffffff" fo:color="#222222" fo:font-size="10pt" style:font-size-asian="10pt" style:font-size-complex="10pt"/>
    </style:style>
    <style:style style:name="T100_7" style:family="text">
      <style:text-properties fo:background-color="#ffffff" fo:color="#222222" fo:font-size="10pt" style:font-size-asian="10pt" style:font-size-complex="10pt"/>
    </style:style>
    <style:style style:name="T100_8" style:family="text">
      <style:text-properties fo:background-color="#ffffff" fo:color="#222222" fo:font-size="10pt" style:font-size-asian="10pt" style:font-size-complex="10pt"/>
    </style:style>
    <style:style style:name="T100_9" style:family="text">
      <style:text-properties fo:background-color="#ffffff" fo:color="#222222" fo:font-size="10pt" style:font-size-asian="10pt" style:font-size-complex="10pt"/>
    </style:style>
    <style:style style:name="T100_10" style:family="text">
      <style:text-properties fo:background-color="#ffffff" fo:color="#222222" fo:font-size="10pt" style:font-size-asian="10pt" style:font-size-complex="10pt"/>
    </style:style>
    <style:style style:name="T100_11" style:family="text">
      <style:text-properties fo:background-color="#ffffff" fo:color="#222222" fo:font-size="10pt" style:font-size-asian="10pt" style:font-size-complex="10pt"/>
    </style:style>
    <style:style style:name="T100_12" style:family="text">
      <style:text-properties fo:background-color="#ffffff" fo:color="#222222" fo:font-size="10pt" style:font-size-asian="10pt" style:font-size-complex="10pt"/>
    </style:style>
    <style:style style:name="T100_13" style:family="text">
      <style:text-properties fo:background-color="#ffffff" fo:color="#222222" fo:font-size="10pt" style:font-size-asian="10pt" style:font-size-complex="10pt"/>
    </style:style>
    <style:style style:name="T100_14" style:family="text">
      <style:text-properties fo:background-color="#ffffff" fo:color="#222222" fo:font-size="10pt" style:font-size-asian="10pt" style:font-size-complex="10pt"/>
    </style:style>
    <style:style style:name="T100_15" style:family="text">
      <style:text-properties fo:background-color="#ffffff" fo:color="#222222" fo:font-size="10pt" style:font-size-asian="10pt" style:font-size-complex="10pt"/>
    </style:style>
    <style:style style:name="T100_16" style:family="text">
      <style:text-properties fo:background-color="#ffffff" fo:color="#222222" fo:font-size="10pt" style:font-size-asian="10pt" style:font-size-complex="10pt"/>
    </style:style>
    <style:style style:name="T100_17" style:family="text">
      <style:text-properties fo:background-color="#ffffff" fo:color="#222222" fo:font-size="10pt" style:font-size-asian="10pt" style:font-size-complex="10pt"/>
    </style:style>
    <style:style style:name="T100_18" style:family="text">
      <style:text-properties fo:background-color="#ffffff" fo:color="#222222" fo:font-size="10pt" style:font-size-asian="10pt" style:font-size-complex="10pt"/>
    </style:style>
    <style:style style:name="T100_19" style:family="text">
      <style:text-properties fo:background-color="#ffffff" fo:color="#222222" fo:font-size="10pt" style:font-size-asian="10pt" style:font-size-complex="10pt"/>
    </style:style>
    <style:style style:name="T100_20" style:family="text">
      <style:text-properties fo:background-color="#ffffff" fo:color="#222222" fo:font-size="10pt" style:font-size-asian="10pt" style:font-size-complex="10pt"/>
    </style:style>
    <style:style style:name="T100_21" style:family="text">
      <style:text-properties fo:background-color="#ffffff" fo:color="#222222" fo:font-size="10pt" style:font-size-asian="10pt" style:font-size-complex="10pt"/>
    </style:style>
    <style:style style:name="T100_22" style:family="text">
      <style:text-properties fo:background-color="#ffffff" fo:color="#222222" fo:font-size="10pt" style:font-size-asian="10pt" style:font-size-complex="10pt"/>
    </style:style>
    <style:style style:name="T100_23" style:family="text">
      <style:text-properties fo:background-color="#ffffff" fo:color="#222222" fo:font-size="10pt" style:font-size-asian="10pt" style:font-size-complex="10pt"/>
    </style:style>
    <style:style style:name="T100_24" style:family="text">
      <style:text-properties fo:background-color="#ffffff" fo:color="#222222" fo:font-size="10pt" style:font-size-asian="10pt" style:font-size-complex="10pt"/>
    </style:style>
    <style:style style:name="T100_25" style:family="text">
      <style:text-properties fo:background-color="#ffffff" fo:color="#222222" fo:font-size="10pt" style:font-size-asian="10pt" style:font-size-complex="10pt"/>
    </style:style>
    <style:style style:name="T100_26" style:family="text">
      <style:text-properties fo:background-color="#ffffff" fo:color="#222222" fo:font-size="10pt" style:font-size-asian="10pt" style:font-size-complex="10pt"/>
    </style:style>
    <style:style style:name="T100_27" style:family="text">
      <style:text-properties fo:background-color="#ffffff" fo:color="#222222" fo:font-size="10pt" style:font-size-asian="10pt" style:font-size-complex="10pt"/>
    </style:style>
    <style:style style:name="T100_28" style:family="text">
      <style:text-properties fo:background-color="#ffffff" fo:color="#222222" fo:font-size="10pt" style:font-size-asian="10pt" style:font-size-complex="10pt"/>
    </style:style>
    <style:style style:name="T100_29" style:family="text">
      <style:text-properties fo:background-color="#ffffff" fo:color="#222222" fo:font-size="10pt" style:font-size-asian="10pt" style:font-size-complex="10pt"/>
    </style:style>
    <style:style style:name="T100_30" style:family="text">
      <style:text-properties fo:background-color="#ffffff" fo:color="#222222" fo:font-size="10pt" style:font-size-asian="10pt" style:font-size-complex="10pt"/>
    </style:style>
    <style:style style:name="T100_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0_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0_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0_3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0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0_3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0_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0_3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0_3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0_4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0_4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0_4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0_4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0_4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0_4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0_46" style:family="text">
      <style:text-properties fo:background-color="#ffffff" fo:color="#222222" fo:font-size="10pt" style:font-size-asian="10pt" style:font-size-complex="10pt"/>
    </style:style>
    <style:style style:name="T100_47" style:family="text">
      <style:text-properties fo:background-color="#ffffff" fo:color="#222222" fo:font-size="10pt" style:font-size-asian="10pt" style:font-size-complex="10pt"/>
    </style:style>
    <style:style style:name="T100_48" style:family="text">
      <style:text-properties fo:background-color="#ffffff" fo:color="#222222" fo:font-size="10pt" style:font-size-asian="10pt" style:font-size-complex="10pt"/>
    </style:style>
    <style:style style:name="T100_49" style:family="text">
      <style:text-properties fo:background-color="#ffffff" fo:color="#222222" fo:font-size="10pt" style:font-size-asian="10pt" style:font-size-complex="10pt"/>
    </style:style>
    <style:style style:name="T100_50" style:family="text">
      <style:text-properties fo:background-color="#ffffff" fo:color="#222222" fo:font-size="10pt" style:font-size-asian="10pt" style:font-size-complex="10pt"/>
    </style:style>
    <style:style style:name="T100_51" style:family="text">
      <style:text-properties fo:background-color="#ffffff" fo:color="#222222" fo:font-size="10pt" style:font-size-asian="10pt" style:font-size-complex="10pt"/>
    </style:style>
    <style:style style:name="T100_52" style:family="text">
      <style:text-properties fo:background-color="#ffffff" fo:color="#222222" fo:font-size="10pt" style:font-size-asian="10pt" style:font-size-complex="10pt"/>
    </style:style>
    <style:style style:name="T100_53" style:family="text">
      <style:text-properties fo:background-color="#ffffff" fo:color="#222222" fo:font-size="10pt" style:font-size-asian="10pt" style:font-size-complex="10pt"/>
    </style:style>
    <style:style style:name="T100_54" style:family="text">
      <style:text-properties fo:background-color="#ffffff" fo:color="#222222" fo:font-size="10pt" style:font-size-asian="10pt" style:font-size-complex="10pt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>
      <style:text-properties fo:font-style="italic" style:font-style-asian="italic" style:font-style-complex="italic"/>
    </style:style>
    <style:style style:name="T101_3" style:family="text">
      <style:text-properties fo:font-style="italic" style:font-style-asian="italic" style:font-style-complex="italic"/>
    </style:style>
    <style:style style:name="T101_4" style:family="text">
      <style:text-properties fo:font-style="italic" style:font-style-asian="italic" style:font-style-complex="italic"/>
    </style:style>
    <style:style style:name="T101_5" style:family="text">
      <style:text-properties fo:font-style="italic" style:font-style-asian="italic" style:font-style-complex="italic"/>
    </style:style>
    <style:style style:name="T101_6" style:family="text">
      <style:text-properties fo:font-style="italic" style:font-style-asian="italic" style:font-style-complex="italic"/>
    </style:style>
    <style:style style:name="T101_7" style:family="text">
      <style:text-properties fo:font-style="italic" style:font-style-asian="italic" style:font-style-complex="italic"/>
    </style:style>
    <style:style style:name="T101_8" style:family="text">
      <style:text-properties fo:font-style="italic" style:font-style-asian="italic" style:font-style-complex="italic"/>
    </style:style>
    <style:style style:name="T101_9" style:family="text">
      <style:text-properties fo:font-style="italic" style:font-style-asian="italic" style:font-style-complex="italic"/>
    </style:style>
    <style:style style:name="T101_10" style:family="text">
      <style:text-properties fo:font-style="italic" style:font-style-asian="italic" style:font-style-complex="italic"/>
    </style:style>
    <style:style style:name="T101_11" style:family="text">
      <style:text-properties fo:font-style="italic" style:font-style-asian="italic" style:font-style-complex="italic"/>
    </style:style>
    <style:style style:name="T101_12" style:family="text">
      <style:text-properties fo:font-style="italic" style:font-style-asian="italic" style:font-style-complex="italic"/>
    </style:style>
    <style:style style:name="T101_13" style:family="text">
      <style:text-properties fo:font-style="italic" style:font-style-asian="italic" style:font-style-complex="italic"/>
    </style:style>
    <style:style style:name="T101_14" style:family="text">
      <style:text-properties fo:font-style="italic" style:font-style-asian="italic" style:font-style-complex="italic"/>
    </style:style>
    <style:style style:name="T101_15" style:family="text">
      <style:text-properties fo:font-style="italic" style:font-style-asian="italic" style:font-style-complex="italic"/>
    </style:style>
    <style:style style:name="T101_16" style:family="text">
      <style:text-properties fo:font-style="italic" style:font-style-asian="italic" style:font-style-complex="italic"/>
    </style:style>
    <style:style style:name="T101_17" style:family="text">
      <style:text-properties fo:font-style="italic" style:font-style-asian="italic" style:font-style-complex="italic"/>
    </style:style>
    <style:style style:name="T101_18" style:family="text">
      <style:text-properties fo:font-style="italic" style:font-style-asian="italic" style:font-style-complex="italic"/>
    </style:style>
    <style:style style:name="T101_19" style:family="text">
      <style:text-properties fo:font-style="italic" style:font-style-asian="italic" style:font-style-complex="italic"/>
    </style:style>
    <style:style style:name="T101_20" style:family="text">
      <style:text-properties fo:font-style="italic" style:font-style-asian="italic" style:font-style-complex="italic"/>
    </style:style>
    <style:style style:name="T101_21" style:family="text">
      <style:text-properties fo:font-style="italic" style:font-style-asian="italic" style:font-style-complex="italic"/>
    </style:style>
    <style:style style:name="T101_22" style:family="text">
      <style:text-properties fo:font-style="italic" style:font-style-asian="italic" style:font-style-complex="italic"/>
    </style:style>
    <style:style style:name="T101_23" style:family="text">
      <style:text-properties fo:font-style="italic" style:font-style-asian="italic" style:font-style-complex="italic"/>
    </style:style>
    <style:style style:name="T101_24" style:family="text">
      <style:text-properties fo:font-style="italic" style:font-style-asian="italic" style:font-style-complex="italic"/>
    </style:style>
    <style:style style:name="T101_25" style:family="text">
      <style:text-properties fo:font-style="italic" style:font-style-asian="italic" style:font-style-complex="italic"/>
    </style:style>
    <style:style style:name="T101_26" style:family="text">
      <style:text-properties fo:font-style="italic" style:font-style-asian="italic" style:font-style-complex="italic"/>
    </style:style>
    <style:style style:name="T101_27" style:family="text">
      <style:text-properties fo:font-style="italic" style:font-style-asian="italic" style:font-style-complex="italic"/>
    </style:style>
    <style:style style:name="T101_28" style:family="text">
      <style:text-properties fo:font-style="italic" style:font-style-asian="italic" style:font-style-complex="italic"/>
    </style:style>
    <style:style style:name="T101_29" style:family="text">
      <style:text-properties fo:font-style="italic" style:font-style-asian="italic" style:font-style-complex="italic"/>
    </style:style>
    <style:style style:name="T101_30" style:family="text">
      <style:text-properties fo:font-style="italic" style:font-style-asian="italic" style:font-style-complex="italic"/>
    </style:style>
    <style:style style:name="T101_31" style:family="text">
      <style:text-properties fo:font-style="italic" style:font-style-asian="italic" style:font-style-complex="italic"/>
    </style:style>
    <style:style style:name="T101_32" style:family="text">
      <style:text-properties fo:font-style="italic" style:font-style-asian="italic" style:font-style-complex="italic"/>
    </style:style>
    <style:style style:name="T101_33" style:family="text">
      <style:text-properties fo:font-style="italic" style:font-style-asian="italic" style:font-style-complex="italic"/>
    </style:style>
    <style:style style:name="T101_34" style:family="text">
      <style:text-properties fo:font-style="italic" style:font-style-asian="italic" style:font-style-complex="italic"/>
    </style:style>
    <style:style style:name="T101_35" style:family="text">
      <style:text-properties fo:font-style="italic" style:font-style-asian="italic" style:font-style-complex="italic"/>
    </style:style>
    <style:style style:name="T101_36" style:family="text">
      <style:text-properties fo:font-style="italic" style:font-style-asian="italic" style:font-style-complex="italic"/>
    </style:style>
    <style:style style:name="T101_37" style:family="text">
      <style:text-properties fo:font-style="italic" style:font-style-asian="italic" style:font-style-complex="italic"/>
    </style:style>
    <style:style style:name="T101_38" style:family="text">
      <style:text-properties fo:font-style="italic" style:font-style-asian="italic" style:font-style-complex="italic"/>
    </style:style>
    <style:style style:name="T101_39" style:family="text">
      <style:text-properties fo:font-style="italic" style:font-style-asian="italic" style:font-style-complex="italic"/>
    </style:style>
    <style:style style:name="T101_40" style:family="text">
      <style:text-properties fo:font-style="italic" style:font-style-asian="italic" style:font-style-complex="italic"/>
    </style:style>
    <style:style style:name="T101_41" style:family="text">
      <style:text-properties fo:font-style="italic" style:font-style-asian="italic" style:font-style-complex="italic"/>
    </style:style>
    <style:style style:name="T101_42" style:family="text">
      <style:text-properties fo:font-style="italic" style:font-style-asian="italic" style:font-style-complex="italic"/>
    </style:style>
    <style:style style:name="T101_43" style:family="text">
      <style:text-properties fo:font-style="italic" style:font-style-asian="italic" style:font-style-complex="italic"/>
    </style:style>
    <style:style style:name="T101_44" style:family="text">
      <style:text-properties fo:font-style="italic" style:font-style-asian="italic" style:font-style-complex="italic"/>
    </style:style>
    <style:style style:name="T101_45" style:family="text">
      <style:text-properties fo:font-style="italic" style:font-style-asian="italic" style:font-style-complex="italic"/>
    </style:style>
    <style:style style:name="T101_46" style:family="text">
      <style:text-properties fo:font-style="italic" style:font-style-asian="italic" style:font-style-complex="italic"/>
    </style:style>
    <style:style style:name="T101_47" style:family="text">
      <style:text-properties fo:font-style="italic" style:font-style-asian="italic" style:font-style-complex="italic"/>
    </style:style>
    <style:style style:name="T101_48" style:family="text">
      <style:text-properties fo:font-style="italic" style:font-style-asian="italic" style:font-style-complex="italic"/>
    </style:style>
    <style:style style:name="T101_49" style:family="text">
      <style:text-properties fo:font-style="italic" style:font-style-asian="italic" style:font-style-complex="italic"/>
    </style:style>
    <style:style style:name="T101_50" style:family="text">
      <style:text-properties fo:font-style="italic" style:font-style-asian="italic" style:font-style-complex="italic"/>
    </style:style>
    <style:style style:name="T101_51" style:family="text">
      <style:text-properties fo:font-style="italic" style:font-style-asian="italic" style:font-style-complex="italic"/>
    </style:style>
    <style:style style:name="T101_52" style:family="text">
      <style:text-properties fo:font-style="italic" style:font-style-asian="italic" style:font-style-complex="italic"/>
    </style:style>
    <style:style style:name="T101_53" style:family="text">
      <style:text-properties fo:font-style="italic" style:font-style-asian="italic" style:font-style-complex="italic"/>
    </style:style>
    <style:style style:name="T101_54" style:family="text">
      <style:text-properties fo:font-style="italic" style:font-style-asian="italic" style:font-style-complex="italic"/>
    </style:style>
    <style:style style:name="T101_55" style:family="text">
      <style:text-properties fo:font-style="italic" style:font-style-asian="italic" style:font-style-complex="italic"/>
    </style:style>
    <style:style style:name="T101_56" style:family="text">
      <style:text-properties fo:font-style="italic" style:font-style-asian="italic" style:font-style-complex="italic"/>
    </style:style>
    <style:style style:name="T101_57" style:family="text">
      <style:text-properties fo:font-style="italic" style:font-style-asian="italic" style:font-style-complex="italic"/>
    </style:style>
    <style:style style:name="T101_58" style:family="text">
      <style:text-properties fo:font-style="italic" style:font-style-asian="italic" style:font-style-complex="italic"/>
    </style:style>
    <style:style style:name="T101_59" style:family="text">
      <style:text-properties fo:font-style="italic" style:font-style-asian="italic" style:font-style-complex="italic"/>
    </style:style>
    <style:style style:name="T101_60" style:family="text">
      <style:text-properties fo:font-style="italic" style:font-style-asian="italic" style:font-style-complex="italic"/>
    </style:style>
    <style:style style:name="T101_61" style:family="text">
      <style:text-properties fo:font-style="italic" style:font-style-asian="italic" style:font-style-complex="italic"/>
    </style:style>
    <style:style style:name="T101_62" style:family="text">
      <style:text-properties fo:font-style="italic" style:font-style-asian="italic" style:font-style-complex="italic"/>
    </style:style>
    <style:style style:name="T101_63" style:family="text">
      <style:text-properties fo:font-style="italic" style:font-style-asian="italic" style:font-style-complex="italic"/>
    </style:style>
    <style:style style:name="T101_64" style:family="text">
      <style:text-properties fo:font-style="italic" style:font-style-asian="italic" style:font-style-complex="italic"/>
    </style:style>
    <style:style style:name="T101_65" style:family="text">
      <style:text-properties fo:font-style="italic" style:font-style-asian="italic" style:font-style-complex="italic"/>
    </style:style>
    <style:style style:name="T101_66" style:family="text">
      <style:text-properties fo:font-style="italic" style:font-style-asian="italic" style:font-style-complex="italic"/>
    </style:style>
    <style:style style:name="T101_67" style:family="text">
      <style:text-properties fo:font-style="italic" style:font-style-asian="italic" style:font-style-complex="italic"/>
    </style:style>
    <style:style style:name="T101_68" style:family="text">
      <style:text-properties fo:font-style="italic" style:font-style-asian="italic" style:font-style-complex="italic"/>
    </style:style>
    <style:style style:name="T101_69" style:family="text">
      <style:text-properties fo:font-style="italic" style:font-style-asian="italic" style:font-style-complex="italic"/>
    </style:style>
    <style:style style:name="T101_70" style:family="text">
      <style:text-properties fo:font-style="italic" style:font-style-asian="italic" style:font-style-complex="italic"/>
    </style:style>
    <style:style style:name="T101_71" style:family="text">
      <style:text-properties fo:font-style="italic" style:font-style-asian="italic" style:font-style-complex="italic"/>
    </style:style>
    <style:style style:name="T101_72" style:family="text">
      <style:text-properties fo:font-style="italic" style:font-style-asian="italic" style:font-style-complex="italic"/>
    </style:style>
    <style:style style:name="T101_73" style:family="text">
      <style:text-properties fo:font-style="italic" style:font-style-asian="italic" style:font-style-complex="italic"/>
    </style:style>
    <style:style style:name="T101_74" style:family="text">
      <style:text-properties fo:font-style="italic" style:font-style-asian="italic" style:font-style-complex="italic"/>
    </style:style>
    <style:style style:name="T101_75" style:family="text">
      <style:text-properties fo:font-style="italic" style:font-style-asian="italic" style:font-style-complex="italic"/>
    </style:style>
    <style:style style:name="T101_76" style:family="text">
      <style:text-properties fo:font-style="italic" style:font-style-asian="italic" style:font-style-complex="italic"/>
    </style:style>
    <style:style style:name="T101_77" style:family="text">
      <style:text-properties fo:font-style="italic" style:font-style-asian="italic" style:font-style-complex="italic"/>
    </style:style>
    <style:style style:name="T101_78" style:family="text">
      <style:text-properties fo:font-style="italic" style:font-style-asian="italic" style:font-style-complex="italic"/>
    </style:style>
    <style:style style:name="T101_79" style:family="text">
      <style:text-properties fo:font-style="italic" style:font-style-asian="italic" style:font-style-complex="italic"/>
    </style:style>
    <style:style style:name="T101_80" style:family="text">
      <style:text-properties fo:font-style="italic" style:font-style-asian="italic" style:font-style-complex="italic"/>
    </style:style>
    <style:style style:name="T101_81" style:family="text">
      <style:text-properties fo:font-style="italic" style:font-style-asian="italic" style:font-style-complex="italic"/>
    </style:style>
    <style:style style:name="T101_82" style:family="text">
      <style:text-properties fo:font-style="italic" style:font-style-asian="italic" style:font-style-complex="italic"/>
    </style:style>
    <style:style style:name="T101_83" style:family="text">
      <style:text-properties fo:font-style="italic" style:font-style-asian="italic" style:font-style-complex="italic"/>
    </style:style>
    <style:style style:name="T101_84" style:family="text">
      <style:text-properties fo:font-style="italic" style:font-style-asian="italic" style:font-style-complex="italic"/>
    </style:style>
    <style:style style:name="T101_85" style:family="text">
      <style:text-properties fo:font-style="italic" style:font-style-asian="italic" style:font-style-complex="italic"/>
    </style:style>
    <style:style style:name="T101_86" style:family="text">
      <style:text-properties fo:font-style="italic" style:font-style-asian="italic" style:font-style-complex="italic"/>
    </style:style>
    <style:style style:name="T101_87" style:family="text">
      <style:text-properties fo:font-style="italic" style:font-style-asian="italic" style:font-style-complex="italic"/>
    </style:style>
    <style:style style:name="T101_88" style:family="text">
      <style:text-properties fo:font-style="italic" style:font-style-asian="italic" style:font-style-complex="italic"/>
    </style:style>
    <style:style style:name="T101_89" style:family="text">
      <style:text-properties fo:font-style="italic" style:font-style-asian="italic" style:font-style-complex="italic"/>
    </style:style>
    <style:style style:name="T101_90" style:family="text">
      <style:text-properties fo:font-style="italic" style:font-style-asian="italic" style:font-style-complex="italic"/>
    </style:style>
    <style:style style:name="T101_91" style:family="text">
      <style:text-properties fo:font-style="italic" style:font-style-asian="italic" style:font-style-complex="italic"/>
    </style:style>
    <style:style style:name="T101_92" style:family="text">
      <style:text-properties fo:font-style="italic" style:font-style-asian="italic" style:font-style-complex="italic"/>
    </style:style>
    <style:style style:name="T101_93" style:family="text">
      <style:text-properties fo:font-style="italic" style:font-style-asian="italic" style:font-style-complex="italic"/>
    </style:style>
    <style:style style:name="T101_94" style:family="text">
      <style:text-properties fo:font-style="italic" style:font-style-asian="italic" style:font-style-complex="italic"/>
    </style:style>
    <style:style style:name="T101_95" style:family="text">
      <style:text-properties fo:font-style="italic" style:font-style-asian="italic" style:font-style-complex="italic"/>
    </style:style>
    <style:style style:name="T101_96" style:family="text">
      <style:text-properties fo:font-style="italic" style:font-style-asian="italic" style:font-style-complex="italic"/>
    </style:style>
    <style:style style:name="T101_97" style:family="text">
      <style:text-properties fo:font-style="italic" style:font-style-asian="italic" style:font-style-complex="italic"/>
    </style:style>
    <style:style style:name="T101_98" style:family="text">
      <style:text-properties fo:font-style="italic" style:font-style-asian="italic" style:font-style-complex="italic"/>
    </style:style>
    <style:style style:name="T101_99" style:family="text">
      <style:text-properties fo:font-style="italic" style:font-style-asian="italic" style:font-style-complex="italic"/>
    </style:style>
    <style:style style:name="T101_100" style:family="text">
      <style:text-properties fo:font-style="italic" style:font-style-asian="italic" style:font-style-complex="italic"/>
    </style:style>
    <style:style style:name="T101_101" style:family="text">
      <style:text-properties fo:font-style="italic" style:font-style-asian="italic" style:font-style-complex="italic"/>
    </style:style>
    <style:style style:name="T101_102" style:family="text">
      <style:text-properties fo:font-style="italic" style:font-style-asian="italic" style:font-style-complex="italic"/>
    </style:style>
    <style:style style:name="T101_103" style:family="text">
      <style:text-properties fo:font-style="italic" style:font-style-asian="italic" style:font-style-complex="italic"/>
    </style:style>
    <style:style style:name="T101_104" style:family="text">
      <style:text-properties fo:font-style="italic" style:font-style-asian="italic" style:font-style-complex="italic"/>
    </style:style>
    <style:style style:name="T101_105" style:family="text">
      <style:text-properties fo:font-style="italic" style:font-style-asian="italic" style:font-style-complex="italic"/>
    </style:style>
    <style:style style:name="T101_106" style:family="text">
      <style:text-properties fo:font-style="italic" style:font-style-asian="italic" style:font-style-complex="italic"/>
    </style:style>
    <style:style style:name="T101_107" style:family="text">
      <style:text-properties fo:font-style="italic" style:font-style-asian="italic" style:font-style-complex="italic"/>
    </style:style>
    <style:style style:name="T101_108" style:family="text">
      <style:text-properties fo:font-style="italic" style:font-style-asian="italic" style:font-style-complex="italic"/>
    </style:style>
    <style:style style:name="T101_109" style:family="text">
      <style:text-properties fo:font-style="italic" style:font-style-asian="italic" style:font-style-complex="italic"/>
    </style:style>
    <style:style style:name="T101_110" style:family="text">
      <style:text-properties fo:font-style="italic" style:font-style-asian="italic" style:font-style-complex="italic"/>
    </style:style>
    <style:style style:name="T101_111" style:family="text">
      <style:text-properties fo:font-style="italic" style:font-style-asian="italic" style:font-style-complex="italic"/>
    </style:style>
    <style:style style:name="T101_112" style:family="text">
      <style:text-properties fo:font-style="italic" style:font-style-asian="italic" style:font-style-complex="italic"/>
    </style:style>
    <style:style style:name="T101_113" style:family="text">
      <style:text-properties fo:font-style="italic" style:font-style-asian="italic" style:font-style-complex="italic"/>
    </style:style>
    <style:style style:name="T101_114" style:family="text">
      <style:text-properties fo:font-style="italic" style:font-style-asian="italic" style:font-style-complex="italic"/>
    </style:style>
    <style:style style:name="T101_115" style:family="text">
      <style:text-properties fo:font-style="italic" style:font-style-asian="italic" style:font-style-complex="italic"/>
    </style:style>
    <style:style style:name="T101_116" style:family="text">
      <style:text-properties fo:font-style="italic" style:font-style-asian="italic" style:font-style-complex="italic"/>
    </style:style>
    <style:style style:name="T101_117" style:family="text">
      <style:text-properties fo:font-style="italic" style:font-style-asian="italic" style:font-style-complex="italic"/>
    </style:style>
    <style:style style:name="T101_118" style:family="text">
      <style:text-properties fo:font-style="italic" style:font-style-asian="italic" style:font-style-complex="italic"/>
    </style:style>
    <style:style style:name="T101_119" style:family="text">
      <style:text-properties fo:font-style="italic" style:font-style-asian="italic" style:font-style-complex="italic"/>
    </style:style>
    <style:style style:name="T101_120" style:family="text">
      <style:text-properties fo:font-style="italic" style:font-style-asian="italic" style:font-style-complex="italic"/>
    </style:style>
    <style:style style:name="T101_121" style:family="text">
      <style:text-properties fo:font-style="italic" style:font-style-asian="italic" style:font-style-complex="italic"/>
    </style:style>
    <style:style style:name="T101_122" style:family="text">
      <style:text-properties fo:font-style="italic" style:font-style-asian="italic" style:font-style-complex="italic"/>
    </style:style>
    <style:style style:name="T101_123" style:family="text">
      <style:text-properties fo:font-style="italic" style:font-style-asian="italic" style:font-style-complex="italic"/>
    </style:style>
    <style:style style:name="T101_124" style:family="text">
      <style:text-properties fo:font-style="italic" style:font-style-asian="italic" style:font-style-complex="italic"/>
    </style:style>
    <style:style style:name="T101_125" style:family="text">
      <style:text-properties fo:font-style="italic" style:font-style-asian="italic" style:font-style-complex="italic"/>
    </style:style>
    <style:style style:name="T101_126" style:family="text">
      <style:text-properties fo:font-style="italic" style:font-style-asian="italic" style:font-style-complex="italic"/>
    </style:style>
    <style:style style:name="T101_127" style:family="text">
      <style:text-properties fo:font-style="italic" style:font-style-asian="italic" style:font-style-complex="italic"/>
    </style:style>
    <style:style style:name="T101_128" style:family="text">
      <style:text-properties fo:font-style="italic" style:font-style-asian="italic" style:font-style-complex="italic"/>
    </style:style>
    <style:style style:name="T101_129" style:family="text">
      <style:text-properties fo:font-style="italic" style:font-style-asian="italic" style:font-style-complex="italic"/>
    </style:style>
    <style:style style:name="T101_130" style:family="text">
      <style:text-properties fo:font-style="italic" style:font-style-asian="italic" style:font-style-complex="italic"/>
    </style:style>
    <style:style style:name="T101_131" style:family="text">
      <style:text-properties fo:font-style="italic" style:font-style-asian="italic" style:font-style-complex="italic"/>
    </style:style>
    <style:style style:name="T101_132" style:family="text">
      <style:text-properties fo:font-style="italic" style:font-style-asian="italic" style:font-style-complex="italic"/>
    </style:style>
    <style:style style:name="T101_133" style:family="text">
      <style:text-properties fo:font-style="italic" style:font-style-asian="italic" style:font-style-complex="italic"/>
    </style:style>
    <style:style style:name="T101_134" style:family="text">
      <style:text-properties fo:font-style="italic" style:font-style-asian="italic" style:font-style-complex="italic"/>
    </style:style>
    <style:style style:name="T101_135" style:family="text">
      <style:text-properties fo:font-style="italic" style:font-style-asian="italic" style:font-style-complex="italic"/>
    </style:style>
    <style:style style:name="T101_136" style:family="text">
      <style:text-properties fo:font-style="italic" style:font-style-asian="italic" style:font-style-complex="italic"/>
    </style:style>
    <style:style style:name="T101_137" style:family="text">
      <style:text-properties fo:font-style="italic" style:font-style-asian="italic" style:font-style-complex="italic"/>
    </style:style>
    <style:style style:name="T101_13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13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1_140" style:family="text">
      <style:text-properties fo:font-style="italic" style:font-style-asian="italic" style:font-style-complex="italic"/>
    </style:style>
    <style:style style:name="T101_141" style:family="text">
      <style:text-properties fo:font-style="italic" style:font-style-asian="italic" style:font-style-complex="italic"/>
    </style:style>
    <style:style style:name="T101_142" style:family="text">
      <style:text-properties fo:font-style="italic" style:font-style-asian="italic" style:font-style-complex="italic"/>
    </style:style>
    <style:style style:name="T101_143" style:family="text">
      <style:text-properties fo:font-style="italic" style:font-style-asian="italic" style:font-style-complex="italic"/>
    </style:style>
    <style:style style:name="T101_144" style:family="text">
      <style:text-properties fo:font-style="italic" style:font-style-asian="italic" style:font-style-complex="italic"/>
    </style:style>
    <style:style style:name="T101_145" style:family="text">
      <style:text-properties fo:font-style="italic" style:font-style-asian="italic" style:font-style-complex="italic"/>
    </style:style>
    <style:style style:name="T101_146" style:family="text">
      <style:text-properties fo:font-style="italic" style:font-style-asian="italic" style:font-style-complex="italic"/>
    </style:style>
    <style:style style:name="T101_147" style:family="text">
      <style:text-properties fo:font-style="italic" style:font-style-asian="italic" style:font-style-complex="italic"/>
    </style:style>
    <style:style style:name="T101_148" style:family="text">
      <style:text-properties fo:font-style="italic" style:font-style-asian="italic" style:font-style-complex="italic"/>
    </style:style>
    <style:style style:name="T101_149" style:family="text">
      <style:text-properties fo:font-style="italic" style:font-style-asian="italic" style:font-style-complex="italic"/>
    </style:style>
    <style:style style:name="T101_150" style:family="text">
      <style:text-properties fo:font-style="italic" style:font-style-asian="italic" style:font-style-complex="italic"/>
    </style:style>
    <style:style style:name="T101_151" style:family="text">
      <style:text-properties fo:font-style="italic" style:font-style-asian="italic" style:font-style-complex="italic"/>
    </style:style>
    <style:style style:name="P102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103" style:family="paragraph" style:parent-style-name="Heading_20_4">
      <style:paragraph-properties fo:break-before="auto" fo:line-height="115%" style:writing-mode="lr-tb"/>
    </style:style>
    <style:style style:name="P104" style:family="paragraph" style:parent-style-name="Heading_20_4">
      <style:paragraph-properties fo:break-before="auto" fo:line-height="115%" style:writing-mode="lr-tb"/>
    </style:style>
    <style:style style:name="P105" style:family="paragraph" style:parent-style-name="Heading_20_4">
      <style:paragraph-properties fo:break-before="auto" fo:line-height="115%" style:writing-mode="lr-tb"/>
    </style:style>
    <style:style style:name="T105_1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>
      <style:text-properties fo:background-color="#ffffff" fo:color="#222222" fo:font-size="10pt" style:font-size-asian="10pt" style:font-size-complex="10pt"/>
    </style:style>
    <style:style style:name="T106_2" style:family="text">
      <style:text-properties fo:background-color="#ffffff" fo:color="#222222" fo:font-size="10pt" style:font-size-asian="10pt" style:font-size-complex="10pt"/>
    </style:style>
    <style:style style:name="T106_3" style:family="text">
      <style:text-properties fo:background-color="#ffffff" fo:color="#222222" fo:font-size="10pt" style:font-size-asian="10pt" style:font-size-complex="10pt"/>
    </style:style>
    <style:style style:name="T106_4" style:family="text">
      <style:text-properties fo:background-color="#ffffff" fo:color="#222222" fo:font-size="10pt" style:font-size-asian="10pt" style:font-size-complex="10pt"/>
    </style:style>
    <style:style style:name="T106_5" style:family="text">
      <style:text-properties fo:background-color="#ffffff" fo:color="#222222" fo:font-size="10pt" style:font-size-asian="10pt" style:font-size-complex="10pt"/>
    </style:style>
    <style:style style:name="T106_6" style:family="text">
      <style:text-properties fo:background-color="#ffffff" fo:color="#222222" fo:font-size="10pt" style:font-size-asian="10pt" style:font-size-complex="10pt"/>
    </style:style>
    <style:style style:name="T106_7" style:family="text">
      <style:text-properties fo:background-color="#ffffff" fo:color="#222222" fo:font-size="10pt" style:font-size-asian="10pt" style:font-size-complex="10pt"/>
    </style:style>
    <style:style style:name="T106_8" style:family="text">
      <style:text-properties fo:background-color="#ffffff" fo:color="#222222" fo:font-size="10pt" style:font-size-asian="10pt" style:font-size-complex="10pt"/>
    </style:style>
    <style:style style:name="T106_9" style:family="text">
      <style:text-properties fo:background-color="#ffffff" fo:color="#222222" fo:font-size="10pt" style:font-size-asian="10pt" style:font-size-complex="10pt"/>
    </style:style>
    <style:style style:name="T106_10" style:family="text">
      <style:text-properties fo:background-color="#ffffff" fo:color="#222222" fo:font-size="10pt" style:font-size-asian="10pt" style:font-size-complex="10pt"/>
    </style:style>
    <style:style style:name="T106_11" style:family="text">
      <style:text-properties fo:background-color="#ffffff" fo:color="#222222" fo:font-size="10pt" style:font-size-asian="10pt" style:font-size-complex="10pt"/>
    </style:style>
    <style:style style:name="T106_12" style:family="text">
      <style:text-properties fo:background-color="#ffffff" fo:color="#222222" fo:font-size="10pt" style:font-size-asian="10pt" style:font-size-complex="10pt"/>
    </style:style>
    <style:style style:name="T106_13" style:family="text">
      <style:text-properties fo:background-color="#ffffff" fo:color="#222222" fo:font-size="10pt" style:font-size-asian="10pt" style:font-size-complex="10pt"/>
    </style:style>
    <style:style style:name="T106_14" style:family="text">
      <style:text-properties fo:background-color="#ffffff" fo:color="#222222" fo:font-size="10pt" style:font-size-asian="10pt" style:font-size-complex="10pt"/>
    </style:style>
    <style:style style:name="T106_15" style:family="text">
      <style:text-properties fo:background-color="#ffffff" fo:color="#222222" fo:font-size="10pt" style:font-size-asian="10pt" style:font-size-complex="10pt"/>
    </style:style>
    <style:style style:name="T106_16" style:family="text">
      <style:text-properties fo:background-color="#ffffff" fo:color="#222222" fo:font-size="10pt" style:font-size-asian="10pt" style:font-size-complex="10pt"/>
    </style:style>
    <style:style style:name="T106_17" style:family="text">
      <style:text-properties fo:background-color="#ffffff" fo:color="#222222" fo:font-size="10pt" style:font-size-asian="10pt" style:font-size-complex="10pt"/>
    </style:style>
    <style:style style:name="T106_18" style:family="text">
      <style:text-properties fo:background-color="#ffffff" fo:color="#222222" fo:font-size="10pt" style:font-size-asian="10pt" style:font-size-complex="10pt"/>
    </style:style>
    <style:style style:name="T106_19" style:family="text">
      <style:text-properties fo:background-color="#ffffff" fo:color="#222222" fo:font-size="10pt" style:font-size-asian="10pt" style:font-size-complex="10pt"/>
    </style:style>
    <style:style style:name="T106_20" style:family="text">
      <style:text-properties fo:background-color="#ffffff" fo:color="#222222" fo:font-size="10pt" style:font-size-asian="10pt" style:font-size-complex="10pt"/>
    </style:style>
    <style:style style:name="T106_21" style:family="text">
      <style:text-properties fo:background-color="#ffffff" fo:color="#222222" fo:font-size="10pt" style:font-size-asian="10pt" style:font-size-complex="10pt"/>
    </style:style>
    <style:style style:name="T106_22" style:family="text">
      <style:text-properties fo:background-color="#ffffff" fo:color="#222222" fo:font-size="10pt" style:font-size-asian="10pt" style:font-size-complex="10pt"/>
    </style:style>
    <style:style style:name="T106_23" style:family="text">
      <style:text-properties fo:background-color="#ffffff" fo:color="#222222" fo:font-size="10pt" style:font-size-asian="10pt" style:font-size-complex="10pt"/>
    </style:style>
    <style:style style:name="T106_24" style:family="text">
      <style:text-properties fo:background-color="#ffffff" fo:color="#222222" fo:font-size="10pt" style:font-size-asian="10pt" style:font-size-complex="10pt"/>
    </style:style>
    <style:style style:name="T106_25" style:family="text">
      <style:text-properties fo:background-color="#ffffff" fo:color="#222222" fo:font-size="10pt" style:font-size-asian="10pt" style:font-size-complex="10pt"/>
    </style:style>
    <style:style style:name="T106_26" style:family="text">
      <style:text-properties fo:background-color="#ffffff" fo:color="#222222" fo:font-size="10pt" style:font-size-asian="10pt" style:font-size-complex="10pt"/>
    </style:style>
    <style:style style:name="T106_27" style:family="text">
      <style:text-properties fo:background-color="#ffffff" fo:color="#222222" fo:font-size="10pt" style:font-size-asian="10pt" style:font-size-complex="10pt"/>
    </style:style>
    <style:style style:name="T106_28" style:family="text">
      <style:text-properties fo:background-color="#ffffff" fo:color="#222222" fo:font-size="10pt" style:font-size-asian="10pt" style:font-size-complex="10pt"/>
    </style:style>
    <style:style style:name="T106_29" style:family="text">
      <style:text-properties fo:background-color="#ffffff" fo:color="#222222" fo:font-size="10pt" style:font-size-asian="10pt" style:font-size-complex="10pt"/>
    </style:style>
    <style:style style:name="T106_30" style:family="text">
      <style:text-properties fo:background-color="#ffffff" fo:color="#222222" fo:font-size="10pt" style:font-size-asian="10pt" style:font-size-complex="10pt"/>
    </style:style>
    <style:style style:name="T106_31" style:family="text">
      <style:text-properties fo:background-color="#ffffff" fo:color="#222222" fo:font-size="10pt" style:font-size-asian="10pt" style:font-size-complex="10pt"/>
    </style:style>
    <style:style style:name="T106_32" style:family="text">
      <style:text-properties fo:background-color="#ffffff" fo:color="#222222" fo:font-size="10pt" style:font-size-asian="10pt" style:font-size-complex="10pt"/>
    </style:style>
    <style:style style:name="T106_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6_3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6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6_36" style:family="text">
      <style:text-properties fo:background-color="#ffffff" fo:color="#222222" fo:font-size="10pt" style:font-size-asian="10pt" style:font-size-complex="10pt"/>
    </style:style>
    <style:style style:name="T106_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6_38" style:family="text">
      <style:text-properties fo:background-color="#ffffff" fo:color="#222222" fo:font-size="10pt" style:font-size-asian="10pt" style:font-size-complex="10pt"/>
    </style:style>
    <style:style style:name="T106_39" style:family="text">
      <style:text-properties fo:background-color="#ffffff" fo:color="#222222" fo:font-size="10pt" style:font-size-asian="10pt" style:font-size-complex="10pt"/>
    </style:style>
    <style:style style:name="T106_40" style:family="text">
      <style:text-properties fo:background-color="#ffffff" fo:color="#222222" fo:font-size="10pt" style:font-size-asian="10pt" style:font-size-complex="10pt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fo:background-color="#ffffff" fo:color="#222222" fo:font-size="10pt" style:font-size-asian="10pt" style:font-size-complex="10pt"/>
    </style:style>
    <style:style style:name="T107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2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2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2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3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3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3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3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3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4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4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4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4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4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4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4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4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4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4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5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5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5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5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5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5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5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5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5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5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6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6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6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6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6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6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6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6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6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6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7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7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7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7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7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7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7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7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7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7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8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8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8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8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8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8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8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8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8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8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9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9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9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9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9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9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9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9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9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9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10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10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10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10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10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10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10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7_10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108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fo:background-color="#ffffff" fo:color="#222222" fo:font-size="10pt" style:font-size-asian="10pt" style:font-size-complex="10pt"/>
    </style:style>
    <style:style style:name="T109_2" style:family="text">
      <style:text-properties fo:background-color="#ffffff" fo:color="#222222" fo:font-size="10pt" style:font-size-asian="10pt" style:font-size-complex="10pt"/>
    </style:style>
    <style:style style:name="T109_3" style:family="text">
      <style:text-properties fo:background-color="#ffffff" fo:color="#222222" fo:font-size="10pt" style:font-size-asian="10pt" style:font-size-complex="10pt"/>
    </style:style>
    <style:style style:name="T109_4" style:family="text">
      <style:text-properties fo:background-color="#ffffff" fo:color="#222222" fo:font-size="10pt" style:font-size-asian="10pt" style:font-size-complex="10pt"/>
    </style:style>
    <style:style style:name="T109_5" style:family="text">
      <style:text-properties fo:background-color="#ffffff" fo:color="#222222" fo:font-size="10pt" style:font-size-asian="10pt" style:font-size-complex="10pt"/>
    </style:style>
    <style:style style:name="T109_6" style:family="text">
      <style:text-properties fo:background-color="#ffffff" fo:color="#222222" fo:font-size="10pt" style:font-size-asian="10pt" style:font-size-complex="10pt"/>
    </style:style>
    <style:style style:name="T109_7" style:family="text">
      <style:text-properties fo:background-color="#ffffff" fo:color="#222222" fo:font-size="10pt" style:font-size-asian="10pt" style:font-size-complex="10pt"/>
    </style:style>
    <style:style style:name="T109_8" style:family="text">
      <style:text-properties fo:background-color="#ffffff" fo:color="#222222" fo:font-size="10pt" style:font-size-asian="10pt" style:font-size-complex="10pt"/>
    </style:style>
    <style:style style:name="T109_9" style:family="text">
      <style:text-properties fo:background-color="#ffffff" fo:color="#222222" fo:font-size="10pt" style:font-size-asian="10pt" style:font-size-complex="10pt"/>
    </style:style>
    <style:style style:name="T109_10" style:family="text">
      <style:text-properties fo:background-color="#ffffff" fo:color="#222222" fo:font-size="10pt" style:font-size-asian="10pt" style:font-size-complex="10pt"/>
    </style:style>
    <style:style style:name="T109_11" style:family="text">
      <style:text-properties fo:background-color="#ffffff" fo:color="#222222" fo:font-size="10pt" style:font-size-asian="10pt" style:font-size-complex="10pt"/>
    </style:style>
    <style:style style:name="T109_12" style:family="text">
      <style:text-properties fo:background-color="#ffffff" fo:color="#222222" fo:font-size="10pt" style:font-size-asian="10pt" style:font-size-complex="10pt"/>
    </style:style>
    <style:style style:name="T109_13" style:family="text">
      <style:text-properties fo:background-color="#ffffff" fo:color="#222222" fo:font-size="10pt" style:font-size-asian="10pt" style:font-size-complex="10pt"/>
    </style:style>
    <style:style style:name="T109_14" style:family="text">
      <style:text-properties fo:background-color="#ffffff" fo:color="#222222" fo:font-size="10pt" style:font-size-asian="10pt" style:font-size-complex="10pt"/>
    </style:style>
    <style:style style:name="T109_15" style:family="text">
      <style:text-properties fo:background-color="#ffffff" fo:color="#222222" fo:font-size="10pt" style:font-size-asian="10pt" style:font-size-complex="10pt"/>
    </style:style>
    <style:style style:name="T109_16" style:family="text">
      <style:text-properties fo:background-color="#ffffff" fo:color="#222222" fo:font-size="10pt" style:font-size-asian="10pt" style:font-size-complex="10pt"/>
    </style:style>
    <style:style style:name="T109_17" style:family="text">
      <style:text-properties fo:background-color="#ffffff" fo:color="#222222" fo:font-size="10pt" style:font-size-asian="10pt" style:font-size-complex="10pt"/>
    </style:style>
    <style:style style:name="T109_18" style:family="text">
      <style:text-properties fo:background-color="#ffffff" fo:color="#222222" fo:font-size="10pt" style:font-size-asian="10pt" style:font-size-complex="10pt"/>
    </style:style>
    <style:style style:name="T109_19" style:family="text">
      <style:text-properties fo:background-color="#ffffff" fo:color="#222222" fo:font-size="10pt" style:font-size-asian="10pt" style:font-size-complex="10pt"/>
    </style:style>
    <style:style style:name="T109_20" style:family="text">
      <style:text-properties fo:background-color="#ffffff" fo:color="#222222" fo:font-size="10pt" style:font-size-asian="10pt" style:font-size-complex="10pt"/>
    </style:style>
    <style:style style:name="T109_21" style:family="text">
      <style:text-properties fo:background-color="#ffffff" fo:color="#222222" fo:font-size="10pt" style:font-size-asian="10pt" style:font-size-complex="10pt"/>
    </style:style>
    <style:style style:name="T109_22" style:family="text">
      <style:text-properties fo:background-color="#ffffff" fo:color="#222222" fo:font-size="10pt" style:font-size-asian="10pt" style:font-size-complex="10pt"/>
    </style:style>
    <style:style style:name="T109_23" style:family="text">
      <style:text-properties fo:background-color="#ffffff" fo:color="#222222" fo:font-size="10pt" style:font-size-asian="10pt" style:font-size-complex="10pt"/>
    </style:style>
    <style:style style:name="T109_24" style:family="text">
      <style:text-properties fo:background-color="#ffffff" fo:color="#222222" fo:font-size="10pt" style:font-size-asian="10pt" style:font-size-complex="10pt"/>
    </style:style>
    <style:style style:name="T109_25" style:family="text">
      <style:text-properties fo:background-color="#ffffff" fo:color="#222222" fo:font-size="10pt" style:font-size-asian="10pt" style:font-size-complex="10pt"/>
    </style:style>
    <style:style style:name="T109_26" style:family="text">
      <style:text-properties fo:background-color="#ffffff" fo:color="#222222" fo:font-size="10pt" style:font-size-asian="10pt" style:font-size-complex="10pt"/>
    </style:style>
    <style:style style:name="T109_27" style:family="text">
      <style:text-properties fo:background-color="#ffffff" fo:color="#222222" fo:font-size="10pt" style:font-size-asian="10pt" style:font-size-complex="10pt"/>
    </style:style>
    <style:style style:name="T109_28" style:family="text">
      <style:text-properties fo:background-color="#ffffff" fo:color="#222222" fo:font-size="10pt" style:font-size-asian="10pt" style:font-size-complex="10pt"/>
    </style:style>
    <style:style style:name="T109_29" style:family="text">
      <style:text-properties fo:background-color="#ffffff" fo:color="#222222" fo:font-size="10pt" style:font-size-asian="10pt" style:font-size-complex="10pt"/>
    </style:style>
    <style:style style:name="T109_30" style:family="text">
      <style:text-properties fo:background-color="#ffffff" fo:color="#222222" fo:font-size="10pt" style:font-size-asian="10pt" style:font-size-complex="10pt"/>
    </style:style>
    <style:style style:name="T109_31" style:family="text">
      <style:text-properties fo:background-color="#ffffff" fo:color="#222222" fo:font-size="10pt" style:font-size-asian="10pt" style:font-size-complex="10pt"/>
    </style:style>
    <style:style style:name="T109_32" style:family="text">
      <style:text-properties fo:background-color="#ffffff" fo:color="#222222" fo:font-size="10pt" style:font-size-asian="10pt" style:font-size-complex="10pt"/>
    </style:style>
    <style:style style:name="T109_33" style:family="text">
      <style:text-properties fo:background-color="#ffffff" fo:color="#222222" fo:font-size="10pt" style:font-size-asian="10pt" style:font-size-complex="10pt"/>
    </style:style>
    <style:style style:name="T109_34" style:family="text">
      <style:text-properties fo:background-color="#ffffff" fo:color="#222222" fo:font-size="10pt" style:font-size-asian="10pt" style:font-size-complex="10pt"/>
    </style:style>
    <style:style style:name="T109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9_3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9_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9_38" style:family="text">
      <style:text-properties fo:background-color="#ffffff" fo:color="#222222" fo:font-size="10pt" style:font-size-asian="10pt" style:font-size-complex="10pt"/>
    </style:style>
    <style:style style:name="T109_3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09_40" style:family="text">
      <style:text-properties fo:background-color="#ffffff" fo:color="#222222" fo:font-size="10pt" style:font-size-asian="10pt" style:font-size-complex="10pt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>
      <style:text-properties fo:font-style="italic" style:font-style-asian="italic" style:font-style-complex="italic"/>
    </style:style>
    <style:style style:name="T110_3" style:family="text">
      <style:text-properties fo:font-style="italic" style:font-style-asian="italic" style:font-style-complex="italic"/>
    </style:style>
    <style:style style:name="T110_4" style:family="text">
      <style:text-properties fo:font-style="italic" style:font-style-asian="italic" style:font-style-complex="italic"/>
    </style:style>
    <style:style style:name="T110_5" style:family="text">
      <style:text-properties fo:font-style="italic" style:font-style-asian="italic" style:font-style-complex="italic"/>
    </style:style>
    <style:style style:name="T110_6" style:family="text">
      <style:text-properties fo:font-style="italic" style:font-style-asian="italic" style:font-style-complex="italic"/>
    </style:style>
    <style:style style:name="T110_7" style:family="text">
      <style:text-properties fo:font-style="italic" style:font-style-asian="italic" style:font-style-complex="italic"/>
    </style:style>
    <style:style style:name="T110_8" style:family="text">
      <style:text-properties fo:font-style="italic" style:font-style-asian="italic" style:font-style-complex="italic"/>
    </style:style>
    <style:style style:name="T110_9" style:family="text">
      <style:text-properties fo:font-style="italic" style:font-style-asian="italic" style:font-style-complex="italic"/>
    </style:style>
    <style:style style:name="T110_10" style:family="text">
      <style:text-properties fo:font-style="italic" style:font-style-asian="italic" style:font-style-complex="italic"/>
    </style:style>
    <style:style style:name="T110_11" style:family="text">
      <style:text-properties fo:font-style="italic" style:font-style-asian="italic" style:font-style-complex="italic"/>
    </style:style>
    <style:style style:name="T110_12" style:family="text">
      <style:text-properties fo:font-style="italic" style:font-style-asian="italic" style:font-style-complex="italic"/>
    </style:style>
    <style:style style:name="T110_13" style:family="text">
      <style:text-properties fo:font-style="italic" style:font-style-asian="italic" style:font-style-complex="italic"/>
    </style:style>
    <style:style style:name="T110_14" style:family="text">
      <style:text-properties fo:font-style="italic" style:font-style-asian="italic" style:font-style-complex="italic"/>
    </style:style>
    <style:style style:name="T110_15" style:family="text">
      <style:text-properties fo:font-style="italic" style:font-style-asian="italic" style:font-style-complex="italic"/>
    </style:style>
    <style:style style:name="T110_16" style:family="text">
      <style:text-properties fo:font-style="italic" style:font-style-asian="italic" style:font-style-complex="italic"/>
    </style:style>
    <style:style style:name="T110_17" style:family="text">
      <style:text-properties fo:font-style="italic" style:font-style-asian="italic" style:font-style-complex="italic"/>
    </style:style>
    <style:style style:name="T110_18" style:family="text">
      <style:text-properties fo:font-style="italic" style:font-style-asian="italic" style:font-style-complex="italic"/>
    </style:style>
    <style:style style:name="T110_19" style:family="text">
      <style:text-properties fo:font-style="italic" style:font-style-asian="italic" style:font-style-complex="italic"/>
    </style:style>
    <style:style style:name="T110_20" style:family="text">
      <style:text-properties fo:font-style="italic" style:font-style-asian="italic" style:font-style-complex="italic"/>
    </style:style>
    <style:style style:name="T110_21" style:family="text">
      <style:text-properties fo:font-style="italic" style:font-style-asian="italic" style:font-style-complex="italic"/>
    </style:style>
    <style:style style:name="T110_22" style:family="text">
      <style:text-properties fo:font-style="italic" style:font-style-asian="italic" style:font-style-complex="italic"/>
    </style:style>
    <style:style style:name="T110_23" style:family="text">
      <style:text-properties fo:font-style="italic" style:font-style-asian="italic" style:font-style-complex="italic"/>
    </style:style>
    <style:style style:name="T110_24" style:family="text">
      <style:text-properties fo:font-style="italic" style:font-style-asian="italic" style:font-style-complex="italic"/>
    </style:style>
    <style:style style:name="T110_25" style:family="text">
      <style:text-properties fo:font-style="italic" style:font-style-asian="italic" style:font-style-complex="italic"/>
    </style:style>
    <style:style style:name="T110_26" style:family="text">
      <style:text-properties fo:font-style="italic" style:font-style-asian="italic" style:font-style-complex="italic"/>
    </style:style>
    <style:style style:name="T110_27" style:family="text">
      <style:text-properties fo:font-style="italic" style:font-style-asian="italic" style:font-style-complex="italic"/>
    </style:style>
    <style:style style:name="T110_28" style:family="text">
      <style:text-properties fo:font-style="italic" style:font-style-asian="italic" style:font-style-complex="italic"/>
    </style:style>
    <style:style style:name="T110_29" style:family="text">
      <style:text-properties fo:font-style="italic" style:font-style-asian="italic" style:font-style-complex="italic"/>
    </style:style>
    <style:style style:name="T110_30" style:family="text">
      <style:text-properties fo:font-style="italic" style:font-style-asian="italic" style:font-style-complex="italic"/>
    </style:style>
    <style:style style:name="T110_31" style:family="text">
      <style:text-properties fo:font-style="italic" style:font-style-asian="italic" style:font-style-complex="italic"/>
    </style:style>
    <style:style style:name="T110_32" style:family="text">
      <style:text-properties fo:font-style="italic" style:font-style-asian="italic" style:font-style-complex="italic"/>
    </style:style>
    <style:style style:name="T110_33" style:family="text">
      <style:text-properties fo:font-style="italic" style:font-style-asian="italic" style:font-style-complex="italic"/>
    </style:style>
    <style:style style:name="T110_34" style:family="text">
      <style:text-properties fo:font-style="italic" style:font-style-asian="italic" style:font-style-complex="italic"/>
    </style:style>
    <style:style style:name="T110_35" style:family="text">
      <style:text-properties fo:font-style="italic" style:font-style-asian="italic" style:font-style-complex="italic"/>
    </style:style>
    <style:style style:name="T110_36" style:family="text">
      <style:text-properties fo:font-style="italic" style:font-style-asian="italic" style:font-style-complex="italic"/>
    </style:style>
    <style:style style:name="T110_37" style:family="text">
      <style:text-properties fo:font-style="italic" style:font-style-asian="italic" style:font-style-complex="italic"/>
    </style:style>
    <style:style style:name="T110_38" style:family="text">
      <style:text-properties fo:font-style="italic" style:font-style-asian="italic" style:font-style-complex="italic"/>
    </style:style>
    <style:style style:name="T110_39" style:family="text">
      <style:text-properties fo:font-style="italic" style:font-style-asian="italic" style:font-style-complex="italic"/>
    </style:style>
    <style:style style:name="T110_40" style:family="text">
      <style:text-properties fo:font-style="italic" style:font-style-asian="italic" style:font-style-complex="italic"/>
    </style:style>
    <style:style style:name="T110_41" style:family="text">
      <style:text-properties fo:font-style="italic" style:font-style-asian="italic" style:font-style-complex="italic"/>
    </style:style>
    <style:style style:name="T110_42" style:family="text">
      <style:text-properties fo:font-style="italic" style:font-style-asian="italic" style:font-style-complex="italic"/>
    </style:style>
    <style:style style:name="T110_43" style:family="text">
      <style:text-properties fo:font-style="italic" style:font-style-asian="italic" style:font-style-complex="italic"/>
    </style:style>
    <style:style style:name="T110_44" style:family="text">
      <style:text-properties fo:font-style="italic" style:font-style-asian="italic" style:font-style-complex="italic"/>
    </style:style>
    <style:style style:name="T110_45" style:family="text">
      <style:text-properties fo:font-style="italic" style:font-style-asian="italic" style:font-style-complex="italic"/>
    </style:style>
    <style:style style:name="T110_46" style:family="text">
      <style:text-properties fo:font-style="italic" style:font-style-asian="italic" style:font-style-complex="italic"/>
    </style:style>
    <style:style style:name="T110_47" style:family="text">
      <style:text-properties fo:font-style="italic" style:font-style-asian="italic" style:font-style-complex="italic"/>
    </style:style>
    <style:style style:name="T110_48" style:family="text">
      <style:text-properties fo:font-style="italic" style:font-style-asian="italic" style:font-style-complex="italic"/>
    </style:style>
    <style:style style:name="T110_49" style:family="text">
      <style:text-properties fo:font-style="italic" style:font-style-asian="italic" style:font-style-complex="italic"/>
    </style:style>
    <style:style style:name="T110_50" style:family="text">
      <style:text-properties fo:font-style="italic" style:font-style-asian="italic" style:font-style-complex="italic"/>
    </style:style>
    <style:style style:name="T110_51" style:family="text">
      <style:text-properties fo:font-style="italic" style:font-style-asian="italic" style:font-style-complex="italic"/>
    </style:style>
    <style:style style:name="T110_52" style:family="text">
      <style:text-properties fo:font-style="italic" style:font-style-asian="italic" style:font-style-complex="italic"/>
    </style:style>
    <style:style style:name="T110_53" style:family="text">
      <style:text-properties fo:font-style="italic" style:font-style-asian="italic" style:font-style-complex="italic"/>
    </style:style>
    <style:style style:name="T110_54" style:family="text">
      <style:text-properties fo:font-style="italic" style:font-style-asian="italic" style:font-style-complex="italic"/>
    </style:style>
    <style:style style:name="T110_55" style:family="text">
      <style:text-properties fo:font-style="italic" style:font-style-asian="italic" style:font-style-complex="italic"/>
    </style:style>
    <style:style style:name="T110_56" style:family="text">
      <style:text-properties fo:font-style="italic" style:font-style-asian="italic" style:font-style-complex="italic"/>
    </style:style>
    <style:style style:name="T110_57" style:family="text">
      <style:text-properties fo:font-style="italic" style:font-style-asian="italic" style:font-style-complex="italic"/>
    </style:style>
    <style:style style:name="T110_58" style:family="text">
      <style:text-properties fo:font-style="italic" style:font-style-asian="italic" style:font-style-complex="italic"/>
    </style:style>
    <style:style style:name="T110_59" style:family="text">
      <style:text-properties fo:font-style="italic" style:font-style-asian="italic" style:font-style-complex="italic"/>
    </style:style>
    <style:style style:name="T110_60" style:family="text">
      <style:text-properties fo:font-style="italic" style:font-style-asian="italic" style:font-style-complex="italic"/>
    </style:style>
    <style:style style:name="T110_61" style:family="text">
      <style:text-properties fo:font-style="italic" style:font-style-asian="italic" style:font-style-complex="italic"/>
    </style:style>
    <style:style style:name="T110_62" style:family="text">
      <style:text-properties fo:font-style="italic" style:font-style-asian="italic" style:font-style-complex="italic"/>
    </style:style>
    <style:style style:name="T110_63" style:family="text">
      <style:text-properties fo:font-style="italic" style:font-style-asian="italic" style:font-style-complex="italic"/>
    </style:style>
    <style:style style:name="T110_64" style:family="text">
      <style:text-properties fo:font-style="italic" style:font-style-asian="italic" style:font-style-complex="italic"/>
    </style:style>
    <style:style style:name="T110_65" style:family="text">
      <style:text-properties fo:font-style="italic" style:font-style-asian="italic" style:font-style-complex="italic"/>
    </style:style>
    <style:style style:name="T110_6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0_6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0_6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0_6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0_7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0_7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0_7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0_7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0_7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0_7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0_7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0_7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0_7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0_7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0_8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0_8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0_8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0_8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0_8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0_8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0_8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0_8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0_8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0_8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0_9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0_9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0_9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0_9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Heading_20_4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>
      <style:text-properties fo:background-color="#ffffff" fo:color="#222222" fo:font-size="10pt" style:font-size-asian="10pt" style:font-size-complex="10pt"/>
    </style:style>
    <style:style style:name="T114_2" style:family="text">
      <style:text-properties fo:background-color="#ffffff" fo:color="#222222" fo:font-size="10pt" style:font-size-asian="10pt" style:font-size-complex="10pt"/>
    </style:style>
    <style:style style:name="T114_3" style:family="text">
      <style:text-properties fo:background-color="#ffffff" fo:color="#222222" fo:font-size="10pt" style:font-size-asian="10pt" style:font-size-complex="10pt"/>
    </style:style>
    <style:style style:name="T114_4" style:family="text">
      <style:text-properties fo:background-color="#ffffff" fo:color="#222222" fo:font-size="10pt" style:font-size-asian="10pt" style:font-size-complex="10pt"/>
    </style:style>
    <style:style style:name="T114_5" style:family="text">
      <style:text-properties fo:background-color="#ffffff" fo:color="#222222" fo:font-size="10pt" style:font-size-asian="10pt" style:font-size-complex="10pt"/>
    </style:style>
    <style:style style:name="T114_6" style:family="text">
      <style:text-properties fo:background-color="#ffffff" fo:color="#222222" fo:font-size="10pt" style:font-size-asian="10pt" style:font-size-complex="10pt"/>
    </style:style>
    <style:style style:name="T114_7" style:family="text">
      <style:text-properties fo:background-color="#ffffff" fo:color="#222222" fo:font-size="10pt" style:font-size-asian="10pt" style:font-size-complex="10pt"/>
    </style:style>
    <style:style style:name="T114_8" style:family="text">
      <style:text-properties fo:background-color="#ffffff" fo:color="#222222" fo:font-size="10pt" style:font-size-asian="10pt" style:font-size-complex="10pt"/>
    </style:style>
    <style:style style:name="T114_9" style:family="text">
      <style:text-properties fo:background-color="#ffffff" fo:color="#222222" fo:font-size="10pt" style:font-size-asian="10pt" style:font-size-complex="10pt"/>
    </style:style>
    <style:style style:name="T114_10" style:family="text">
      <style:text-properties fo:background-color="#ffffff" fo:color="#222222" fo:font-size="10pt" style:font-size-asian="10pt" style:font-size-complex="10pt"/>
    </style:style>
    <style:style style:name="T114_11" style:family="text">
      <style:text-properties fo:background-color="#ffffff" fo:color="#222222" fo:font-size="10pt" style:font-size-asian="10pt" style:font-size-complex="10pt"/>
    </style:style>
    <style:style style:name="T114_12" style:family="text">
      <style:text-properties fo:background-color="#ffffff" fo:color="#222222" fo:font-size="10pt" style:font-size-asian="10pt" style:font-size-complex="10pt"/>
    </style:style>
    <style:style style:name="T114_13" style:family="text">
      <style:text-properties fo:background-color="#ffffff" fo:color="#222222" fo:font-size="10pt" style:font-size-asian="10pt" style:font-size-complex="10pt"/>
    </style:style>
    <style:style style:name="T114_14" style:family="text">
      <style:text-properties fo:background-color="#ffffff" fo:color="#222222" fo:font-size="10pt" style:font-size-asian="10pt" style:font-size-complex="10pt"/>
    </style:style>
    <style:style style:name="T114_15" style:family="text">
      <style:text-properties fo:background-color="#ffffff" fo:color="#222222" fo:font-size="10pt" style:font-size-asian="10pt" style:font-size-complex="10pt"/>
    </style:style>
    <style:style style:name="T114_16" style:family="text">
      <style:text-properties fo:background-color="#ffffff" fo:color="#222222" fo:font-size="10pt" style:font-size-asian="10pt" style:font-size-complex="10pt"/>
    </style:style>
    <style:style style:name="T114_17" style:family="text">
      <style:text-properties fo:background-color="#ffffff" fo:color="#222222" fo:font-size="10pt" style:font-size-asian="10pt" style:font-size-complex="10pt"/>
    </style:style>
    <style:style style:name="T114_18" style:family="text">
      <style:text-properties fo:background-color="#ffffff" fo:color="#222222" fo:font-size="10pt" style:font-size-asian="10pt" style:font-size-complex="10pt"/>
    </style:style>
    <style:style style:name="T114_19" style:family="text">
      <style:text-properties fo:background-color="#ffffff" fo:color="#222222" fo:font-size="10pt" style:font-size-asian="10pt" style:font-size-complex="10pt"/>
    </style:style>
    <style:style style:name="T114_20" style:family="text">
      <style:text-properties fo:background-color="#ffffff" fo:color="#222222" fo:font-size="10pt" style:font-size-asian="10pt" style:font-size-complex="10pt"/>
    </style:style>
    <style:style style:name="T114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4_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4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4_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4_2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4_2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4_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4_28" style:family="text">
      <style:text-properties fo:background-color="#ffffff" fo:color="#222222" fo:font-size="10pt" style:font-size-asian="10pt" style:font-size-complex="10pt"/>
    </style:style>
    <style:style style:name="T114_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4_30" style:family="text">
      <style:text-properties fo:background-color="#ffffff" fo:color="#222222" fo:font-size="10pt" style:font-size-asian="10pt" style:font-size-complex="10pt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fo:background-color="#ffffff" fo:color="#222222" fo:font-size="10pt" style:font-size-asian="10pt" style:font-size-complex="10pt"/>
    </style:style>
    <style:style style:name="T115_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1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1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1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1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1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1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1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1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1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1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2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2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2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2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2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2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2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2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2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2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3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3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3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3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3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3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3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3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3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3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4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4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4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4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4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4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4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4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4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4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5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5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5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5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5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5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5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5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5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5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6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6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6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6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6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6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6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6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6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6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7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7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7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7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7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7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7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7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7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7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80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81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82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83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84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85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86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87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88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T115_89" style:family="text">
      <style:text-properties fo:background-color="#ffffff" fo:font-style="italic" style:font-style-asian="italic" style:font-style-complex="italic" fo:color="#222222" fo:font-size="10pt" style:font-size-asian="10pt" style:font-size-complex="10pt"/>
    </style:style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>
      <style:text-properties fo:font-style="italic" style:font-style-asian="italic" style:font-style-complex="italic"/>
    </style:style>
    <style:style style:name="T120_24" style:family="text">
      <style:text-properties fo:font-style="italic" style:font-style-asian="italic" style:font-style-complex="italic"/>
    </style:style>
    <style:style style:name="T120_25" style:family="text">
      <style:text-properties fo:font-style="italic" style:font-style-asian="italic" style:font-style-complex="italic"/>
    </style:style>
    <style:style style:name="T120_26" style:family="text"/>
    <style:style style:name="T120_27" style:family="text">
      <style:text-properties fo:font-style="italic" style:font-style-asian="italic" style:font-style-complex="italic"/>
    </style:style>
    <style:style style:name="T120_28" style:family="text"/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>
      <style:text-properties fo:font-weight="bold" style:font-weight-asian="bold" style:font-weight-complex="bold"/>
    </style:style>
    <style:style style:name="T122_2" style:family="text">
      <style:text-properties fo:font-weight="bold" style:font-weight-asian="bold" style:font-weight-complex="bold"/>
    </style:style>
    <style:style style:name="T122_3" style:family="text">
      <style:text-properties fo:font-weight="bold" style:font-weight-asian="bold" style:font-weight-complex="bold"/>
    </style:style>
    <style:style style:name="T122_4" style:family="text">
      <style:text-properties fo:font-weight="bold" style:font-weight-asian="bold" style:font-weight-complex="bold"/>
    </style:style>
    <style:style style:name="T122_5" style:family="text">
      <style:text-properties fo:font-weight="bold" style:font-weight-asian="bold" style:font-weight-complex="bold"/>
    </style:style>
    <style:style style:name="T122_6" style:family="text">
      <style:text-properties fo:font-weight="bold" style:font-weight-asian="bold" style:font-weight-complex="bold"/>
    </style:style>
    <style:style style:name="T122_7" style:family="text">
      <style:text-properties fo:font-weight="bold" style:font-weight-asian="bold" style:font-weight-complex="bold"/>
    </style:style>
    <style:style style:name="T122_8" style:family="text">
      <style:text-properties fo:font-weight="bold" style:font-weight-asian="bold" style:font-weight-complex="bold"/>
    </style:style>
    <style:style style:name="T122_9" style:family="text">
      <style:text-properties fo:font-weight="bold" style:font-weight-asian="bold" style:font-weight-complex="bold"/>
    </style:style>
    <style:style style:name="T122_10" style:family="text">
      <style:text-properties fo:font-weight="bold" style:font-weight-asian="bold" style:font-weight-complex="bold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T123_39" style:family="text"/>
    <style:style style:name="T123_40" style:family="text"/>
    <style:style style:name="T123_41" style:family="text"/>
    <style:style style:name="T123_42" style:family="text"/>
    <style:style style:name="T123_43" style:family="text"/>
    <style:style style:name="T123_44" style:family="text"/>
    <style:style style:name="T123_45" style:family="text"/>
    <style:style style:name="T123_46" style:family="text"/>
    <style:style style:name="T123_47" style:family="text"/>
    <style:style style:name="T123_48" style:family="text"/>
    <style:style style:name="T123_49" style:family="text"/>
    <style:style style:name="T123_50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>
      <style:text-properties fo:font-style="italic" style:font-style-asian="italic" style:font-style-complex="italic"/>
    </style:style>
    <style:style style:name="T124_42" style:family="text">
      <style:text-properties fo:font-style="italic" style:font-style-asian="italic" style:font-style-complex="italic"/>
    </style:style>
    <style:style style:name="T124_43" style:family="text">
      <style:text-properties fo:font-style="italic" style:font-style-asian="italic" style:font-style-complex="italic"/>
    </style:style>
    <style:style style:name="T124_44" style:family="text">
      <style:text-properties fo:font-style="italic" style:font-style-asian="italic" style:font-style-complex="italic"/>
    </style:style>
    <style:style style:name="T124_45" style:family="text">
      <style:text-properties fo:font-style="italic" style:font-style-asian="italic" style:font-style-complex="italic"/>
    </style:style>
    <style:style style:name="T124_46" style:family="text">
      <style:text-properties fo:font-style="italic" style:font-style-asian="italic" style:font-style-complex="italic"/>
    </style:style>
    <style:style style:name="T124_47" style:family="text">
      <style:text-properties fo:font-style="italic" style:font-style-asian="italic" style:font-style-complex="italic"/>
    </style:style>
    <style:style style:name="T124_48" style:family="text"/>
    <style:style style:name="T124_49" style:family="text">
      <style:text-properties fo:font-style="italic" style:font-style-asian="italic" style:font-style-complex="italic"/>
    </style:style>
    <style:style style:name="T124_50" style:family="text"/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>
      <style:text-properties fo:font-style="italic" style:font-style-asian="italic" style:font-style-complex="italic"/>
    </style:style>
    <style:style style:name="T127_22" style:family="text">
      <style:text-properties fo:font-style="italic" style:font-style-asian="italic" style:font-style-complex="italic"/>
    </style:style>
    <style:style style:name="T127_23" style:family="text">
      <style:text-properties fo:font-style="italic" style:font-style-asian="italic" style:font-style-complex="italic"/>
    </style:style>
    <style:style style:name="T127_24" style:family="text">
      <style:text-properties fo:font-style="italic" style:font-style-asian="italic" style:font-style-complex="italic"/>
    </style:style>
    <style:style style:name="T127_25" style:family="text">
      <style:text-properties fo:font-style="italic" style:font-style-asian="italic" style:font-style-complex="italic"/>
    </style:style>
    <style:style style:name="T127_26" style:family="text">
      <style:text-properties fo:font-style="italic" style:font-style-asian="italic" style:font-style-complex="italic"/>
    </style:style>
    <style:style style:name="T127_27" style:family="text">
      <style:text-properties fo:font-style="italic" style:font-style-asian="italic" style:font-style-complex="italic"/>
    </style:style>
    <style:style style:name="T127_28" style:family="text"/>
    <style:style style:name="T127_29" style:family="text">
      <style:text-properties fo:font-style="italic" style:font-style-asian="italic" style:font-style-complex="italic"/>
    </style:style>
    <style:style style:name="T127_30" style:family="text"/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>
      <style:text-properties fo:font-style="italic" style:font-style-asian="italic" style:font-style-complex="italic"/>
    </style:style>
    <style:style style:name="T131_8" style:family="text">
      <style:text-properties fo:font-style="italic" style:font-style-asian="italic" style:font-style-complex="italic"/>
    </style:style>
    <style:style style:name="T131_9" style:family="text">
      <style:text-properties fo:font-style="italic" style:font-style-asian="italic" style:font-style-complex="italic"/>
    </style:style>
    <style:style style:name="T131_10" style:family="text">
      <style:text-properties fo:font-style="italic" style:font-style-asian="italic" style:font-style-complex="italic"/>
    </style:style>
    <style:style style:name="T131_11" style:family="text">
      <style:text-properties fo:font-style="italic" style:font-style-asian="italic" style:font-style-complex="italic"/>
    </style:style>
    <style:style style:name="T131_12" style:family="text">
      <style:text-properties fo:font-style="italic" style:font-style-asian="italic" style:font-style-complex="italic"/>
    </style:style>
    <style:style style:name="T131_13" style:family="text">
      <style:text-properties fo:font-style="italic" style:font-style-asian="italic" style:font-style-complex="italic"/>
    </style:style>
    <style:style style:name="T131_14" style:family="text">
      <style:text-properties fo:font-style="italic" style:font-style-asian="italic" style:font-style-complex="italic"/>
    </style:style>
    <style:style style:name="T131_15" style:family="text">
      <style:text-properties fo:font-style="italic" style:font-style-asian="italic" style:font-style-complex="italic"/>
    </style:style>
    <style:style style:name="T131_16" style:family="text">
      <style:text-properties fo:font-style="italic" style:font-style-asian="italic" style:font-style-complex="italic"/>
    </style:style>
    <style:style style:name="T131_17" style:family="text">
      <style:text-properties fo:font-style="italic" style:font-style-asian="italic" style:font-style-complex="italic"/>
    </style:style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</office:automatic-styles>
  <office:body>
    <office:text>
      <text:h text:style-name="P1" text:outline-level="10"><text:bookmark-start text:name="h.dvaxcy4hafnm"/><text:bookmark-end text:name="h.dvaxcy4hafnm"/><text:span text:style-name="T1_1">SFI</text:span><text:span text:style-name="T1_2"><text:s/></text:span><text:span text:style-name="T1_3">Meeting</text:span><text:span text:style-name="T1_4"><text:s/>-<text:s/>17/06/2016</text:span></text:h>
      <text:h text:style-name="P2" text:outline-level="10"><text:bookmark-start text:name="h.fx8qio5y8kav"/><text:bookmark-end text:name="h.fx8qio5y8kav"/><text:span text:style-name="T2_1">Summary</text:span><text:span text:style-name="T2_2"><text:s/>/<text:s/></text:span><text:span text:style-name="T2_3">ideas</text:span></text:h>
      <text:p text:style-name="P3"><text:span text:style-name="T3_1">Q</text:span><text:span text:style-name="T3_2"><text:s/>:<text:s/></text:span><text:span text:style-name="T3_3">optimal</text:span><text:span text:style-name="T3_4"><text:s/></text:span><text:span text:style-name="T3_5">size</text:span><text:span text:style-name="T3_6">/</text:span><text:span text:style-name="T3_7">scale</text:span><text:span text:style-name="T3_8"><text:s/></text:span><text:span text:style-name="T3_9">Analogy</text:span><text:span text:style-name="T3_10"><text:s/></text:span><text:span text:style-name="T3_11">to</text:span><text:span text:style-name="T3_12"><text:s/></text:span><text:span text:style-name="T3_13">ecosystem</text:span><text:span text:style-name="T3_14"><text:s/>:<text:s/></text:span><text:span text:style-name="T3_15">relatively</text:span><text:span text:style-name="T3_16"><text:s/></text:span><text:span text:style-name="T3_17">closed</text:span><text:span text:style-name="T3_18"><text:s/></text:span><text:span text:style-name="T3_19">system</text:span><text:span text:style-name="T3_20">,<text:s/></text:span><text:span text:style-name="T3_21">as</text:span><text:span text:style-name="T3_22"><text:s/></text:span><text:span text:style-name="T3_23">an</text:span><text:span text:style-name="T3_24"><text:s/></text:span><text:span text:style-name="T3_25">island</text:span><text:span text:style-name="T3_26"><text:s/>?<text:s/>-&gt;<text:s/></text:span><text:span text:style-name="T3_27">Urban</text:span><text:span text:style-name="T3_28"><text:s/></text:span><text:span text:style-name="T3_29">metabolism</text:span><text:span text:style-name="T3_30">.</text:span></text:p>
      <text:p text:style-name="P4"><text:span text:style-name="T4_1">conditions</text:span><text:span text:style-name="T4_2"><text:s/></text:span><text:span text:style-name="T4_3">and</text:span><text:span text:style-name="T4_4"><text:s/></text:span><text:span text:style-name="T4_5">sensitivity</text:span><text:span text:style-name="T4_6"><text:s/></text:span><text:span text:style-name="T4_7">to</text:span><text:span text:style-name="T4_8"><text:s/></text:span><text:span text:style-name="T4_9">parameters</text:span><text:span text:style-name="T4_10"><text:s/>?<text:s/></text:span><text:span text:style-name="T4_11">sensitivity</text:span><text:span text:style-name="T4_12"><text:s/></text:span><text:span text:style-name="T4_13">to</text:span><text:span text:style-name="T4_14"><text:s/></text:span><text:span text:style-name="T4_15">shrink</text:span><text:span text:style-name="T4_16">/</text:span><text:span text:style-name="T4_17">growth</text:span><text:span text:style-name="T4_18"><text:s/>(</text:span><text:span text:style-name="T4_19">add</text:span><text:span text:style-name="T4_20"><text:s/></text:span><text:span text:style-name="T4_21">node</text:span><text:span text:style-name="T4_22">)<text:s/>;<text:s/></text:span><text:span text:style-name="T4_23">resilience</text:span><text:span text:style-name="T4_24"><text:s/></text:span><text:span text:style-name="T4_25">of</text:span><text:span text:style-name="T4_26"><text:s/></text:span><text:span text:style-name="T4_27">the</text:span><text:span text:style-name="T4_28"><text:s/></text:span><text:span text:style-name="T4_29">network</text:span><text:span text:style-name="T4_30"><text:s/></text:span><text:span text:style-name="T4_31">of</text:span><text:span text:style-name="T4_32"><text:s/></text:span><text:span text:style-name="T4_33">flows</text:span><text:span text:style-name="T4_34"><text:s/>?<text:s/></text:span><text:span text:style-name="T4_35">diagram</text:span><text:span text:style-name="T4_36"><text:s/></text:span><text:span text:style-name="T4_37">on</text:span><text:span text:style-name="T4_38"><text:s/></text:span><text:span text:style-name="T4_39">energy</text:span><text:span text:style-name="T4_40"><text:s/></text:span><text:span text:style-name="T4_41">flows</text:span><text:span text:style-name="T4_42"><text:s/></text:span><text:span text:style-name="T4_43">etc</text:span><text:span text:style-name="T4_44">.</text:span></text:p>
      <text:p text:style-name="P5"><text:span text:style-name="T5_1">optimizing</text:span><text:span text:style-name="T5_2"><text:s/></text:span><text:span text:style-name="T5_3">on</text:span><text:span text:style-name="T5_4"><text:s/></text:span><text:span text:style-name="T5_5">a</text:span><text:span text:style-name="T5_6"><text:s/></text:span><text:span text:style-name="T5_7">single</text:span><text:span text:style-name="T5_8"><text:s/></text:span><text:span text:style-name="T5_9">objective</text:span><text:span text:style-name="T5_10">/</text:span><text:span text:style-name="T5_11">multi</text:span><text:span text:style-name="T5_12">-</text:span><text:span text:style-name="T5_13">objective</text:span><text:span text:style-name="T5_14"><text:s/>?</text:span></text:p>
      <text:p text:style-name="P6"><text:span text:style-name="T6_1">Abstract</text:span><text:span text:style-name="T6_2"><text:s/></text:span><text:span text:style-name="T6_3">question</text:span><text:span text:style-name="T6_4"><text:s/>:<text:s/></text:span><text:span text:style-name="T6_5">implies</text:span><text:span text:style-name="T6_6"><text:s/></text:span><text:span text:style-name="T6_7">zero</text:span><text:span text:style-name="T6_8"><text:s/></text:span><text:span text:style-name="T6_9">growth</text:span><text:span text:style-name="T6_10">.<text:s/></text:span><text:span text:style-name="T6_11">which</text:span><text:span text:style-name="T6_12"><text:s/></text:span><text:span text:style-name="T6_13">growth</text:span><text:span text:style-name="T6_14"><text:s/>?<text:s/></text:span><text:span text:style-name="T6_15">Jim</text:span><text:span text:style-name="T6_16"><text:s/></text:span><text:span text:style-name="T6_17">Jackson</text:span><text:span text:style-name="T6_18"><text:s/>:<text:s/></text:span><text:span text:style-name="T6_19">book</text:span><text:span text:style-name="T6_20"><text:s/>[</text:span><text:span text:style-name="T6_21">prosperity</text:span><text:span text:style-name="T6_22"><text:s/></text:span><text:span text:style-name="T6_23">without</text:span><text:span text:style-name="T6_24"><text:s/></text:span><text:span text:style-name="T6_25">growth</text:span><text:span text:style-name="T6_26">].</text:span></text:p>
      <text:p text:style-name="P7"><text:span text:style-name="T7_1">be</text:span><text:span text:style-name="T7_2"><text:s/></text:span><text:span text:style-name="T7_3">careful</text:span><text:span text:style-name="T7_4"><text:s/></text:span><text:span text:style-name="T7_5">not</text:span><text:span text:style-name="T7_6"><text:s/></text:span><text:span text:style-name="T7_7">to</text:span><text:span text:style-name="T7_8"><text:s/></text:span><text:span text:style-name="T7_9">be</text:span><text:span text:style-name="T7_10"><text:s/></text:span><text:span text:style-name="T7_11">political</text:span><text:span text:style-name="T7_12"><text:s/>!<text:s/>(</text:span><text:span text:style-name="T7_13">cf</text:span><text:span text:style-name="T7_14"><text:s/></text:span><text:span text:style-name="T7_15">Abigail</text:span><text:span text:style-name="T7_16">)</text:span></text:p>
      <text:p text:style-name="P8"><text:span text:style-name="T8_1">is</text:span><text:span text:style-name="T8_2"><text:s/></text:span><text:span text:style-name="T8_3">it</text:span><text:span text:style-name="T8_4"><text:s/></text:span><text:span text:style-name="T8_5">possible</text:span><text:span text:style-name="T8_6">/</text:span><text:span text:style-name="T8_7">feasible</text:span><text:span text:style-name="T8_8"><text:s/>?<text:s/>-&gt;<text:s/></text:span><text:span text:style-name="T8_9">implies</text:span><text:span text:style-name="T8_10"><text:s/></text:span><text:span text:style-name="T8_11">quantitatively</text:span><text:span text:style-name="T8_12"><text:s/></text:span><text:span text:style-name="T8_13">resilience</text:span><text:span text:style-name="T8_14"><text:s/></text:span><text:span text:style-name="T8_15">etc</text:span><text:span text:style-name="T8_16">.<text:s/>(</text:span><text:span text:style-name="T8_17">ex</text:span><text:span text:style-name="T8_18">.<text:s/></text:span><text:span text:style-name="T8_19">too</text:span><text:span text:style-name="T8_20"><text:s/></text:span><text:span text:style-name="T8_21">much</text:span><text:span text:style-name="T8_22"><text:s/></text:span><text:span text:style-name="T8_23">specialized</text:span><text:span text:style-name="T8_24"><text:s/></text:span><text:span text:style-name="T8_25">systems</text:span><text:span text:style-name="T8_26"><text:s/>:<text:s/></text:span><text:span text:style-name="T8_27">more</text:span><text:span text:style-name="T8_28"><text:s/></text:span><text:span text:style-name="T8_29">sensitive</text:span><text:span text:style-name="T8_30"><text:s/></text:span><text:span text:style-name="T8_31">to</text:span><text:span text:style-name="T8_32"><text:s/></text:span><text:span text:style-name="T8_33">disruption</text:span><text:span text:style-name="T8_34">.<text:s/></text:span><text:span text:style-name="T8_35">applies</text:span><text:span text:style-name="T8_36"><text:s/></text:span><text:span text:style-name="T8_37">to</text:span><text:span text:style-name="T8_38"><text:s/></text:span><text:span text:style-name="T8_39">ecosystem</text:span><text:span text:style-name="T8_40">,<text:s/></text:span><text:span text:style-name="T8_41">innovation</text:span><text:span text:style-name="T8_42">)</text:span></text:p>
      <text:p text:style-name="P9"><text:span text:style-name="T9_1">Concept</text:span><text:span text:style-name="T9_2"><text:s/></text:span><text:span text:style-name="T9_3">of</text:span><text:span text:style-name="T9_4"><text:s/></text:span><text:span text:style-name="T9_5">ecological</text:span><text:span text:style-name="T9_6"><text:s/></text:span><text:span text:style-name="T9_7">niche</text:span><text:span text:style-name="T9_8">.<text:s/></text:span><text:span text:style-name="T9_9">how</text:span><text:span text:style-name="T9_10"><text:s/></text:span><text:span text:style-name="T9_11">does</text:span><text:span text:style-name="T9_12"><text:s/></text:span><text:span text:style-name="T9_13">recycle</text:span><text:span text:style-name="T9_14"><text:s/></text:span><text:span text:style-name="T9_15">such</text:span><text:span text:style-name="T9_16"><text:s/></text:span><text:span text:style-name="T9_17">materials</text:span><text:span text:style-name="T9_18">,<text:s/></text:span><text:span text:style-name="T9_19">type</text:span><text:span text:style-name="T9_20"><text:s/></text:span><text:span text:style-name="T9_21">of</text:span><text:span text:style-name="T9_22"><text:s/></text:span><text:span text:style-name="T9_23">flows</text:span><text:span text:style-name="T9_24">,<text:s/></text:span><text:span text:style-name="T9_25">many</text:span><text:span text:style-name="T9_26"><text:s/></text:span><text:span text:style-name="T9_27">species</text:span><text:span text:style-name="T9_28"><text:s/></text:span><text:span text:style-name="T9_29">compete</text:span><text:span text:style-name="T9_30">.<text:s/>-&gt;<text:s/></text:span><text:span text:style-name="T9_31">network</text:span><text:span text:style-name="T9_32"><text:s/></text:span><text:span text:style-name="T9_33">of</text:span><text:span text:style-name="T9_34"><text:s/></text:span><text:span text:style-name="T9_35">interactions</text:span><text:span text:style-name="T9_36"><text:s/>?</text:span></text:p>
      <text:p text:style-name="P10"><text:span text:style-name="T10_1">modeling</text:span><text:span text:style-name="T10_2"><text:s/></text:span><text:span text:style-name="T10_3">techniques</text:span><text:span text:style-name="T10_4"><text:s/>?<text:s/>!<text:s/></text:span><text:span text:style-name="T10_5">influence</text:span><text:span text:style-name="T10_6"><text:s/></text:span><text:span text:style-name="T10_7">Q</text:span><text:span text:style-name="T10_8">/</text:span><text:span text:style-name="T10_9">paradigms</text:span><text:span text:style-name="T10_10">.<text:s/></text:span><text:span text:style-name="T10_11"><text:a xlink:type="simple" xlink:href="https://github.com/SFICSSS16-CircularEconomy/CircularEconomy/blob/master/Docs/Meetings/what%20about%20model%20of%20reorganizing%20systems"><text:span text:style-name="T10_12">Q</text:span></text:a></text:span><text:span text:style-name="T10_13"><text:a xlink:type="simple" xlink:href="https://github.com/SFICSSS16-CircularEconomy/CircularEconomy/blob/master/Docs/Meetings/what%20about%20model%20of%20reorganizing%20systems"><text:span text:style-name="T10_14"><text:s/>:<text:s/></text:span></text:a></text:span><text:span text:style-name="T10_15"><text:a xlink:type="simple" xlink:href="https://github.com/SFICSSS16-CircularEconomy/CircularEconomy/blob/master/Docs/Meetings/what%20about%20model%20of%20reorganizing%20systems"><text:span text:style-name="T10_16">nw</text:span></text:a></text:span><text:span text:style-name="T10_17"><text:a xlink:type="simple" xlink:href="https://github.com/SFICSSS16-CircularEconomy/CircularEconomy/blob/master/Docs/Meetings/what%20about%20model%20of%20reorganizing%20systems"><text:span text:style-name="T10_18"><text:s/></text:span></text:a></text:span><text:span text:style-name="T10_19"><text:a xlink:type="simple" xlink:href="https://github.com/SFICSSS16-CircularEconomy/CircularEconomy/blob/master/Docs/Meetings/what%20about%20model%20of%20reorganizing%20systems"><text:span text:style-name="T10_20">modelers</text:span></text:a></text:span><text:span text:style-name="T10_21"><text:a xlink:type="simple" xlink:href="https://github.com/SFICSSS16-CircularEconomy/CircularEconomy/blob/master/Docs/Meetings/what%20about%20model%20of%20reorganizing%20systems"><text:span text:style-name="T10_22"><text:s/>:<text:s/></text:span></text:a></text:span><text:span text:style-name="T10_23"><text:a xlink:type="simple" xlink:href="https://github.com/SFICSSS16-CircularEconomy/CircularEconomy/blob/master/Docs/Meetings/what%20about%20model%20of%20reorganizing%20systems"><text:span text:style-name="T10_24">Mika</text:span></text:a></text:span><text:span text:style-name="T10_25"><text:a xlink:type="simple" xlink:href="https://github.com/SFICSSS16-CircularEconomy/CircularEconomy/blob/master/Docs/Meetings/what%20about%20model%20of%20reorganizing%20systems"><text:span text:style-name="T10_26"><text:s/>?</text:span></text:a></text:span><text:span text:style-name="T10_27">.<text:s/></text:span><text:span text:style-name="T10_28">interconnectedness</text:span><text:span text:style-name="T10_29"><text:s/></text:span><text:span text:style-name="T10_30">of</text:span><text:span text:style-name="T10_31"><text:s/></text:span><text:span text:style-name="T10_32">the</text:span><text:span text:style-name="T10_33"><text:s/></text:span><text:span text:style-name="T10_34">network</text:span><text:span text:style-name="T10_35"><text:s/>?<text:s/></text:span><text:span text:style-name="T10_36">definitively</text:span><text:span text:style-name="T10_37"><text:s/></text:span><text:span text:style-name="T10_38">network</text:span><text:span text:style-name="T10_39"><text:s/></text:span><text:span text:style-name="T10_40">properties</text:span><text:span text:style-name="T10_41">.</text:span></text:p>
      <text:p text:style-name="P11"><text:span text:style-name="T11_1">Growth</text:span><text:span text:style-name="T11_2"><text:s/></text:span><text:span text:style-name="T11_3">model</text:span><text:span text:style-name="T11_4"><text:s/>:<text:s/></text:span><text:span text:style-name="T11_5">network</text:span><text:span text:style-name="T11_6"><text:s/></text:span><text:span text:style-name="T11_7">growth</text:span><text:span text:style-name="T11_8"><text:s/></text:span><text:span text:style-name="T11_9">model</text:span><text:span text:style-name="T11_10">.<text:s/>!!<text:s/></text:span><text:span text:style-name="T11_11">choice</text:span><text:span text:style-name="T11_12"><text:s/></text:span><text:span text:style-name="T11_13">between</text:span><text:span text:style-name="T11_14"><text:s/></text:span><text:span text:style-name="T11_15">static</text:span><text:span text:style-name="T11_16">/</text:span><text:span text:style-name="T11_17">dynamic</text:span><text:span text:style-name="T11_18">.<text:s/>¡¡<text:s/></text:span><text:span text:style-name="T11_19">open</text:span><text:span text:style-name="T11_20">/</text:span><text:span text:style-name="T11_21">close</text:span><text:span text:style-name="T11_22"><text:s/></text:span><text:span text:style-name="T11_23">system</text:span><text:span text:style-name="T11_24"><text:s/>?<text:s/></text:span><text:span text:style-name="T11_25">Human</text:span><text:span text:style-name="T11_26"><text:s/></text:span><text:span text:style-name="T11_27">naturally</text:span><text:span text:style-name="T11_28"><text:s/></text:span><text:span text:style-name="T11_29">tend</text:span><text:span text:style-name="T11_30"><text:s/></text:span><text:span text:style-name="T11_31">to</text:span><text:span text:style-name="T11_32"><text:s/></text:span><text:span text:style-name="T11_33">put</text:span><text:span text:style-name="T11_34"><text:s/></text:span><text:span text:style-name="T11_35">boundaries</text:span><text:span text:style-name="T11_36">.</text:span></text:p>
      <text:p text:style-name="P12"><text:span text:style-name="T12_1">Modeling</text:span><text:span text:style-name="T12_2"><text:s/></text:span><text:span text:style-name="T12_3">as</text:span><text:span text:style-name="T12_4"><text:s/></text:span><text:span text:style-name="T12_5">a</text:span><text:span text:style-name="T12_6"><text:s/></text:span><text:span text:style-name="T12_7">foodweb</text:span><text:span text:style-name="T12_8"><text:s/>--<text:s/></text:span><text:span text:style-name="T12_9">linked</text:span><text:span text:style-name="T12_10"><text:s/></text:span><text:span text:style-name="T12_11">to</text:span><text:span text:style-name="T12_12"><text:s/></text:span><text:span text:style-name="T12_13">niche</text:span><text:span text:style-name="T12_14"><text:s/>(</text:span><text:span text:style-name="T12_15">more</text:span><text:span text:style-name="T12_16"><text:s/></text:span><text:span text:style-name="T12_17">precise</text:span><text:span text:style-name="T12_18"><text:s/></text:span><text:span text:style-name="T12_19">on</text:span><text:span text:style-name="T12_20"><text:s/></text:span><text:span text:style-name="T12_21">habitat</text:span><text:span text:style-name="T12_22">,<text:s/></text:span><text:span text:style-name="T12_23">environmental</text:span><text:span text:style-name="T12_24"><text:s/></text:span><text:span text:style-name="T12_25">conditions</text:span><text:span text:style-name="T12_26"><text:s/></text:span><text:span text:style-name="T12_27">etc</text:span><text:span text:style-name="T12_28">)</text:span></text:p>
      <text:p text:style-name="P13"><text:span text:style-name="T13_1">Cities</text:span><text:span text:style-name="T13_2"><text:s/>:<text:s/></text:span><text:span text:style-name="T13_3">policy</text:span><text:span text:style-name="T13_4"><text:s/>/<text:s/></text:span><text:span text:style-name="T13_5">spatial</text:span><text:span text:style-name="T13_6"><text:s/></text:span><text:span text:style-name="T13_7">embedding</text:span><text:span text:style-name="T13_8">.</text:span></text:p>
      <text:p text:style-name="P14"><text:span text:style-name="T14_1">context</text:span><text:span text:style-name="T14_2"><text:s/></text:span><text:span text:style-name="T14_3">of</text:span><text:span text:style-name="T14_4"><text:s/></text:span><text:span text:style-name="T14_5">global</text:span><text:span text:style-name="T14_6"><text:s/></text:span><text:span text:style-name="T14_7">human</text:span><text:span text:style-name="T14_8"><text:s/></text:span><text:span text:style-name="T14_9">settlements</text:span><text:span text:style-name="T14_10">.<text:s/>-&gt;<text:s/></text:span><text:span text:style-name="T14_11">focus</text:span><text:span text:style-name="T14_12"><text:s/></text:span><text:span text:style-name="T14_13">on</text:span><text:span text:style-name="T14_14"><text:s/></text:span><text:span text:style-name="T14_15">single</text:span><text:span text:style-name="T14_16"><text:s/></text:span><text:span text:style-name="T14_17">scale</text:span><text:span text:style-name="T14_18">.</text:span></text:p>
      <text:p text:style-name="P15"><text:span text:style-name="T15_1">coupling</text:span><text:span text:style-name="T15_2"><text:s/></text:span><text:span text:style-name="T15_3">scales</text:span><text:span text:style-name="T15_4"><text:s/>:<text:s/></text:span><text:span text:style-name="T15_5">local</text:span><text:span text:style-name="T15_6"><text:s/></text:span><text:span text:style-name="T15_7">foodweb</text:span><text:span text:style-name="T15_8">,<text:s/></text:span><text:span text:style-name="T15_9">optimized</text:span><text:span text:style-name="T15_10">.<text:s/></text:span><text:span text:style-name="T15_11">embedd</text:span><text:span text:style-name="T15_12"><text:s/></text:span><text:span text:style-name="T15_13">into</text:span><text:span text:style-name="T15_14"><text:s/></text:span><text:span text:style-name="T15_15">urban</text:span><text:span text:style-name="T15_16"><text:s/></text:span><text:span text:style-name="T15_17">system</text:span><text:span text:style-name="T15_18"><text:s/>:<text:s/></text:span><text:span text:style-name="T15_19">macro</text:span><text:span text:style-name="T15_20">-</text:span><text:span text:style-name="T15_21">scale</text:span><text:span text:style-name="T15_22">.<text:s/></text:span><text:span text:style-name="T15_23">if</text:span><text:span text:style-name="T15_24"><text:s/></text:span><text:span text:style-name="T15_25">only</text:span><text:span text:style-name="T15_26"><text:s/></text:span><text:span text:style-name="T15_27">the</text:span><text:span text:style-name="T15_28"><text:s/></text:span><text:span text:style-name="T15_29">bottom</text:span><text:span text:style-name="T15_30">-</text:span><text:span text:style-name="T15_31">up</text:span><text:span text:style-name="T15_32"><text:s/></text:span><text:span text:style-name="T15_33">feedback</text:span><text:span text:style-name="T15_34">,<text:s/></text:span><text:span text:style-name="T15_35">not</text:span><text:span text:style-name="T15_36"><text:s/></text:span><text:span text:style-name="T15_37">top</text:span><text:span text:style-name="T15_38">-</text:span><text:span text:style-name="T15_39">down</text:span><text:span text:style-name="T15_40">,<text:s/></text:span><text:span text:style-name="T15_41">should</text:span><text:span text:style-name="T15_42"><text:s/></text:span><text:span text:style-name="T15_43">be</text:span><text:span text:style-name="T15_44"><text:s/></text:span><text:span text:style-name="T15_45">simple</text:span><text:span text:style-name="T15_46"><text:s/></text:span><text:span text:style-name="T15_47">coupling</text:span><text:span text:style-name="T15_48">.<text:s/></text:span><text:span text:style-name="T15_49">mean</text:span><text:span text:style-name="T15_50">-</text:span><text:span text:style-name="T15_51">field</text:span><text:span text:style-name="T15_52"><text:s/></text:span><text:span text:style-name="T15_53">approximation</text:span><text:span text:style-name="T15_54">.<text:s/></text:span><text:span text:style-name="T15_55">scale</text:span><text:span text:style-name="T15_56"><text:s/></text:span><text:span text:style-name="T15_57">the</text:span><text:span text:style-name="T15_58"><text:s/></text:span><text:span text:style-name="T15_59">local</text:span><text:span text:style-name="T15_60"><text:s/></text:span><text:span text:style-name="T15_61">foodweb</text:span><text:span text:style-name="T15_62"><text:s/></text:span><text:span text:style-name="T15_63">with</text:span><text:span text:style-name="T15_64"><text:s/></text:span><text:span text:style-name="T15_65">scaling</text:span><text:span text:style-name="T15_66"><text:s/></text:span><text:span text:style-name="T15_67">laws</text:span><text:span text:style-name="T15_68">.</text:span></text:p>
      <text:p text:style-name="P16"><text:span text:style-name="T16_1">Q</text:span><text:span text:style-name="T16_2"><text:s/>:<text:s/></text:span><text:span text:style-name="T16_3">is</text:span><text:span text:style-name="T16_4"><text:s/></text:span><text:span text:style-name="T16_5">it</text:span><text:span text:style-name="T16_6"><text:s/></text:span><text:span text:style-name="T16_7">capitalism</text:span><text:span text:style-name="T16_8"><text:s/>?<text:s/></text:span><text:span text:style-name="T16_9">what</text:span><text:span text:style-name="T16_10"><text:s/></text:span><text:span text:style-name="T16_11">utility</text:span><text:span text:style-name="T16_12"><text:s/></text:span><text:span text:style-name="T16_13">function</text:span><text:span text:style-name="T16_14"><text:s/>?<text:s/></text:span><text:span text:style-name="T16_15">economic</text:span><text:span text:style-name="T16_16"><text:s/></text:span><text:span text:style-name="T16_17">component</text:span><text:span text:style-name="T16_18">.<text:s/></text:span><text:span text:style-name="T16_19">costful</text:span><text:span text:style-name="T16_20"><text:s/></text:span><text:span text:style-name="T16_21">for</text:span><text:span text:style-name="T16_22"><text:s/></text:span><text:span text:style-name="T16_23">the</text:span><text:span text:style-name="T16_24"><text:s/></text:span><text:span text:style-name="T16_25">transition</text:span><text:span text:style-name="T16_26">,<text:s/></text:span><text:span text:style-name="T16_27">but</text:span><text:span text:style-name="T16_28"><text:s/></text:span><text:span text:style-name="T16_29">less</text:span><text:span text:style-name="T16_30"><text:s/></text:span><text:span text:style-name="T16_31">after</text:span><text:span text:style-name="T16_32"><text:s/></text:span><text:span text:style-name="T16_33">that</text:span><text:span text:style-name="T16_34">.</text:span></text:p>
      <text:p text:style-name="P17"><text:span text:style-name="T17_1">quantity</text:span><text:span text:style-name="T17_2"><text:s/></text:span><text:span text:style-name="T17_3">of</text:span><text:span text:style-name="T17_4"><text:s/></text:span><text:span text:style-name="T17_5">top</text:span><text:span text:style-name="T17_6">-</text:span><text:span text:style-name="T17_7">down</text:span><text:span text:style-name="T17_8"><text:s/></text:span><text:span text:style-name="T17_9">control</text:span><text:span text:style-name="T17_10"><text:s/>:<text:s/></text:span><text:span text:style-name="T17_11">governance</text:span><text:span text:style-name="T17_12">.<text:s/>(</text:span><text:span text:style-name="T17_13">local</text:span><text:span text:style-name="T17_14"><text:s/></text:span><text:span text:style-name="T17_15">communes</text:span><text:span text:style-name="T17_16"><text:s/>?)<text:s/>-&gt;<text:s/></text:span><text:span text:style-name="T17_17">if</text:span><text:span text:style-name="T17_18"><text:s/></text:span><text:span text:style-name="T17_19">this</text:span><text:span text:style-name="T17_20"><text:s/></text:span><text:span text:style-name="T17_21">question</text:span><text:span text:style-name="T17_22"><text:s/></text:span><text:span text:style-name="T17_23">is</text:span><text:span text:style-name="T17_24"><text:s/></text:span><text:span text:style-name="T17_25">answered</text:span><text:span text:style-name="T17_26"><text:s/></text:span><text:span text:style-name="T17_27">at</text:span><text:span text:style-name="T17_28"><text:s/></text:span><text:span text:style-name="T17_29">the</text:span><text:span text:style-name="T17_30"><text:s/></text:span><text:span text:style-name="T17_31">local</text:span><text:span text:style-name="T17_32"><text:s/></text:span><text:span text:style-name="T17_33">level</text:span><text:span text:style-name="T17_34">,<text:s/></text:span><text:span text:style-name="T17_35">then</text:span><text:span text:style-name="T17_36"><text:s/></text:span><text:span text:style-name="T17_37">embedding</text:span><text:span text:style-name="T17_38"><text:s/></text:span><text:span text:style-name="T17_39">into</text:span><text:span text:style-name="T17_40"><text:s/></text:span><text:span text:style-name="T17_41">urban</text:span><text:span text:style-name="T17_42"><text:s/></text:span><text:span text:style-name="T17_43">system</text:span><text:span text:style-name="T17_44"><text:s/></text:span><text:span text:style-name="T17_45">should</text:span><text:span text:style-name="T17_46"><text:s/></text:span><text:span text:style-name="T17_47">yield</text:span><text:span text:style-name="T17_48"><text:s/></text:span><text:span text:style-name="T17_49">feasibility</text:span><text:span text:style-name="T17_50">.</text:span></text:p>
      <text:p text:style-name="P18"><text:span text:style-name="T18_1">How</text:span><text:span text:style-name="T18_2"><text:s/></text:span><text:span text:style-name="T18_3">do</text:span><text:span text:style-name="T18_4"><text:s/></text:span><text:span text:style-name="T18_5">you</text:span><text:span text:style-name="T18_6"><text:s/></text:span><text:span text:style-name="T18_7">spend</text:span><text:span text:style-name="T18_8"><text:s/></text:span><text:span text:style-name="T18_9">your</text:span><text:span text:style-name="T18_10"><text:s/></text:span><text:span text:style-name="T18_11">money</text:span><text:span text:style-name="T18_12">/</text:span><text:span text:style-name="T18_13">energy</text:span><text:span text:style-name="T18_14"><text:s/>?</text:span></text:p>
      <text:p text:style-name="P19"><text:span text:style-name="T19_1">Remainder</text:span><text:span text:style-name="T19_2"><text:s/>:<text:s/></text:span><text:span text:style-name="T19_3">social</text:span><text:span text:style-name="T19_4"><text:s/></text:span><text:span text:style-name="T19_5">system</text:span><text:span text:style-name="T19_6"><text:s/>:<text:s/></text:span><text:span text:style-name="T19_7">top</text:span><text:span text:style-name="T19_8">-</text:span><text:span text:style-name="T19_9">down</text:span><text:span text:style-name="T19_10"><text:s/></text:span><text:span text:style-name="T19_11">control</text:span><text:span text:style-name="T19_12"><text:s/>--<text:s/></text:span><text:span text:style-name="T19_13">the</text:span><text:span text:style-name="T19_14"><text:s/></text:span><text:span text:style-name="T19_15">importance</text:span><text:span text:style-name="T19_16"><text:s/></text:span><text:span text:style-name="T19_17">of</text:span><text:span text:style-name="T19_18"><text:s/></text:span><text:span text:style-name="T19_19">governance</text:span></text:p>
      <text:p text:style-name="P20"><text:span text:style-name="T20_1">humanities</text:span><text:span text:style-name="T20_2"><text:s/></text:span><text:span text:style-name="T20_3">approach</text:span><text:span text:style-name="T20_4"><text:s/>:<text:s/></text:span><text:span text:style-name="T20_5">history</text:span><text:span text:style-name="T20_6">,<text:s/></text:span><text:span text:style-name="T20_7">etc</text:span><text:span text:style-name="T20_8">.<text:s/></text:span><text:span text:style-name="T20_9">feasibility</text:span><text:span text:style-name="T20_10">.</text:span></text:p>
      <text:h text:style-name="P21" text:outline-level="10"><text:bookmark-start text:name="h.8gzzl3pomucs"/><text:bookmark-end text:name="h.8gzzl3pomucs"/><text:span text:style-name="T21_1">Choices</text:span></text:h>
      <text:list text:style-name="LS1" xml:id="list0">
        <text:list-item>
          <text:p text:style-name="P22"><text:span text:style-name="T22_1">Network</text:span><text:span text:style-name="T22_2"><text:s/>(</text:span><text:span text:style-name="T22_3">ecological</text:span><text:span text:style-name="T22_4"><text:s/></text:span><text:span text:style-name="T22_5">model</text:span><text:span text:style-name="T22_6">)<text:s/>:<text:s/></text:span><text:span text:style-name="T22_7">OK</text:span><text:span text:style-name="T22_8"><text:s/>.<text:s/></text:span><text:span text:style-name="T22_9">BUT</text:span><text:span text:style-name="T22_10"><text:s/></text:span><text:span text:style-name="T22_11">include</text:span><text:span text:style-name="T22_12"><text:s/></text:span><text:span text:style-name="T22_13">givernance</text:span><text:span text:style-name="T22_14"><text:s/></text:span><text:span text:style-name="T22_15">principles</text:span><text:span text:style-name="T22_16">,<text:s/>"</text:span><text:span text:style-name="T22_17">top</text:span><text:span text:style-name="T22_18">-</text:span><text:span text:style-name="T22_19">down</text:span><text:span text:style-name="T22_20"><text:s/></text:span><text:span text:style-name="T22_21">control</text:span><text:span text:style-name="T22_22">"</text:span></text:p>
        </text:list-item>
        <text:list-item>
          <text:p text:style-name="P23"><text:span text:style-name="T23_1">Choice</text:span><text:span text:style-name="T23_2"><text:s/>:<text:s/></text:span><text:span text:style-name="T23_3">network</text:span><text:span text:style-name="T23_4"><text:s/></text:span><text:span text:style-name="T23_5">growth</text:span><text:span text:style-name="T23_6"><text:s/></text:span><text:span text:style-name="T23_7">model</text:span><text:span text:style-name="T23_8"><text:s/>/<text:s/></text:span><text:span text:style-name="T23_9">static</text:span><text:span text:style-name="T23_10"><text:s/></text:span><text:span text:style-name="T23_11">model</text:span><text:span text:style-name="T23_12"><text:s/>?</text:span></text:p>
        </text:list-item>
        <text:list-item>
          <text:p text:style-name="P24"><text:span text:style-name="T24_1">Choice</text:span><text:span text:style-name="T24_2"><text:s/>:<text:s/></text:span><text:span text:style-name="T24_3">one</text:span><text:span text:style-name="T24_4">_</text:span><text:span text:style-name="T24_5">two</text:span><text:span text:style-name="T24_6"><text:s/></text:span><text:span text:style-name="T24_7">scales</text:span></text:p>
        </text:list-item>
      </text:list>
      <text:h text:style-name="P25" text:outline-level="10"><text:bookmark-start text:name="h.kxbz0aynz2q"/><text:bookmark-end text:name="h.kxbz0aynz2q"/><text:span text:style-name="T25_1">Research</text:span><text:span text:style-name="T25_2"><text:s/></text:span><text:span text:style-name="T25_3">Questions</text:span></text:h>
      <text:list text:style-name="LS2" xml:id="list3">
        <text:list-item>
          <text:p text:style-name="P26"><text:span text:style-name="T26_1">Feasibility</text:span><text:span text:style-name="T26_2">,<text:s/></text:span><text:span text:style-name="T26_3">depending</text:span><text:span text:style-name="T26_4"><text:s/></text:span><text:span text:style-name="T26_5">on</text:span><text:span text:style-name="T26_6"><text:s/></text:span><text:span text:style-name="T26_7">parameters</text:span><text:span text:style-name="T26_8"><text:s/></text:span><text:span text:style-name="T26_9">such</text:span><text:span text:style-name="T26_10"><text:s/></text:span><text:span text:style-name="T26_11">as</text:span><text:span text:style-name="T26_12"><text:s/></text:span><text:span text:style-name="T26_13">governance</text:span><text:span text:style-name="T26_14"><text:s/></text:span><text:span text:style-name="T26_15">level</text:span><text:span text:style-name="T26_16">.<text:s/></text:span><text:span text:style-name="T26_17">consequence</text:span><text:span text:style-name="T26_18"><text:s/></text:span><text:span text:style-name="T26_19">on</text:span><text:span text:style-name="T26_20"><text:s/></text:span><text:span text:style-name="T26_21">reseilence</text:span><text:span text:style-name="T26_22"><text:s/></text:span><text:span text:style-name="T26_23">etc</text:span><text:span text:style-name="T26_24">.</text:span></text:p>
        </text:list-item>
        <text:list-item>
          <text:p text:style-name="P27"><text:span text:style-name="T27_1">Embeddability</text:span><text:span text:style-name="T27_2"><text:s/></text:span><text:span text:style-name="T27_3">into</text:span><text:span text:style-name="T27_4"><text:s/></text:span><text:span text:style-name="T27_5">existing</text:span><text:span text:style-name="T27_6"><text:s/></text:span><text:span text:style-name="T27_7">urban</text:span><text:span text:style-name="T27_8"><text:s/></text:span><text:span text:style-name="T27_9">systems</text:span><text:span text:style-name="T27_10"><text:s/>(</text:span><text:span text:style-name="T27_11">accounting</text:span><text:span text:style-name="T27_12"><text:s/></text:span><text:span text:style-name="T27_13">for</text:span><text:span text:style-name="T27_14"><text:s/></text:span><text:span text:style-name="T27_15">all</text:span><text:span text:style-name="T27_16"><text:s/></text:span><text:span text:style-name="T27_17">costs</text:span><text:span text:style-name="T27_18">,<text:s/></text:span><text:span text:style-name="T27_19">including</text:span><text:span text:style-name="T27_20"><text:s/></text:span><text:span text:style-name="T27_21">social</text:span><text:span text:style-name="T27_22"><text:s/></text:span><text:span text:style-name="T27_23">and</text:span><text:span text:style-name="T27_24"><text:s/></text:span><text:span text:style-name="T27_25">environmental</text:span><text:span text:style-name="T27_26"><text:s/></text:span><text:span text:style-name="T27_27">in</text:span><text:span text:style-name="T27_28"><text:s/></text:span><text:span text:style-name="T27_29">pricing</text:span><text:span text:style-name="T27_30"><text:s/></text:span><text:span text:style-name="T27_31">systems</text:span><text:span text:style-name="T27_32">)<text:s/>-&gt;<text:s/></text:span><text:span text:style-name="T27_33">multi</text:span><text:span text:style-name="T27_34">-</text:span><text:span text:style-name="T27_35">scale</text:span><text:span text:style-name="T27_36"><text:s/></text:span><text:span text:style-name="T27_37">modeling</text:span><text:span text:style-name="T27_38">.</text:span></text:p>
        </text:list-item>
      </text:list>
      <text:h text:style-name="P28" text:outline-level="10"><text:bookmark-start text:name="h.v52cb9pwkwb"/><text:bookmark-end text:name="h.v52cb9pwkwb"/><text:span text:style-name="T28_1">Methods</text:span></text:h>
      <text:p text:style-name="P29"><text:span text:style-name="T29_1">to</text:span><text:span text:style-name="T29_2"><text:s/></text:span><text:span text:style-name="T29_3">be</text:span><text:span text:style-name="T29_4"><text:s/></text:span><text:span text:style-name="T29_5">precised</text:span></text:p>
      <text:p text:style-name="P30"><text:span text:style-name="T30_1">[</text:span><text:span text:style-name="T30_2">Evelyn</text:span><text:span text:style-name="T30_3">]<text:s/></text:span><text:span text:style-name="T30_4">I</text:span><text:span text:style-name="T30_5"><text:s/></text:span><text:span text:style-name="T30_6">have</text:span><text:span text:style-name="T30_7"><text:s/></text:span><text:span text:style-name="T30_8">a</text:span><text:span text:style-name="T30_9"><text:s/></text:span><text:span text:style-name="T30_10">fairly</text:span><text:span text:style-name="T30_11"><text:s/></text:span><text:span text:style-name="T30_12">complete</text:span><text:span text:style-name="T30_13"><text:s/></text:span><text:span text:style-name="T30_14">data</text:span><text:span text:style-name="T30_15"><text:s/></text:span><text:span text:style-name="T30_16">set</text:span><text:span text:style-name="T30_17"><text:s/></text:span><text:span text:style-name="T30_18">of</text:span><text:span text:style-name="T30_19"><text:s/></text:span><text:span text:style-name="T30_20">Life</text:span><text:span text:style-name="T30_21"><text:s/></text:span><text:span text:style-name="T30_22">Cycle</text:span><text:span text:style-name="T30_23"><text:s/></text:span><text:span text:style-name="T30_24">Analyses</text:span><text:span text:style-name="T30_25"><text:s/></text:span><text:span text:style-name="T30_26">for</text:span><text:span text:style-name="T30_27"><text:s/></text:span><text:span text:style-name="T30_28">global</text:span><text:span text:style-name="T30_29"><text:s/></text:span><text:span text:style-name="T30_30">fisheries</text:span><text:span text:style-name="T30_31">.<text:s/></text:span><text:span text:style-name="T30_32">Is</text:span><text:span text:style-name="T30_33"><text:s/></text:span><text:span text:style-name="T30_34">that</text:span><text:span text:style-name="T30_35"><text:s/></text:span><text:span text:style-name="T30_36">likely</text:span><text:span text:style-name="T30_37"><text:s/></text:span><text:span text:style-name="T30_38">to</text:span><text:span text:style-name="T30_39"><text:s/></text:span><text:span text:style-name="T30_40">be</text:span><text:span text:style-name="T30_41"><text:s/></text:span><text:span text:style-name="T30_42">useful</text:span><text:span text:style-name="T30_43">?<text:s/>-&gt;<text:s/>(</text:span><text:span text:style-name="T30_44">Juste</text:span><text:span text:style-name="T30_45">)<text:s/></text:span><text:span text:style-name="T30_46">maybe</text:span><text:span text:style-name="T30_47"><text:s/></text:span><text:span text:style-name="T30_48">in</text:span><text:span text:style-name="T30_49"><text:s/></text:span><text:span text:style-name="T30_50">link</text:span><text:span text:style-name="T30_51"><text:s/></text:span><text:span text:style-name="T30_52">with</text:span><text:span text:style-name="T30_53"><text:s/></text:span><text:span text:style-name="T30_54">Olsen</text:span><text:span text:style-name="T30_55"><text:s/></text:span><text:span text:style-name="T30_56">paper</text:span><text:span text:style-name="T30_57"><text:s/></text:span><text:span text:style-name="T30_58">given</text:span><text:span text:style-name="T30_59"><text:s/></text:span><text:span text:style-name="T30_60">above</text:span><text:span text:style-name="T30_61"><text:s/>(</text:span><text:span text:style-name="T30_62">life</text:span><text:span text:style-name="T30_63"><text:s/></text:span><text:span text:style-name="T30_64">cycle</text:span><text:span text:style-name="T30_65"><text:s/></text:span><text:span text:style-name="T30_66">of</text:span><text:span text:style-name="T30_67"><text:s/></text:span><text:span text:style-name="T30_68">the</text:span><text:span text:style-name="T30_69"><text:s/></text:span><text:span text:style-name="T30_70">city</text:span><text:span text:style-name="T30_71">)<text:s/>?</text:span></text:p>
      <text:h text:style-name="P31" text:outline-level="10"><text:bookmark-start text:name="h.ot2i0aewn8y0"/><text:bookmark-end text:name="h.ot2i0aewn8y0"/><text:span text:style-name="T31_1">Organization</text:span></text:h>
      <text:h text:style-name="P32" text:outline-level="10"><text:bookmark-start text:name="h.v9ru0saarsr3"/><text:bookmark-end text:name="h.v9ru0saarsr3"/><text:span text:style-name="T32_1">Todo</text:span><text:span text:style-name="T32_2"><text:s/></text:span><text:span text:style-name="T32_3">list</text:span></text:h>
      <text:list text:style-name="LS3" xml:id="list5">
        <text:list-item>
          <text:p text:style-name="P33"><text:span text:style-name="T33_1">Literature</text:span><text:span text:style-name="T33_2"><text:s/></text:span><text:span text:style-name="T33_3">review</text:span></text:p>
          <text:list>
            <text:list-item>
              <text:p text:style-name="P34"><text:span text:style-name="T34_1">ecological</text:span><text:span text:style-name="T34_2"><text:s/></text:span><text:span text:style-name="T34_3">foodweb</text:span><text:span text:style-name="T34_4"><text:s/>:<text:s/></text:span><text:span text:style-name="T34_5">Marius</text:span><text:span text:style-name="T34_6">,<text:s/></text:span><text:span text:style-name="T34_7">Chrsitine</text:span><text:span text:style-name="T34_8">,<text:s/></text:span><text:span text:style-name="T34_9">Evelyn</text:span></text:p>
            </text:list-item>
            <text:list-item>
              <text:p text:style-name="P35"><text:span text:style-name="T35_1">scale</text:span><text:span text:style-name="T35_2">/</text:span><text:span text:style-name="T35_3">management</text:span><text:span text:style-name="T35_4"><text:s/>:<text:s/></text:span><text:span text:style-name="T35_5">Evelyn</text:span></text:p>
            </text:list-item>
            <text:list-item>
              <text:p text:style-name="P36"><text:span text:style-name="T36_1">city</text:span><text:span text:style-name="T36_2"><text:s/></text:span><text:span text:style-name="T36_3">metabolism</text:span><text:span text:style-name="T36_4"><text:s/>/<text:s/></text:span><text:span text:style-name="T36_5">cities</text:span><text:span text:style-name="T36_6"><text:s/></text:span><text:span text:style-name="T36_7">as</text:span><text:span text:style-name="T36_8"><text:s/></text:span><text:span text:style-name="T36_9">ecosystems</text:span><text:span text:style-name="T36_10"><text:s/>:<text:s/></text:span><text:span text:style-name="T36_11">Lorraine</text:span><text:span text:style-name="T36_12">,<text:s/></text:span><text:span text:style-name="T36_13">Ben</text:span></text:p>
            </text:list-item>
          </text:list>
        </text:list-item>
      </text:list>
      <text:p text:style-name="P37"><text:span text:style-name="T37_1">Olsen</text:span><text:span text:style-name="T37_2"><text:s/>1982,<text:s/>6<text:s/></text:span><text:span text:style-name="T37_3">temporal</text:span><text:span text:style-name="T37_4"><text:s/></text:span><text:span text:style-name="T37_5">patterns</text:span><text:span text:style-name="T37_6"><text:s/></text:span><text:span text:style-name="T37_7">of</text:span><text:span text:style-name="T37_8"><text:s/></text:span><text:span text:style-name="T37_9">urban</text:span><text:span text:style-name="T37_10"><text:s/></text:span><text:span text:style-name="T37_11">economy</text:span><text:span text:style-name="T37_12">.<text:s/></text:span><text:span text:style-name="T37_13">Kennedy</text:span><text:span text:style-name="T37_14">,<text:s/></text:span><text:span text:style-name="T37_15">nonequilibrium</text:span><text:span text:style-name="T37_16"><text:s/></text:span><text:span text:style-name="T37_17">thermodynamic</text:span><text:span text:style-name="T37_18"><text:s/></text:span><text:span text:style-name="T37_19">models</text:span><text:span text:style-name="T37_20">.<text:s/></text:span><text:span text:style-name="T37_21">Game</text:span><text:span text:style-name="T37_22"><text:s/></text:span><text:span text:style-name="T37_23">theory</text:span><text:span text:style-name="T37_24">?<text:s/></text:span><text:span text:style-name="T37_25">Entropy</text:span><text:span text:style-name="T37_26">,<text:s/></text:span><text:span text:style-name="T37_27">per</text:span><text:span text:style-name="T37_28"><text:s/></text:span><text:span text:style-name="T37_29">capita</text:span><text:span text:style-name="T37_30"><text:s/></text:span><text:span text:style-name="T37_31">energy</text:span><text:span text:style-name="T37_32"><text:s/></text:span><text:span text:style-name="T37_33">use</text:span><text:span text:style-name="T37_34">.</text:span></text:p>
      <text:list text:style-name="LS3" xml:id="list9">
        <text:list-item>
          <text:list>
            <text:list-item>
              <text:p text:style-name="P38"><text:span text:style-name="T38_1">History</text:span><text:span text:style-name="T38_2"><text:s/></text:span><text:span text:style-name="T38_3">etc</text:span><text:span text:style-name="T38_4">.<text:s/>:<text:s/></text:span><text:span text:style-name="T38_5">Jesus</text:span></text:p>
            </text:list-item>
            <text:list-item>
              <text:p text:style-name="P39"><text:span text:style-name="T39_1">Network</text:span><text:span text:style-name="T39_2"><text:s/></text:span><text:span text:style-name="T39_3">Growth</text:span><text:span text:style-name="T39_4">/<text:s/></text:span><text:span text:style-name="T39_5">Urban</text:span><text:span text:style-name="T39_6"><text:s/></text:span><text:span text:style-name="T39_7">econmy</text:span><text:span text:style-name="T39_8"><text:s/>:<text:s/></text:span><text:span text:style-name="T39_9">Juste</text:span><text:span text:style-name="T39_10">,<text:s/></text:span><text:span text:style-name="T39_11">Joris</text:span></text:p>
            </text:list-item>
            <text:list-item>
              <text:p text:style-name="P40"><text:span text:style-name="T40_1">industrial</text:span><text:span text:style-name="T40_2"><text:s/></text:span><text:span text:style-name="T40_3">symbiosis</text:span><text:span text:style-name="T40_4"><text:s/>:<text:s/></text:span><text:span text:style-name="T40_5">Joris</text:span></text:p>
            </text:list-item>
          </text:list>
        </text:list-item>
        <text:list-item>
          <text:p text:style-name="P41"><text:span text:style-name="T41_1">Begin</text:span><text:span text:style-name="T41_2"><text:s/></text:span><text:span text:style-name="T41_3">models</text:span><text:span text:style-name="T41_4"><text:s/>-&gt;<text:s/></text:span><text:span text:style-name="T41_5">next</text:span><text:span text:style-name="T41_6"><text:s/></text:span><text:span text:style-name="T41_7">brainstorming</text:span></text:p>
        </text:list-item>
      </text:list>
      <text:h text:style-name="P42" text:outline-level="10"><text:bookmark-start text:name="h.6n7a0c3bo3yz"/><text:bookmark-end text:name="h.6n7a0c3bo3yz"/><text:span text:style-name="T42_1">Deadlines</text:span></text:h>
      <text:list text:style-name="LS4" xml:id="list13">
        <text:list-item>
          <text:p text:style-name="P43"><text:span text:style-name="T43_1">Tuesday</text:span><text:span text:style-name="T43_2"><text:s/>21/06<text:s/>:<text:s/></text:span><text:span text:style-name="T43_3">first</text:span><text:span text:style-name="T43_4"><text:s/></text:span><text:span text:style-name="T43_5">pass</text:span><text:span text:style-name="T43_6"><text:s/></text:span><text:span text:style-name="T43_7">on</text:span><text:span text:style-name="T43_8"><text:s/></text:span><text:span text:style-name="T43_9">litearture</text:span><text:span text:style-name="T43_10"><text:s/></text:span><text:span text:style-name="T43_11">review</text:span></text:p>
        </text:list-item>
        <text:list-item>
          <text:p text:style-name="P44"><text:span text:style-name="T44_1">Wednesday</text:span><text:span text:style-name="T44_2"><text:s/>22/06<text:s/>:<text:s/></text:span><text:span text:style-name="T44_3">first</text:span><text:span text:style-name="T44_4"><text:s/></text:span><text:span text:style-name="T44_5">draft</text:span><text:span text:style-name="T44_6"><text:s/></text:span><text:span text:style-name="T44_7">for</text:span><text:span text:style-name="T44_8"><text:s/></text:span><text:span text:style-name="T44_9">proposal</text:span></text:p>
        </text:list-item>
      </text:list>
      <text:h text:style-name="P45" text:outline-level="10"><text:bookmark-start text:name="h.be5zb8cbly7f"/><text:bookmark-end text:name="h.be5zb8cbly7f"/><text:span text:style-name="T45_1">Next</text:span><text:span text:style-name="T45_2"><text:s/></text:span><text:span text:style-name="T45_3">meetings</text:span></text:h>
      <text:list text:style-name="LS5" xml:id="list15">
        <text:list-item>
          <text:p text:style-name="P46"><text:span text:style-name="T46_1">Tuesday</text:span><text:span text:style-name="T46_2"><text:s/>21/06<text:s/>:<text:s/>7</text:span><text:span text:style-name="T46_3">pm</text:span><text:span text:style-name="T46_4"><text:s/>:<text:s/></text:span><text:span text:style-name="T46_5">think</text:span><text:span text:style-name="T46_6"><text:s/></text:span><text:span text:style-name="T46_7">on</text:span><text:span text:style-name="T46_8"><text:s/></text:span><text:span text:style-name="T46_9">models</text:span><text:span text:style-name="T46_10"><text:s/></text:span><text:span text:style-name="T46_11">etc</text:span><text:span text:style-name="T46_12">.</text:span></text:p>
        </text:list-item>
        <text:list-item>
          <text:p text:style-name="P47"><text:span text:style-name="T47_1">Wednesday</text:span><text:span text:style-name="T47_2"><text:s/>22/06<text:s/>:<text:s/>5</text:span><text:span text:style-name="T47_3">pm</text:span><text:span text:style-name="T47_4">15<text:s/></text:span><text:span text:style-name="T47_5">with</text:span><text:span text:style-name="T47_6"><text:s/></text:span><text:span text:style-name="T47_7">Josh</text:span></text:p>
        </text:list-item>
      </text:list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h text:style-name="P69" text:outline-level="10"><text:bookmark-start text:name="h.zfhuzmg6yflc"/><text:bookmark-end text:name="h.zfhuzmg6yflc"/><text:span text:style-name="T69_1">Urban</text:span><text:span text:style-name="T69_2"><text:s/></text:span><text:span text:style-name="T69_3">Metabolism</text:span><text:span text:style-name="T69_4"><text:s/></text:span><text:span text:style-name="T69_5">and</text:span><text:span text:style-name="T69_6"><text:s/></text:span><text:span text:style-name="T69_7">Cities</text:span><text:span text:style-name="T69_8"><text:s/></text:span><text:span text:style-name="T69_9">as</text:span><text:span text:style-name="T69_10"><text:s/></text:span><text:span text:style-name="T69_11">Ecosystems</text:span></text:h>
      <text:p text:style-name="P70"/>
      <text:p text:style-name="P71"><text:span text:style-name="T71_1">References</text:span></text:p>
      <text:p text:style-name="P72"/>
      <text:p text:style-name="P73"><text:span text:style-name="T73_1">Kennedy</text:span><text:span text:style-name="T73_2">,<text:s/></text:span><text:span text:style-name="T73_3">C</text:span><text:span text:style-name="T73_4">.,<text:s/></text:span><text:span text:style-name="T73_5">Cuddihy</text:span><text:span text:style-name="T73_6">,<text:s/></text:span><text:span text:style-name="T73_7">J</text:span><text:span text:style-name="T73_8">.,<text:s/>&amp;<text:s/></text:span><text:span text:style-name="T73_9">Engel</text:span><text:span text:style-name="T73_10">-</text:span><text:span text:style-name="T73_11">Yan</text:span><text:span text:style-name="T73_12">,<text:s/></text:span><text:span text:style-name="T73_13">J</text:span><text:span text:style-name="T73_14">.<text:s/>(2007).<text:s/>"</text:span><text:span text:style-name="T73_15">The</text:span><text:span text:style-name="T73_16"><text:s/></text:span><text:span text:style-name="T73_17">Changing</text:span><text:span text:style-name="T73_18"><text:s/></text:span><text:span text:style-name="T73_19">Metabolism</text:span><text:span text:style-name="T73_20"><text:s/></text:span><text:span text:style-name="T73_21">of</text:span><text:span text:style-name="T73_22"><text:s/></text:span><text:span text:style-name="T73_23">Cities</text:span><text:span text:style-name="T73_24">."<text:s/></text:span><text:span text:style-name="T73_25">Journal</text:span><text:span text:style-name="T73_26"><text:s/></text:span><text:span text:style-name="T73_27">of</text:span><text:span text:style-name="T73_28"><text:s/></text:span><text:span text:style-name="T73_29">Industrial</text:span><text:span text:style-name="T73_30"><text:s/></text:span><text:span text:style-name="T73_31">Ecology</text:span><text:span text:style-name="T73_32"><text:s/>,<text:s/>11<text:s/>(2),<text:s/>43-59.</text:span></text:p>
      <text:p text:style-name="P74"><text:span text:style-name="T74_1">Kennedy</text:span><text:span text:style-name="T74_2">,<text:s/></text:span><text:span text:style-name="T74_3">C</text:span><text:span text:style-name="T74_4">.,<text:s/></text:span><text:span text:style-name="T74_5">Pincetl</text:span><text:span text:style-name="T74_6">,<text:s/></text:span><text:span text:style-name="T74_7">S</text:span><text:span text:style-name="T74_8">.,<text:s/></text:span><text:span text:style-name="T74_9">Bunje</text:span><text:span text:style-name="T74_10">,<text:s/></text:span><text:span text:style-name="T74_11">P</text:span><text:span text:style-name="T74_12">.<text:s/>(2011).<text:s/>"</text:span><text:span text:style-name="T74_13">The</text:span><text:span text:style-name="T74_14"><text:s/></text:span><text:span text:style-name="T74_15">study</text:span><text:span text:style-name="T74_16"><text:s/></text:span><text:span text:style-name="T74_17">of</text:span><text:span text:style-name="T74_18"><text:s/></text:span><text:span text:style-name="T74_19">urban</text:span><text:span text:style-name="T74_20"><text:s/></text:span><text:span text:style-name="T74_21">metabolism</text:span><text:span text:style-name="T74_22"><text:s/></text:span><text:span text:style-name="T74_23">and</text:span><text:span text:style-name="T74_24"><text:s/></text:span><text:span text:style-name="T74_25">its</text:span><text:span text:style-name="T74_26"><text:s/></text:span><text:span text:style-name="T74_27">applications</text:span><text:span text:style-name="T74_28"><text:s/></text:span><text:span text:style-name="T74_29">to</text:span><text:span text:style-name="T74_30"><text:s/></text:span><text:span text:style-name="T74_31">urban</text:span><text:span text:style-name="T74_32"><text:s/></text:span><text:span text:style-name="T74_33">planning</text:span><text:span text:style-name="T74_34"><text:s/></text:span><text:span text:style-name="T74_35">and</text:span><text:span text:style-name="T74_36"><text:s/></text:span><text:span text:style-name="T74_37">design</text:span><text:span text:style-name="T74_38">."<text:s/></text:span><text:span text:style-name="T74_39">Environmental</text:span><text:span text:style-name="T74_40"><text:s/></text:span><text:span text:style-name="T74_41">Pollution</text:span><text:span text:style-name="T74_42"><text:s/>(159),<text:s/>1965-1973.<text:s/></text:span></text:p>
      <text:p text:style-name="P75"><text:span text:style-name="T75_1">Newcombe</text:span><text:span text:style-name="T75_2">,<text:s/></text:span><text:span text:style-name="T75_3">K</text:span><text:span text:style-name="T75_4">.,<text:s/></text:span><text:span text:style-name="T75_5">Kalma</text:span><text:span text:style-name="T75_6">,<text:s/></text:span><text:span text:style-name="T75_7">J</text:span><text:span text:style-name="T75_8">.<text:s/></text:span><text:span text:style-name="T75_9">D</text:span><text:span text:style-name="T75_10">.,<text:s/>&amp;<text:s/></text:span><text:span text:style-name="T75_11">Aston</text:span><text:span text:style-name="T75_12">,<text:s/></text:span><text:span text:style-name="T75_13">A</text:span><text:span text:style-name="T75_14">.<text:s/></text:span><text:span text:style-name="T75_15">R</text:span><text:span text:style-name="T75_16">.<text:s/>(1978).<text:s/>"</text:span><text:span text:style-name="T75_17">The</text:span><text:span text:style-name="T75_18"><text:s/></text:span><text:span text:style-name="T75_19">Metabolism</text:span><text:span text:style-name="T75_20"><text:s/></text:span><text:span text:style-name="T75_21">of</text:span><text:span text:style-name="T75_22"><text:s/></text:span><text:span text:style-name="T75_23">a</text:span><text:span text:style-name="T75_24"><text:s/></text:span><text:span text:style-name="T75_25">City</text:span><text:span text:style-name="T75_26">:<text:s/></text:span><text:span text:style-name="T75_27">The</text:span><text:span text:style-name="T75_28"><text:s/></text:span><text:span text:style-name="T75_29">Case</text:span><text:span text:style-name="T75_30"><text:s/></text:span><text:span text:style-name="T75_31">of</text:span><text:span text:style-name="T75_32"><text:s/></text:span><text:span text:style-name="T75_33">Hong</text:span><text:span text:style-name="T75_34"><text:s/></text:span><text:span text:style-name="T75_35">Kong</text:span><text:span text:style-name="T75_36">."<text:s/></text:span><text:span text:style-name="T75_37">Ambio</text:span><text:span text:style-name="T75_38"><text:s/>,<text:s/>7<text:s/>(1),<text:s/>3-15.<text:s/></text:span></text:p>
      <text:p text:style-name="P76"><text:span text:style-name="T76_1">Bodini</text:span><text:span text:style-name="T76_2">,<text:s/></text:span><text:span text:style-name="T76_3">A</text:span><text:span text:style-name="T76_4">.,<text:s/></text:span><text:span text:style-name="T76_5">Bondavalli</text:span><text:span text:style-name="T76_6">,<text:s/></text:span><text:span text:style-name="T76_7">C</text:span><text:span text:style-name="T76_8">.,<text:s/>&amp;<text:s/></text:span><text:span text:style-name="T76_9">Allesina</text:span><text:span text:style-name="T76_10">,<text:s/></text:span><text:span text:style-name="T76_11">S</text:span><text:span text:style-name="T76_12">.<text:s/>(2012).<text:s/>“</text:span><text:span text:style-name="T76_13">Cities</text:span><text:span text:style-name="T76_14"><text:s/></text:span><text:span text:style-name="T76_15">as</text:span><text:span text:style-name="T76_16"><text:s/></text:span><text:span text:style-name="T76_17">ecosystems</text:span><text:span text:style-name="T76_18">:<text:s/></text:span><text:span text:style-name="T76_19">Growth</text:span><text:span text:style-name="T76_20">,<text:s/></text:span><text:span text:style-name="T76_21">development</text:span><text:span text:style-name="T76_22">,<text:s/></text:span><text:span text:style-name="T76_23">and</text:span><text:span text:style-name="T76_24"><text:s/></text:span><text:span text:style-name="T76_25">implications</text:span><text:span text:style-name="T76_26"><text:s/></text:span><text:span text:style-name="T76_27">for</text:span><text:span text:style-name="T76_28"><text:s/></text:span><text:span text:style-name="T76_29">sustainability</text:span><text:span text:style-name="T76_30">.”<text:s/></text:span><text:span text:style-name="T76_31">Ecological</text:span><text:span text:style-name="T76_32"><text:s/></text:span><text:span text:style-name="T76_33">Modelling</text:span><text:span text:style-name="T76_34"><text:s/>245(2012):<text:s/>185-198.</text:span></text:p>
      <text:p text:style-name="P77"/>
      <text:p text:style-name="P78"><text:span text:style-name="T78_1">UM</text:span><text:span text:style-name="T78_2"><text:s/></text:span><text:span text:style-name="T78_3">Diagrams</text:span><text:span text:style-name="T78_4">:<text:s/></text:span><text:span text:style-name="T78_5">Hoornweg</text:span><text:span text:style-name="T78_6">,<text:s/></text:span><text:span text:style-name="T78_7">D</text:span><text:span text:style-name="T78_8">.,<text:s/></text:span><text:span text:style-name="T78_9">Campillo</text:span><text:span text:style-name="T78_10">,<text:s/></text:span><text:span text:style-name="T78_11">G</text:span><text:span text:style-name="T78_12">.,<text:s/></text:span><text:span text:style-name="T78_13">Linders</text:span><text:span text:style-name="T78_14">,<text:s/></text:span><text:span text:style-name="T78_15">D</text:span><text:span text:style-name="T78_16">.,<text:s/></text:span><text:span text:style-name="T78_17">Saldivar</text:span><text:span text:style-name="T78_18">-</text:span><text:span text:style-name="T78_19">Sali</text:span><text:span text:style-name="T78_20">,<text:s/></text:span><text:span text:style-name="T78_21">A</text:span><text:span text:style-name="T78_22">.,<text:s/>&amp;<text:s/></text:span><text:span text:style-name="T78_23">Sugar</text:span><text:span text:style-name="T78_24">,<text:s/></text:span><text:span text:style-name="T78_25">L</text:span><text:span text:style-name="T78_26">.<text:s/>(2012).<text:s text:c="2"/>“</text:span><text:span text:style-name="T78_27">Mainstreaming</text:span><text:span text:style-name="T78_28"><text:s/></text:span><text:span text:style-name="T78_29">Urban</text:span><text:span text:style-name="T78_30"><text:s/></text:span><text:span text:style-name="T78_31">Metabolism</text:span><text:span text:style-name="T78_32">:<text:s/></text:span><text:span text:style-name="T78_33">Advances</text:span><text:span text:style-name="T78_34"><text:s/></text:span><text:span text:style-name="T78_35">and</text:span><text:span text:style-name="T78_36"><text:s/></text:span><text:span text:style-name="T78_37">Studies</text:span><text:span text:style-name="T78_38"><text:s/></text:span><text:span text:style-name="T78_39">in</text:span><text:span text:style-name="T78_40"><text:s/></text:span><text:span text:style-name="T78_41">City</text:span><text:span text:style-name="T78_42"><text:s/></text:span><text:span text:style-name="T78_43">Participation</text:span><text:span text:style-name="T78_44">.”<text:s/></text:span><text:span text:style-name="T78_45">Proceedings</text:span><text:span text:style-name="T78_46"><text:s/></text:span><text:span text:style-name="T78_47">of</text:span><text:span text:style-name="T78_48"><text:s/></text:span><text:span text:style-name="T78_49">the</text:span><text:span text:style-name="T78_50"><text:s/></text:span><text:span text:style-name="T78_51">Sixth</text:span><text:span text:style-name="T78_52"><text:s/></text:span><text:span text:style-name="T78_53">Urban</text:span><text:span text:style-name="T78_54"><text:s/></text:span><text:span text:style-name="T78_55">Research</text:span><text:span text:style-name="T78_56"><text:s/></text:span><text:span text:style-name="T78_57">and</text:span><text:span text:style-name="T78_58"><text:s/></text:span><text:span text:style-name="T78_59">Knowledge</text:span><text:span text:style-name="T78_60"><text:s/></text:span><text:span text:style-name="T78_61">Symposium</text:span><text:span text:style-name="T78_62">.<text:s/></text:span><text:span text:style-name="T78_63">Available</text:span><text:span text:style-name="T78_64">:<text:s/></text:span><text:span text:style-name="T78_65"><text:a xlink:type="simple" xlink:href="http://siteresources.worldbank.org/INTURBANDEVELOPMENT/Resources/336387-1369969101352/Hoornweg-et-al.pdf"><text:span text:style-name="T78_66">http</text:span></text:a></text:span><text:span text:style-name="T78_67"><text:a xlink:type="simple" xlink:href="http://siteresources.worldbank.org/INTURBANDEVELOPMENT/Resources/336387-1369969101352/Hoornweg-et-al.pdf"><text:span text:style-name="T78_68">://</text:span></text:a></text:span><text:span text:style-name="T78_69"><text:a xlink:type="simple" xlink:href="http://siteresources.worldbank.org/INTURBANDEVELOPMENT/Resources/336387-1369969101352/Hoornweg-et-al.pdf"><text:span text:style-name="T78_70">siteresources</text:span></text:a></text:span><text:span text:style-name="T78_71"><text:a xlink:type="simple" xlink:href="http://siteresources.worldbank.org/INTURBANDEVELOPMENT/Resources/336387-1369969101352/Hoornweg-et-al.pdf"><text:span text:style-name="T78_72">.</text:span></text:a></text:span><text:span text:style-name="T78_73"><text:a xlink:type="simple" xlink:href="http://siteresources.worldbank.org/INTURBANDEVELOPMENT/Resources/336387-1369969101352/Hoornweg-et-al.pdf"><text:span text:style-name="T78_74">worldbank</text:span></text:a></text:span><text:span text:style-name="T78_75"><text:a xlink:type="simple" xlink:href="http://siteresources.worldbank.org/INTURBANDEVELOPMENT/Resources/336387-1369969101352/Hoornweg-et-al.pdf"><text:span text:style-name="T78_76">.</text:span></text:a></text:span><text:span text:style-name="T78_77"><text:a xlink:type="simple" xlink:href="http://siteresources.worldbank.org/INTURBANDEVELOPMENT/Resources/336387-1369969101352/Hoornweg-et-al.pdf"><text:span text:style-name="T78_78">org</text:span></text:a></text:span><text:span text:style-name="T78_79"><text:a xlink:type="simple" xlink:href="http://siteresources.worldbank.org/INTURBANDEVELOPMENT/Resources/336387-1369969101352/Hoornweg-et-al.pdf"><text:span text:style-name="T78_80">/</text:span></text:a></text:span><text:span text:style-name="T78_81"><text:a xlink:type="simple" xlink:href="http://siteresources.worldbank.org/INTURBANDEVELOPMENT/Resources/336387-1369969101352/Hoornweg-et-al.pdf"><text:span text:style-name="T78_82">INTURBANDEVELOPMENT</text:span></text:a></text:span><text:span text:style-name="T78_83"><text:a xlink:type="simple" xlink:href="http://siteresources.worldbank.org/INTURBANDEVELOPMENT/Resources/336387-1369969101352/Hoornweg-et-al.pdf"><text:span text:style-name="T78_84">/</text:span></text:a></text:span><text:span text:style-name="T78_85"><text:a xlink:type="simple" xlink:href="http://siteresources.worldbank.org/INTURBANDEVELOPMENT/Resources/336387-1369969101352/Hoornweg-et-al.pdf"><text:span text:style-name="T78_86">Resources</text:span></text:a></text:span><text:span text:style-name="T78_87"><text:a xlink:type="simple" xlink:href="http://siteresources.worldbank.org/INTURBANDEVELOPMENT/Resources/336387-1369969101352/Hoornweg-et-al.pdf"><text:span text:style-name="T78_88">/336387-1369969101352/</text:span></text:a></text:span><text:span text:style-name="T78_89"><text:a xlink:type="simple" xlink:href="http://siteresources.worldbank.org/INTURBANDEVELOPMENT/Resources/336387-1369969101352/Hoornweg-et-al.pdf"><text:span text:style-name="T78_90">Hoornweg</text:span></text:a></text:span><text:span text:style-name="T78_91"><text:a xlink:type="simple" xlink:href="http://siteresources.worldbank.org/INTURBANDEVELOPMENT/Resources/336387-1369969101352/Hoornweg-et-al.pdf"><text:span text:style-name="T78_92">-</text:span></text:a></text:span><text:span text:style-name="T78_93"><text:a xlink:type="simple" xlink:href="http://siteresources.worldbank.org/INTURBANDEVELOPMENT/Resources/336387-1369969101352/Hoornweg-et-al.pdf"><text:span text:style-name="T78_94">et</text:span></text:a></text:span><text:span text:style-name="T78_95"><text:a xlink:type="simple" xlink:href="http://siteresources.worldbank.org/INTURBANDEVELOPMENT/Resources/336387-1369969101352/Hoornweg-et-al.pdf"><text:span text:style-name="T78_96">-</text:span></text:a></text:span><text:span text:style-name="T78_97"><text:a xlink:type="simple" xlink:href="http://siteresources.worldbank.org/INTURBANDEVELOPMENT/Resources/336387-1369969101352/Hoornweg-et-al.pdf"><text:span text:style-name="T78_98">al</text:span></text:a></text:span><text:span text:style-name="T78_99"><text:a xlink:type="simple" xlink:href="http://siteresources.worldbank.org/INTURBANDEVELOPMENT/Resources/336387-1369969101352/Hoornweg-et-al.pdf"><text:span text:style-name="T78_100">.</text:span></text:a></text:span><text:span text:style-name="T78_101"><text:a xlink:type="simple" xlink:href="http://siteresources.worldbank.org/INTURBANDEVELOPMENT/Resources/336387-1369969101352/Hoornweg-et-al.pdf"><text:span text:style-name="T78_102">pdf</text:span></text:a></text:span><text:span text:style-name="T78_103"><text:s/>[</text:span><text:span text:style-name="T78_104">accessed</text:span><text:span text:style-name="T78_105"><text:s/>2016-06-19].</text:span></text:p>
      <text:p text:style-name="P79"/>
      <text:p text:style-name="P80"/>
      <text:p text:style-name="P81"><text:span text:style-name="T81_1">(</text:span><text:span text:style-name="T81_2">added</text:span><text:span text:style-name="T81_3"><text:s/></text:span><text:span text:style-name="T81_4">by</text:span><text:span text:style-name="T81_5"><text:s/></text:span><text:span text:style-name="T81_6">Juste</text:span><text:span text:style-name="T81_7">)</text:span></text:p>
      <text:p text:style-name="P82"><text:span text:style-name="T82_1">Olsen</text:span><text:span text:style-name="T82_2">,<text:s/></text:span><text:span text:style-name="T82_3">S</text:span><text:span text:style-name="T82_4">.<text:s/>(1982).<text:s/></text:span><text:span text:style-name="T82_5">Urban</text:span><text:span text:style-name="T82_6"><text:s/></text:span><text:span text:style-name="T82_7">metabolism</text:span><text:span text:style-name="T82_8"><text:s/></text:span><text:span text:style-name="T82_9">and</text:span><text:span text:style-name="T82_10"><text:s/></text:span><text:span text:style-name="T82_11">morphogenesis</text:span><text:span text:style-name="T82_12">.<text:s/></text:span><text:span text:style-name="T82_13">Urban</text:span><text:span text:style-name="T82_14"><text:s/></text:span><text:span text:style-name="T82_15">Geography</text:span><text:span text:style-name="T82_16">,</text:span><text:span text:style-name="T82_17">3</text:span><text:span text:style-name="T82_18">(2),<text:s/>87-109.</text:span></text:p>
      <text:p text:style-name="P83"><text:span text:style-name="T83_1"><text:tab/>-&gt;<text:s/></text:span><text:span text:style-name="T83_2">theory</text:span><text:span text:style-name="T83_3"><text:s/></text:span><text:span text:style-name="T83_4">of</text:span><text:span text:style-name="T83_5"><text:s/></text:span><text:span text:style-name="T83_6">the</text:span><text:span text:style-name="T83_7"><text:s/></text:span><text:span text:style-name="T83_8">city</text:span><text:span text:style-name="T83_9"><text:s/></text:span><text:span text:style-name="T83_10">as</text:span><text:span text:style-name="T83_11"><text:s/></text:span><text:span text:style-name="T83_12">an</text:span><text:span text:style-name="T83_13"><text:s/></text:span><text:span text:style-name="T83_14">organism</text:span><text:span text:style-name="T83_15">,<text:s/></text:span><text:span text:style-name="T83_16">associated</text:span><text:span text:style-name="T83_17"><text:s/></text:span><text:span text:style-name="T83_18">temporal</text:span><text:span text:style-name="T83_19"><text:s/></text:span><text:span text:style-name="T83_20">and</text:span><text:span text:style-name="T83_21"><text:s/></text:span><text:span text:style-name="T83_22">spatial</text:span><text:span text:style-name="T83_23"><text:s/></text:span><text:span text:style-name="T83_24">scales</text:span><text:span text:style-name="T83_25">,<text:s/></text:span><text:span text:style-name="T83_26">corresponding</text:span><text:span text:style-name="T83_27"><text:s/></text:span><text:span text:style-name="T83_28">cycles</text:span><text:span text:style-name="T83_29">,<text:s/></text:span><text:span text:style-name="T83_30">economic</text:span><text:span text:style-name="T83_31"><text:s/></text:span><text:span text:style-name="T83_32">variables</text:span><text:span text:style-name="T83_33"><text:s/></text:span><text:span text:style-name="T83_34">and</text:span><text:span text:style-name="T83_35"><text:s/></text:span><text:span text:style-name="T83_36">human</text:span><text:span text:style-name="T83_37"><text:s/></text:span><text:span text:style-name="T83_38">scales</text:span><text:span text:style-name="T83_39">.<text:s/></text:span><text:span text:style-name="T83_40">Cycles</text:span><text:span text:style-name="T83_41"><text:s/></text:span><text:span text:style-name="T83_42">are</text:span><text:span text:style-name="T83_43"><text:s/></text:span><text:span text:style-name="T83_44">detailed</text:span><text:span text:style-name="T83_45">,<text:s/></text:span><text:span text:style-name="T83_46">but</text:span><text:span text:style-name="T83_47"><text:s/></text:span><text:span text:style-name="T83_48">no</text:span><text:span text:style-name="T83_49"><text:s/></text:span><text:span text:style-name="T83_50">numerical</text:span><text:span text:style-name="T83_51"><text:s/></text:span><text:span text:style-name="T83_52">application</text:span><text:span text:style-name="T83_53"><text:s/></text:span><text:span text:style-name="T83_54">nor</text:span><text:span text:style-name="T83_55"><text:s/></text:span><text:span text:style-name="T83_56">conceptual</text:span><text:span text:style-name="T83_57"><text:s/></text:span><text:span text:style-name="T83_58">model</text:span><text:span text:style-name="T83_59">,<text:s/></text:span><text:span text:style-name="T83_60">stays</text:span><text:span text:style-name="T83_61"><text:s/></text:span><text:span text:style-name="T83_62">at</text:span><text:span text:style-name="T83_63"><text:s/></text:span><text:span text:style-name="T83_64">the</text:span><text:span text:style-name="T83_65"><text:s/></text:span><text:span text:style-name="T83_66">qualitative</text:span><text:span text:style-name="T83_67"><text:s/></text:span><text:span text:style-name="T83_68">descriptive</text:span><text:span text:style-name="T83_69"><text:s/></text:span><text:span text:style-name="T83_70">level</text:span><text:span text:style-name="T83_71">.<text:s/></text:span><text:span text:style-name="T83_72">Can</text:span><text:span text:style-name="T83_73"><text:s/></text:span><text:span text:style-name="T83_74">be</text:span><text:span text:style-name="T83_75"><text:s/></text:span><text:span text:style-name="T83_76">used</text:span><text:span text:style-name="T83_77"><text:s/></text:span><text:span text:style-name="T83_78">in</text:span><text:span text:style-name="T83_79"><text:s/></text:span><text:span text:style-name="T83_80">our</text:span><text:span text:style-name="T83_81"><text:s/></text:span><text:span text:style-name="T83_82">case</text:span><text:span text:style-name="T83_83"><text:s/></text:span><text:span text:style-name="T83_84">as</text:span><text:span text:style-name="T83_85"><text:s/></text:span><text:span text:style-name="T83_86">a</text:span><text:span text:style-name="T83_87"><text:s/>“</text:span><text:span text:style-name="T83_88">theoretical</text:span><text:span text:style-name="T83_89"><text:s/></text:span><text:span text:style-name="T83_90">backup</text:span><text:span text:style-name="T83_91">”<text:s/></text:span><text:span text:style-name="T83_92">reference</text:span><text:span text:style-name="T83_93">.</text:span></text:p>
      <text:p text:style-name="P84"/>
      <text:p text:style-name="P85"/>
      <text:p text:style-name="P86"><text:bookmark-start text:name="h.y9xum7gj2oys"/><text:bookmark-end text:name="h.y9xum7gj2oys"/><text:span text:style-name="T86_1">Network</text:span><text:span text:style-name="T86_2"><text:s/></text:span><text:span text:style-name="T86_3">Growth</text:span><text:span text:style-name="T86_4"><text:s/></text:span><text:span text:style-name="T86_5">Literature</text:span></text:p>
      <text:p text:style-name="P87"><text:span text:style-name="T87_1">(</text:span><text:span text:style-name="T87_2">not</text:span><text:span text:style-name="T87_3"><text:s/></text:span><text:span text:style-name="T87_4">sure</text:span><text:span text:style-name="T87_5"><text:s/></text:span><text:span text:style-name="T87_6">how</text:span><text:span text:style-name="T87_7"><text:s/></text:span><text:span text:style-name="T87_8">these</text:span><text:span text:style-name="T87_9"><text:s/></text:span><text:span text:style-name="T87_10">will</text:span><text:span text:style-name="T87_11"><text:s/></text:span><text:span text:style-name="T87_12">be</text:span><text:span text:style-name="T87_13"><text:s/></text:span><text:span text:style-name="T87_14">relevant</text:span><text:span text:style-name="T87_15"><text:s/></text:span><text:span text:style-name="T87_16">to</text:span><text:span text:style-name="T87_17"><text:s/></text:span><text:span text:style-name="T87_18">our</text:span><text:span text:style-name="T87_19"><text:s/></text:span><text:span text:style-name="T87_20">purpose</text:span><text:span text:style-name="T87_21">,<text:s/></text:span><text:span text:style-name="T87_22">these</text:span><text:span text:style-name="T87_23"><text:s/></text:span><text:span text:style-name="T87_24">are</text:span><text:span text:style-name="T87_25"><text:s/></text:span><text:span text:style-name="T87_26">example</text:span><text:span text:style-name="T87_27"><text:s/></text:span><text:span text:style-name="T87_28">of</text:span><text:span text:style-name="T87_29"><text:s/>“</text:span><text:span text:style-name="T87_30">network</text:span><text:span text:style-name="T87_31"><text:s/></text:span><text:span text:style-name="T87_32">morphogenesis</text:span><text:span text:style-name="T87_33">”<text:s/></text:span><text:span text:style-name="T87_34">models</text:span><text:span text:style-name="T87_35">,<text:s/></text:span><text:span text:style-name="T87_36">that</text:span><text:span text:style-name="T87_37"><text:s/></text:span><text:span text:style-name="T87_38">could</text:span><text:span text:style-name="T87_39"><text:s/></text:span><text:span text:style-name="T87_40">be</text:span><text:span text:style-name="T87_41"><text:s/></text:span><text:span text:style-name="T87_42">useful</text:span><text:span text:style-name="T87_43"><text:s/></text:span><text:span text:style-name="T87_44">if</text:span><text:span text:style-name="T87_45"><text:s/></text:span><text:span text:style-name="T87_46">we</text:span><text:span text:style-name="T87_47"><text:s/></text:span><text:span text:style-name="T87_48">choose</text:span><text:span text:style-name="T87_49"><text:s/></text:span><text:span text:style-name="T87_50">to</text:span><text:span text:style-name="T87_51"><text:s/></text:span><text:span text:style-name="T87_52">implement</text:span><text:span text:style-name="T87_53"><text:s/></text:span><text:span text:style-name="T87_54">a</text:span><text:span text:style-name="T87_55"><text:s/></text:span><text:span text:style-name="T87_56">dynamical</text:span><text:span text:style-name="T87_57"><text:s/></text:span><text:span text:style-name="T87_58">model</text:span><text:span text:style-name="T87_59"><text:s/></text:span><text:span text:style-name="T87_60">of</text:span><text:span text:style-name="T87_61"><text:s/></text:span><text:span text:style-name="T87_62">the</text:span><text:span text:style-name="T87_63"><text:s/></text:span><text:span text:style-name="T87_64">local</text:span><text:span text:style-name="T87_65"><text:s/></text:span><text:span text:style-name="T87_66">ecosystem</text:span><text:span text:style-name="T87_67">)</text:span></text:p>
      <text:p text:style-name="P88"/>
      <text:p text:style-name="P89"><text:span text:style-name="T89_1">Xie</text:span><text:span text:style-name="T89_2">,<text:s/></text:span><text:span text:style-name="T89_3">F</text:span><text:span text:style-name="T89_4">.,<text:s/>&amp;<text:s/></text:span><text:span text:style-name="T89_5">Levinson</text:span><text:span text:style-name="T89_6">,<text:s/></text:span><text:span text:style-name="T89_7">D</text:span><text:span text:style-name="T89_8">.<text:s/>(2009).<text:s/></text:span><text:span text:style-name="T89_9">Modeling</text:span><text:span text:style-name="T89_10"><text:s/></text:span><text:span text:style-name="T89_11">the</text:span><text:span text:style-name="T89_12"><text:s/></text:span><text:span text:style-name="T89_13">growth</text:span><text:span text:style-name="T89_14"><text:s/></text:span><text:span text:style-name="T89_15">of</text:span><text:span text:style-name="T89_16"><text:s/></text:span><text:span text:style-name="T89_17">transportation</text:span><text:span text:style-name="T89_18"><text:s/></text:span><text:span text:style-name="T89_19">networks</text:span><text:span text:style-name="T89_20">:<text:s/></text:span><text:span text:style-name="T89_21">a</text:span><text:span text:style-name="T89_22"><text:s/></text:span><text:span text:style-name="T89_23">comprehensive</text:span><text:span text:style-name="T89_24"><text:s/></text:span><text:span text:style-name="T89_25">review</text:span><text:span text:style-name="T89_26">.<text:s/></text:span><text:span text:style-name="T89_27">Networks</text:span><text:span text:style-name="T89_28"><text:s/></text:span><text:span text:style-name="T89_29">and</text:span><text:span text:style-name="T89_30"><text:s/></text:span><text:span text:style-name="T89_31">Spatial</text:span><text:span text:style-name="T89_32"><text:s/></text:span><text:span text:style-name="T89_33">Economics</text:span><text:span text:style-name="T89_34">,<text:s/></text:span><text:span text:style-name="T89_35">9</text:span><text:span text:style-name="T89_36">(3),<text:s/>291-307.</text:span></text:p>
      <text:p text:style-name="P90"><text:span text:style-name="T90_1"><text:s/><text:tab/>-&gt;<text:s/></text:span><text:span text:style-name="T90_2">gives</text:span><text:span text:style-name="T90_3"><text:s/></text:span><text:span text:style-name="T90_4">a</text:span><text:span text:style-name="T90_5"><text:s/></text:span><text:span text:style-name="T90_6">broad</text:span><text:span text:style-name="T90_7"><text:s/>(</text:span><text:span text:style-name="T90_8">but</text:span><text:span text:style-name="T90_9"><text:s/></text:span><text:span text:style-name="T90_10">not</text:span><text:span text:style-name="T90_11"><text:s/></text:span><text:span text:style-name="T90_12">complete</text:span><text:span text:style-name="T90_13">)<text:s/></text:span><text:span text:style-name="T90_14">view</text:span><text:span text:style-name="T90_15"><text:s/></text:span><text:span text:style-name="T90_16">on</text:span><text:span text:style-name="T90_17"><text:s/></text:span><text:span text:style-name="T90_18">transportation</text:span><text:span text:style-name="T90_19"><text:s/></text:span><text:span text:style-name="T90_20">network</text:span><text:span text:style-name="T90_21"><text:s/></text:span><text:span text:style-name="T90_22">growth</text:span><text:span text:style-name="T90_23">,<text:s/></text:span><text:span text:style-name="T90_24">from</text:span><text:span text:style-name="T90_25"><text:s/></text:span><text:span text:style-name="T90_26">the</text:span><text:span text:style-name="T90_27"><text:s/></text:span><text:span text:style-name="T90_28">point</text:span><text:span text:style-name="T90_29"><text:s/></text:span><text:span text:style-name="T90_30">of</text:span><text:span text:style-name="T90_31"><text:s/></text:span><text:span text:style-name="T90_32">view</text:span><text:span text:style-name="T90_33"><text:s/></text:span><text:span text:style-name="T90_34">of</text:span><text:span text:style-name="T90_35"><text:s/></text:span><text:span text:style-name="T90_36">economic</text:span><text:span text:style-name="T90_37"><text:s/></text:span><text:span text:style-name="T90_38">geography</text:span><text:span text:style-name="T90_39">.<text:s/></text:span><text:span text:style-name="T90_40">Includes</text:span><text:span text:style-name="T90_41">,<text:s/></text:span><text:span text:style-name="T90_42">besides</text:span><text:span text:style-name="T90_43"><text:s/></text:span><text:span text:style-name="T90_44">economical</text:span><text:span text:style-name="T90_45"><text:s/></text:span><text:span text:style-name="T90_46">models</text:span><text:span text:style-name="T90_47">,<text:s/></text:span><text:span text:style-name="T90_48">optimization</text:span><text:span text:style-name="T90_49"><text:s/></text:span><text:span text:style-name="T90_50">models</text:span><text:span text:style-name="T90_51"><text:s/>(</text:span><text:span text:style-name="T90_52">operational</text:span><text:span text:style-name="T90_53"><text:s/></text:span><text:span text:style-name="T90_54">research</text:span><text:span text:style-name="T90_55">)<text:s/></text:span><text:span text:style-name="T90_56">and</text:span><text:span text:style-name="T90_57"><text:s/></text:span><text:span text:style-name="T90_58">a</text:span><text:span text:style-name="T90_59"><text:s/></text:span><text:span text:style-name="T90_60">bit</text:span><text:span text:style-name="T90_61"><text:s/></text:span><text:span text:style-name="T90_62">of</text:span><text:span text:style-name="T90_63"><text:s/></text:span><text:span text:style-name="T90_64">network</text:span><text:span text:style-name="T90_65"><text:s/></text:span><text:span text:style-name="T90_66">science</text:span><text:span text:style-name="T90_67"><text:s/></text:span><text:span text:style-name="T90_68">literature</text:span><text:span text:style-name="T90_69">.<text:s/></text:span><text:span text:style-name="T90_70">Interesting</text:span><text:span text:style-name="T90_71"><text:s/></text:span><text:span text:style-name="T90_72">for</text:span><text:span text:style-name="T90_73"><text:s/></text:span><text:span text:style-name="T90_74">us</text:span><text:span text:style-name="T90_75"><text:s/></text:span><text:span text:style-name="T90_76">if</text:span><text:span text:style-name="T90_77"><text:s/></text:span><text:span text:style-name="T90_78">we</text:span><text:span text:style-name="T90_79"><text:s/></text:span><text:span text:style-name="T90_80">go</text:span><text:span text:style-name="T90_81"><text:s/></text:span><text:span text:style-name="T90_82">into</text:span><text:span text:style-name="T90_83"><text:s/></text:span><text:span text:style-name="T90_84">cost</text:span><text:span text:style-name="T90_85">-</text:span><text:span text:style-name="T90_86">driven</text:span><text:span text:style-name="T90_87"><text:s/></text:span><text:span text:style-name="T90_88">or</text:span><text:span text:style-name="T90_89"><text:s/></text:span><text:span text:style-name="T90_90">utility</text:span><text:span text:style-name="T90_91">-</text:span><text:span text:style-name="T90_92">driven</text:span><text:span text:style-name="T90_93"><text:s/></text:span><text:span text:style-name="T90_94">growth</text:span><text:span text:style-name="T90_95"><text:s/></text:span><text:span text:style-name="T90_96">e</text:span><text:span text:style-name="T90_97">.</text:span><text:span text:style-name="T90_98">g</text:span><text:span text:style-name="T90_99">.<text:s/></text:span><text:span text:style-name="T90_100">but</text:span><text:span text:style-name="T90_101"><text:s/></text:span><text:span text:style-name="T90_102">I</text:span><text:span text:style-name="T90_103">’</text:span><text:span text:style-name="T90_104">m</text:span><text:span text:style-name="T90_105"><text:s/></text:span><text:span text:style-name="T90_106">not</text:span><text:span text:style-name="T90_107"><text:s/></text:span><text:span text:style-name="T90_108">sure</text:span><text:span text:style-name="T90_109"><text:s/></text:span><text:span text:style-name="T90_110">it</text:span><text:span text:style-name="T90_111"><text:s/></text:span><text:span text:style-name="T90_112">is</text:span><text:span text:style-name="T90_113"><text:s/></text:span><text:span text:style-name="T90_114">a</text:span><text:span text:style-name="T90_115"><text:s/></text:span><text:span text:style-name="T90_116">good</text:span><text:span text:style-name="T90_117"><text:s/></text:span><text:span text:style-name="T90_118">path</text:span><text:span text:style-name="T90_119"><text:s/></text:span><text:span text:style-name="T90_120">to</text:span><text:span text:style-name="T90_121"><text:s/></text:span><text:span text:style-name="T90_122">follow</text:span><text:span text:style-name="T90_123">.</text:span></text:p>
      <text:p text:style-name="P91"/>
      <text:p text:style-name="P92"/>
      <text:p text:style-name="P93"><text:span text:style-name="T93_1">Tero</text:span><text:span text:style-name="T93_2">,<text:s/></text:span><text:span text:style-name="T93_3">A</text:span><text:span text:style-name="T93_4">.,<text:s/>&amp;<text:s/></text:span><text:span text:style-name="T93_5">al</text:span><text:span text:style-name="T93_6">.<text:s/>(2010).<text:s/></text:span><text:span text:style-name="T93_7">Rules</text:span><text:span text:style-name="T93_8"><text:s/></text:span><text:span text:style-name="T93_9">for</text:span><text:span text:style-name="T93_10"><text:s/></text:span><text:span text:style-name="T93_11">biologically</text:span><text:span text:style-name="T93_12"><text:s/></text:span><text:span text:style-name="T93_13">inspired</text:span><text:span text:style-name="T93_14"><text:s/></text:span><text:span text:style-name="T93_15">adaptive</text:span><text:span text:style-name="T93_16"><text:s/></text:span><text:span text:style-name="T93_17">network</text:span><text:span text:style-name="T93_18"><text:s/></text:span><text:span text:style-name="T93_19">design</text:span><text:span text:style-name="T93_20">.</text:span><text:span text:style-name="T93_21">Science</text:span><text:span text:style-name="T93_22">,<text:s/></text:span><text:span text:style-name="T93_23">327</text:span><text:span text:style-name="T93_24">(5964),<text:s/>439-442.</text:span></text:p>
      <text:p text:style-name="P94"><text:span text:style-name="T94_1"><text:tab/>-&gt;</text:span><text:span text:style-name="T94_2"><text:s/></text:span><text:span text:style-name="T94_3">idem</text:span><text:span text:style-name="T94_4"><text:s/></text:span><text:span text:style-name="T94_5">if</text:span><text:span text:style-name="T94_6"><text:s/></text:span><text:span text:style-name="T94_7">we</text:span><text:span text:style-name="T94_8"><text:s/></text:span><text:span text:style-name="T94_9">want</text:span><text:span text:style-name="T94_10"><text:s/></text:span><text:span text:style-name="T94_11">to</text:span><text:span text:style-name="T94_12"><text:s/></text:span><text:span text:style-name="T94_13">go</text:span><text:span text:style-name="T94_14"><text:s/></text:span><text:span text:style-name="T94_15">into</text:span><text:span text:style-name="T94_16"><text:s/></text:span><text:span text:style-name="T94_17">network</text:span><text:span text:style-name="T94_18"><text:s/></text:span><text:span text:style-name="T94_19">growth</text:span><text:span text:style-name="T94_20">,<text:s/></text:span><text:span text:style-name="T94_21">from</text:span><text:span text:style-name="T94_22"><text:s/></text:span><text:span text:style-name="T94_23">the</text:span><text:span text:style-name="T94_24"><text:s/></text:span><text:span text:style-name="T94_25">biological</text:span><text:span text:style-name="T94_26"><text:s/></text:span><text:span text:style-name="T94_27">point</text:span><text:span text:style-name="T94_28"><text:s/></text:span><text:span text:style-name="T94_29">of</text:span><text:span text:style-name="T94_30"><text:s/></text:span><text:span text:style-name="T94_31">view</text:span><text:span text:style-name="T94_32">,<text:s/></text:span><text:span text:style-name="T94_33">this</text:span><text:span text:style-name="T94_34"><text:s/></text:span><text:span text:style-name="T94_35">paper</text:span><text:span text:style-name="T94_36"><text:s/></text:span><text:span text:style-name="T94_37">gives</text:span><text:span text:style-name="T94_38"><text:s/></text:span><text:span text:style-name="T94_39">a</text:span><text:span text:style-name="T94_40"><text:s/></text:span><text:span text:style-name="T94_41">simple</text:span><text:span text:style-name="T94_42"><text:s/></text:span><text:span text:style-name="T94_43">model</text:span><text:span text:style-name="T94_44"><text:s/></text:span><text:span text:style-name="T94_45">for</text:span><text:span text:style-name="T94_46"><text:s/></text:span><text:span text:style-name="T94_47">designing</text:span><text:span text:style-name="T94_48"><text:s/></text:span><text:span text:style-name="T94_49">pareto</text:span><text:span text:style-name="T94_50">-</text:span><text:span text:style-name="T94_51">optimal</text:span><text:span text:style-name="T94_52"><text:s/>(</text:span><text:span text:style-name="T94_53">cost</text:span><text:span text:style-name="T94_54">/</text:span><text:span text:style-name="T94_55">robustness</text:span><text:span text:style-name="T94_56">)<text:s/></text:span><text:span text:style-name="T94_57">transportation</text:span><text:span text:style-name="T94_58"><text:s/></text:span><text:span text:style-name="T94_59">networks</text:span><text:span text:style-name="T94_60"><text:s/></text:span><text:span text:style-name="T94_61">given</text:span><text:span text:style-name="T94_62"><text:s/></text:span><text:span text:style-name="T94_63">a</text:span><text:span text:style-name="T94_64"><text:s/></text:span><text:span text:style-name="T94_65">distribution</text:span><text:span text:style-name="T94_66"><text:s/></text:span><text:span text:style-name="T94_67">of</text:span><text:span text:style-name="T94_68"><text:s/></text:span><text:span text:style-name="T94_69">resources</text:span><text:span text:style-name="T94_70">.<text:s/></text:span><text:span text:style-name="T94_71">These</text:span><text:span text:style-name="T94_72"><text:s/></text:span><text:span text:style-name="T94_73">could</text:span><text:span text:style-name="T94_74"><text:s/></text:span><text:span text:style-name="T94_75">be</text:span><text:span text:style-name="T94_76"><text:s/></text:span><text:span text:style-name="T94_77">the</text:span><text:span text:style-name="T94_78"><text:s/></text:span><text:span text:style-name="T94_79">companies</text:span><text:span text:style-name="T94_80"><text:s/></text:span><text:span text:style-name="T94_81">in</text:span><text:span text:style-name="T94_82"><text:s/></text:span><text:span text:style-name="T94_83">our</text:span><text:span text:style-name="T94_84"><text:s/></text:span><text:span text:style-name="T94_85">case</text:span><text:span text:style-name="T94_86">,<text:s/></text:span><text:span text:style-name="T94_87">as</text:span><text:span text:style-name="T94_88"><text:s/></text:span><text:span text:style-name="T94_89">the</text:span><text:span text:style-name="T94_90"><text:s/></text:span><text:span text:style-name="T94_91">model</text:span><text:span text:style-name="T94_92"><text:s/></text:span><text:span text:style-name="T94_93">works</text:span><text:span text:style-name="T94_94"><text:s/></text:span><text:span text:style-name="T94_95">with</text:span><text:span text:style-name="T94_96"><text:s/></text:span><text:span text:style-name="T94_97">source</text:span><text:span text:style-name="T94_98">-</text:span><text:span text:style-name="T94_99">sink</text:span><text:span text:style-name="T94_100"><text:s/></text:span><text:span text:style-name="T94_101">mechanisms</text:span><text:span text:style-name="T94_102"><text:s/></text:span><text:span text:style-name="T94_103">at</text:span><text:span text:style-name="T94_104"><text:s/></text:span><text:span text:style-name="T94_105">each</text:span><text:span text:style-name="T94_106"><text:s/></text:span><text:span text:style-name="T94_107">iteration</text:span><text:span text:style-name="T94_108"><text:s/></text:span><text:span text:style-name="T94_109">to</text:span><text:span text:style-name="T94_110"><text:s/></text:span><text:span text:style-name="T94_111">determine</text:span><text:span text:style-name="T94_112"><text:s/></text:span><text:span text:style-name="T94_113">transitory</text:span><text:span text:style-name="T94_114"><text:s/></text:span><text:span text:style-name="T94_115">flow</text:span><text:span text:style-name="T94_116"><text:s/></text:span><text:span text:style-name="T94_117">equilibria</text:span><text:span text:style-name="T94_118">,<text:s/></text:span><text:span text:style-name="T94_119">I</text:span><text:span text:style-name="T94_120"><text:s/></text:span><text:span text:style-name="T94_121">assume</text:span><text:span text:style-name="T94_122"><text:s/></text:span><text:span text:style-name="T94_123">it</text:span><text:span text:style-name="T94_124"><text:s/></text:span><text:span text:style-name="T94_125">could</text:span><text:span text:style-name="T94_126"><text:s/></text:span><text:span text:style-name="T94_127">be</text:span><text:span text:style-name="T94_128"><text:s/></text:span><text:span text:style-name="T94_129">generalized</text:span><text:span text:style-name="T94_130"><text:s/></text:span><text:span text:style-name="T94_131">to</text:span><text:span text:style-name="T94_132"><text:s/></text:span><text:span text:style-name="T94_133">heterogeneous</text:span><text:span text:style-name="T94_134"><text:s/></text:span><text:span text:style-name="T94_135">outputs</text:span><text:span text:style-name="T94_136">/</text:span><text:span text:style-name="T94_137">inputs</text:span><text:span text:style-name="T94_138"><text:s/>(</text:span><text:span text:style-name="T94_139">but</text:span><text:span text:style-name="T94_140"><text:s/></text:span><text:span text:style-name="T94_141">not</text:span><text:span text:style-name="T94_142"><text:s/></text:span><text:span text:style-name="T94_143">that</text:span><text:span text:style-name="T94_144"><text:s/></text:span><text:span text:style-name="T94_145">much</text:span><text:span text:style-name="T94_146">,<text:s/></text:span><text:span text:style-name="T94_147">I</text:span><text:span text:style-name="T94_148">’</text:span><text:span text:style-name="T94_149">m</text:span><text:span text:style-name="T94_150"><text:s/></text:span><text:span text:style-name="T94_151">not</text:span><text:span text:style-name="T94_152"><text:s/></text:span><text:span text:style-name="T94_153">sure</text:span><text:span text:style-name="T94_154"><text:s/></text:span><text:span text:style-name="T94_155">the</text:span><text:span text:style-name="T94_156"><text:s/></text:span><text:span text:style-name="T94_157">shit</text:span><text:span text:style-name="T94_158"><text:s/></text:span><text:span text:style-name="T94_159">would</text:span><text:span text:style-name="T94_160"><text:s/></text:span><text:span text:style-name="T94_161">still</text:span><text:span text:style-name="T94_162"><text:s/></text:span><text:span text:style-name="T94_163">converge</text:span><text:span text:style-name="T94_164"><text:s/></text:span><text:span text:style-name="T94_165">to</text:span><text:span text:style-name="T94_166"><text:s/></text:span><text:span text:style-name="T94_167">the</text:span><text:span text:style-name="T94_168"><text:s/></text:span><text:span text:style-name="T94_169">stationary</text:span><text:span text:style-name="T94_170"><text:s/></text:span><text:span text:style-name="T94_171">network</text:span><text:span text:style-name="T94_172"><text:s/></text:span><text:span text:style-name="T94_173">at</text:span><text:span text:style-name="T94_174"><text:s/></text:span><text:span text:style-name="T94_175">the</text:span><text:span text:style-name="T94_176"><text:s/></text:span><text:span text:style-name="T94_177">end</text:span><text:span text:style-name="T94_178">).</text:span></text:p>
      <text:p text:style-name="P95"/>
      <text:p text:style-name="P96"><text:bookmark-start text:name="h.62nrj7mebas"/><text:bookmark-end text:name="h.62nrj7mebas"/><text:span text:style-name="T96_1">System</text:span><text:span text:style-name="T96_2"><text:s/></text:span><text:span text:style-name="T96_3">of</text:span><text:span text:style-name="T96_4"><text:s/></text:span><text:span text:style-name="T96_5">Cities</text:span><text:span text:style-name="T96_6"><text:s/></text:span><text:span text:style-name="T96_7">Literature</text:span></text:p>
      <text:h text:style-name="P97" text:outline-level="10"><text:bookmark-start text:name="h.ks6f3bebwgl6"/><text:bookmark-end text:name="h.ks6f3bebwgl6"/><text:span text:style-name="T97_1">General</text:span><text:span text:style-name="T97_2"><text:s/></text:span></text:h>
      <text:p text:style-name="P98"/>
      <text:p text:style-name="P99"><text:span text:style-name="T99_1">General</text:span><text:span text:style-name="T99_2"><text:s/></text:span><text:span text:style-name="T99_3">reference</text:span><text:span text:style-name="T99_4"><text:s/></text:span><text:span text:style-name="T99_5">for</text:span><text:span text:style-name="T99_6"><text:s/></text:span><text:span text:style-name="T99_7">system</text:span><text:span text:style-name="T99_8"><text:s/></text:span><text:span text:style-name="T99_9">of</text:span><text:span text:style-name="T99_10"><text:s/></text:span><text:span text:style-name="T99_11">cities</text:span><text:span text:style-name="T99_12">,<text:s/></text:span><text:span text:style-name="T99_13">will</text:span><text:span text:style-name="T99_14"><text:s/></text:span><text:span text:style-name="T99_15">be</text:span><text:span text:style-name="T99_16"><text:s/></text:span><text:span text:style-name="T99_17">useful</text:span><text:span text:style-name="T99_18"><text:s/></text:span><text:span text:style-name="T99_19">when</text:span><text:span text:style-name="T99_20"><text:s/></text:span><text:span text:style-name="T99_21">justifying</text:span><text:span text:style-name="T99_22"><text:s/></text:span><text:span text:style-name="T99_23">the</text:span><text:span text:style-name="T99_24"><text:s/></text:span><text:span text:style-name="T99_25">embedding</text:span><text:span text:style-name="T99_26"><text:s/></text:span><text:span text:style-name="T99_27">of</text:span><text:span text:style-name="T99_28"><text:s/></text:span><text:span text:style-name="T99_29">the</text:span><text:span text:style-name="T99_30"><text:s/></text:span><text:span text:style-name="T99_31">meso</text:span><text:span text:style-name="T99_32">-</text:span><text:span text:style-name="T99_33">scale</text:span><text:span text:style-name="T99_34"><text:s/></text:span><text:span text:style-name="T99_35">model</text:span><text:span text:style-name="T99_36"><text:s/></text:span><text:span text:style-name="T99_37">into</text:span><text:span text:style-name="T99_38"><text:s/></text:span><text:span text:style-name="T99_39">macro</text:span><text:span text:style-name="T99_40">-</text:span><text:span text:style-name="T99_41">scale</text:span><text:span text:style-name="T99_42"><text:s/></text:span><text:span text:style-name="T99_43">of</text:span><text:span text:style-name="T99_44"><text:s/></text:span><text:span text:style-name="T99_45">the</text:span><text:span text:style-name="T99_46"><text:s/></text:span><text:span text:style-name="T99_47">system</text:span><text:span text:style-name="T99_48"><text:s/></text:span><text:span text:style-name="T99_49">of</text:span><text:span text:style-name="T99_50"><text:s/></text:span><text:span text:style-name="T99_51">cities</text:span></text:p>
      <text:p text:style-name="P100"><text:span text:style-name="T100_1">Pumain</text:span><text:span text:style-name="T100_2">,<text:s/></text:span><text:span text:style-name="T100_3">D</text:span><text:span text:style-name="T100_4">.<text:s/>(2012).<text:s/></text:span><text:span text:style-name="T100_5">Urban</text:span><text:span text:style-name="T100_6"><text:s/></text:span><text:span text:style-name="T100_7">systems</text:span><text:span text:style-name="T100_8"><text:s/></text:span><text:span text:style-name="T100_9">dynamics</text:span><text:span text:style-name="T100_10">,<text:s/></text:span><text:span text:style-name="T100_11">urban</text:span><text:span text:style-name="T100_12"><text:s/></text:span><text:span text:style-name="T100_13">growth</text:span><text:span text:style-name="T100_14"><text:s/></text:span><text:span text:style-name="T100_15">and</text:span><text:span text:style-name="T100_16"><text:s/></text:span><text:span text:style-name="T100_17">scaling</text:span><text:span text:style-name="T100_18"><text:s/></text:span><text:span text:style-name="T100_19">laws</text:span><text:span text:style-name="T100_20">:<text:s/></text:span><text:span text:style-name="T100_21">The</text:span><text:span text:style-name="T100_22"><text:s/></text:span><text:span text:style-name="T100_23">question</text:span><text:span text:style-name="T100_24"><text:s/></text:span><text:span text:style-name="T100_25">of</text:span><text:span text:style-name="T100_26"><text:s/></text:span><text:span text:style-name="T100_27">ergodicity</text:span><text:span text:style-name="T100_28">.<text:s/></text:span><text:span text:style-name="T100_29">In</text:span><text:span text:style-name="T100_30"><text:s/></text:span><text:span text:style-name="T100_31">Complexity</text:span><text:span text:style-name="T100_32"><text:s/></text:span><text:span text:style-name="T100_33">Theories</text:span><text:span text:style-name="T100_34"><text:s/></text:span><text:span text:style-name="T100_35">of</text:span><text:span text:style-name="T100_36"><text:s/></text:span><text:span text:style-name="T100_37">Cities</text:span><text:span text:style-name="T100_38"><text:s/></text:span><text:span text:style-name="T100_39">Have</text:span><text:span text:style-name="T100_40"><text:s/></text:span><text:span text:style-name="T100_41">Come</text:span><text:span text:style-name="T100_42"><text:s/></text:span><text:span text:style-name="T100_43">of</text:span><text:span text:style-name="T100_44"><text:s/></text:span><text:span text:style-name="T100_45">Age</text:span><text:span text:style-name="T100_46">(</text:span><text:span text:style-name="T100_47">pp</text:span><text:span text:style-name="T100_48">.<text:s/>91-103).<text:s/></text:span><text:span text:style-name="T100_49">Springer</text:span><text:span text:style-name="T100_50"><text:s/></text:span><text:span text:style-name="T100_51">Berlin</text:span><text:span text:style-name="T100_52"><text:s/></text:span><text:span text:style-name="T100_53">Heidelberg</text:span><text:span text:style-name="T100_54">.</text:span></text:p>
      <text:p text:style-name="P101"><text:span text:style-name="T101_1"><text:tab/>-&gt;<text:s/></text:span><text:span text:style-name="T101_2">In</text:span><text:span text:style-name="T101_3"><text:s/></text:span><text:span text:style-name="T101_4">particular</text:span><text:span text:style-name="T101_5">,<text:s/></text:span><text:span text:style-name="T101_6">recalls</text:span><text:span text:style-name="T101_7"><text:s/></text:span><text:span text:style-name="T101_8">the</text:span><text:span text:style-name="T101_9"><text:s/></text:span><text:span text:style-name="T101_10">evolutive</text:span><text:span text:style-name="T101_11"><text:s/></text:span><text:span text:style-name="T101_12">theory</text:span><text:span text:style-name="T101_13"><text:s/></text:span><text:span text:style-name="T101_14">of</text:span><text:span text:style-name="T101_15"><text:s/></text:span><text:span text:style-name="T101_16">cities</text:span><text:span text:style-name="T101_17">,<text:s/></text:span><text:span text:style-name="T101_18">that</text:span><text:span text:style-name="T101_19"><text:s/></text:span><text:span text:style-name="T101_20">considers</text:span><text:span text:style-name="T101_21"><text:s/></text:span><text:span text:style-name="T101_22">system</text:span><text:span text:style-name="T101_23"><text:s/></text:span><text:span text:style-name="T101_24">of</text:span><text:span text:style-name="T101_25"><text:s/></text:span><text:span text:style-name="T101_26">cities</text:span><text:span text:style-name="T101_27"><text:s/></text:span><text:span text:style-name="T101_28">as</text:span><text:span text:style-name="T101_29"><text:s/></text:span><text:span text:style-name="T101_30">complex</text:span><text:span text:style-name="T101_31"><text:s/></text:span><text:span text:style-name="T101_32">adaptive</text:span><text:span text:style-name="T101_33"><text:s/></text:span><text:span text:style-name="T101_34">systems</text:span><text:span text:style-name="T101_35"><text:s/>(</text:span><text:span text:style-name="T101_36">with</text:span><text:span text:style-name="T101_37"><text:s/></text:span><text:span text:style-name="T101_38">all</text:span><text:span text:style-name="T101_39"><text:s/></text:span><text:span text:style-name="T101_40">non</text:span><text:span text:style-name="T101_41">-</text:span><text:span text:style-name="T101_42">stationarity</text:span><text:span text:style-name="T101_43"><text:s/></text:span><text:span text:style-name="T101_44">etc</text:span><text:span text:style-name="T101_45"><text:s/></text:span><text:span text:style-name="T101_46">implications</text:span><text:span text:style-name="T101_47">),<text:s/></text:span><text:span text:style-name="T101_48">and</text:span><text:span text:style-name="T101_49"><text:s/></text:span><text:span text:style-name="T101_50">cities</text:span><text:span text:style-name="T101_51"><text:s/></text:span><text:span text:style-name="T101_52">are</text:span><text:span text:style-name="T101_53"><text:s/></text:span><text:span text:style-name="T101_54">systems</text:span><text:span text:style-name="T101_55"><text:s/></text:span><text:span text:style-name="T101_56">within</text:span><text:span text:style-name="T101_57"><text:s/></text:span><text:span text:style-name="T101_58">systems</text:span><text:span text:style-name="T101_59"><text:s/>(</text:span><text:span text:style-name="T101_60">cf</text:span><text:span text:style-name="T101_61"><text:s/></text:span><text:span text:style-name="T101_62">Berry</text:span><text:span text:style-name="T101_63">),<text:s/></text:span><text:span text:style-name="T101_64">and</text:span><text:span text:style-name="T101_65"><text:s/></text:span><text:span text:style-name="T101_66">especially</text:span><text:span text:style-name="T101_67"><text:s/></text:span><text:span text:style-name="T101_68">the</text:span><text:span text:style-name="T101_69"><text:s/></text:span><text:span text:style-name="T101_70">motor</text:span><text:span text:style-name="T101_71"><text:s/></text:span><text:span text:style-name="T101_72">of</text:span><text:span text:style-name="T101_73"><text:s/></text:span><text:span text:style-name="T101_74">social</text:span><text:span text:style-name="T101_75"><text:s/></text:span><text:span text:style-name="T101_76">change</text:span><text:span text:style-name="T101_77">.<text:s/></text:span><text:span text:style-name="T101_78">For</text:span><text:span text:style-name="T101_79"><text:s/></text:span><text:span text:style-name="T101_80">me</text:span><text:span text:style-name="T101_81"><text:s/></text:span><text:span text:style-name="T101_82">the</text:span><text:span text:style-name="T101_83"><text:s/></text:span><text:span text:style-name="T101_84">general</text:span><text:span text:style-name="T101_85"><text:s/></text:span><text:span text:style-name="T101_86">theory</text:span><text:span text:style-name="T101_87"><text:s/></text:span><text:span text:style-name="T101_88">has</text:span><text:span text:style-name="T101_89"><text:s/></text:span><text:span text:style-name="T101_90">implications</text:span><text:span text:style-name="T101_91"><text:s/></text:span><text:span text:style-name="T101_92">for</text:span><text:span text:style-name="T101_93"><text:s/></text:span><text:span text:style-name="T101_94">the</text:span><text:span text:style-name="T101_95"><text:s/></text:span><text:span text:style-name="T101_96">feasibility</text:span><text:span text:style-name="T101_97"><text:s/></text:span><text:span text:style-name="T101_98">at</text:span><text:span text:style-name="T101_99"><text:s/></text:span><text:span text:style-name="T101_100">a</text:span><text:span text:style-name="T101_101"><text:s/></text:span><text:span text:style-name="T101_102">macro</text:span><text:span text:style-name="T101_103">-</text:span><text:span text:style-name="T101_104">scale</text:span><text:span text:style-name="T101_105">,<text:s/></text:span><text:span text:style-name="T101_106">and</text:span><text:span text:style-name="T101_107"><text:s/></text:span><text:span text:style-name="T101_108">the</text:span><text:span text:style-name="T101_109"><text:s/></text:span><text:span text:style-name="T101_110">last</text:span><text:span text:style-name="T101_111"><text:s/></text:span><text:span text:style-name="T101_112">point</text:span><text:span text:style-name="T101_113"><text:s/></text:span><text:span text:style-name="T101_114">implies</text:span><text:span text:style-name="T101_115"><text:s/></text:span><text:span text:style-name="T101_116">that</text:span><text:span text:style-name="T101_117"><text:s/></text:span><text:span text:style-name="T101_118">the</text:span><text:span text:style-name="T101_119"><text:s/>“</text:span><text:span text:style-name="T101_120">innovation</text:span><text:span text:style-name="T101_121">”<text:s/></text:span><text:span text:style-name="T101_122">we</text:span><text:span text:style-name="T101_123"><text:s/></text:span><text:span text:style-name="T101_124">focus</text:span><text:span text:style-name="T101_125"><text:s/></text:span><text:span text:style-name="T101_126">on</text:span><text:span text:style-name="T101_127"><text:s/>(</text:span><text:span text:style-name="T101_128">switch</text:span><text:span text:style-name="T101_129"><text:s/></text:span><text:span text:style-name="T101_130">towards</text:span><text:span text:style-name="T101_131"><text:s/></text:span><text:span text:style-name="T101_132">a</text:span><text:span text:style-name="T101_133"><text:s/></text:span><text:span text:style-name="T101_134">circular</text:span><text:span text:style-name="T101_135"><text:s/></text:span><text:span text:style-name="T101_136">economy</text:span><text:span text:style-name="T101_137">)<text:s/></text:span><text:span text:style-name="T101_138">has</text:span><text:span text:style-name="T101_139"><text:s/></text:span><text:span text:style-name="T101_140">to</text:span><text:span text:style-name="T101_141"><text:s/></text:span><text:span text:style-name="T101_142">take</text:span><text:span text:style-name="T101_143"><text:s/></text:span><text:span text:style-name="T101_144">place</text:span><text:span text:style-name="T101_145"><text:s/></text:span><text:span text:style-name="T101_146">first</text:span><text:span text:style-name="T101_147"><text:s/></text:span><text:span text:style-name="T101_148">in</text:span><text:span text:style-name="T101_149"><text:s/></text:span><text:span text:style-name="T101_150">cities</text:span><text:span text:style-name="T101_151">.</text:span></text:p>
      <text:p text:style-name="P102"/>
      <text:h text:style-name="P103" text:outline-level="10"><text:bookmark-start text:name="h.se72lncvaziq"/><text:bookmark-end text:name="h.se72lncvaziq"/></text:h>
      <text:h text:style-name="P104" text:outline-level="10"><text:bookmark-start text:name="h.o4ayysyk46df"/><text:bookmark-end text:name="h.o4ayysyk46df"/></text:h>
      <text:h text:style-name="P105" text:outline-level="10"><text:bookmark-start text:name="h.qo1z63jqmtp0"/><text:bookmark-end text:name="h.qo1z63jqmtp0"/><text:span text:style-name="T105_1">Modeling</text:span></text:h>
      <text:p text:style-name="P106"><text:span text:style-name="T106_1">Chérel</text:span><text:span text:style-name="T106_2">,<text:s/></text:span><text:span text:style-name="T106_3">G</text:span><text:span text:style-name="T106_4">.,<text:s/></text:span><text:span text:style-name="T106_5">Cottineau</text:span><text:span text:style-name="T106_6">,<text:s/></text:span><text:span text:style-name="T106_7">C</text:span><text:span text:style-name="T106_8">.,<text:s/>&amp;<text:s/></text:span><text:span text:style-name="T106_9">Reuillon</text:span><text:span text:style-name="T106_10">,<text:s/></text:span><text:span text:style-name="T106_11">R</text:span><text:span text:style-name="T106_12">.<text:s/>(2015).<text:s/></text:span><text:span text:style-name="T106_13">Beyond</text:span><text:span text:style-name="T106_14"><text:s/></text:span><text:span text:style-name="T106_15">corroboration</text:span><text:span text:style-name="T106_16">:<text:s/></text:span><text:span text:style-name="T106_17">strengthening</text:span><text:span text:style-name="T106_18"><text:s/></text:span><text:span text:style-name="T106_19">model</text:span><text:span text:style-name="T106_20"><text:s/></text:span><text:span text:style-name="T106_21">validation</text:span><text:span text:style-name="T106_22"><text:s/></text:span><text:span text:style-name="T106_23">by</text:span><text:span text:style-name="T106_24"><text:s/></text:span><text:span text:style-name="T106_25">looking</text:span><text:span text:style-name="T106_26"><text:s/></text:span><text:span text:style-name="T106_27">for</text:span><text:span text:style-name="T106_28"><text:s/></text:span><text:span text:style-name="T106_29">unexpected</text:span><text:span text:style-name="T106_30"><text:s/></text:span><text:span text:style-name="T106_31">patterns</text:span><text:span text:style-name="T106_32">.<text:s/></text:span><text:span text:style-name="T106_33">PloS</text:span><text:span text:style-name="T106_34"><text:s/></text:span><text:span text:style-name="T106_35">one</text:span><text:span text:style-name="T106_36">,</text:span><text:span text:style-name="T106_37">10</text:span><text:span text:style-name="T106_38">(9),<text:s/></text:span><text:span text:style-name="T106_39">e</text:span><text:span text:style-name="T106_40">0138212.</text:span></text:p>
      <text:p text:style-name="P107"><text:span text:style-name="T107_1"><text:tab/>-&gt;<text:s/></text:span><text:span text:style-name="T107_2">A</text:span><text:span text:style-name="T107_3"><text:s/></text:span><text:span text:style-name="T107_4">computational</text:span><text:span text:style-name="T107_5"><text:s/></text:span><text:span text:style-name="T107_6">macro</text:span><text:span text:style-name="T107_7">-</text:span><text:span text:style-name="T107_8">economic</text:span><text:span text:style-name="T107_9"><text:s/></text:span><text:span text:style-name="T107_10">model</text:span><text:span text:style-name="T107_11"><text:s/></text:span><text:span text:style-name="T107_12">of</text:span><text:span text:style-name="T107_13"><text:s/></text:span><text:span text:style-name="T107_14">growth</text:span><text:span text:style-name="T107_15"><text:s/></text:span><text:span text:style-name="T107_16">for</text:span><text:span text:style-name="T107_17"><text:s/></text:span><text:span text:style-name="T107_18">system</text:span><text:span text:style-name="T107_19"><text:s/></text:span><text:span text:style-name="T107_20">of</text:span><text:span text:style-name="T107_21"><text:s/></text:span><text:span text:style-name="T107_22">cities</text:span><text:span text:style-name="T107_23">,<text:s/></text:span><text:span text:style-name="T107_24">looking</text:span><text:span text:style-name="T107_25"><text:s/></text:span><text:span text:style-name="T107_26">at</text:span><text:span text:style-name="T107_27"><text:s/></text:span><text:span text:style-name="T107_28">spatial</text:span><text:span text:style-name="T107_29"><text:s/></text:span><text:span text:style-name="T107_30">interaction</text:span><text:span text:style-name="T107_31"><text:s/></text:span><text:span text:style-name="T107_32">between</text:span><text:span text:style-name="T107_33"><text:s/>∆</text:span><text:span text:style-name="T107_34">Population</text:span><text:span text:style-name="T107_35"><text:s/></text:span><text:span text:style-name="T107_36">and</text:span><text:span text:style-name="T107_37"><text:s/>∆</text:span><text:span text:style-name="T107_38">GDP</text:span><text:span text:style-name="T107_39"><text:s/></text:span><text:span text:style-name="T107_40">of</text:span><text:span text:style-name="T107_41"><text:s/></text:span><text:span text:style-name="T107_42">cities</text:span><text:span text:style-name="T107_43">.<text:s/></text:span><text:span text:style-name="T107_44">Really</text:span><text:span text:style-name="T107_45"><text:s/></text:span><text:span text:style-name="T107_46">simple</text:span><text:span text:style-name="T107_47"><text:s/></text:span><text:span text:style-name="T107_48">at</text:span><text:span text:style-name="T107_49"><text:s/></text:span><text:span text:style-name="T107_50">the</text:span><text:span text:style-name="T107_51"><text:s/></text:span><text:span text:style-name="T107_52">economic</text:span><text:span text:style-name="T107_53"><text:s/></text:span><text:span text:style-name="T107_54">level</text:span><text:span text:style-name="T107_55"><text:s/></text:span><text:span text:style-name="T107_56">but</text:span><text:span text:style-name="T107_57"><text:s/></text:span><text:span text:style-name="T107_58">already</text:span><text:span text:style-name="T107_59"><text:s/></text:span><text:span text:style-name="T107_60">complicated</text:span><text:span text:style-name="T107_61"><text:s/>(≠<text:s/></text:span><text:span text:style-name="T107_62">complex</text:span><text:span text:style-name="T107_63">,<text:s/></text:span><text:span text:style-name="T107_64">it</text:span><text:span text:style-name="T107_65"><text:s/></text:span><text:span text:style-name="T107_66">is</text:span><text:span text:style-name="T107_67"><text:s/></text:span><text:span text:style-name="T107_68">by</text:span><text:span text:style-name="T107_69"><text:s/></text:span><text:span text:style-name="T107_70">nature</text:span><text:span text:style-name="T107_71"><text:s/></text:span><text:span text:style-name="T107_72">complex</text:span><text:span text:style-name="T107_73"><text:s/></text:span><text:span text:style-name="T107_74">as</text:span><text:span text:style-name="T107_75"><text:s/></text:span><text:span text:style-name="T107_76">a</text:span><text:span text:style-name="T107_77"><text:s/></text:span><text:span text:style-name="T107_78">sort</text:span><text:span text:style-name="T107_79"><text:s/></text:span><text:span text:style-name="T107_80">of</text:span><text:span text:style-name="T107_81"><text:s/></text:span><text:span text:style-name="T107_82">ABM</text:span><text:span text:style-name="T107_83">).<text:s/></text:span><text:span text:style-name="T107_84">Type</text:span><text:span text:style-name="T107_85"><text:s/></text:span><text:span text:style-name="T107_86">of</text:span><text:span text:style-name="T107_87"><text:s/></text:span><text:span text:style-name="T107_88">model</text:span><text:span text:style-name="T107_89"><text:s/></text:span><text:span text:style-name="T107_90">I</text:span><text:span text:style-name="T107_91"><text:s/></text:span><text:span text:style-name="T107_92">have</text:span><text:span text:style-name="T107_93"><text:s/></text:span><text:span text:style-name="T107_94">in</text:span><text:span text:style-name="T107_95"><text:s/></text:span><text:span text:style-name="T107_96">mind</text:span><text:span text:style-name="T107_97"><text:s/></text:span><text:span text:style-name="T107_98">for</text:span><text:span text:style-name="T107_99"><text:s/></text:span><text:span text:style-name="T107_100">the</text:span><text:span text:style-name="T107_101"><text:s/></text:span><text:span text:style-name="T107_102">macro</text:span><text:span text:style-name="T107_103">-</text:span><text:span text:style-name="T107_104">economic</text:span><text:span text:style-name="T107_105"><text:s/></text:span><text:span text:style-name="T107_106">level</text:span><text:span text:style-name="T107_107">.</text:span></text:p>
      <text:p text:style-name="P108"/>
      <text:p text:style-name="P109"><text:span text:style-name="T109_1">Favaro</text:span><text:span text:style-name="T109_2">,<text:s/></text:span><text:span text:style-name="T109_3">J</text:span><text:span text:style-name="T109_4">.<text:s/></text:span><text:span text:style-name="T109_5">M</text:span><text:span text:style-name="T109_6">.,<text:s/>&amp;<text:s/></text:span><text:span text:style-name="T109_7">Pumain</text:span><text:span text:style-name="T109_8">,<text:s/></text:span><text:span text:style-name="T109_9">D</text:span><text:span text:style-name="T109_10">.<text:s/>(2011).<text:s/></text:span><text:span text:style-name="T109_11">Gibrat</text:span><text:span text:style-name="T109_12"><text:s/></text:span><text:span text:style-name="T109_13">Revisited</text:span><text:span text:style-name="T109_14">:<text:s/></text:span><text:span text:style-name="T109_15">An</text:span><text:span text:style-name="T109_16"><text:s/></text:span><text:span text:style-name="T109_17">Urban</text:span><text:span text:style-name="T109_18"><text:s/></text:span><text:span text:style-name="T109_19">Growth</text:span><text:span text:style-name="T109_20"><text:s/></text:span><text:span text:style-name="T109_21">Model</text:span><text:span text:style-name="T109_22"><text:s/></text:span><text:span text:style-name="T109_23">Incorporating</text:span><text:span text:style-name="T109_24"><text:s/></text:span><text:span text:style-name="T109_25">Spatial</text:span><text:span text:style-name="T109_26"><text:s/></text:span><text:span text:style-name="T109_27">Interaction</text:span><text:span text:style-name="T109_28"><text:s/></text:span><text:span text:style-name="T109_29">and</text:span><text:span text:style-name="T109_30"><text:s/></text:span><text:span text:style-name="T109_31">Innovation</text:span><text:span text:style-name="T109_32"><text:s/></text:span><text:span text:style-name="T109_33">Cycles</text:span><text:span text:style-name="T109_34">.<text:s/></text:span><text:span text:style-name="T109_35">Geographical</text:span><text:span text:style-name="T109_36"><text:s/></text:span><text:span text:style-name="T109_37">Analysis</text:span><text:span text:style-name="T109_38">,<text:s/></text:span><text:span text:style-name="T109_39">43</text:span><text:span text:style-name="T109_40">(3),<text:s/>261-286.</text:span></text:p>
      <text:p text:style-name="P110"><text:span text:style-name="T110_1"><text:tab/>-&gt;<text:s/></text:span><text:span text:style-name="T110_2">A</text:span><text:span text:style-name="T110_3"><text:s/></text:span><text:span text:style-name="T110_4">slightly</text:span><text:span text:style-name="T110_5"><text:s/></text:span><text:span text:style-name="T110_6">different</text:span><text:span text:style-name="T110_7"><text:s/></text:span><text:span text:style-name="T110_8">version</text:span><text:span text:style-name="T110_9">,<text:s/></text:span><text:span text:style-name="T110_10">more</text:span><text:span text:style-name="T110_11"><text:s/></text:span><text:span text:style-name="T110_12">simple</text:span><text:span text:style-name="T110_13"><text:s/></text:span><text:span text:style-name="T110_14">on</text:span><text:span text:style-name="T110_15"><text:s/></text:span><text:span text:style-name="T110_16">the</text:span><text:span text:style-name="T110_17"><text:s/></text:span><text:span text:style-name="T110_18">variables</text:span><text:span text:style-name="T110_19"><text:s/>(</text:span><text:span text:style-name="T110_20">population</text:span><text:span text:style-name="T110_21"><text:s/></text:span><text:span text:style-name="T110_22">only</text:span><text:span text:style-name="T110_23">)<text:s/></text:span><text:span text:style-name="T110_24">but</text:span><text:span text:style-name="T110_25"><text:s/></text:span><text:span text:style-name="T110_26">more</text:span><text:span text:style-name="T110_27"><text:s/></text:span><text:span text:style-name="T110_28">subtle</text:span><text:span text:style-name="T110_29"><text:s/></text:span><text:span text:style-name="T110_30">on</text:span><text:span text:style-name="T110_31"><text:s/></text:span><text:span text:style-name="T110_32">the</text:span><text:span text:style-name="T110_33"><text:s/></text:span><text:span text:style-name="T110_34">geographical</text:span><text:span text:style-name="T110_35"><text:s/></text:span><text:span text:style-name="T110_36">mechanisms</text:span><text:span text:style-name="T110_37"><text:s/>(</text:span><text:span text:style-name="T110_38">propagation</text:span><text:span text:style-name="T110_39"><text:s/></text:span><text:span text:style-name="T110_40">of</text:span><text:span text:style-name="T110_41"><text:s/></text:span><text:span text:style-name="T110_42">innovation</text:span><text:span text:style-name="T110_43"><text:s/></text:span><text:span text:style-name="T110_44">through</text:span><text:span text:style-name="T110_45"><text:s/></text:span><text:span text:style-name="T110_46">waves</text:span><text:span text:style-name="T110_47"><text:s/></text:span><text:span text:style-name="T110_48">between</text:span><text:span text:style-name="T110_49"><text:s/></text:span><text:span text:style-name="T110_50">cities</text:span><text:span text:style-name="T110_51"><text:s/>-<text:s/></text:span><text:span text:style-name="T110_52">basically</text:span><text:span text:style-name="T110_53"><text:s/></text:span><text:span text:style-name="T110_54">an</text:span><text:span text:style-name="T110_55"><text:s/></text:span><text:span text:style-name="T110_56">other</text:span><text:span text:style-name="T110_57"><text:s/></text:span><text:span text:style-name="T110_58">formulation</text:span><text:span text:style-name="T110_59"><text:s/></text:span><text:span text:style-name="T110_60">of</text:span><text:span text:style-name="T110_61"><text:s/></text:span><text:span text:style-name="T110_62">Simpop</text:span><text:span text:style-name="T110_63"><text:s/></text:span><text:span text:style-name="T110_64">models</text:span><text:span text:style-name="T110_65"><text:s/>:<text:s/>[</text:span><text:span text:style-name="T110_66">Pumain</text:span><text:span text:style-name="T110_67">,<text:s/></text:span><text:span text:style-name="T110_68">D</text:span><text:span text:style-name="T110_69">.<text:s/>(2012)]<text:s/>-<text:s/></text:span><text:span text:style-name="T110_70">but</text:span><text:span text:style-name="T110_71"><text:s/></text:span><text:span text:style-name="T110_72">bad</text:span><text:span text:style-name="T110_73"><text:s/></text:span><text:span text:style-name="T110_74">idea</text:span><text:span text:style-name="T110_75"><text:s/></text:span><text:span text:style-name="T110_76">to</text:span><text:span text:style-name="T110_77"><text:s/></text:span><text:span text:style-name="T110_78">go</text:span><text:span text:style-name="T110_79"><text:s/></text:span><text:span text:style-name="T110_80">into</text:span><text:span text:style-name="T110_81"><text:s/></text:span><text:span text:style-name="T110_82">those</text:span><text:span text:style-name="T110_83"><text:s/></text:span><text:span text:style-name="T110_84">models</text:span><text:span text:style-name="T110_85">,<text:s/></text:span><text:span text:style-name="T110_86">overcomplicated</text:span><text:span text:style-name="T110_87"><text:s/></text:span><text:span text:style-name="T110_88">agent</text:span><text:span text:style-name="T110_89">-</text:span><text:span text:style-name="T110_90">based</text:span><text:span text:style-name="T110_91"><text:s/></text:span><text:span text:style-name="T110_92">models</text:span><text:span text:style-name="T110_93"><text:s/>).</text:span></text:p>
      <text:p text:style-name="P111"/>
      <text:h text:style-name="P112" text:outline-level="10"><text:bookmark-start text:name="h.cgsnlz8wndak"/><text:bookmark-end text:name="h.cgsnlz8wndak"/><text:span text:style-name="T112_1">Industrial</text:span><text:span text:style-name="T112_2"><text:s/></text:span><text:span text:style-name="T112_3">Ecology</text:span></text:h>
      <text:p text:style-name="P113"/>
      <text:p text:style-name="P114"><text:span text:style-name="T114_1">Bai</text:span><text:span text:style-name="T114_2">,<text:s/></text:span><text:span text:style-name="T114_3">X</text:span><text:span text:style-name="T114_4">.<text:s/>(2007).<text:s/></text:span><text:span text:style-name="T114_5">Industrial</text:span><text:span text:style-name="T114_6"><text:s/></text:span><text:span text:style-name="T114_7">ecology</text:span><text:span text:style-name="T114_8"><text:s/></text:span><text:span text:style-name="T114_9">and</text:span><text:span text:style-name="T114_10"><text:s/></text:span><text:span text:style-name="T114_11">the</text:span><text:span text:style-name="T114_12"><text:s/></text:span><text:span text:style-name="T114_13">global</text:span><text:span text:style-name="T114_14"><text:s/></text:span><text:span text:style-name="T114_15">impacts</text:span><text:span text:style-name="T114_16"><text:s/></text:span><text:span text:style-name="T114_17">of</text:span><text:span text:style-name="T114_18"><text:s/></text:span><text:span text:style-name="T114_19">cities</text:span><text:span text:style-name="T114_20">.<text:s/></text:span><text:span text:style-name="T114_21">Journal</text:span><text:span text:style-name="T114_22"><text:s/></text:span><text:span text:style-name="T114_23">of</text:span><text:span text:style-name="T114_24"><text:s/></text:span><text:span text:style-name="T114_25">Industrial</text:span><text:span text:style-name="T114_26"><text:s/></text:span><text:span text:style-name="T114_27">Ecology</text:span><text:span text:style-name="T114_28">,<text:s/></text:span><text:span text:style-name="T114_29">11</text:span><text:span text:style-name="T114_30">(2),<text:s/>1-6.</text:span></text:p>
      <text:p text:style-name="P115"><text:span text:style-name="T115_1"><text:tab/>-&gt;<text:s/></text:span><text:span text:style-name="T115_2">editorial</text:span><text:span text:style-name="T115_3"><text:s/></text:span><text:span text:style-name="T115_4">for</text:span><text:span text:style-name="T115_5"><text:s/></text:span><text:span text:style-name="T115_6">journal</text:span><text:span text:style-name="T115_7"><text:s/></text:span><text:span text:style-name="T115_8">of</text:span><text:span text:style-name="T115_9"><text:s/></text:span><text:span text:style-name="T115_10">Indus</text:span><text:span text:style-name="T115_11">.<text:s/></text:span><text:span text:style-name="T115_12">Ecology</text:span><text:span text:style-name="T115_13"><text:s/>(</text:span><text:span text:style-name="T115_14">close</text:span><text:span text:style-name="T115_15"><text:s/></text:span><text:span text:style-name="T115_16">to</text:span><text:span text:style-name="T115_17"><text:s/></text:span><text:span text:style-name="T115_18">an</text:span><text:span text:style-name="T115_19"><text:s/></text:span><text:span text:style-name="T115_20">opinion</text:span><text:span text:style-name="T115_21"><text:s/></text:span><text:span text:style-name="T115_22">paper</text:span><text:span text:style-name="T115_23">).<text:s/></text:span><text:span text:style-name="T115_24">Relatively</text:span><text:span text:style-name="T115_25"><text:s/></text:span><text:span text:style-name="T115_26">close</text:span><text:span text:style-name="T115_27"><text:s/></text:span><text:span text:style-name="T115_28">to</text:span><text:span text:style-name="T115_29"><text:s/></text:span><text:span text:style-name="T115_30">our</text:span><text:span text:style-name="T115_31"><text:s/></text:span><text:span text:style-name="T115_32">position</text:span><text:span text:style-name="T115_33">,<text:s/></text:span><text:span text:style-name="T115_34">as</text:span><text:span text:style-name="T115_35"><text:s/></text:span><text:span text:style-name="T115_36">argues</text:span><text:span text:style-name="T115_37"><text:s/></text:span><text:span text:style-name="T115_38">that</text:span><text:span text:style-name="T115_39"><text:s/></text:span><text:span text:style-name="T115_40">study</text:span><text:span text:style-name="T115_41"><text:s/></text:span><text:span text:style-name="T115_42">of</text:span><text:span text:style-name="T115_43"><text:s/></text:span><text:span text:style-name="T115_44">cities</text:span><text:span text:style-name="T115_45"><text:s/></text:span><text:span text:style-name="T115_46">and</text:span><text:span text:style-name="T115_47"><text:s/></text:span><text:span text:style-name="T115_48">industrial</text:span><text:span text:style-name="T115_49"><text:s/></text:span><text:span text:style-name="T115_50">ecology</text:span><text:span text:style-name="T115_51"><text:s/></text:span><text:span text:style-name="T115_52">have</text:span><text:span text:style-name="T115_53"><text:s/></text:span><text:span text:style-name="T115_54">to</text:span><text:span text:style-name="T115_55"><text:s/></text:span><text:span text:style-name="T115_56">be</text:span><text:span text:style-name="T115_57"><text:s/></text:span><text:span text:style-name="T115_58">reconciled</text:span><text:span text:style-name="T115_59"><text:s/>(~<text:s/></text:span><text:span text:style-name="T115_60">look</text:span><text:span text:style-name="T115_61"><text:s/></text:span><text:span text:style-name="T115_62">at</text:span><text:span text:style-name="T115_63"><text:s/></text:span><text:span text:style-name="T115_64">industrial</text:span><text:span text:style-name="T115_65"><text:s/></text:span><text:span text:style-name="T115_66">ecology</text:span><text:span text:style-name="T115_67"><text:s/></text:span><text:span text:style-name="T115_68">from</text:span><text:span text:style-name="T115_69"><text:s/></text:span><text:span text:style-name="T115_70">a</text:span><text:span text:style-name="T115_71"><text:s/></text:span><text:span text:style-name="T115_72">complexity</text:span><text:span text:style-name="T115_73"><text:s/></text:span><text:span text:style-name="T115_74">perspective</text:span><text:span text:style-name="T115_75">).<text:s/>“</text:span><text:span text:style-name="T115_76">Tackling</text:span><text:span text:style-name="T115_77"><text:s/></text:span><text:span text:style-name="T115_78">global</text:span><text:span text:style-name="T115_79"><text:s/></text:span><text:span text:style-name="T115_80">problems</text:span><text:span text:style-name="T115_81"><text:s/></text:span><text:span text:style-name="T115_82">at</text:span><text:span text:style-name="T115_83"><text:s/></text:span><text:span text:style-name="T115_84">the</text:span><text:span text:style-name="T115_85"><text:s/></text:span><text:span text:style-name="T115_86">local</text:span><text:span text:style-name="T115_87"><text:s/></text:span><text:span text:style-name="T115_88">level</text:span><text:span text:style-name="T115_89">.”</text:span></text:p>
      <text:p text:style-name="P116"/>
      <text:p text:style-name="P117"/>
      <text:p text:style-name="P118"/>
      <text:p text:style-name="P119"><text:span text:style-name="T119_1">Citation</text:span><text:span text:style-name="T119_2"><text:s/></text:span><text:span text:style-name="T119_3">on</text:span><text:span text:style-name="T119_4"><text:s/></text:span><text:span text:style-name="T119_5">information</text:span><text:span text:style-name="T119_6"><text:s/></text:span><text:span text:style-name="T119_7">theory</text:span><text:span text:style-name="T119_8"><text:s/></text:span><text:span text:style-name="T119_9">in</text:span><text:span text:style-name="T119_10"><text:s/></text:span><text:span text:style-name="T119_11">ecological</text:span><text:span text:style-name="T119_12"><text:s/></text:span><text:span text:style-name="T119_13">systems</text:span><text:span text:style-name="T119_14">.<text:s/></text:span><text:span text:style-name="T119_15">Could</text:span><text:span text:style-name="T119_16"><text:s/></text:span><text:span text:style-name="T119_17">be</text:span><text:span text:style-name="T119_18"><text:s/></text:span><text:span text:style-name="T119_19">nice</text:span><text:span text:style-name="T119_20"><text:s/></text:span><text:span text:style-name="T119_21">for</text:span><text:span text:style-name="T119_22"><text:s/></text:span><text:span text:style-name="T119_23">model</text:span><text:span text:style-name="T119_24"><text:s/></text:span><text:span text:style-name="T119_25">comparison</text:span><text:span text:style-name="T119_26">:</text:span></text:p>
      <text:p text:style-name="P120"><text:span text:style-name="T120_1">Ulanowicz</text:span><text:span text:style-name="T120_2">,<text:s/></text:span><text:span text:style-name="T120_3">R</text:span><text:span text:style-name="T120_4">.<text:s/></text:span><text:span text:style-name="T120_5">E</text:span><text:span text:style-name="T120_6">.,<text:s/>&amp;<text:s/></text:span><text:span text:style-name="T120_7">Wolff</text:span><text:span text:style-name="T120_8">,<text:s/></text:span><text:span text:style-name="T120_9">W</text:span><text:span text:style-name="T120_10">.<text:s/></text:span><text:span text:style-name="T120_11">F</text:span><text:span text:style-name="T120_12">.<text:s/>(1991).<text:s/></text:span><text:span text:style-name="T120_13">Ecosystem</text:span><text:span text:style-name="T120_14"><text:s/></text:span><text:span text:style-name="T120_15">flow</text:span><text:span text:style-name="T120_16"><text:s/></text:span><text:span text:style-name="T120_17">networks</text:span><text:span text:style-name="T120_18">:<text:s/></text:span><text:span text:style-name="T120_19">loaded</text:span><text:span text:style-name="T120_20"><text:s/></text:span><text:span text:style-name="T120_21">dice</text:span><text:span text:style-name="T120_22">?.<text:s/></text:span><text:span text:style-name="T120_23">Mathematical</text:span><text:span text:style-name="T120_24"><text:s/></text:span><text:span text:style-name="T120_25">Biosciences</text:span><text:span text:style-name="T120_26">,<text:s/></text:span><text:span text:style-name="T120_27">103</text:span><text:span text:style-name="T120_28">(1),<text:s/>45-68.</text:span></text:p>
      <text:p text:style-name="P121"/>
      <text:p text:style-name="P122"><text:span text:style-name="T122_1">“</text:span><text:span text:style-name="T122_2">Complexity</text:span><text:span text:style-name="T122_3">”<text:s/></text:span><text:span text:style-name="T122_4">in</text:span><text:span text:style-name="T122_5"><text:s/></text:span><text:span text:style-name="T122_6">industrial</text:span><text:span text:style-name="T122_7"><text:s/></text:span><text:span text:style-name="T122_8">symbiosis</text:span><text:span text:style-name="T122_9"><text:s/></text:span><text:span text:style-name="T122_10">literature</text:span></text:p>
      <text:p text:style-name="P123"><text:span text:style-name="T123_1">This</text:span><text:span text:style-name="T123_2"><text:s/></text:span><text:span text:style-name="T123_3">paper</text:span><text:span text:style-name="T123_4"><text:s/></text:span><text:span text:style-name="T123_5">does</text:span><text:span text:style-name="T123_6"><text:s/></text:span><text:span text:style-name="T123_7">simulations</text:span><text:span text:style-name="T123_8"><text:s/></text:span><text:span text:style-name="T123_9">based</text:span><text:span text:style-name="T123_10"><text:s/></text:span><text:span text:style-name="T123_11">on</text:span><text:span text:style-name="T123_12"><text:s/></text:span><text:span text:style-name="T123_13">real</text:span><text:span text:style-name="T123_14"><text:s/></text:span><text:span text:style-name="T123_15">data</text:span><text:span text:style-name="T123_16"><text:s/></text:span><text:span text:style-name="T123_17">on</text:span><text:span text:style-name="T123_18"><text:s/></text:span><text:span text:style-name="T123_19">the</text:span><text:span text:style-name="T123_20"><text:s/></text:span><text:span text:style-name="T123_21">resilience</text:span><text:span text:style-name="T123_22"><text:s/></text:span><text:span text:style-name="T123_23">of</text:span><text:span text:style-name="T123_24"><text:s/></text:span><text:span text:style-name="T123_25">industrial</text:span><text:span text:style-name="T123_26"><text:s/></text:span><text:span text:style-name="T123_27">symbioses</text:span><text:span text:style-name="T123_28"><text:s/></text:span><text:span text:style-name="T123_29">networks</text:span><text:span text:style-name="T123_30"><text:s/></text:span><text:span text:style-name="T123_31">by</text:span><text:span text:style-name="T123_32"><text:s/></text:span><text:span text:style-name="T123_33">looking</text:span><text:span text:style-name="T123_34"><text:s/></text:span><text:span text:style-name="T123_35">at</text:span><text:span text:style-name="T123_36"><text:s/></text:span><text:span text:style-name="T123_37">what</text:span><text:span text:style-name="T123_38"><text:s/></text:span><text:span text:style-name="T123_39">happens</text:span><text:span text:style-name="T123_40"><text:s/></text:span><text:span text:style-name="T123_41">if</text:span><text:span text:style-name="T123_42"><text:s/></text:span><text:span text:style-name="T123_43">a</text:span><text:span text:style-name="T123_44"><text:s/></text:span><text:span text:style-name="T123_45">node</text:span><text:span text:style-name="T123_46"><text:s/></text:span><text:span text:style-name="T123_47">get</text:span><text:span text:style-name="T123_48"><text:s/></text:span><text:span text:style-name="T123_49">removed</text:span><text:span text:style-name="T123_50">.</text:span></text:p>
      <text:p text:style-name="P124"><text:span text:style-name="T124_1">Li</text:span><text:span text:style-name="T124_2">,<text:s/></text:span><text:span text:style-name="T124_3">Y</text:span><text:span text:style-name="T124_4">.,<text:s/>&amp;<text:s/></text:span><text:span text:style-name="T124_5">Shi</text:span><text:span text:style-name="T124_6">,<text:s/></text:span><text:span text:style-name="T124_7">L</text:span><text:span text:style-name="T124_8">.<text:s/>(2015).<text:s/></text:span><text:span text:style-name="T124_9">The</text:span><text:span text:style-name="T124_10"><text:s/></text:span><text:span text:style-name="T124_11">resilience</text:span><text:span text:style-name="T124_12"><text:s/></text:span><text:span text:style-name="T124_13">of</text:span><text:span text:style-name="T124_14"><text:s/></text:span><text:span text:style-name="T124_15">interdependent</text:span><text:span text:style-name="T124_16"><text:s/></text:span><text:span text:style-name="T124_17">industrial</text:span><text:span text:style-name="T124_18"><text:s/></text:span><text:span text:style-name="T124_19">symbiosis</text:span><text:span text:style-name="T124_20"><text:s/></text:span><text:span text:style-name="T124_21">networks</text:span><text:span text:style-name="T124_22">:<text:s/></text:span><text:span text:style-name="T124_23">A</text:span><text:span text:style-name="T124_24"><text:s/></text:span><text:span text:style-name="T124_25">case</text:span><text:span text:style-name="T124_26"><text:s/></text:span><text:span text:style-name="T124_27">of</text:span><text:span text:style-name="T124_28"><text:s/></text:span><text:span text:style-name="T124_29">Yixing</text:span><text:span text:style-name="T124_30"><text:s/></text:span><text:span text:style-name="T124_31">Economic</text:span><text:span text:style-name="T124_32"><text:s/></text:span><text:span text:style-name="T124_33">and</text:span><text:span text:style-name="T124_34"><text:s/></text:span><text:span text:style-name="T124_35">Technological</text:span><text:span text:style-name="T124_36"><text:s/></text:span><text:span text:style-name="T124_37">Development</text:span><text:span text:style-name="T124_38"><text:s/></text:span><text:span text:style-name="T124_39">Zone</text:span><text:span text:style-name="T124_40">.<text:s/></text:span><text:span text:style-name="T124_41">Journal</text:span><text:span text:style-name="T124_42"><text:s/></text:span><text:span text:style-name="T124_43">of</text:span><text:span text:style-name="T124_44"><text:s/></text:span><text:span text:style-name="T124_45">Industrial</text:span><text:span text:style-name="T124_46"><text:s/></text:span><text:span text:style-name="T124_47">Ecology</text:span><text:span text:style-name="T124_48">,<text:s/></text:span><text:span text:style-name="T124_49">19</text:span><text:span text:style-name="T124_50">(2),<text:s/>264-273.</text:span></text:p>
      <text:p text:style-name="P125"/>
      <text:p text:style-name="P126"><text:span text:style-name="T126_1">Agent</text:span><text:span text:style-name="T126_2"><text:s/></text:span><text:span text:style-name="T126_3">based</text:span><text:span text:style-name="T126_4"><text:s/></text:span><text:span text:style-name="T126_5">model</text:span><text:span text:style-name="T126_6"><text:s/></text:span><text:span text:style-name="T126_7">on</text:span><text:span text:style-name="T126_8"><text:s/></text:span><text:span text:style-name="T126_9">resilience</text:span><text:span text:style-name="T126_10"><text:s/></text:span><text:span text:style-name="T126_11">in</text:span><text:span text:style-name="T126_12"><text:s/></text:span><text:span text:style-name="T126_13">industrial</text:span><text:span text:style-name="T126_14"><text:s/></text:span><text:span text:style-name="T126_15">ecosystems</text:span><text:span text:style-name="T126_16">,<text:s/></text:span><text:span text:style-name="T126_17">made</text:span><text:span text:style-name="T126_18"><text:s/></text:span><text:span text:style-name="T126_19">in</text:span><text:span text:style-name="T126_20"><text:s/></text:span><text:span text:style-name="T126_21">netlogo</text:span><text:span text:style-name="T126_22">.</text:span></text:p>
      <text:p text:style-name="P127"><text:span text:style-name="T127_1">Zhu</text:span><text:span text:style-name="T127_2">,<text:s/></text:span><text:span text:style-name="T127_3">J</text:span><text:span text:style-name="T127_4">.,<text:s/>&amp;<text:s/></text:span><text:span text:style-name="T127_5">Ruth</text:span><text:span text:style-name="T127_6">,<text:s/></text:span><text:span text:style-name="T127_7">M</text:span><text:span text:style-name="T127_8">.<text:s/>(2013).<text:s/></text:span><text:span text:style-name="T127_9">Exploring</text:span><text:span text:style-name="T127_10"><text:s/></text:span><text:span text:style-name="T127_11">the</text:span><text:span text:style-name="T127_12"><text:s/></text:span><text:span text:style-name="T127_13">resilience</text:span><text:span text:style-name="T127_14"><text:s/></text:span><text:span text:style-name="T127_15">of</text:span><text:span text:style-name="T127_16"><text:s/></text:span><text:span text:style-name="T127_17">industrial</text:span><text:span text:style-name="T127_18"><text:s/></text:span><text:span text:style-name="T127_19">ecosystems</text:span><text:span text:style-name="T127_20">.<text:s/></text:span><text:span text:style-name="T127_21">Journal</text:span><text:span text:style-name="T127_22"><text:s/></text:span><text:span text:style-name="T127_23">of</text:span><text:span text:style-name="T127_24"><text:s/></text:span><text:span text:style-name="T127_25">environmental</text:span><text:span text:style-name="T127_26"><text:s/></text:span><text:span text:style-name="T127_27">management</text:span><text:span text:style-name="T127_28">,<text:s/></text:span><text:span text:style-name="T127_29">122</text:span><text:span text:style-name="T127_30">,<text:s/>65-75</text:span></text:p>
      <text:p text:style-name="P128"/>
      <text:p text:style-name="P129"/>
      <text:p text:style-name="P130"><text:span text:style-name="T130_1">Potential</text:span><text:span text:style-name="T130_2"><text:s/></text:span><text:span text:style-name="T130_3">interesting</text:span><text:span text:style-name="T130_4"><text:s/></text:span><text:span text:style-name="T130_5">book</text:span><text:span text:style-name="T130_6">:</text:span></text:p>
      <text:p text:style-name="P131"><text:span text:style-name="T131_1">May</text:span><text:span text:style-name="T131_2">,<text:s/></text:span><text:span text:style-name="T131_3">R</text:span><text:span text:style-name="T131_4">.<text:s/></text:span><text:span text:style-name="T131_5">M</text:span><text:span text:style-name="T131_6">.<text:s/>(1973).<text:s/></text:span><text:span text:style-name="T131_7">Stability</text:span><text:span text:style-name="T131_8"><text:s/></text:span><text:span text:style-name="T131_9">and</text:span><text:span text:style-name="T131_10"><text:s/></text:span><text:span text:style-name="T131_11">complexity</text:span><text:span text:style-name="T131_12"><text:s/></text:span><text:span text:style-name="T131_13">in</text:span><text:span text:style-name="T131_14"><text:s/></text:span><text:span text:style-name="T131_15">model</text:span><text:span text:style-name="T131_16"><text:s/></text:span><text:span text:style-name="T131_17">ecosystems</text:span><text:span text:style-name="T131_18"><text:s/>(</text:span><text:span text:style-name="T131_19">Vol</text:span><text:span text:style-name="T131_20">.<text:s/>6).<text:s/></text:span><text:span text:style-name="T131_21">Princeton</text:span><text:span text:style-name="T131_22"><text:s/></text:span><text:span text:style-name="T131_23">University</text:span><text:span text:style-name="T131_24"><text:s/></text:span><text:span text:style-name="T131_25">Press</text:span><text:span text:style-name="T131_2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3Level1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fo:color="#333333" style:font-name="Arial" fo:font-size="12pt" style:font-name-asian="Arial" style:font-size-asian="12pt" style:font-name-complex="Arial" style:font-size-complex="12pt"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fo:color="#333333" style:font-name="Arial" fo:font-size="12pt" style:font-name-asian="Arial" style:font-size-asian="12pt" style:font-name-complex="Arial" style:font-size-complex="12pt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